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4000000022715CAD2B0C3683F2.png" manifest:media-type="image/png"/>
  <manifest:file-entry manifest:full-path="Pictures/10000000000000DA000000DA6C702CCF10086CDF.jpg" manifest:media-type="image/jpeg"/>
  <manifest:file-entry manifest:full-path="Pictures/10000000000000DA000000DA630FDD882C97CB1E.png" manifest:media-type="image/png"/>
  <manifest:file-entry manifest:full-path="Pictures/10000000000000DA000000DAE8204721FAC0D7FE.png" manifest:media-type="image/png"/>
  <manifest:file-entry manifest:full-path="Pictures/100000000000044200000022248D859FE46E2546.png" manifest:media-type="image/png"/>
  <manifest:file-entry manifest:full-path="Pictures/10000000000000D8000000D8046FA3AC0F080D89.png" manifest:media-type="image/png"/>
  <manifest:file-entry manifest:full-path="Pictures/10000000000000DA000000DA97355ACE87E643FA.jpg" manifest:media-type="image/jpeg"/>
  <manifest:file-entry manifest:full-path="Pictures/10000000000000DA000000DA13A57CD1E0CE6F9E.jpg" manifest:media-type="image/jpeg"/>
  <manifest:file-entry manifest:full-path="Pictures/10000000000000DA000000DAF92792BE0AFE02DB.jpg" manifest:media-type="image/jpeg"/>
  <manifest:file-entry manifest:full-path="Pictures/10000000000000DA000000DAA92071AB41E9BA65.jpg" manifest:media-type="image/jpeg"/>
  <manifest:file-entry manifest:full-path="Pictures/10000000000000DA000000DAF850968818D9F67A.png" manifest:media-type="image/png"/>
  <manifest:file-entry manifest:full-path="Pictures/10000000000000DA000000DA225551D11E9C11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field="urn:openoffice:names:experimental:ooo-ms-interop:xmlns:field:1.0" xmlns:text="urn:oasis:names:tc:opendocument:xmlns:text:1.0" xmlns:style="urn:oasis:names:tc:opendocument:xmlns:style:1.0" xmlns:meta="urn:oasis:names:tc:opendocument:xmlns:meta:1.0" xmlns:xlink="http://www.w3.org/1999/xlink" xmlns:css3t="http://www.w3.org/TR/css3-text/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office="urn:oasis:names:tc:opendocument:xmlns:office:1.0" xmlns:formx="urn:openoffice:names:experimental:ooxml-odf-interop:xmlns:form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262626" draw:stroke-linejoin="round" svg:stroke-linecap="square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solid" draw:fill-color="#262626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solid" draw:fill-color="#d6ecf3"/>
    </style:style>
    <style:style style:name="gr6" style:family="graphic" style:parent-style-name="standard">
      <style:graphic-properties draw:stroke="none" draw:fill="solid" draw:fill-color="#7f7f7f"/>
    </style:style>
    <style:style style:name="gr7" style:family="graphic" style:parent-style-name="standard">
      <style:graphic-properties draw:stroke="none" draw:fill="solid" draw:fill-color="#b1caf6"/>
    </style:style>
    <style:style style:name="gr8" style:family="graphic" style:parent-style-name="standard">
      <style:graphic-properties draw:stroke="none" draw:fill="solid" draw:fill-color="#c7f7c7"/>
    </style:style>
    <style:style style:name="gr9" style:family="graphic" style:parent-style-name="standard">
      <style:graphic-properties draw:stroke="solid" svg:stroke-width="0.07cm" svg:stroke-color="#e31a1c" draw:stroke-linejoin="round" svg:stroke-linecap="butt" draw:fill="none" fo:padding-top="0.035cm" fo:padding-bottom="0.035cm" fo:padding-left="0.035cm" fo:padding-right="0.035cm"/>
    </style:style>
    <style:style style:name="gr10" style:family="graphic" style:parent-style-name="standard">
      <style:graphic-properties draw:stroke="solid" svg:stroke-width="0.07cm" svg:stroke-color="#e31a1c" draw:stroke-linejoin="miter" svg:stroke-linecap="butt" draw:fill="solid" draw:fill-color="#e31a1c" fo:padding-top="0.035cm" fo:padding-bottom="0.035cm" fo:padding-left="0.035cm" fo:padding-right="0.035cm"/>
    </style:style>
    <style:style style:name="gr11" style:family="graphic" style:parent-style-name="standard">
      <style:graphic-properties draw:stroke="none" draw:fill="solid" draw:fill-color="#ffd27f"/>
    </style:style>
    <style:style style:name="gr12" style:family="graphic" style:parent-style-name="standard">
      <style:graphic-properties draw:stroke="none" draw:fill="solid" draw:fill-color="#85cbdc"/>
    </style:style>
    <style:style style:name="gr13" style:family="graphic" style:parent-style-name="standard">
      <style:graphic-properties draw:stroke="none" draw:fill="solid" draw:fill-color="#bf7fbf"/>
    </style:style>
    <style:style style:name="gr14" style:family="graphic" style:parent-style-name="standard">
      <style:graphic-properties draw:stroke="solid" svg:stroke-width="0.017cm" svg:stroke-color="#262626" draw:stroke-linejoin="round" svg:stroke-linecap="square" draw:fill="none" fo:padding-top="0.008cm" fo:padding-bottom="0.008cm" fo:padding-left="0.008cm" fo:padding-right="0.008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6" style:family="graphic" style:parent-style-name="standard">
      <style:graphic-properties draw:stroke="solid" svg:stroke-width="0.017cm" svg:stroke-color="#333333" draw:stroke-linejoin="round" svg:stroke-linecap="square" draw:fill="none" fo:padding-top="0.008cm" fo:padding-bottom="0.008cm" fo:padding-left="0.008cm" fo:padding-right="0.008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262626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d6ecf3"/>
    </style:style>
    <style:style style:name="P6" style:family="paragraph">
      <loext:graphic-properties draw:fill="solid" draw:fill-color="#7f7f7f"/>
    </style:style>
    <style:style style:name="P7" style:family="paragraph">
      <loext:graphic-properties draw:fill="solid" draw:fill-color="#b1caf6"/>
    </style:style>
    <style:style style:name="P8" style:family="paragraph">
      <loext:graphic-properties draw:fill="solid" draw:fill-color="#c7f7c7"/>
    </style:style>
    <style:style style:name="P9" style:family="paragraph">
      <loext:graphic-properties draw:fill="solid" draw:fill-color="#e31a1c"/>
    </style:style>
    <style:style style:name="P10" style:family="paragraph">
      <loext:graphic-properties draw:fill="solid" draw:fill-color="#ffd27f"/>
    </style:style>
    <style:style style:name="P11" style:family="paragraph">
      <loext:graphic-properties draw:fill="solid" draw:fill-color="#85cbdc"/>
    </style:style>
    <style:style style:name="P12" style:family="paragraph">
      <loext:graphic-properties draw:fill="solid" draw:fill-color="#bf7fbf"/>
    </style:style>
  </office:automatic-styles>
  <office:body>
    <office:drawing>
      <draw:page draw:name="page1" draw:style-name="dp1" draw:master-page-name="master-page3">
        <draw:polygon draw:style-name="gr1" draw:text-style-name="P1" draw:layer="layout" svg:width="36.971cm" svg:height="22.683cm" svg:x="0cm" svg:y="-0.106cm" svg:viewBox="0 0 36972 22684" draw:points="0,22684 36972,22684 36972,0 0,0">
          <text:p/>
        </draw:polygon>
        <draw:polygon draw:style-name="gr1" draw:text-style-name="P1" draw:layer="layout" svg:width="36.971cm" svg:height="22.683cm" svg:x="0cm" svg:y="-0.106cm" svg:viewBox="0 0 36972 22684" draw:points="0,22684 36972,22684 36972,0 0,0">
          <text:p/>
        </draw:polygon>
        <draw:polygon draw:style-name="gr1" draw:text-style-name="P1" draw:layer="layout" svg:width="14.42cm" svg:height="10.53cm" svg:x="1.86cm" svg:y="1.164cm" svg:viewBox="0 0 14421 10531" draw:points="0,10531 14421,10531 14421,0 0,0">
          <text:p/>
        </draw:polygon>
        <draw:line draw:style-name="gr2" draw:text-style-name="P2" draw:layer="layout" svg:x1="1.86cm" svg:y1="11.694cm" svg:x2="16.28cm" svg:y2="11.694cm">
          <text:p/>
        </draw:line>
        <draw:line draw:style-name="gr2" draw:text-style-name="P2" draw:layer="layout" svg:x1="1.86cm" svg:y1="1.164cm" svg:x2="16.28cm" svg:y2="1.164cm">
          <text:p/>
        </draw:line>
        <draw:line draw:style-name="gr2" draw:text-style-name="P2" draw:layer="layout" svg:x1="1.86cm" svg:y1="11.694cm" svg:x2="1.86cm" svg:y2="11.55cm">
          <text:p/>
        </draw:line>
        <draw:line draw:style-name="gr2" draw:text-style-name="P2" draw:layer="layout" svg:x1="4.264cm" svg:y1="11.694cm" svg:x2="4.264cm" svg:y2="11.55cm">
          <text:p/>
        </draw:line>
        <draw:line draw:style-name="gr2" draw:text-style-name="P2" draw:layer="layout" svg:x1="6.667cm" svg:y1="11.694cm" svg:x2="6.667cm" svg:y2="11.55cm">
          <text:p/>
        </draw:line>
        <draw:line draw:style-name="gr2" draw:text-style-name="P2" draw:layer="layout" svg:x1="9.07cm" svg:y1="11.694cm" svg:x2="9.07cm" svg:y2="11.55cm">
          <text:p/>
        </draw:line>
        <draw:line draw:style-name="gr2" draw:text-style-name="P2" draw:layer="layout" svg:x1="11.474cm" svg:y1="11.694cm" svg:x2="11.474cm" svg:y2="11.55cm">
          <text:p/>
        </draw:line>
        <draw:line draw:style-name="gr2" draw:text-style-name="P2" draw:layer="layout" svg:x1="13.877cm" svg:y1="11.694cm" svg:x2="13.877cm" svg:y2="11.55cm">
          <text:p/>
        </draw:line>
        <draw:line draw:style-name="gr2" draw:text-style-name="P2" draw:layer="layout" svg:x1="16.28cm" svg:y1="11.694cm" svg:x2="16.28cm" svg:y2="11.55cm">
          <text:p/>
        </draw:line>
        <draw:line draw:style-name="gr2" draw:text-style-name="P2" draw:layer="layout" svg:x1="1.86cm" svg:y1="1.164cm" svg:x2="1.86cm" svg:y2="1.308cm">
          <text:p/>
        </draw:line>
        <draw:line draw:style-name="gr2" draw:text-style-name="P2" draw:layer="layout" svg:x1="4.264cm" svg:y1="1.164cm" svg:x2="4.264cm" svg:y2="1.308cm">
          <text:p/>
        </draw:line>
        <draw:line draw:style-name="gr2" draw:text-style-name="P2" draw:layer="layout" svg:x1="6.667cm" svg:y1="1.164cm" svg:x2="6.667cm" svg:y2="1.308cm">
          <text:p/>
        </draw:line>
        <draw:line draw:style-name="gr2" draw:text-style-name="P2" draw:layer="layout" svg:x1="9.07cm" svg:y1="1.164cm" svg:x2="9.07cm" svg:y2="1.308cm">
          <text:p/>
        </draw:line>
        <draw:line draw:style-name="gr2" draw:text-style-name="P2" draw:layer="layout" svg:x1="11.474cm" svg:y1="1.164cm" svg:x2="11.474cm" svg:y2="1.308cm">
          <text:p/>
        </draw:line>
        <draw:line draw:style-name="gr2" draw:text-style-name="P2" draw:layer="layout" svg:x1="13.877cm" svg:y1="1.164cm" svg:x2="13.877cm" svg:y2="1.308cm">
          <text:p/>
        </draw:line>
        <draw:line draw:style-name="gr2" draw:text-style-name="P2" draw:layer="layout" svg:x1="16.28cm" svg:y1="1.164cm" svg:x2="16.28cm" svg:y2="1.308cm">
          <text:p/>
        </draw:line>
        <draw:path draw:style-name="gr3" draw:text-style-name="P3" draw:layer="layout" svg:width="0.296cm" svg:height="0.492cm" svg:x="1.538cm" svg:y="11.952cm" svg:viewBox="0 0 297 493" svg:d="M0 369c0-29 9-54 28-77 19-22 43-40 73-54l-27-17c-16-11-30-25-40-43s-15-37-15-56c0-23 6-45 18-63s28-33 48-43c20-11 42-16 64-16 21 0 42 4 61 13 20 9 36 21 49 37 12 16 19 36 19 58 0 16-4 31-11 45-8 14-18 26-31 37-14 11-28 20-43 28l41 26c19 12 34 28 46 48 11 20 17 41 17 63 0 26-7 50-21 71s-32 38-55 49c-22 12-46 18-72 18-24 0-48-5-72-16-23-10-42-24-56-43s-21-41-21-65zM38 369c0 18 5 35 16 51 10 16 24 28 42 37 17 8 35 13 53 13 28 0 53-8 75-24 23-16 34-38 34-65 0-9-1-18-5-27s-9-17-15-24-13-13-21-18l-96-62c-15 8-29 18-42 30s-22 25-30 41c-7 15-11 31-11 48zM87 150l88 56c20-12 36-26 49-42 13-17 19-35 19-56 0-16-4-32-13-45s-21-24-35-31c-15-8-30-11-47-11-14 0-28 2-43 8-16 5-28 14-37 25-10 11-14 25-14 40 0 22 11 41 33 56z">
          <text:p/>
        </draw:path>
        <draw:path draw:style-name="gr3" draw:text-style-name="P3" draw:layer="layout" svg:width="0.3cm" svg:height="0.492cm" svg:x="1.889cm" svg:y="11.952cm" svg:viewBox="0 0 301 493" svg:d="M151 493c-58 0-99-24-120-73-21-48-31-105-31-171 0-41 3-80 11-117 7-36 22-68 45-94 23-25 54-38 95-38 31 0 57 8 77 23s35 35 46 61c10 24 17 50 21 78 4 27 6 56 6 87 0 41-4 80-11 115-8 36-23 66-45 91s-53 38-94 38zM151 474c26 0 46-14 59-41s21-57 25-90c3-33 4-68 4-105 0-36-1-69-4-100-4-30-12-57-24-83-13-24-33-36-60-36s-47 12-60 37-21 53-24 83-4 63-4 99c0 26 0 51 1 75 2 23 5 47 11 72 5 25 14 46 27 63 12 17 29 26 49 26z">
          <text:p/>
        </draw:path>
        <draw:path draw:style-name="gr3" draw:text-style-name="P3" draw:layer="layout" svg:width="0.238cm" svg:height="0.476cm" svg:x="3.797cm" svg:y="11.952cm" svg:viewBox="0 0 239 477" svg:d="M4 477v-25c59 0 89-8 89-23v-376c-25 12-56 18-93 18v-25c58 0 102-15 133-46h10c1 0 3 1 4 2 2 1 3 3 3 4v423c0 15 30 23 89 23v25z">
          <text:p/>
        </draw:path>
        <draw:path draw:style-name="gr3" draw:text-style-name="P3" draw:layer="layout" svg:width="0.301cm" svg:height="0.492cm" svg:x="4.115cm" svg:y="11.952cm" svg:viewBox="0 0 302 493" svg:d="M151 493c-59 0-98-24-119-73-21-48-32-105-32-171 0-41 4-80 12-117 7-36 22-68 44-94 23-25 54-38 95-38 31 0 57 8 77 23 21 15 36 35 47 61 10 24 17 50 21 78 4 27 6 56 6 87 0 41-4 80-11 115-8 36-23 66-45 91-23 25-54 38-95 38zM151 474c26 0 46-14 59-41s21-57 24-90c4-33 6-68 6-105 0-36-2-69-6-100-3-30-11-57-24-83-13-24-32-36-59-36s-47 12-60 37-21 53-24 83-5 63-5 99c0 26 1 51 2 75 2 23 5 47 10 72 6 25 15 46 27 63 13 17 29 26 50 26z">
          <text:p/>
        </draw:path>
        <draw:path draw:style-name="gr3" draw:text-style-name="P3" draw:layer="layout" svg:width="0.301cm" svg:height="0.492cm" svg:x="4.468cm" svg:y="11.952cm" svg:viewBox="0 0 302 493" svg:d="M151 493c-59 0-98-24-119-73-21-48-32-105-32-171 0-41 4-80 11-117 8-36 23-68 45-94 23-25 54-38 95-38 32 0 58 8 78 23s35 35 45 61c11 24 18 50 22 78 4 27 6 56 6 87 0 41-4 80-12 115-7 36-22 66-44 91s-54 38-95 38zM151 474c26 0 47-14 60-41s21-57 24-90 5-68 5-105c0-36-2-69-5-100-3-30-11-57-24-83-13-24-34-36-60-36-27 0-47 12-60 37s-21 53-24 83-5 63-5 99c0 26 1 51 2 75 1 23 5 47 10 72 6 25 15 46 27 63 13 17 29 26 50 26z">
          <text:p/>
        </draw:path>
        <draw:path draw:style-name="gr3" draw:text-style-name="P3" draw:layer="layout" svg:width="0.238cm" svg:height="0.476cm" svg:x="6.2cm" svg:y="11.952cm" svg:viewBox="0 0 239 477" svg:d="M4 477v-25c60 0 89-8 89-23v-376c-24 12-55 18-93 18v-25c58 0 102-15 133-46h10c2 0 3 1 5 2 1 1 2 3 2 4v423c0 15 30 23 89 23v25z">
          <text:p/>
        </draw:path>
        <draw:path draw:style-name="gr3" draw:text-style-name="P3" draw:layer="layout" svg:width="0.285cm" svg:height="0.476cm" svg:x="6.526cm" svg:y="11.952cm" svg:viewBox="0 0 286 477" svg:d="M0 477v-19c0-2 1-3 1-4l112-123c16-18 30-33 40-46 11-12 22-26 32-42 11-16 19-32 25-49s9-35 9-54c0-20-4-38-11-56-8-18-18-32-33-43-15-10-32-16-52-16-21 0-40 6-56 19-17 12-28 28-35 48 2 0 4-1 7-1 11 0 20 4 28 11s11 17 11 28-3 20-11 28-17 12-28 12-20-4-27-12c-8-8-12-17-12-28 0-18 4-34 10-50 7-16 17-30 29-42 13-12 27-22 43-28 16-7 33-10 51-10 27 0 54 6 77 17 24 12 42 28 56 49s20 46 20 74c0 22-4 41-13 60s-21 36-35 51-32 32-54 51c-23 20-38 33-45 39l-81 78h69c34 0 63 0 85-1 23 0 35-1 36-3 6-6 12-27 18-65h20l-20 127z">
          <text:p/>
        </draw:path>
        <draw:path draw:style-name="gr3" draw:text-style-name="P3" draw:layer="layout" svg:width="0.3cm" svg:height="0.492cm" svg:x="6.872cm" svg:y="11.952cm" svg:viewBox="0 0 301 493" svg:d="M150 493c-58 0-98-24-119-73-21-48-31-105-31-171 0-41 3-80 11-117 7-36 22-68 44-94 23-25 54-38 95-38 32 0 58 8 78 23s35 35 46 61c10 24 17 50 21 78 4 27 6 56 6 87 0 41-4 80-11 115-8 36-23 66-45 91s-53 38-95 38zM150 474c26 0 47-14 60-41s21-57 25-90c3-33 4-68 4-105 0-36-1-69-4-100-4-30-12-57-24-83-13-24-34-36-61-36s-47 12-60 37-21 53-24 83-4 63-4 99c0 26 0 51 1 75 2 23 5 47 11 72 5 25 14 46 27 63 12 17 29 26 49 26z">
          <text:p/>
        </draw:path>
        <draw:path draw:style-name="gr3" draw:text-style-name="P3" draw:layer="layout" svg:width="0.239cm" svg:height="0.476cm" svg:x="8.603cm" svg:y="11.952cm" svg:viewBox="0 0 240 477" svg:d="M4 477v-25c60 0 91-8 91-23v-376c-26 12-57 18-95 18v-25c59 0 104-15 133-46h10c2 0 4 1 5 2 2 1 2 3 2 4v423c0 15 30 23 90 23v25z">
          <text:p/>
        </draw:path>
        <draw:path draw:style-name="gr3" draw:text-style-name="P3" draw:layer="layout" svg:width="0.316cm" svg:height="0.476cm" svg:x="8.914cm" svg:y="11.952cm" svg:viewBox="0 0 317 477" svg:d="M0 359v-25l222-330c1-3 4-4 7-4h10c6 0 9 3 9 8v326h69v25h-69v70c0 10 7 16 20 19 14 2 31 4 49 4v25h-197v-25c18 0 35-2 49-4 14-3 21-9 21-19v-70zM23 334h171v-254z">
          <text:p/>
        </draw:path>
        <draw:path draw:style-name="gr3" draw:text-style-name="P3" draw:layer="layout" svg:width="0.3cm" svg:height="0.492cm" svg:x="9.275cm" svg:y="11.952cm" svg:viewBox="0 0 301 493" svg:d="M150 493c-58 0-98-24-119-73-21-48-31-105-31-171 0-41 4-80 11-117 7-36 22-68 45-94 22-25 54-38 94-38 33 0 58 8 78 23s36 35 46 61c11 24 18 50 22 78 3 27 5 56 5 87 0 41-3 80-11 115-8 36-22 66-44 91-23 25-54 38-96 38zM150 474c28 0 48-14 61-41s21-57 24-90 4-68 4-105c0-36-1-69-4-100-3-30-11-57-24-83-13-24-33-36-61-36-27 0-47 12-60 37s-21 53-24 83-4 63-4 99c0 26 0 51 2 75 1 23 4 47 10 72 5 25 14 46 27 63 12 17 29 26 49 26z">
          <text:p/>
        </draw:path>
        <draw:path draw:style-name="gr3" draw:text-style-name="P3" draw:layer="layout" svg:width="0.239cm" svg:height="0.476cm" svg:x="11.006cm" svg:y="11.952cm" svg:viewBox="0 0 240 477" svg:d="M5 477v-25c60 0 90-8 90-23v-376c-25 12-57 18-95 18v-25c59 0 104-15 134-46h10c1 0 3 1 4 2 2 1 3 3 3 4v423c0 15 29 23 89 23v25z">
          <text:p/>
        </draw:path>
        <draw:path draw:style-name="gr3" draw:text-style-name="P3" draw:layer="layout" svg:width="0.297cm" svg:height="0.492cm" svg:x="11.327cm" svg:y="11.952cm" svg:viewBox="0 0 298 493" svg:d="M150 493c-30 0-54-8-74-24-21-16-36-36-47-61s-18-51-22-78c-5-28-7-56-7-84 0-38 8-75 22-113 15-38 36-71 66-96 29-24 62-37 101-37 16 0 32 3 46 9 14 7 25 16 33 28s12 26 12 44c0 10-3 18-10 25-7 6-15 10-25 10-9 0-17-4-24-11-6-6-10-15-10-24 0-10 4-18 10-25 7-7 15-10 24-10h4c-6-9-14-15-25-19-12-4-23-6-35-6-14 0-28 3-40 9s-23 15-33 25c-9 11-17 24-24 37s-12 28-15 44c-4 17-6 32-8 47-1 14-2 32-2 54 10-20 22-36 37-48 15-13 33-19 52-19 21 0 41 4 58 13 18 9 33 21 45 36 13 15 22 32 29 52 6 20 10 39 10 60 0 27-6 54-19 79s-30 45-53 60c-22 15-48 23-76 23zM150 470c18 0 33-4 44-13 11-8 20-19 25-33s8-28 10-42c1-14 1-31 1-51 0-27-1-51-4-70-2-19-9-36-20-50-12-15-29-22-53-22-19 0-35 7-47 20-13 13-22 29-28 49-5 20-9 39-9 57 0 7 0 11 0 15v1c0 1 0 1 0 2 0 21 3 41 7 62s12 39 24 53c12 15 29 22 50 22z">
          <text:p/>
        </draw:path>
        <draw:path draw:style-name="gr3" draw:text-style-name="P3" draw:layer="layout" svg:width="0.301cm" svg:height="0.492cm" svg:x="11.678cm" svg:y="11.952cm" svg:viewBox="0 0 302 493" svg:d="M151 493c-59 0-99-24-119-73-21-48-32-105-32-171 0-41 4-80 11-117 8-36 23-68 45-94 23-25 54-38 95-38 32 0 58 8 78 23s35 35 45 61c11 24 18 50 22 78 4 27 6 56 6 87 0 41-4 80-12 115-7 36-22 66-44 91s-54 38-95 38zM151 474c27 0 47-14 60-41s21-57 24-90 5-68 5-105c0-36-2-69-5-100-3-30-11-57-24-83-13-24-33-36-60-36s-47 12-60 37-21 53-24 83-5 63-5 99c0 26 1 51 2 75 1 23 5 47 10 72 6 25 15 46 27 63 13 17 29 26 50 26z">
          <text:p/>
        </draw:path>
        <draw:path draw:style-name="gr3" draw:text-style-name="P3" draw:layer="layout" svg:width="0.238cm" svg:height="0.476cm" svg:x="13.41cm" svg:y="11.952cm" svg:viewBox="0 0 239 477" svg:d="M4 477v-25c60 0 90-8 90-23v-376c-24 12-56 18-94 18v-25c59 0 103-15 133-46h10c2 0 3 1 5 2 1 1 2 3 2 4v423c0 15 30 23 89 23v25z">
          <text:p/>
        </draw:path>
        <draw:path draw:style-name="gr3" draw:text-style-name="P3" draw:layer="layout" svg:width="0.296cm" svg:height="0.492cm" svg:x="13.731cm" svg:y="11.952cm" svg:viewBox="0 0 297 493" svg:d="M0 369c0-29 9-54 28-77 20-22 44-40 73-54l-26-17c-17-11-30-25-40-43-11-18-16-37-16-56 0-23 6-45 19-63 12-18 28-33 47-43 20-11 42-16 64-16 21 0 42 4 61 13 20 9 36 21 49 37 12 16 19 36 19 58 0 16-4 31-11 45-8 14-18 26-31 37-14 11-28 20-43 28l41 26c19 12 34 28 46 48 11 20 17 41 17 63 0 26-7 50-21 71s-32 38-55 49c-22 12-47 18-72 18-24 0-48-5-71-16-23-10-42-24-57-43-14-19-21-41-21-65zM39 369c0 18 5 35 16 51 10 16 24 28 41 37 17 8 35 13 53 13 28 0 53-8 75-24 23-16 34-38 34-65 0-9-2-18-5-27-4-9-9-17-15-24s-14-13-22-18l-95-62c-15 8-29 18-41 30-13 12-23 25-30 41-7 15-11 31-11 48zM88 150l87 56c20-12 36-26 49-42 13-17 19-35 19-56 0-16-4-32-13-45s-21-24-35-31c-15-8-30-11-47-11-14 0-29 2-43 8-15 5-27 14-36 25-10 11-15 25-15 40 0 22 12 41 34 56z">
          <text:p/>
        </draw:path>
        <draw:path draw:style-name="gr3" draw:text-style-name="P3" draw:layer="layout" svg:width="0.301cm" svg:height="0.492cm" svg:x="14.081cm" svg:y="11.952cm" svg:viewBox="0 0 302 493" svg:d="M151 493c-59 0-98-24-119-73-21-48-32-105-32-171 0-41 4-80 12-117 7-36 22-68 44-94 23-25 54-38 95-38 32 0 58 8 78 23s35 35 46 61c10 24 17 50 21 78 4 27 6 56 6 87 0 41-4 80-11 115-8 36-23 66-45 91s-53 38-95 38zM151 474c27 0 47-14 60-41s21-57 24-90 5-68 5-105c0-36-2-69-5-100-3-30-11-57-24-83-13-24-32-36-60-36-27 0-47 12-60 37s-21 53-24 83-5 63-5 99c0 26 1 51 2 75 2 23 5 47 10 72 6 25 15 46 28 63 12 17 28 26 49 26z">
          <text:p/>
        </draw:path>
        <draw:path draw:style-name="gr3" draw:text-style-name="P3" draw:layer="layout" svg:width="0.285cm" svg:height="0.476cm" svg:x="15.787cm" svg:y="11.952cm" svg:viewBox="0 0 286 477" svg:d="M0 477v-19c0-2 0-3 1-4l112-123c17-18 30-33 41-46 10-12 20-26 31-42 10-16 18-32 24-49s9-35 9-54c0-20-4-38-11-56s-18-32-32-43c-14-10-32-16-52-16-21 0-39 6-56 19-16 12-28 28-35 48 2 0 5-1 8-1 11 0 20 4 27 11 8 7 12 17 12 28s-4 20-12 28c-7 8-16 12-27 12-12 0-21-4-29-12s-11-17-11-28c0-18 3-34 10-50 6-16 16-30 30-42 13-12 27-22 43-28 16-7 33-10 51-10 27 0 52 6 76 17 23 12 42 28 55 49 14 21 21 46 21 74 0 22-5 41-14 60s-20 36-35 51c-14 15-32 32-54 51-22 20-37 33-43 39l-82 78h69c34 0 62 0 85-1 22 0 34-1 36-3 6-6 11-27 17-65h21l-20 127z">
          <text:p/>
        </draw:path>
        <draw:path draw:style-name="gr3" draw:text-style-name="P3" draw:layer="layout" svg:width="0.3cm" svg:height="0.492cm" svg:x="16.132cm" svg:y="11.952cm" svg:viewBox="0 0 301 493" svg:d="M150 493c-58 0-98-24-119-73-21-48-31-105-31-171 0-41 4-80 11-117 8-36 22-68 45-94 22-25 54-38 94-38 32 0 58 8 78 23s36 35 46 61c11 24 18 50 22 78 4 27 5 56 5 87 0 41-3 80-11 115-7 36-22 66-44 91s-55 38-96 38zM150 474c27 0 47-14 60-41 14-27 22-57 25-90s4-68 4-105c0-36-1-69-4-100-3-30-11-57-25-83-13-24-33-36-60-36s-47 12-60 37-21 53-24 83-4 63-4 99c0 26 1 51 2 75 1 23 4 47 10 72 5 25 14 46 27 63s29 26 49 26z">
          <text:p/>
        </draw:path>
        <draw:path draw:style-name="gr3" draw:text-style-name="P3" draw:layer="layout" svg:width="0.3cm" svg:height="0.492cm" svg:x="16.485cm" svg:y="11.952cm" svg:viewBox="0 0 301 493" svg:d="M150 493c-58 0-98-24-119-73-21-48-31-105-31-171 0-41 3-80 11-117 7-36 22-68 45-94 22-25 54-38 94-38 33 0 58 8 78 23s35 35 46 61c10 24 18 50 21 78 4 27 6 56 6 87 0 41-4 80-11 115-8 36-23 66-45 91s-53 38-95 38zM150 474c28 0 47-14 60-41 14-27 22-57 25-90s4-68 4-105c0-36-1-69-4-100-3-30-11-57-24-83-13-24-33-36-61-36-27 0-47 12-60 37s-21 53-24 83-4 63-4 99c0 26 0 51 2 75 1 23 4 47 10 72 5 25 14 46 27 63 12 17 29 26 49 26z">
          <text:p/>
        </draw:path>
        <draw:path draw:style-name="gr3" draw:text-style-name="P3" draw:layer="layout" svg:width="0.588cm" svg:height="0.597cm" svg:x="7.691cm" svg:y="12.826cm" svg:viewBox="0 0 589 598" svg:d="M0 598v-32c60 0 90-9 90-28v-479c0-19-30-28-90-28v-31h323c39 0 76 9 109 26s61 40 84 69c23 28 41 61 54 97 13 37 19 74 19 112 0 37-6 73-19 108s-31 66-55 94-53 50-86 66c-32 18-68 26-106 26zM168 538c0 13 4 21 11 24s18 4 34 4h87c30 0 58-6 85-19s49-31 67-55 31-51 37-81c6-31 9-66 9-107 0-42-3-79-9-111s-19-60-37-85-40-44-66-57c-27-13-56-20-86-20h-87c-11 0-19 1-25 1-6 1-11 4-14 8-4 4-6 10-6 19z">
          <text:p/>
        </draw:path>
        <draw:path draw:style-name="gr3" draw:text-style-name="P3" draw:layer="layout" svg:width="0.302cm" svg:height="0.387cm" svg:x="8.351cm" svg:y="13.286cm" svg:viewBox="0 0 303 388" svg:d="M0 388v-21c14 0 25-1 34-4 9-2 14-7 14-16v-293c0-11-4-18-12-21-8-4-20-5-36-5v-22l90-6v39c11-14 24-23 39-29 15-7 30-10 47-10 24 0 46 7 66 20 19 14 34 31 45 52s16 43 16 67-6 47-18 68-28 38-49 51c-22 13-44 19-69 19-30 0-55-12-75-36v106c0 9 5 14 14 16 9 3 20 4 33 4v21zM92 211c7 14 17 26 30 36 12 9 26 14 41 14s27-4 38-11c10-8 19-18 28-31 7-13 12-26 16-40 3-14 5-27 5-40 0-17-3-34-9-53-5-19-15-35-27-48-12-14-27-20-44-20-16 0-31 4-45 12-14 10-25 21-33 35z">
          <text:p/>
        </draw:path>
        <draw:polygon draw:style-name="gr3" draw:text-style-name="P3" draw:layer="layout" svg:width="0.119cm" svg:height="0.873cm" svg:x="8.826cm" svg:y="12.768cm" svg:viewBox="0 0 120 874" draw:points="0,874 0,0 120,0 120,35 35,35 35,839 120,839 120,874">
          <text:p/>
        </draw:polygon>
        <draw:path draw:style-name="gr3" draw:text-style-name="P3" draw:layer="layout" svg:width="0.478cm" svg:height="0.574cm" svg:x="8.992cm" svg:y="13.037cm" svg:viewBox="0 0 479 575" svg:d="M0 551c0-3 0-6 1-7l128-516c3-9 7-15 14-20s14-8 23-8c7 0 13 2 18 7 6 4 8 10 8 17 0 2 0 3 0 4s0 2-1 3l-51 205c-6 24-9 45-9 62 0 22 5 40 15 54 11 14 26 20 47 20 42 0 80-26 112-79v-1-1l65-254c2-7 6-14 13-19 7-6 15-9 23-9 7 0 13 2 18 7 6 4 8 10 8 18 0 3 0 6-1 7l-62 251c-5 17-7 31-7 43 0 25 9 37 26 37 18 0 32-11 41-33 9-23 17-50 24-81 1-4 4-6 7-6h11c2 0 4 1 5 3 2 2 3 4 3 6-10 40-22 73-34 98-12 24-32 37-59 37-19 0-36-6-51-17s-26-26-30-45c-15 18-32 33-51 44-20 12-40 18-62 18-36 0-65-9-85-26l-45 178c-2 8-6 14-13 20-6 5-14 7-23 7-7 0-13-2-18-6-5-5-8-11-8-18z">
          <text:p/>
        </draw:path>
        <draw:path draw:style-name="gr3" draw:text-style-name="P3" draw:layer="layout" svg:width="0.685cm" svg:height="0.386cm" svg:x="9.525cm" svg:y="13.037cm" svg:viewBox="0 0 686 387" svg:d="M0 387v-31c20 0 36-1 49-5 13-3 19-10 19-23v-239c0-16-2-27-7-34s-11-11-20-13c-9-1-23-2-41-2v-31l127-9v85c11-25 28-45 51-61s48-24 75-24c67 0 107 27 118 82 12-25 29-44 52-59 23-16 47-23 74-23s49 4 67 13c18 8 31 21 41 39 9 17 13 39 13 65v211c0 13 7 20 20 23 13 4 29 5 48 5v31h-199v-31c20 0 36-1 49-5 13-3 19-10 19-23v-208c0-29-4-53-12-71-9-18-26-27-51-27-34 0-62 14-85 41-22 27-32 58-32 92v173c0 13 6 20 19 23 13 4 30 5 50 5v31h-201v-31c20 0 36-1 49-5 13-3 19-10 19-23v-208c0-28-4-52-12-70-8-19-25-28-51-28-34 0-62 14-83 41-22 27-33 58-33 92v173c0 13 7 20 19 23 13 4 29 5 49 5v31z">
          <text:p/>
        </draw:path>
        <draw:polygon draw:style-name="gr3" draw:text-style-name="P3" draw:layer="layout" svg:width="0.12cm" svg:height="0.873cm" svg:x="10.253cm" svg:y="12.768cm" svg:viewBox="0 0 121 874" draw:points="0,874 0,839 86,839 86,35 0,35 0,0 121,0 121,874">
          <text:p/>
        </draw:polygon>
        <draw:line draw:style-name="gr2" draw:text-style-name="P2" draw:layer="layout" svg:x1="1.86cm" svg:y1="11.694cm" svg:x2="1.86cm" svg:y2="1.164cm">
          <text:p/>
        </draw:line>
        <draw:line draw:style-name="gr2" draw:text-style-name="P2" draw:layer="layout" svg:x1="16.28cm" svg:y1="11.694cm" svg:x2="16.28cm" svg:y2="1.164cm">
          <text:p/>
        </draw:line>
        <draw:line draw:style-name="gr2" draw:text-style-name="P2" draw:layer="layout" svg:x1="1.86cm" svg:y1="11.694cm" svg:x2="2.005cm" svg:y2="11.694cm">
          <text:p/>
        </draw:line>
        <draw:line draw:style-name="gr2" draw:text-style-name="P2" draw:layer="layout" svg:x1="1.86cm" svg:y1="9.588cm" svg:x2="2.005cm" svg:y2="9.588cm">
          <text:p/>
        </draw:line>
        <draw:line draw:style-name="gr2" draw:text-style-name="P2" draw:layer="layout" svg:x1="1.86cm" svg:y1="7.482cm" svg:x2="2.005cm" svg:y2="7.482cm">
          <text:p/>
        </draw:line>
        <draw:line draw:style-name="gr2" draw:text-style-name="P2" draw:layer="layout" svg:x1="1.86cm" svg:y1="5.376cm" svg:x2="2.005cm" svg:y2="5.376cm">
          <text:p/>
        </draw:line>
        <draw:line draw:style-name="gr2" draw:text-style-name="P2" draw:layer="layout" svg:x1="1.86cm" svg:y1="3.27cm" svg:x2="2.005cm" svg:y2="3.27cm">
          <text:p/>
        </draw:line>
        <draw:line draw:style-name="gr2" draw:text-style-name="P2" draw:layer="layout" svg:x1="1.86cm" svg:y1="1.164cm" svg:x2="2.005cm" svg:y2="1.164cm">
          <text:p/>
        </draw:line>
        <draw:line draw:style-name="gr2" draw:text-style-name="P2" draw:layer="layout" svg:x1="16.28cm" svg:y1="11.694cm" svg:x2="16.136cm" svg:y2="11.694cm">
          <text:p/>
        </draw:line>
        <draw:line draw:style-name="gr2" draw:text-style-name="P2" draw:layer="layout" svg:x1="16.28cm" svg:y1="9.588cm" svg:x2="16.136cm" svg:y2="9.588cm">
          <text:p/>
        </draw:line>
        <draw:line draw:style-name="gr2" draw:text-style-name="P2" draw:layer="layout" svg:x1="16.28cm" svg:y1="7.482cm" svg:x2="16.136cm" svg:y2="7.482cm">
          <text:p/>
        </draw:line>
        <draw:line draw:style-name="gr2" draw:text-style-name="P2" draw:layer="layout" svg:x1="16.28cm" svg:y1="5.376cm" svg:x2="16.136cm" svg:y2="5.376cm">
          <text:p/>
        </draw:line>
        <draw:line draw:style-name="gr2" draw:text-style-name="P2" draw:layer="layout" svg:x1="16.28cm" svg:y1="3.27cm" svg:x2="16.136cm" svg:y2="3.27cm">
          <text:p/>
        </draw:line>
        <draw:line draw:style-name="gr2" draw:text-style-name="P2" draw:layer="layout" svg:x1="16.28cm" svg:y1="1.164cm" svg:x2="16.136cm" svg:y2="1.164cm">
          <text:p/>
        </draw:line>
        <draw:path draw:style-name="gr3" draw:text-style-name="P3" draw:layer="layout" svg:width="0.3cm" svg:height="0.491cm" svg:x="1.395cm" svg:y="11.388cm" svg:viewBox="0 0 301 492" svg:d="M150 492c-58 0-98-24-119-72s-31-105-31-171c0-42 3-81 11-118 7-37 22-68 45-93 22-26 54-38 94-38 32 0 57 7 77 23 20 15 36 35 47 59 10 24 18 50 21 79 4 28 6 57 6 88 0 41-4 79-11 115-8 35-23 66-46 91-22 25-53 37-94 37zM150 474c27 0 46-14 59-41 14-27 22-57 25-91 3-33 4-68 4-105 0-36-1-69-4-100-3-30-11-58-24-82-13-25-33-37-60-37s-47 13-60 37c-13 25-21 52-24 82-3 31-4 64-4 100 0 27 0 52 1 75 2 24 5 48 11 73 5 25 14 46 27 63 12 17 29 26 49 26z">
          <text:p/>
        </draw:path>
        <draw:path draw:style-name="gr3" draw:text-style-name="P3" draw:layer="layout" svg:width="0.285cm" svg:height="0.491cm" svg:x="1.402cm" svg:y="9.282cm" svg:viewBox="0 0 286 492" svg:d="M27 395c4 14 12 27 22 38 10 12 22 20 36 27 14 6 28 9 43 9 35 0 59-13 72-40s20-59 20-97c0-16-1-30-1-43-1-11-2-22-5-32-4-17-12-32-23-44-11-13-26-19-42-19s-29 2-41 7-21 11-28 17c-7 7-14 14-19 21-6 7-9 11-10 11h-9c-1 0-2 0-4-2-2-1-3-3-3-4v-239c0-1 1-2 2-4 2-1 4-1 5-1h2c33 15 67 23 102 23 37 0 71-8 104-23h2c2 0 3 0 5 1 1 2 2 3 2 4v7c0 2-1 3-2 3-16 22-37 39-61 51-25 12-51 18-77 18-19 0-39-3-59-8v135c16-13 30-22 43-28 12-5 28-8 47-8 27 0 51 8 72 23 20 15 36 35 48 59 11 24 16 50 16 75 0 29-7 56-21 80s-33 44-57 58c-24 15-51 22-80 22-23 0-45-6-64-18-20-12-36-29-47-49s-17-42-17-65c0-11 4-20 11-27 7-6 15-10 26-10 10 0 19 4 26 11s11 15 11 26c0 10-4 19-11 26s-16 11-26 11c-2 0-4-1-6-1s-3-1-4-1z">
          <text:p/>
        </draw:path>
        <draw:path draw:style-name="gr3" draw:text-style-name="P3" draw:layer="layout" svg:width="0.238cm" svg:height="0.476cm" svg:x="1.076cm" svg:y="7.175cm" svg:viewBox="0 0 239 477" svg:d="M4 477v-25c59 0 89-8 89-23v-376c-24 12-55 18-93 18v-25c58 0 102-15 132-46h10c2 0 3 1 5 2 1 2 2 3 2 5v422c0 15 30 23 90 23v25z">
          <text:p/>
        </draw:path>
        <draw:path draw:style-name="gr3" draw:text-style-name="P3" draw:layer="layout" svg:width="0.3cm" svg:height="0.492cm" svg:x="1.395cm" svg:y="7.175cm" svg:viewBox="0 0 301 493" svg:d="M150 493c-58 0-98-24-119-73-21-48-31-105-31-172 0-41 3-80 11-116 7-37 22-68 45-93 22-26 54-39 94-39 32 0 57 8 77 23 20 16 36 35 47 60 10 24 18 50 21 78 4 28 6 57 6 87 0 42-4 80-11 116-8 35-23 66-46 92-22 24-53 37-94 37zM150 474c27 0 46-13 59-41 14-28 22-58 25-91s4-68 4-105c0-36-1-69-4-99s-11-58-24-82c-13-25-33-37-60-37s-47 12-60 37-21 52-24 82-4 63-4 99c0 26 0 51 1 75 2 23 5 48 11 73 5 25 14 46 27 64 12 17 29 25 49 25z">
          <text:p/>
        </draw:path>
        <draw:path draw:style-name="gr3" draw:text-style-name="P3" draw:layer="layout" svg:width="0.238cm" svg:height="0.476cm" svg:x="1.076cm" svg:y="5.069cm" svg:viewBox="0 0 239 477" svg:d="M4 477v-25c59 0 89-8 89-23v-376c-24 12-55 18-93 18v-25c58 0 102-15 132-46h10c2 0 3 1 5 2 1 1 2 3 2 5v422c0 15 30 23 90 23v25z">
          <text:p/>
        </draw:path>
        <draw:path draw:style-name="gr3" draw:text-style-name="P3" draw:layer="layout" svg:width="0.285cm" svg:height="0.492cm" svg:x="1.402cm" svg:y="5.069cm" svg:viewBox="0 0 286 493" svg:d="M27 396c4 14 12 27 22 38s22 20 36 27c14 6 28 9 43 9 35 0 59-13 72-40s20-59 20-97c0-17-1-31-1-42-1-11-2-22-5-33-4-16-12-31-23-44-11-12-26-18-42-18s-29 2-41 7-21 11-28 17c-7 7-14 14-19 21-6 7-9 11-10 11h-9c-1 0-2 0-4-2s-3-3-3-4v-240c0-1 1-3 2-4 2-1 4-2 5-2h2c33 16 67 23 102 23 37 0 71-7 104-23h2c2 0 3 1 5 2 1 1 2 3 2 4v7c0 2-1 3-2 3-16 22-37 39-61 51-25 12-51 18-77 18-19 0-39-3-59-8v136c16-13 30-22 43-28 12-5 28-8 47-8 27 0 51 8 72 23 20 15 36 35 48 59 11 24 16 49 16 74 0 29-7 55-21 80-14 24-33 44-57 58-24 15-51 22-80 22-23 0-45-6-64-18-20-12-36-29-47-49-11-21-17-42-17-65 0-11 4-20 11-27 7-6 15-10 26-10 10 0 19 4 26 11 7 6 11 15 11 26 0 10-4 18-11 26-7 7-16 10-26 10-2 0-4 0-6 0-2-1-3-1-4-1z">
          <text:p/>
        </draw:path>
        <draw:path draw:style-name="gr3" draw:text-style-name="P3" draw:layer="layout" svg:width="0.286cm" svg:height="0.476cm" svg:x="1.049cm" svg:y="2.963cm" svg:viewBox="0 0 287 477" svg:d="M0 477v-19c0-1 1-3 2-4l111-123c17-18 30-33 40-46 11-12 21-26 31-42 11-16 19-32 25-49s9-34 9-53c0-20-4-39-11-57-8-18-18-32-32-43-15-10-32-16-52-16-21 0-40 7-56 19-17 12-28 29-35 48 2 0 5 0 8 0 10 0 19 3 27 10 8 8 11 17 11 29 0 11-3 20-11 28s-17 11-27 11c-11 0-21-4-28-11-8-8-12-17-12-28 0-18 4-35 10-51 7-16 17-30 30-42 12-12 27-22 43-28s32-10 50-10c27 0 53 6 76 18 24 11 43 27 57 48s21 46 21 75c0 21-5 41-14 59-9 19-21 36-35 51-15 15-33 32-55 52-22 19-37 32-44 38l-81 78h69c34 0 62 0 85-1 23 0 35-1 37-3 5-5 11-27 17-65h21l-21 127z">
          <text:p/>
        </draw:path>
        <draw:path draw:style-name="gr3" draw:text-style-name="P3" draw:layer="layout" svg:width="0.3cm" svg:height="0.492cm" svg:x="1.395cm" svg:y="2.963cm" svg:viewBox="0 0 301 493" svg:d="M150 493c-58 0-98-24-119-72s-31-106-31-172c0-42 3-81 11-118 7-36 22-67 45-93 22-25 54-38 94-38 32 0 57 8 77 23s36 35 47 60c10 24 18 50 21 78 4 28 6 57 6 88 0 41-4 80-11 115-8 36-23 66-46 91-22 25-53 38-94 38zM150 474c27 0 46-13 59-41 14-27 22-57 25-90s4-68 4-105-1-70-4-100-11-58-24-82c-13-25-33-37-60-37s-47 12-60 37-21 52-24 82-4 63-4 100c0 26 0 51 1 75 2 23 5 48 11 73 5 24 14 45 27 63 12 17 29 25 49 25z">
          <text:p/>
        </draw:path>
        <draw:path draw:style-name="gr3" draw:text-style-name="P3" draw:layer="layout" svg:width="0.286cm" svg:height="0.476cm" svg:x="1.049cm" svg:y="0.857cm" svg:viewBox="0 0 287 477" svg:d="M0 477v-19c0-1 1-3 2-4l111-124c17-18 30-33 40-46 11-12 21-26 31-42 11-16 19-32 25-49s9-34 9-53-4-38-11-56c-8-18-18-32-32-43-15-10-32-16-52-16-21 0-40 7-56 19-17 12-28 28-35 48 2 0 5 0 8 0 10 0 19 3 27 10s11 17 11 28-3 20-11 28c-8 7-17 11-27 11-11 0-21-4-28-11-8-8-12-17-12-28 0-18 4-34 10-50 7-16 17-30 30-42 12-12 27-22 43-28 16-7 32-10 50-10 27 0 53 6 76 18 24 11 43 27 57 48s21 46 21 74c0 21-5 41-14 59-9 19-21 36-35 51-15 15-33 32-55 52-22 19-37 33-44 39l-81 78h69c34 0 62 0 85-1 23 0 35-1 37-3 5-5 11-27 17-65h21l-21 127z">
          <text:p/>
        </draw:path>
        <draw:path draw:style-name="gr3" draw:text-style-name="P3" draw:layer="layout" svg:width="0.285cm" svg:height="0.492cm" svg:x="1.402cm" svg:y="0.857cm" svg:viewBox="0 0 286 493" svg:d="M27 396c4 14 12 26 22 38 10 11 22 20 36 26 14 7 28 10 43 10 35 0 59-13 72-40s20-60 20-98c0-17-1-31-1-42-1-11-2-22-5-33-4-17-12-31-23-44-11-12-26-19-42-19s-29 3-41 8-21 11-28 17c-7 7-14 13-19 20-6 8-9 12-10 12h-9c-1 0-2-1-4-2-2-2-3-3-3-5v-238c0-1 1-3 2-4 2-1 4-2 5-2h2c33 16 67 23 102 23 37 0 71-7 104-23h2c2 0 3 1 5 2 1 1 2 3 2 4v7c0 2-1 3-2 3-16 22-37 39-61 50-25 12-51 18-77 18-19 0-39-2-59-7v134c16-12 30-21 43-27 12-5 28-8 47-8 27 0 51 7 72 23 20 15 36 34 48 59 11 24 16 49 16 74 0 29-7 56-21 81-14 24-33 44-57 58s-51 22-80 22c-23 0-45-6-64-19-20-12-36-28-47-48-11-21-17-42-17-67 0-10 4-19 11-26s15-10 26-10c10 0 19 3 26 10s11 16 11 26c0 11-4 20-11 27-7 8-16 11-26 11-2 0-4 0-6 0-2-1-3-1-4-1z">
          <text:p/>
        </draw:path>
        <draw:path draw:style-name="gr3" draw:text-style-name="P3" draw:layer="layout" svg:width="0.389cm" svg:height="0.427cm" svg:x="0.284cm" svg:y="7.394cm" svg:viewBox="0 0 390 428" svg:d="M365 313c-4 0-7-1-10-2l-301-91v79c0 21 7 41 21 59 13 19 30 34 51 46 2 2 3 3 3 5v11c0 5-3 8-9 8-1 0-3-1-5-2-32-19-60-39-82-61s-33-47-33-74v-268c0-7 2-12 7-16 4-4 9-7 16-7 8 0 16 3 22 10 6 6 9 13 9 22v159l303 58c9 3 17 7 23 13 6 7 10 15 10 24 0 8-3 14-7 19-5 5-11 8-18 8z">
          <text:p/>
        </draw:path>
        <draw:path draw:style-name="gr3" draw:text-style-name="P3" draw:layer="layout" svg:width="0.407cm" svg:height="0.134cm" svg:x="0.386cm" svg:y="7.304cm" svg:viewBox="0 0 408 135" svg:d="M408 135h-21c0-15-1-26-4-35-2-9-7-13-15-13h-167c-16 0-26 3-29 9-4 6-6 18-6 36h-21l-6-89h229c8 0 13-4 15-12 3-7 4-18 4-31h21zM34 109c-9 0-17-4-24-11-7-6-10-14-10-24 0-5 2-11 5-16 3-6 7-10 12-13 6-3 11-4 17-4 8 0 16 3 23 10 7 6 10 14 10 23 0 10-3 18-10 24-7 7-15 11-23 11z">
          <text:p/>
        </draw:path>
        <draw:path draw:style-name="gr3" draw:text-style-name="P3" draw:layer="layout" svg:width="0.401cm" svg:height="0.279cm" svg:x="0.518cm" svg:y="6.989cm" svg:viewBox="0 0 402 280" svg:d="M324 280c-15 0-27-6-38-16-11-11-19-23-23-38-6 9-14 15-23 19-10 4-19 7-30 7-19 0-36-6-50-19-19 19-40 28-63 28-13 0-26-3-37-8s-21-13-29-23-14-20-18-32-6-24-6-37c0-24 7-45 21-65-9-9-16-19-21-30-5-12-7-23-7-36 0-8 3-15 9-21s14-9 22-9c5 0 10 2 13 6 4 4 6 9 6 13 0 5-2 10-6 14-3 4-8 6-13 6-7 0-12-3-15-8 0 21 7 39 21 54 8-7 17-13 27-18 11-4 22-7 33-7 17 0 32 5 46 15 14 9 25 22 32 38 8 16 12 32 12 48 0 22-6 43-18 61 8 6 17 9 26 9 11 0 20-4 29-11 8-7 12-16 12-26v-50c0-24 2-47 6-66 4-20 13-36 26-49 13-14 32-20 56-20 18 0 33 7 44 22 12 16 20 34 26 54 5 22 8 42 8 59 0 18-3 38-8 59-6 21-14 39-26 54-11 15-26 23-44 23zM324 245c14 0 25-5 34-16s16-25 21-40c4-16 6-31 6-45 0-13-2-28-6-45-5-15-12-28-21-39s-20-17-34-17c-21 0-35 10-41 29-7 20-10 44-10 72v50c0 9 3 18 7 26 4 7 11 14 19 18 8 5 16 7 25 7zM170 161c0-34-24-51-73-51-22 0-40 3-54 11-13 7-20 21-20 40 0 20 7 34 20 41 14 7 32 11 54 11 13 0 26-1 36-4 11-3 20-8 27-16 7-7 10-18 10-32z">
          <text:p/>
        </draw:path>
        <draw:path draw:style-name="gr3" draw:text-style-name="P3" draw:layer="layout" svg:width="0.268cm" svg:height="0.309cm" svg:x="0.525cm" svg:y="6.649cm" svg:viewBox="0 0 269 310" svg:d="M269 310h-21c0-14-1-25-4-35-2-9-7-14-15-14h-167c-11 0-19 2-24 5s-8 8-9 14c-1 7-2 17-2 30h-21l-6-89h59c-18-9-32-21-43-37s-16-33-16-52c0-28 6-49 20-63 13-14 34-22 61-22h148c8 0 13-4 15-13 3-9 4-20 4-34h21v139h-21c0-14-1-25-4-34-2-9-7-13-15-13h-146c-20 0-36 3-49 8-12 6-19 18-19 36 0 23 10 43 28 58 19 15 40 23 64 23h122c8 0 13-5 15-14 3-8 4-20 4-34h21z">
          <text:p/>
        </draw:path>
        <draw:polygon draw:style-name="gr3" draw:text-style-name="P3" draw:layer="layout" svg:width="0.873cm" svg:height="0.119cm" svg:x="0.006cm" svg:y="6.366cm" svg:viewBox="0 0 874 120" draw:points="874,120 0,120 0,0 35,0 35,86 839,86 839,0 874,0">
          <text:p/>
        </draw:polygon>
        <draw:path draw:style-name="gr3" draw:text-style-name="P3" draw:layer="layout" svg:width="0.386cm" svg:height="0.686cm" svg:x="0.275cm" svg:y="5.632cm" svg:viewBox="0 0 387 687" svg:d="M387 687h-31c0-20-1-36-4-49-4-13-11-19-23-19h-240c-15 0-27 2-34 7-7 4-11 11-12 20-2 9-3 22-3 41h-31l-9-127h85c-25-11-45-29-61-52s-24-47-24-74c0-67 28-107 82-118-24-12-44-29-59-51-15-23-23-48-23-75s5-49 13-67c9-18 22-32 39-41s39-13 66-13h211c12 0 19-7 23-20 3-13 4-29 4-49h31v201h-31c0-21-1-37-4-50-4-13-11-19-23-19h-208c-30 0-54 4-72 12-17 9-26 25-26 52 0 34 13 61 40 83s58 33 92 33h174c12 0 19-6 23-19 3-13 4-29 4-49h31v200h-31c0-20-1-36-4-49-4-13-11-19-23-19h-208c-29 0-53 4-71 12s-27 25-27 51c0 34 13 61 40 83s58 33 92 33h174c12 0 19-7 23-19 3-13 4-29 4-49h31z">
          <text:p/>
        </draw:path>
        <draw:path draw:style-name="gr3" draw:text-style-name="P3" draw:layer="layout" svg:width="0.402cm" svg:height="0.285cm" svg:x="0.269cm" svg:y="5.295cm" svg:viewBox="0 0 403 286" svg:d="M395 286h-143c-4 0-7-3-7-8v-10c0-4 3-7 7-8 86-16 128-56 128-118 0-28-7-51-19-69-13-19-33-28-59-28-19 0-35 7-48 22-13 14-22 31-27 51l-12 59c-4 19-10 37-19 53s-21 29-35 41c-15 10-32 15-51 15-26 0-47-7-63-20-17-15-28-32-36-54-7-22-11-45-11-70 0-30 8-56 24-78l-21-25c-2 0-3-1-3-4v-7c0-1 1-3 3-4 2-2 3-2 5-2h114c5 0 8 2 8 6v11c0 5-3 7-8 7-30 0-55 9-73 26-19 17-28 40-28 71 0 26 5 49 15 68 9 19 26 29 50 29 16 0 29-7 39-21 11-14 18-30 23-49l11-59c4-19 12-38 23-55s24-31 41-41c16-10 35-15 56-15s39 3 55 11c16 7 29 17 39 30s18 28 23 46c4 17 7 36 7 55 0 36-12 67-37 93l35 34c1 0 2 1 2 4v5c0 5-3 8-8 8z">
          <text:p/>
        </draw:path>
        <draw:polygon draw:style-name="gr3" draw:text-style-name="P3" draw:layer="layout" svg:width="0.873cm" svg:height="0.12cm" svg:x="0.006cm" svg:y="5.122cm" svg:viewBox="0 0 874 121" draw:points="874,121 839,121 839,35 35,35 35,121 0,121 0,0 874,0">
          <text:p/>
        </draw:polygon>
        <draw:path draw:style-name="gr4" draw:text-style-name="P4" draw:layer="layout" svg:width="0.205cm" svg:height="0.873cm" svg:x="7.563cm" svg:y="0.026cm" svg:viewBox="0 0 206 874" svg:d="M187 872c-33-25-61-55-85-88s-43-68-58-105c-15-38-26-77-33-118-8-41-11-82-11-123 0-43 3-85 11-126 7-41 19-80 34-118s34-73 58-106 52-62 84-86c0-1 1-2 4-2h8c2 0 3 1 5 2 1 2 2 4 2 6s-1 4-2 5c-28 28-52 58-71 90-20 32-35 65-47 101-11 36-19 74-25 112-5 38-7 79-7 122 0 184 49 325 149 421 2 2 3 4 3 7 0 2-1 4-3 5-1 2-3 3-4 3h-8c-3 0-4 0-4-2z">
          <text:p/>
        </draw:path>
        <draw:path draw:style-name="gr4" draw:text-style-name="P4" draw:layer="layout" svg:width="0.396cm" svg:height="0.402cm" svg:x="7.856cm" svg:y="0.289cm" svg:viewBox="0 0 397 403" svg:d="M0 306c0-35 14-63 41-85 27-21 60-37 98-46s75-13 110-13v-36c0-16-4-33-12-49-8-15-18-28-32-38-14-11-29-16-46-16-39 0-68 9-88 26 11 0 20 5 27 13 8 9 11 18 11 29 0 12-4 22-12 30-9 8-18 12-30 12-11 0-21-4-30-12-8-8-12-18-12-30 0-30 14-53 42-68s58-23 92-23c23 0 47 5 71 16 25 10 44 24 60 43 15 19 22 41 22 65v198c0 11 3 22 8 31 4 10 12 15 22 15s17-5 22-15 7-20 7-31v-57h26v57c0 13-4 25-11 37s-16 22-27 28c-12 7-24 11-38 11-17 0-31-7-44-20-12-13-19-29-20-47-11 22-28 39-49 52s-43 20-67 20c-23 0-45-4-66-10-21-7-39-17-53-31-15-14-22-32-22-56zM71 306c0 22 7 39 22 53s33 21 53 21c19 0 36-5 52-14 15-10 27-23 36-39 11-17 15-34 15-52v-91c-27 0-54 5-82 13-28 9-51 23-69 41s-27 41-27 68z">
          <text:p/>
        </draw:path>
        <draw:path draw:style-name="gr4" draw:text-style-name="P4" draw:layer="layout" svg:width="0.205cm" svg:height="0.873cm" svg:x="8.311cm" svg:y="0.026cm" svg:viewBox="0 0 206 874" svg:d="M7 874c-4 0-7-3-7-8 0-2 1-4 2-5 99-97 149-239 149-423 0-186-49-327-148-423-2-2-3-4-3-7 0-2 1-4 2-6 2-1 4-2 5-2h9c1 0 3 1 4 2 42 33 77 73 104 120 28 47 49 97 62 151 14 53 20 108 20 165 0 41-3 81-11 121-7 40-19 79-34 118s-34 75-57 108c-24 33-52 62-84 87-1 2-3 2-4 2z">
          <text:p/>
        </draw:path>
        <draw:path draw:style-name="gr4" draw:text-style-name="P4" draw:layer="layout" svg:width="0.532cm" svg:height="0.635cm" svg:x="8.948cm" svg:y="0.065cm" svg:viewBox="0 0 533 636" svg:d="M150 523c20 26 45 46 74 60 30 15 61 22 94 22 28 0 53-5 76-16 23-10 43-25 60-44s30-41 40-65c9-24 13-50 13-77 0-4 3-6 8-6h11c4 0 7 3 7 8 0 31-6 60-18 88-12 29-28 54-50 75-21 22-45 38-73 50s-58 18-88 18c-42 0-81-9-119-25-37-17-69-40-97-70-28-29-49-63-65-102-15-39-23-79-23-121 0-41 8-82 23-121 16-39 37-73 65-103 28-29 60-52 97-69 38-16 77-25 119-25 30 0 60 7 87 20s51 31 71 54l51-71c4-2 6-3 6-3h7c1 0 3 1 4 2 2 2 3 3 3 5v236c0 5-3 8-7 8h-16c-6 0-8-3-8-8 0-17-4-35-10-56-7-21-15-41-26-59-10-19-22-35-36-49-33-32-70-48-113-48-33 0-63 7-93 22-29 14-54 34-74 60-21 27-36 58-45 93-8 35-12 73-12 112 0 40 4 77 12 112 9 35 24 66 45 93z">
          <text:p/>
        </draw:path>
        <draw:path draw:style-name="gr4" draw:text-style-name="P4" draw:layer="layout" svg:width="0.387cm" svg:height="0.402cm" svg:x="9.56cm" svg:y="0.289cm" svg:viewBox="0 0 388 403" svg:d="M194 403c-35 0-67-9-97-27s-53-42-71-72c-17-30-26-63-26-98 0-27 5-53 14-77 10-25 24-47 41-66 18-20 39-35 62-46 24-11 50-17 77-17 36 0 68 10 99 29 29 19 52 44 70 75 17 32 25 66 25 102 0 35-9 67-26 97-17 31-41 55-70 73-31 18-63 27-98 27zM194 377c47 0 78-17 95-51 15-35 23-78 23-130 0-29-2-54-5-73s-10-36-20-52c-8-10-16-18-26-25s-21-13-32-17c-12-4-23-6-35-6-18 0-35 5-52 13-16 8-30 20-41 35-10 17-17 35-20 55-3 19-5 43-5 70 0 33 3 62 9 88s17 49 34 67c17 17 42 26 75 26z">
          <text:p/>
        </draw:path>
        <draw:path draw:style-name="gr4" draw:text-style-name="P4" draw:layer="layout" svg:width="0.396cm" svg:height="0.402cm" svg:x="10.012cm" svg:y="0.289cm" svg:viewBox="0 0 397 403" svg:d="M0 306c0-35 14-63 41-85 28-21 61-37 99-46s74-13 109-13v-36c0-16-4-33-11-49-8-15-18-28-32-38-14-11-30-16-46-16-39 0-68 9-88 26 11 0 20 5 27 13 7 9 11 18 11 29 0 12-4 22-12 30-9 8-18 12-30 12-13 0-23-4-31-12s-12-18-12-30c0-30 14-53 43-68 28-15 58-23 92-23 23 0 47 5 71 16 24 10 43 24 58 43 16 19 23 41 23 65v198c0 11 3 22 7 31 5 10 13 15 23 15s17-5 22-15 7-20 7-31v-57h26v57c0 13-4 25-11 37s-16 22-27 28c-12 7-24 11-38 11-17 0-32-7-44-20s-19-29-21-47c-10 22-26 39-47 52s-44 20-68 20c-22 0-44-4-65-10-22-7-40-17-55-31-14-14-21-32-21-56zM72 306c0 22 7 39 22 53s33 21 53 21c19 0 36-5 51-14 16-10 28-23 37-39 9-17 14-34 14-52v-91c-27 0-54 5-81 13-28 9-51 23-69 41s-27 41-27 68z">
          <text:p/>
        </draw:path>
        <draw:path draw:style-name="gr4" draw:text-style-name="P4" draw:layer="layout" svg:width="0.197cm" svg:height="0.606cm" svg:x="10.445cm" svg:y="0.075cm" svg:viewBox="0 0 198 607" svg:d="M0 607v-31c19 0 36-1 49-5 12-3 19-10 19-22v-460c0-16-3-27-7-34-5-7-12-11-20-12-9-2-23-3-41-3v-31l130-9v549c0 12 6 19 19 22 13 4 29 5 49 5v31z">
          <text:p/>
        </draw:path>
        <draw:path draw:style-name="gr5" draw:text-style-name="P5" draw:layer="layout" svg:width="0.305cm" svg:height="0.306cm" svg:x="5.797cm" svg:y="11.182cm" svg:viewBox="0 0 306 307" svg:d="M306 153c0-84-68-153-152-153-86 0-154 69-154 153 0 85 68 154 154 154 84 0 152-69 152-154z">
          <text:p/>
        </draw:path>
        <draw:path draw:style-name="gr6" draw:text-style-name="P6" draw:layer="layout" svg:width="0.323cm" svg:height="0.323cm" svg:x="5.788cm" svg:y="11.174cm" svg:viewBox="0 0 324 324" svg:d="M162 17c80 0 145 65 145 144 0 80-65 145-145 145s-144-65-144-145c0-79 64-144 144-144zM162 0c-90 0-162 72-162 161 0 90 72 163 162 163s162-73 162-163c0-89-72-161-162-161z">
          <text:p/>
        </draw:path>
        <draw:path draw:style-name="gr5" draw:text-style-name="P5" draw:layer="layout" svg:width="0.306cm" svg:height="0.305cm" svg:x="3.752cm" svg:y="10.59cm" svg:viewBox="0 0 307 306" svg:d="M307 152c0-84-69-152-153-152s-154 68-154 152c0 85 70 154 154 154s153-69 153-154z">
          <text:p/>
        </draw:path>
        <draw:path draw:style-name="gr6" draw:text-style-name="P6" draw:layer="layout" svg:width="0.324cm" svg:height="0.323cm" svg:x="3.743cm" svg:y="10.581cm" svg:viewBox="0 0 325 324" svg:d="M162 18c80 0 145 64 145 143 0 81-65 145-145 145-79 0-144-64-144-145 0-79 65-143 144-143zM162 0c-89 0-162 72-162 161 0 91 73 163 162 163s163-72 163-163c0-89-74-161-163-161z">
          <text:p/>
        </draw:path>
        <draw:path draw:style-name="gr5" draw:text-style-name="P5" draw:layer="layout" svg:width="0.305cm" svg:height="0.306cm" svg:x="3.645cm" svg:y="10.34cm" svg:viewBox="0 0 306 307" svg:d="M306 153c0-85-68-153-154-153-84 0-152 68-152 153s68 154 152 154c86 0 154-69 154-154z">
          <text:p/>
        </draw:path>
        <draw:path draw:style-name="gr6" draw:text-style-name="P6" draw:layer="layout" svg:width="0.323cm" svg:height="0.323cm" svg:x="3.636cm" svg:y="10.331cm" svg:viewBox="0 0 324 324" svg:d="M162 18c80 0 144 64 144 144s-64 145-144 145c-79 0-145-65-145-145s66-144 145-144zM162 0c-90 0-162 73-162 162 0 90 72 162 162 162s162-72 162-162c0-89-72-162-162-162z">
          <text:p/>
        </draw:path>
        <draw:path draw:style-name="gr5" draw:text-style-name="P5" draw:layer="layout" svg:width="0.306cm" svg:height="0.305cm" svg:x="4.613cm" svg:y="10.434cm" svg:viewBox="0 0 307 306" svg:d="M307 153c0-85-69-153-153-153-86 0-154 68-154 153s68 153 154 153c84 0 153-68 153-153z">
          <text:p/>
        </draw:path>
        <draw:path draw:style-name="gr6" draw:text-style-name="P6" draw:layer="layout" svg:width="0.323cm" svg:height="0.323cm" svg:x="4.604cm" svg:y="10.425cm" svg:viewBox="0 0 324 324" svg:d="M163 17c79 0 144 66 144 145 0 80-65 144-144 144-80 0-145-64-145-144 0-79 65-145 145-145zM163 0c-90 0-163 72-163 162s73 162 163 162c89 0 161-72 161-162s-72-162-161-162z">
          <text:p/>
        </draw:path>
        <draw:path draw:style-name="gr5" draw:text-style-name="P5" draw:layer="layout" svg:width="0.305cm" svg:height="0.306cm" svg:x="4.183cm" svg:y="10.371cm" svg:viewBox="0 0 306 307" svg:d="M306 154c0-85-69-154-154-154-84 0-152 69-152 154 0 84 68 153 152 153 85 0 154-69 154-153z">
          <text:p/>
        </draw:path>
        <draw:path draw:style-name="gr6" draw:text-style-name="P6" draw:layer="layout" svg:width="0.323cm" svg:height="0.324cm" svg:x="4.174cm" svg:y="10.362cm" svg:viewBox="0 0 324 325" svg:d="M161 18c81 0 145 65 145 145s-64 144-145 144c-79 0-143-64-143-144s64-145 143-145zM161 0c-89 0-161 73-161 163 0 89 72 162 161 162 91 0 163-73 163-162 0-90-72-163-163-163z">
          <text:p/>
        </draw:path>
        <draw:path draw:style-name="gr5" draw:text-style-name="P5" draw:layer="layout" svg:width="0.305cm" svg:height="0.306cm" svg:x="3.86cm" svg:y="10.215cm" svg:viewBox="0 0 306 307" svg:d="M306 154c0-84-69-154-153-154-85 0-153 70-153 154s68 153 153 153c84 0 153-69 153-153z">
          <text:p/>
        </draw:path>
        <draw:path draw:style-name="gr6" draw:text-style-name="P6" draw:layer="layout" svg:width="0.323cm" svg:height="0.324cm" svg:x="3.851cm" svg:y="10.206cm" svg:viewBox="0 0 324 325" svg:d="M162 18c80 0 145 65 145 144 0 80-65 145-145 145s-144-65-144-145c0-79 64-144 144-144zM162 0c-90 0-162 73-162 162s72 163 162 163 162-74 162-163-72-162-162-162z">
          <text:p/>
        </draw:path>
        <draw:path draw:style-name="gr5" draw:text-style-name="P5" draw:layer="layout" svg:width="0.306cm" svg:height="0.305cm" svg:x="3.537cm" svg:y="10.153cm" svg:viewBox="0 0 307 306" svg:d="M307 154c0-85-70-154-154-154-85 0-153 69-153 154 0 84 68 152 153 152 84 0 154-68 154-152z">
          <text:p/>
        </draw:path>
        <draw:path draw:style-name="gr6" draw:text-style-name="P6" draw:layer="layout" svg:width="0.323cm" svg:height="0.323cm" svg:x="3.528cm" svg:y="10.144cm" svg:viewBox="0 0 324 324" svg:d="M162 18c80 0 145 65 145 145 0 79-65 144-145 144s-144-65-144-144c0-80 64-145 144-145zM162 0c-89 0-162 73-162 163 0 89 73 161 162 161 90 0 162-72 162-161 0-90-72-163-162-163z">
          <text:p/>
        </draw:path>
        <draw:path draw:style-name="gr5" draw:text-style-name="P5" draw:layer="layout" svg:width="0.306cm" svg:height="0.305cm" svg:x="2.999cm" svg:y="10.122cm" svg:viewBox="0 0 307 306" svg:d="M307 153c0-85-69-153-154-153s-153 68-153 153 68 153 153 153 154-68 154-153z">
          <text:p/>
        </draw:path>
        <draw:path draw:style-name="gr6" draw:text-style-name="P6" draw:layer="layout" svg:width="0.323cm" svg:height="0.323cm" svg:x="2.99cm" svg:y="10.113cm" svg:viewBox="0 0 324 324" svg:d="M163 18c79 0 144 65 144 144 0 80-65 144-144 144-80 0-145-64-145-144 0-79 65-144 145-144zM163 0c-91 0-163 73-163 162 0 90 72 162 163 162 89 0 161-72 161-162 0-89-72-162-161-162z">
          <text:p/>
        </draw:path>
        <draw:path draw:style-name="gr5" draw:text-style-name="P5" draw:layer="layout" svg:width="0.305cm" svg:height="0.305cm" svg:x="3.107cm" svg:y="9.966cm" svg:viewBox="0 0 306 306" svg:d="M306 152c0-84-68-152-153-152s-153 68-153 152c0 85 68 154 153 154s153-69 153-154z">
          <text:p/>
        </draw:path>
        <draw:path draw:style-name="gr6" draw:text-style-name="P6" draw:layer="layout" svg:width="0.323cm" svg:height="0.323cm" svg:x="3.098cm" svg:y="9.957cm" svg:viewBox="0 0 324 324" svg:d="M161 17c80 0 145 65 145 144 0 81-65 145-145 145-79 0-144-64-144-145 0-79 65-144 144-144zM161 0c-89 0-161 72-161 161 0 91 72 163 161 163 90 0 163-72 163-163 0-89-73-161-163-161z">
          <text:p/>
        </draw:path>
        <draw:path draw:style-name="gr5" draw:text-style-name="P5" draw:layer="layout" svg:width="0.305cm" svg:height="0.305cm" svg:x="2.784cm" svg:y="9.841cm" svg:viewBox="0 0 306 306" svg:d="M306 154c0-86-68-154-152-154-86 0-154 68-154 154 0 84 68 152 154 152 84 0 152-68 152-152z">
          <text:p/>
        </draw:path>
        <draw:path draw:style-name="gr6" draw:text-style-name="P6" draw:layer="layout" svg:width="0.323cm" svg:height="0.323cm" svg:x="2.775cm" svg:y="9.832cm" svg:viewBox="0 0 324 324" svg:d="M162 18c79 0 144 65 144 145 0 79-65 144-144 144-80 0-144-65-144-144 0-80 64-145 144-145zM162 0c-90 0-162 73-162 163 0 89 72 161 162 161 89 0 162-72 162-161 0-90-73-163-162-163z">
          <text:p/>
        </draw:path>
        <draw:path draw:style-name="gr5" draw:text-style-name="P5" draw:layer="layout" svg:width="0.306cm" svg:height="0.306cm" svg:x="2.891cm" svg:y="9.622cm" svg:viewBox="0 0 307 307" svg:d="M307 153c0-84-69-153-153-153s-154 69-154 153c0 85 70 154 154 154s153-69 153-154z">
          <text:p/>
        </draw:path>
        <draw:path draw:style-name="gr6" draw:text-style-name="P6" draw:layer="layout" svg:width="0.323cm" svg:height="0.323cm" svg:x="2.883cm" svg:y="9.614cm" svg:viewBox="0 0 324 324" svg:d="M161 17c81 0 145 65 145 144 0 81-64 145-145 145-79 0-144-64-144-145 0-79 65-144 144-144zM161 0c-89 0-161 72-161 161 0 90 72 163 161 163 90 0 163-73 163-163 0-89-73-161-163-161z">
          <text:p/>
        </draw:path>
        <draw:path draw:style-name="gr5" draw:text-style-name="P5" draw:layer="layout" svg:width="0.305cm" svg:height="0.306cm" svg:x="2.784cm" svg:y="9.56cm" svg:viewBox="0 0 306 307" svg:d="M306 154c0-85-68-154-152-154-86 0-154 69-154 154 0 84 68 153 154 153 84 0 152-69 152-153z">
          <text:p/>
        </draw:path>
        <draw:path draw:style-name="gr6" draw:text-style-name="P6" draw:layer="layout" svg:width="0.323cm" svg:height="0.323cm" svg:x="2.775cm" svg:y="9.551cm" svg:viewBox="0 0 324 324" svg:d="M162 18c79 0 144 64 144 144 0 79-65 145-144 145-80 0-144-66-144-145 0-80 64-144 144-144zM162 0c-90 0-162 73-162 162s72 162 162 162c89 0 162-73 162-162s-73-162-162-162z">
          <text:p/>
        </draw:path>
        <draw:path draw:style-name="gr5" draw:text-style-name="P5" draw:layer="layout" svg:width="0.305cm" svg:height="0.306cm" svg:x="2.784cm" svg:y="9.31cm" svg:viewBox="0 0 306 307" svg:d="M306 153c0-84-68-153-152-153-86 0-154 69-154 153 0 85 68 154 154 154 84 0 152-69 152-154z">
          <text:p/>
        </draw:path>
        <draw:path draw:style-name="gr6" draw:text-style-name="P6" draw:layer="layout" svg:width="0.323cm" svg:height="0.323cm" svg:x="2.775cm" svg:y="9.302cm" svg:viewBox="0 0 324 324" svg:d="M162 17c79 0 144 65 144 144 0 81-65 145-144 145-80 0-144-64-144-145 0-79 64-144 144-144zM162 0c-90 0-162 72-162 161 0 90 72 163 162 163 89 0 162-73 162-163 0-89-73-161-162-161z">
          <text:p/>
        </draw:path>
        <draw:path draw:style-name="gr5" draw:text-style-name="P5" draw:layer="layout" svg:width="0.306cm" svg:height="0.306cm" svg:x="3.214cm" svg:y="9.466cm" svg:viewBox="0 0 307 307" svg:d="M307 154c0-85-70-154-154-154s-153 69-153 154 69 153 153 153 154-68 154-153z">
          <text:p/>
        </draw:path>
        <draw:path draw:style-name="gr6" draw:text-style-name="P6" draw:layer="layout" svg:width="0.324cm" svg:height="0.323cm" svg:x="3.205cm" svg:y="9.458cm" svg:viewBox="0 0 325 324" svg:d="M162 17c80 0 145 66 145 145 0 80-65 144-145 144s-144-64-144-144c0-79 64-145 144-145zM162 0c-89 0-162 73-162 162s73 162 162 162c90 0 163-73 163-162s-73-162-163-162z">
          <text:p/>
        </draw:path>
        <draw:path draw:style-name="gr5" draw:text-style-name="P5" draw:layer="layout" svg:width="0.306cm" svg:height="0.306cm" svg:x="3.752cm" svg:y="9.404cm" svg:viewBox="0 0 307 307" svg:d="M307 153c0-85-69-153-153-153s-154 68-154 153 70 154 154 154 153-69 153-154z">
          <text:p/>
        </draw:path>
        <draw:path draw:style-name="gr6" draw:text-style-name="P6" draw:layer="layout" svg:width="0.324cm" svg:height="0.323cm" svg:x="3.743cm" svg:y="9.395cm" svg:viewBox="0 0 325 324" svg:d="M162 18c80 0 145 64 145 145 0 79-65 144-145 144-79 0-144-65-144-144 0-81 65-145 144-145zM162 0c-89 0-162 73-162 163 0 89 73 161 162 161s163-72 163-161c0-90-74-163-163-163z">
          <text:p/>
        </draw:path>
        <draw:path draw:style-name="gr5" draw:text-style-name="P5" draw:layer="layout" svg:width="0.306cm" svg:height="0.305cm" svg:x="3.967cm" svg:y="9.186cm" svg:viewBox="0 0 307 306" svg:d="M307 153c0-85-68-153-153-153s-154 68-154 153 69 153 154 153 153-68 153-153z">
          <text:p/>
        </draw:path>
        <draw:path draw:style-name="gr6" draw:text-style-name="P6" draw:layer="layout" svg:width="0.323cm" svg:height="0.323cm" svg:x="3.959cm" svg:y="9.177cm" svg:viewBox="0 0 324 324" svg:d="M162 17c80 0 144 66 144 145 0 80-64 144-144 144-79 0-145-64-145-144 0-79 66-145 145-145zM162 0c-90 0-162 73-162 162 0 90 72 162 162 162 89 0 162-72 162-162 0-89-73-162-162-162z">
          <text:p/>
        </draw:path>
        <draw:path draw:style-name="gr5" draw:text-style-name="P5" draw:layer="layout" svg:width="0.306cm" svg:height="0.306cm" svg:x="4.29cm" svg:y="9.092cm" svg:viewBox="0 0 307 307" svg:d="M307 153c0-85-69-153-153-153-85 0-154 68-154 153s69 154 154 154c84 0 153-69 153-154z">
          <text:p/>
        </draw:path>
        <draw:path draw:style-name="gr6" draw:text-style-name="P6" draw:layer="layout" svg:width="0.324cm" svg:height="0.323cm" svg:x="4.281cm" svg:y="9.083cm" svg:viewBox="0 0 325 324" svg:d="M163 18c80 0 144 64 144 145 0 79-64 144-144 144-79 0-145-65-145-144 0-81 66-145 145-145zM163 0c-90 0-163 73-163 163 0 89 73 161 163 161 89 0 162-72 162-161 0-90-73-163-162-163z">
          <text:p/>
        </draw:path>
        <draw:path draw:style-name="gr5" draw:text-style-name="P5" draw:layer="layout" svg:width="0.306cm" svg:height="0.306cm" svg:x="4.075cm" svg:y="8.811cm" svg:viewBox="0 0 307 307" svg:d="M307 153c0-84-69-153-153-153-85 0-154 69-154 153 0 85 69 154 154 154 84 0 153-69 153-154z">
          <text:p/>
        </draw:path>
        <draw:path draw:style-name="gr6" draw:text-style-name="P6" draw:layer="layout" svg:width="0.323cm" svg:height="0.324cm" svg:x="4.066cm" svg:y="8.802cm" svg:viewBox="0 0 324 325" svg:d="M162 18c79 0 145 65 145 145 0 79-66 144-145 144-80 0-144-65-144-144 0-80 64-145 144-145zM162 0c-89 0-162 73-162 163 0 89 73 162 162 162s162-73 162-162c0-90-73-163-162-163z">
          <text:p/>
        </draw:path>
        <draw:path draw:style-name="gr5" draw:text-style-name="P5" draw:layer="layout" svg:width="0.306cm" svg:height="0.305cm" svg:x="4.29cm" svg:y="9.373cm" svg:viewBox="0 0 307 306" svg:d="M307 153c0-85-69-153-153-153-85 0-154 68-154 153s69 153 154 153c84 0 153-68 153-153z">
          <text:p/>
        </draw:path>
        <draw:path draw:style-name="gr6" draw:text-style-name="P6" draw:layer="layout" svg:width="0.324cm" svg:height="0.323cm" svg:x="4.281cm" svg:y="9.364cm" svg:viewBox="0 0 325 324" svg:d="M163 18c80 0 144 64 144 144s-64 145-144 145c-79 0-145-65-145-145s66-144 145-144zM163 0c-90 0-163 72-163 162s73 162 163 162c89 0 162-72 162-162s-73-162-162-162z">
          <text:p/>
        </draw:path>
        <draw:path draw:style-name="gr5" draw:text-style-name="P5" draw:layer="layout" svg:width="0.305cm" svg:height="0.305cm" svg:x="4.398cm" svg:y="9.498cm" svg:viewBox="0 0 306 306" svg:d="M306 153c0-85-68-153-152-153-85 0-154 68-154 153s69 153 154 153c84 0 152-68 152-153z">
          <text:p/>
        </draw:path>
        <draw:path draw:style-name="gr6" draw:text-style-name="P6" draw:layer="layout" svg:width="0.323cm" svg:height="0.323cm" svg:x="4.389cm" svg:y="9.489cm" svg:viewBox="0 0 324 324" svg:d="M162 17c79 0 145 66 145 145 0 80-66 144-145 144-80 0-144-64-144-144 0-79 64-145 144-145zM162 0c-90 0-162 73-162 162 0 90 72 162 162 162 89 0 162-72 162-162 0-89-73-162-162-162z">
          <text:p/>
        </draw:path>
        <draw:path draw:style-name="gr5" draw:text-style-name="P5" draw:layer="layout" svg:width="0.305cm" svg:height="0.306cm" svg:x="4.183cm" svg:y="9.591cm" svg:viewBox="0 0 306 307" svg:d="M306 154c0-84-69-154-154-154-84 0-152 70-152 154s68 153 152 153c85 0 154-69 154-153z">
          <text:p/>
        </draw:path>
        <draw:path draw:style-name="gr6" draw:text-style-name="P6" draw:layer="layout" svg:width="0.323cm" svg:height="0.324cm" svg:x="4.174cm" svg:y="9.582cm" svg:viewBox="0 0 324 325" svg:d="M161 18c81 0 145 64 145 144s-64 145-145 145c-79 0-143-65-143-145s64-144 143-144zM161 0c-89 0-161 73-161 162s72 163 161 163c91 0 163-74 163-163s-72-162-163-162z">
          <text:p/>
        </draw:path>
        <draw:path draw:style-name="gr5" draw:text-style-name="P5" draw:layer="layout" svg:width="0.306cm" svg:height="0.306cm" svg:x="3.752cm" svg:y="9.903cm" svg:viewBox="0 0 307 307" svg:d="M307 154c0-84-69-154-153-154s-154 70-154 154 70 153 154 153 153-69 153-153z">
          <text:p/>
        </draw:path>
        <draw:path draw:style-name="gr6" draw:text-style-name="P6" draw:layer="layout" svg:width="0.324cm" svg:height="0.324cm" svg:x="3.743cm" svg:y="9.894cm" svg:viewBox="0 0 325 325" svg:d="M162 18c80 0 145 65 145 144 0 80-65 145-145 145-79 0-144-65-144-145 0-79 65-144 144-144zM162 0c-89 0-162 73-162 162s73 163 162 163 163-74 163-163-74-162-163-162z">
          <text:p/>
        </draw:path>
        <draw:path draw:style-name="gr5" draw:text-style-name="P5" draw:layer="layout" svg:width="0.305cm" svg:height="0.305cm" svg:x="3.322cm" svg:y="9.841cm" svg:viewBox="0 0 306 306" svg:d="M306 154c0-86-68-154-153-154s-153 68-153 154c0 84 68 152 153 152s153-68 153-152z">
          <text:p/>
        </draw:path>
        <draw:path draw:style-name="gr6" draw:text-style-name="P6" draw:layer="layout" svg:width="0.323cm" svg:height="0.323cm" svg:x="3.313cm" svg:y="9.832cm" svg:viewBox="0 0 324 324" svg:d="M163 18c79 0 144 65 144 145 0 79-65 144-144 144-80 0-145-65-145-144 0-80 65-145 145-145zM163 0c-91 0-163 73-163 163 0 89 72 161 163 161 89 0 161-72 161-161 0-90-72-163-161-163z">
          <text:p/>
        </draw:path>
        <draw:path draw:style-name="gr5" draw:text-style-name="P5" draw:layer="layout" svg:width="0.305cm" svg:height="0.306cm" svg:x="3.645cm" svg:y="9.716cm" svg:viewBox="0 0 306 307" svg:d="M306 153c0-85-68-153-154-153-84 0-152 68-152 153s68 154 152 154c86 0 154-69 154-154z">
          <text:p/>
        </draw:path>
        <draw:path draw:style-name="gr6" draw:text-style-name="P6" draw:layer="layout" svg:width="0.323cm" svg:height="0.323cm" svg:x="3.636cm" svg:y="9.707cm" svg:viewBox="0 0 324 324" svg:d="M162 18c80 0 144 64 144 145 0 79-64 144-144 144-79 0-145-65-145-144 0-81 66-145 145-145zM162 0c-90 0-162 73-162 163 0 89 72 161 162 161s162-72 162-161c0-90-72-163-162-163z">
          <text:p/>
        </draw:path>
        <draw:path draw:style-name="gr5" draw:text-style-name="P5" draw:layer="layout" svg:width="0.306cm" svg:height="0.305cm" svg:x="4.075cm" svg:y="10.122cm" svg:viewBox="0 0 307 306" svg:d="M307 153c0-85-69-153-153-153-85 0-154 68-154 153s69 153 154 153c84 0 153-68 153-153z">
          <text:p/>
        </draw:path>
        <draw:path draw:style-name="gr6" draw:text-style-name="P6" draw:layer="layout" svg:width="0.323cm" svg:height="0.323cm" svg:x="4.066cm" svg:y="10.113cm" svg:viewBox="0 0 324 324" svg:d="M162 18c79 0 145 65 145 144 0 80-66 144-145 144-80 0-144-64-144-144 0-79 64-144 144-144zM162 0c-89 0-162 73-162 162 0 90 73 162 162 162s162-72 162-162c0-89-73-162-162-162z">
          <text:p/>
        </draw:path>
        <draw:path draw:style-name="gr5" draw:text-style-name="P5" draw:layer="layout" svg:width="0.305cm" svg:height="0.306cm" svg:x="3.645cm" svg:y="10.059cm" svg:viewBox="0 0 306 307" svg:d="M306 153c0-84-68-153-154-153-84 0-152 69-152 153 0 85 68 154 152 154 86 0 154-69 154-154z">
          <text:p/>
        </draw:path>
        <draw:path draw:style-name="gr6" draw:text-style-name="P6" draw:layer="layout" svg:width="0.323cm" svg:height="0.324cm" svg:x="3.636cm" svg:y="10.05cm" svg:viewBox="0 0 324 325" svg:d="M162 18c80 0 144 65 144 145s-64 144-144 144c-79 0-145-64-145-144s66-145 145-145zM162 0c-90 0-162 73-162 163 0 89 72 162 162 162s162-73 162-162c0-90-72-163-162-163z">
          <text:p/>
        </draw:path>
        <draw:path draw:style-name="gr5" draw:text-style-name="P5" draw:layer="layout" svg:width="0.305cm" svg:height="0.306cm" svg:x="5.044cm" svg:y="10.246cm" svg:viewBox="0 0 306 307" svg:d="M306 153c0-84-69-153-154-153-84 0-152 69-152 153 0 85 68 154 152 154 85 0 154-69 154-154z">
          <text:p/>
        </draw:path>
        <draw:path draw:style-name="gr6" draw:text-style-name="P6" draw:layer="layout" svg:width="0.323cm" svg:height="0.323cm" svg:x="5.035cm" svg:y="10.238cm" svg:viewBox="0 0 324 324" svg:d="M161 17c80 0 145 65 145 144 0 80-65 145-145 145-79 0-144-65-144-145 0-79 65-144 144-144zM161 0c-89 0-161 72-161 161s72 163 161 163c90 0 163-74 163-163s-73-161-163-161z">
          <text:p/>
        </draw:path>
        <draw:path draw:style-name="gr5" draw:text-style-name="P5" draw:layer="layout" svg:width="0.305cm" svg:height="0.306cm" svg:x="4.398cm" svg:y="10.215cm" svg:viewBox="0 0 306 307" svg:d="M306 154c0-84-68-154-152-154-85 0-154 70-154 154s69 153 154 153c84 0 152-69 152-153z">
          <text:p/>
        </draw:path>
        <draw:path draw:style-name="gr6" draw:text-style-name="P6" draw:layer="layout" svg:width="0.323cm" svg:height="0.324cm" svg:x="4.389cm" svg:y="10.206cm" svg:viewBox="0 0 324 325" svg:d="M162 18c79 0 145 65 145 144 0 80-66 145-145 145-80 0-144-65-144-145 0-79 64-144 144-144zM162 0c-90 0-162 73-162 162s72 163 162 163c89 0 162-74 162-163s-73-162-162-162z">
          <text:p/>
        </draw:path>
        <draw:path draw:style-name="gr5" draw:text-style-name="P5" draw:layer="layout" svg:width="0.306cm" svg:height="0.305cm" svg:x="4.505cm" svg:y="10.122cm" svg:viewBox="0 0 307 306" svg:d="M307 153c0-85-68-153-154-153-84 0-153 68-153 153s69 153 153 153c86 0 154-68 154-153z">
          <text:p/>
        </draw:path>
        <draw:path draw:style-name="gr6" draw:text-style-name="P6" draw:layer="layout" svg:width="0.323cm" svg:height="0.323cm" svg:x="4.497cm" svg:y="10.113cm" svg:viewBox="0 0 324 324" svg:d="M161 18c81 0 145 65 145 144 0 80-64 144-145 144-79 0-144-64-144-144 0-79 65-144 144-144zM161 0c-89 0-161 73-161 162 0 90 72 162 161 162 91 0 163-72 163-162 0-89-72-162-163-162z">
          <text:p/>
        </draw:path>
        <draw:path draw:style-name="gr5" draw:text-style-name="P5" draw:layer="layout" svg:width="0.305cm" svg:height="0.305cm" svg:x="4.936cm" svg:y="9.997cm" svg:viewBox="0 0 306 306" svg:d="M306 153c0-85-68-153-152-153-86 0-154 68-154 153s68 153 154 153c84 0 152-68 152-153z">
          <text:p/>
        </draw:path>
        <draw:path draw:style-name="gr6" draw:text-style-name="P6" draw:layer="layout" svg:width="0.323cm" svg:height="0.323cm" svg:x="4.927cm" svg:y="9.988cm" svg:viewBox="0 0 324 324" svg:d="M163 18c79 0 144 64 144 144s-65 145-144 145c-80 0-145-65-145-145s65-144 145-144zM163 0c-91 0-163 72-163 162s72 162 163 162c89 0 161-72 161-162s-72-162-161-162z">
          <text:p/>
        </draw:path>
        <draw:path draw:style-name="gr5" draw:text-style-name="P5" draw:layer="layout" svg:width="0.306cm" svg:height="0.305cm" svg:x="5.366cm" svg:y="10.122cm" svg:viewBox="0 0 307 306" svg:d="M307 153c0-85-69-153-154-153-84 0-153 68-153 153s69 153 153 153c85 0 154-68 154-153z">
          <text:p/>
        </draw:path>
        <draw:path draw:style-name="gr6" draw:text-style-name="P6" draw:layer="layout" svg:width="0.323cm" svg:height="0.323cm" svg:x="5.358cm" svg:y="10.113cm" svg:viewBox="0 0 324 324" svg:d="M161 18c80 0 145 65 145 144 0 80-65 144-145 144-79 0-144-64-144-144 0-79 65-144 144-144zM161 0c-89 0-161 73-161 162 0 90 72 162 161 162s163-72 163-162c0-89-74-162-163-162z">
          <text:p/>
        </draw:path>
        <draw:path draw:style-name="gr5" draw:text-style-name="P5" draw:layer="layout" svg:width="0.305cm" svg:height="0.306cm" svg:x="5.797cm" svg:y="10.184cm" svg:viewBox="0 0 306 307" svg:d="M306 154c0-85-68-154-152-154-86 0-154 69-154 154 0 84 68 153 154 153 84 0 152-69 152-153z">
          <text:p/>
        </draw:path>
        <draw:path draw:style-name="gr6" draw:text-style-name="P6" draw:layer="layout" svg:width="0.323cm" svg:height="0.323cm" svg:x="5.788cm" svg:y="10.175cm" svg:viewBox="0 0 324 324" svg:d="M162 18c80 0 145 64 145 144 0 79-65 144-145 144s-144-65-144-144c0-80 64-144 144-144zM162 0c-90 0-162 73-162 162s72 162 162 162 162-73 162-162-72-162-162-162z">
          <text:p/>
        </draw:path>
        <draw:path draw:style-name="gr5" draw:text-style-name="P5" draw:layer="layout" svg:width="0.306cm" svg:height="0.306cm" svg:x="5.474cm" svg:y="10.34cm" svg:viewBox="0 0 307 307" svg:d="M307 153c0-85-69-153-154-153s-153 68-153 153 68 154 153 154 154-69 154-154z">
          <text:p/>
        </draw:path>
        <draw:path draw:style-name="gr6" draw:text-style-name="P6" draw:layer="layout" svg:width="0.323cm" svg:height="0.323cm" svg:x="5.465cm" svg:y="10.331cm" svg:viewBox="0 0 324 324" svg:d="M162 18c80 0 145 64 145 144s-65 145-145 145-144-65-144-145 64-144 144-144zM162 0c-89 0-162 73-162 162 0 90 73 162 162 162 90 0 162-72 162-162 0-89-72-162-162-162z">
          <text:p/>
        </draw:path>
        <draw:path draw:style-name="gr5" draw:text-style-name="P5" draw:layer="layout" svg:width="0.306cm" svg:height="0.306cm" svg:x="5.904cm" svg:y="10.34cm" svg:viewBox="0 0 307 307" svg:d="M307 153c0-85-68-153-153-153-84 0-154 68-154 153s70 154 154 154c85 0 153-69 153-154z">
          <text:p/>
        </draw:path>
        <draw:path draw:style-name="gr6" draw:text-style-name="P6" draw:layer="layout" svg:width="0.323cm" svg:height="0.323cm" svg:x="5.896cm" svg:y="10.331cm" svg:viewBox="0 0 324 324" svg:d="M162 18c80 0 144 64 144 144s-64 145-144 145c-79 0-145-65-145-145s66-144 145-144zM162 0c-90 0-162 73-162 162 0 90 72 162 162 162 89 0 162-72 162-162 0-89-73-162-162-162z">
          <text:p/>
        </draw:path>
        <draw:path draw:style-name="gr5" draw:text-style-name="P5" draw:layer="layout" svg:width="0.306cm" svg:height="0.306cm" svg:x="5.904cm" svg:y="10.527cm" svg:viewBox="0 0 307 307" svg:d="M307 153c0-84-68-153-153-153-84 0-154 69-154 153s70 154 154 154c85 0 153-70 153-154z">
          <text:p/>
        </draw:path>
        <draw:path draw:style-name="gr6" draw:text-style-name="P6" draw:layer="layout" svg:width="0.323cm" svg:height="0.324cm" svg:x="5.896cm" svg:y="10.518cm" svg:viewBox="0 0 324 325" svg:d="M162 18c80 0 144 65 144 144 0 80-64 145-144 145-79 0-145-65-145-145 0-79 66-144 145-144zM162 0c-90 0-162 73-162 162s72 163 162 163c89 0 162-74 162-163s-73-162-162-162z">
          <text:p/>
        </draw:path>
        <draw:path draw:style-name="gr5" draw:text-style-name="P5" draw:layer="layout" svg:width="0.306cm" svg:height="0.306cm" svg:x="6.227cm" svg:y="10.184cm" svg:viewBox="0 0 307 307" svg:d="M307 154c0-85-69-154-153-154s-154 69-154 154c0 84 70 153 154 153s153-69 153-153z">
          <text:p/>
        </draw:path>
        <draw:path draw:style-name="gr6" draw:text-style-name="P6" draw:layer="layout" svg:width="0.324cm" svg:height="0.323cm" svg:x="6.218cm" svg:y="10.175cm" svg:viewBox="0 0 325 324" svg:d="M163 18c80 0 144 64 144 144 0 79-64 144-144 144-79 0-145-65-145-144 0-80 66-144 145-144zM163 0c-90 0-163 73-163 162s73 162 163 162c89 0 162-73 162-162s-73-162-162-162z">
          <text:p/>
        </draw:path>
        <draw:path draw:style-name="gr5" draw:text-style-name="P5" draw:layer="layout" svg:width="0.306cm" svg:height="0.305cm" svg:x="6.442cm" svg:y="9.997cm" svg:viewBox="0 0 307 306" svg:d="M307 153c0-85-68-153-153-153s-154 68-154 153 69 153 154 153 153-68 153-153z">
          <text:p/>
        </draw:path>
        <draw:path draw:style-name="gr6" draw:text-style-name="P6" draw:layer="layout" svg:width="0.323cm" svg:height="0.323cm" svg:x="6.434cm" svg:y="9.988cm" svg:viewBox="0 0 324 324" svg:d="M161 18c81 0 145 64 145 144s-64 145-145 145c-79 0-144-65-144-145s65-144 144-144zM161 0c-89 0-161 72-161 162s72 162 161 162c90 0 163-72 163-162s-73-162-163-162z">
          <text:p/>
        </draw:path>
        <draw:path draw:style-name="gr5" draw:text-style-name="P5" draw:layer="layout" svg:width="0.305cm" svg:height="0.306cm" svg:x="6.658cm" svg:y="9.934cm" svg:viewBox="0 0 306 307" svg:d="M306 153c0-84-68-153-154-153-84 0-152 69-152 153 0 85 68 154 152 154 86 0 154-69 154-154z">
          <text:p/>
        </draw:path>
        <draw:path draw:style-name="gr6" draw:text-style-name="P6" draw:layer="layout" svg:width="0.323cm" svg:height="0.323cm" svg:x="6.649cm" svg:y="9.926cm" svg:viewBox="0 0 324 324" svg:d="M161 17c80 0 145 65 145 144 0 80-65 145-145 145-79 0-143-65-143-145 0-79 64-144 143-144zM161 0c-89 0-161 72-161 161 0 90 72 163 161 163 90 0 163-73 163-163 0-89-73-161-163-161z">
          <text:p/>
        </draw:path>
        <draw:path draw:style-name="gr5" draw:text-style-name="P5" draw:layer="layout" svg:width="0.305cm" svg:height="0.305cm" svg:x="7.519cm" svg:y="9.966cm" svg:viewBox="0 0 306 306" svg:d="M306 152c0-84-69-152-154-152-84 0-152 68-152 152 0 85 68 154 152 154 85 0 154-69 154-154z">
          <text:p/>
        </draw:path>
        <draw:path draw:style-name="gr6" draw:text-style-name="P6" draw:layer="layout" svg:width="0.323cm" svg:height="0.323cm" svg:x="7.51cm" svg:y="9.957cm" svg:viewBox="0 0 324 324" svg:d="M162 17c80 0 144 65 144 144 0 81-64 145-144 145-79 0-145-64-145-145 0-79 66-144 145-144zM162 0c-90 0-162 72-162 161 0 91 72 163 162 163s162-72 162-163c0-89-72-161-162-161z">
          <text:p/>
        </draw:path>
        <draw:path draw:style-name="gr5" draw:text-style-name="P5" draw:layer="layout" svg:width="0.306cm" svg:height="0.305cm" svg:x="7.411cm" svg:y="10.309cm" svg:viewBox="0 0 307 306" svg:d="M307 153c0-85-69-153-153-153-85 0-154 68-154 153s69 153 154 153c84 0 153-68 153-153z">
          <text:p/>
        </draw:path>
        <draw:path draw:style-name="gr6" draw:text-style-name="P6" draw:layer="layout" svg:width="0.323cm" svg:height="0.323cm" svg:x="7.402cm" svg:y="10.3cm" svg:viewBox="0 0 324 324" svg:d="M162 18c80 0 145 64 145 144s-65 145-145 145-144-65-144-145 64-144 144-144zM162 0c-89 0-162 72-162 162s73 162 162 162c90 0 162-72 162-162s-72-162-162-162z">
          <text:p/>
        </draw:path>
        <draw:path draw:style-name="gr5" draw:text-style-name="P5" draw:layer="layout" svg:width="0.306cm" svg:height="0.305cm" svg:x="7.411cm" svg:y="10.777cm" svg:viewBox="0 0 307 306" svg:d="M307 154c0-85-69-154-153-154-85 0-154 69-154 154 0 84 69 152 154 152 84 0 153-68 153-152z">
          <text:p/>
        </draw:path>
        <draw:path draw:style-name="gr6" draw:text-style-name="P6" draw:layer="layout" svg:width="0.323cm" svg:height="0.323cm" svg:x="7.402cm" svg:y="10.768cm" svg:viewBox="0 0 324 324" svg:d="M162 18c80 0 145 65 145 145 0 79-65 144-145 144s-144-65-144-144c0-80 64-145 144-145zM162 0c-89 0-162 73-162 163 0 89 73 161 162 161 90 0 162-72 162-161 0-90-72-163-162-163z">
          <text:p/>
        </draw:path>
        <draw:path draw:style-name="gr5" draw:text-style-name="P5" draw:layer="layout" svg:width="0.305cm" svg:height="0.305cm" svg:x="9.133cm" svg:y="10.153cm" svg:viewBox="0 0 306 306" svg:d="M306 154c0-85-68-154-153-154s-153 69-153 154c0 84 68 152 153 152s153-68 153-152z">
          <text:p/>
        </draw:path>
        <draw:path draw:style-name="gr6" draw:text-style-name="P6" draw:layer="layout" svg:width="0.323cm" svg:height="0.323cm" svg:x="9.124cm" svg:y="10.144cm" svg:viewBox="0 0 324 324" svg:d="M163 18c79 0 143 65 143 145 0 79-64 144-143 144-80 0-145-65-145-144 0-80 65-145 145-145zM163 0c-91 0-163 73-163 163 0 89 72 161 163 161 89 0 161-72 161-161 0-90-72-163-161-163z">
          <text:p/>
        </draw:path>
        <draw:path draw:style-name="gr5" draw:text-style-name="P5" draw:layer="layout" svg:width="0.306cm" svg:height="0.306cm" svg:x="8.379cm" svg:y="9.747cm" svg:viewBox="0 0 307 307" svg:d="M307 153c0-84-68-153-153-153-84 0-154 69-154 153 0 85 70 154 154 154 85 0 153-69 153-154z">
          <text:p/>
        </draw:path>
        <draw:path draw:style-name="gr6" draw:text-style-name="P6" draw:layer="layout" svg:width="0.323cm" svg:height="0.324cm" svg:x="8.371cm" svg:y="9.738cm" svg:viewBox="0 0 324 325" svg:d="M161 18c81 0 145 65 145 145s-64 144-145 144c-79 0-144-64-144-144s65-145 144-145zM161 0c-89 0-161 73-161 163 0 89 72 162 161 162 90 0 163-73 163-162 0-90-73-163-163-163z">
          <text:p/>
        </draw:path>
        <draw:path draw:style-name="gr5" draw:text-style-name="P5" draw:layer="layout" svg:width="0.305cm" svg:height="0.306cm" svg:x="8.272cm" svg:y="9.56cm" svg:viewBox="0 0 306 307" svg:d="M306 154c0-85-68-154-152-154-86 0-154 69-154 154 0 84 68 153 154 153 84 0 152-69 152-153z">
          <text:p/>
        </draw:path>
        <draw:path draw:style-name="gr6" draw:text-style-name="P6" draw:layer="layout" svg:width="0.323cm" svg:height="0.323cm" svg:x="8.263cm" svg:y="9.551cm" svg:viewBox="0 0 324 324" svg:d="M162 18c79 0 145 64 145 144 0 79-66 145-145 145-80 0-144-66-144-145 0-80 64-144 144-144zM162 0c-90 0-162 73-162 162s72 162 162 162c89 0 162-73 162-162s-73-162-162-162z">
          <text:p/>
        </draw:path>
        <draw:path draw:style-name="gr5" draw:text-style-name="P5" draw:layer="layout" svg:width="0.306cm" svg:height="0.306cm" svg:x="7.949cm" svg:y="9.435cm" svg:viewBox="0 0 307 307" svg:d="M307 153c0-84-69-153-153-153-86 0-154 69-154 153 0 85 68 154 154 154 84 0 153-69 153-154z">
          <text:p/>
        </draw:path>
        <draw:path draw:style-name="gr6" draw:text-style-name="P6" draw:layer="layout" svg:width="0.323cm" svg:height="0.324cm" svg:x="7.94cm" svg:y="9.426cm" svg:viewBox="0 0 324 325" svg:d="M162 18c79 0 145 64 145 145 0 80-66 144-145 144-80 0-144-64-144-144 0-81 64-145 144-145zM162 0c-89 0-162 73-162 163 0 89 73 162 162 162s162-73 162-162c0-90-73-163-162-163z">
          <text:p/>
        </draw:path>
        <draw:path draw:style-name="gr5" draw:text-style-name="P5" draw:layer="layout" svg:width="0.306cm" svg:height="0.306cm" svg:x="7.949cm" svg:y="9.31cm" svg:viewBox="0 0 307 307" svg:d="M307 153c0-84-69-153-153-153-86 0-154 69-154 153 0 85 68 154 154 154 84 0 153-69 153-154z">
          <text:p/>
        </draw:path>
        <draw:path draw:style-name="gr6" draw:text-style-name="P6" draw:layer="layout" svg:width="0.323cm" svg:height="0.323cm" svg:x="7.94cm" svg:y="9.302cm" svg:viewBox="0 0 324 324" svg:d="M162 17c79 0 145 65 145 144 0 81-66 145-145 145-80 0-144-64-144-145 0-79 64-144 144-144zM162 0c-89 0-162 72-162 161 0 90 73 163 162 163s162-73 162-163c0-89-73-161-162-161z">
          <text:p/>
        </draw:path>
        <draw:path draw:style-name="gr5" draw:text-style-name="P5" draw:layer="layout" svg:width="0.306cm" svg:height="0.305cm" svg:x="7.303cm" svg:y="9.529cm" svg:viewBox="0 0 307 306" svg:d="M307 154c0-86-68-154-154-154-84 0-153 68-153 154 0 84 69 152 153 152 86 0 154-68 154-152z">
          <text:p/>
        </draw:path>
        <draw:path draw:style-name="gr6" draw:text-style-name="P6" draw:layer="layout" svg:width="0.323cm" svg:height="0.323cm" svg:x="7.295cm" svg:y="9.52cm" svg:viewBox="0 0 324 324" svg:d="M161 19c80 0 145 64 145 144 0 79-65 144-145 144-79 0-144-65-144-144 0-80 65-144 144-144zM161 0c-89 0-161 73-161 163 0 89 72 161 161 161s163-72 163-161c0-90-74-163-163-163z">
          <text:p/>
        </draw:path>
        <draw:path draw:style-name="gr5" draw:text-style-name="P5" draw:layer="layout" svg:width="0.305cm" svg:height="0.306cm" svg:x="6.658cm" svg:y="9.56cm" svg:viewBox="0 0 306 307" svg:d="M306 154c0-85-68-154-154-154-84 0-152 69-152 154 0 84 68 153 152 153 86 0 154-69 154-153z">
          <text:p/>
        </draw:path>
        <draw:path draw:style-name="gr6" draw:text-style-name="P6" draw:layer="layout" svg:width="0.323cm" svg:height="0.323cm" svg:x="6.649cm" svg:y="9.551cm" svg:viewBox="0 0 324 324" svg:d="M161 18c80 0 145 64 145 144 0 79-65 145-145 145-79 0-143-66-143-145 0-80 64-144 143-144zM161 0c-89 0-161 73-161 162s72 162 161 162c90 0 163-73 163-162s-73-162-163-162z">
          <text:p/>
        </draw:path>
        <draw:path draw:style-name="gr5" draw:text-style-name="P5" draw:layer="layout" svg:width="0.306cm" svg:height="0.306cm" svg:x="5.904cm" svg:y="9.622cm" svg:viewBox="0 0 307 307" svg:d="M307 153c0-84-68-153-153-153-84 0-154 69-154 153 0 85 70 154 154 154 85 0 153-69 153-154z">
          <text:p/>
        </draw:path>
        <draw:path draw:style-name="gr6" draw:text-style-name="P6" draw:layer="layout" svg:width="0.323cm" svg:height="0.323cm" svg:x="5.896cm" svg:y="9.614cm" svg:viewBox="0 0 324 324" svg:d="M162 17c80 0 144 65 144 144 0 81-64 145-144 145-79 0-145-64-145-145 0-79 66-144 145-144zM162 0c-90 0-162 72-162 161 0 90 72 163 162 163 89 0 162-73 162-163 0-89-73-161-162-161z">
          <text:p/>
        </draw:path>
        <draw:path draw:style-name="gr5" draw:text-style-name="P5" draw:layer="layout" svg:width="0.305cm" svg:height="0.306cm" svg:x="6.12cm" svg:y="9.872cm" svg:viewBox="0 0 306 307" svg:d="M306 154c0-85-68-154-153-154s-153 69-153 154c0 84 68 153 153 153s153-69 153-153z">
          <text:p/>
        </draw:path>
        <draw:path draw:style-name="gr6" draw:text-style-name="P6" draw:layer="layout" svg:width="0.323cm" svg:height="0.323cm" svg:x="6.111cm" svg:y="9.863cm" svg:viewBox="0 0 324 324" svg:d="M161 18c81 0 145 64 145 144 0 79-64 144-145 144-79 0-144-65-144-144 0-80 65-144 144-144zM161 0c-89 0-161 73-161 162s72 162 161 162c91 0 163-73 163-162s-72-162-163-162z">
          <text:p/>
        </draw:path>
        <draw:path draw:style-name="gr5" draw:text-style-name="P5" draw:layer="layout" svg:width="0.306cm" svg:height="0.305cm" svg:x="5.474cm" svg:y="9.529cm" svg:viewBox="0 0 307 306" svg:d="M307 154c0-86-69-154-154-154s-153 68-153 154c0 84 68 152 153 152s154-68 154-152z">
          <text:p/>
        </draw:path>
        <draw:path draw:style-name="gr6" draw:text-style-name="P6" draw:layer="layout" svg:width="0.323cm" svg:height="0.323cm" svg:x="5.465cm" svg:y="9.52cm" svg:viewBox="0 0 324 324" svg:d="M162 19c80 0 145 64 145 144 0 79-65 144-145 144s-144-65-144-144c0-80 64-144 144-144zM162 0c-89 0-162 73-162 163 0 89 73 161 162 161 90 0 162-72 162-161 0-90-72-163-162-163z">
          <text:p/>
        </draw:path>
        <draw:path draw:style-name="gr5" draw:text-style-name="P5" draw:layer="layout" svg:width="0.306cm" svg:height="0.305cm" svg:x="5.904cm" svg:y="9.342cm" svg:viewBox="0 0 307 306" svg:d="M307 152c0-84-68-152-153-152-84 0-154 68-154 152 0 85 70 154 154 154 85 0 153-69 153-154z">
          <text:p/>
        </draw:path>
        <draw:path draw:style-name="gr6" draw:text-style-name="P6" draw:layer="layout" svg:width="0.323cm" svg:height="0.323cm" svg:x="5.896cm" svg:y="9.333cm" svg:viewBox="0 0 324 324" svg:d="M162 17c80 0 144 65 144 144 0 81-64 145-144 145-79 0-145-64-145-145 0-79 66-144 145-144zM162 0c-90 0-162 72-162 161 0 91 72 163 162 163 89 0 162-72 162-163 0-89-73-161-162-161z">
          <text:p/>
        </draw:path>
        <draw:path draw:style-name="gr5" draw:text-style-name="P5" draw:layer="layout" svg:width="0.306cm" svg:height="0.306cm" svg:x="6.55cm" svg:y="9.279cm" svg:viewBox="0 0 307 307" svg:d="M307 154c0-84-69-154-153-154-85 0-154 70-154 154s69 153 154 153c84 0 153-69 153-153z">
          <text:p/>
        </draw:path>
        <draw:path draw:style-name="gr6" draw:text-style-name="P6" draw:layer="layout" svg:width="0.323cm" svg:height="0.324cm" svg:x="6.541cm" svg:y="9.27cm" svg:viewBox="0 0 324 325" svg:d="M163 18c79 0 144 64 144 144s-65 145-144 145c-80 0-145-65-145-145s65-144 145-144zM163 0c-90 0-163 73-163 162s73 163 163 163c89 0 161-74 161-163s-72-162-161-162z">
          <text:p/>
        </draw:path>
        <draw:path draw:style-name="gr5" draw:text-style-name="P5" draw:layer="layout" svg:width="0.306cm" svg:height="0.306cm" svg:x="5.689cm" svg:y="9.123cm" svg:viewBox="0 0 307 307" svg:d="M307 153c0-84-70-153-154-153s-153 69-153 153c0 85 69 154 153 154s154-69 154-154z">
          <text:p/>
        </draw:path>
        <draw:path draw:style-name="gr6" draw:text-style-name="P6" draw:layer="layout" svg:width="0.324cm" svg:height="0.324cm" svg:x="5.68cm" svg:y="9.114cm" svg:viewBox="0 0 325 325" svg:d="M162 18c80 0 145 64 145 145 0 79-65 144-145 144s-144-65-144-144c0-81 64-145 144-145zM162 0c-89 0-162 73-162 163 0 89 73 162 162 162s163-73 163-162c0-90-74-163-163-163z">
          <text:p/>
        </draw:path>
        <draw:path draw:style-name="gr5" draw:text-style-name="P5" draw:layer="layout" svg:width="0.306cm" svg:height="0.306cm" svg:x="5.474cm" svg:y="9.248cm" svg:viewBox="0 0 307 307" svg:d="M307 154c0-85-69-154-154-154s-153 69-153 154c0 84 68 153 153 153s154-69 154-153z">
          <text:p/>
        </draw:path>
        <draw:path draw:style-name="gr6" draw:text-style-name="P6" draw:layer="layout" svg:width="0.323cm" svg:height="0.323cm" svg:x="5.465cm" svg:y="9.239cm" svg:viewBox="0 0 324 324" svg:d="M162 18c80 0 145 64 145 144 0 79-65 145-145 145s-144-66-144-145c0-80 64-144 144-144zM162 0c-89 0-162 73-162 162s73 162 162 162c90 0 162-73 162-162s-72-162-162-162z">
          <text:p/>
        </draw:path>
        <draw:path draw:style-name="gr5" draw:text-style-name="P5" draw:layer="layout" svg:width="0.305cm" svg:height="0.306cm" svg:x="6.335cm" svg:y="8.967cm" svg:viewBox="0 0 306 307" svg:d="M306 154c0-84-68-154-153-154s-153 70-153 154 68 153 153 153 153-69 153-153z">
          <text:p/>
        </draw:path>
        <draw:path draw:style-name="gr6" draw:text-style-name="P6" draw:layer="layout" svg:width="0.323cm" svg:height="0.324cm" svg:x="6.326cm" svg:y="8.958cm" svg:viewBox="0 0 324 325" svg:d="M162 18c79 0 145 64 145 144 0 79-66 145-145 145-80 0-144-66-144-145 0-80 64-144 144-144zM162 0c-90 0-162 73-162 162 0 90 72 163 162 163 89 0 162-73 162-163 0-89-73-162-162-162z">
          <text:p/>
        </draw:path>
        <draw:path draw:style-name="gr5" draw:text-style-name="P5" draw:layer="layout" svg:width="0.306cm" svg:height="0.305cm" svg:x="5.366cm" svg:y="8.749cm" svg:viewBox="0 0 307 306" svg:d="M307 153c0-85-69-153-154-153-84 0-153 68-153 153 0 84 69 153 153 153 85 0 154-69 154-153z">
          <text:p/>
        </draw:path>
        <draw:path draw:style-name="gr6" draw:text-style-name="P6" draw:layer="layout" svg:width="0.323cm" svg:height="0.323cm" svg:x="5.358cm" svg:y="8.74cm" svg:viewBox="0 0 324 324" svg:d="M161 18c80 0 145 64 145 145 0 79-65 143-145 143-79 0-144-64-144-143 0-81 65-145 144-145zM161 0c-89 0-161 72-161 163 0 89 72 161 161 161s163-72 163-161c0-91-74-163-163-163z">
          <text:p/>
        </draw:path>
        <draw:path draw:style-name="gr5" draw:text-style-name="P5" draw:layer="layout" svg:width="0.306cm" svg:height="0.305cm" svg:x="4.613cm" svg:y="9.841cm" svg:viewBox="0 0 307 306" svg:d="M307 154c0-86-69-154-153-154-86 0-154 68-154 154 0 84 68 152 154 152 84 0 153-68 153-152z">
          <text:p/>
        </draw:path>
        <draw:path draw:style-name="gr6" draw:text-style-name="P6" draw:layer="layout" svg:width="0.323cm" svg:height="0.323cm" svg:x="4.604cm" svg:y="9.832cm" svg:viewBox="0 0 324 324" svg:d="M163 18c79 0 144 65 144 145 0 79-65 144-144 144-80 0-145-65-145-144 0-80 65-145 145-145zM163 0c-90 0-163 73-163 163 0 89 73 161 163 161 89 0 161-72 161-161 0-90-72-163-161-163z">
          <text:p/>
        </draw:path>
        <draw:path draw:style-name="gr5" draw:text-style-name="P5" draw:layer="layout" svg:width="0.306cm" svg:height="0.305cm" svg:x="4.29cm" svg:y="9.841cm" svg:viewBox="0 0 307 306" svg:d="M307 154c0-86-69-154-153-154-85 0-154 68-154 154 0 84 69 152 154 152 84 0 153-68 153-152z">
          <text:p/>
        </draw:path>
        <draw:path draw:style-name="gr6" draw:text-style-name="P6" draw:layer="layout" svg:width="0.324cm" svg:height="0.323cm" svg:x="4.281cm" svg:y="9.832cm" svg:viewBox="0 0 325 324" svg:d="M163 18c80 0 144 65 144 145 0 79-64 144-144 144-79 0-145-65-145-144 0-80 66-145 145-145zM163 0c-90 0-163 73-163 163 0 89 73 161 163 161 89 0 162-72 162-161 0-90-73-163-162-163z">
          <text:p/>
        </draw:path>
        <draw:path draw:style-name="gr5" draw:text-style-name="P5" draw:layer="layout" svg:width="0.306cm" svg:height="0.306cm" svg:x="4.613cm" svg:y="9.934cm" svg:viewBox="0 0 307 307" svg:d="M307 153c0-84-69-153-153-153-86 0-154 69-154 153 0 85 68 154 154 154 84 0 153-69 153-154z">
          <text:p/>
        </draw:path>
        <draw:path draw:style-name="gr6" draw:text-style-name="P6" draw:layer="layout" svg:width="0.323cm" svg:height="0.323cm" svg:x="4.604cm" svg:y="9.926cm" svg:viewBox="0 0 324 324" svg:d="M163 17c79 0 144 65 144 144 0 80-65 145-144 145-80 0-145-65-145-145 0-79 65-144 145-144zM163 0c-90 0-163 72-163 161 0 90 73 163 163 163 89 0 161-73 161-163 0-89-72-161-161-161z">
          <text:p/>
        </draw:path>
        <draw:path draw:style-name="gr5" draw:text-style-name="P5" draw:layer="layout" svg:width="0.305cm" svg:height="0.306cm" svg:x="5.259cm" svg:y="9.934cm" svg:viewBox="0 0 306 307" svg:d="M306 153c0-84-68-153-152-153-86 0-154 69-154 153 0 85 68 154 154 154 84 0 152-69 152-154z">
          <text:p/>
        </draw:path>
        <draw:path draw:style-name="gr6" draw:text-style-name="P6" draw:layer="layout" svg:width="0.323cm" svg:height="0.323cm" svg:x="5.25cm" svg:y="9.926cm" svg:viewBox="0 0 324 324" svg:d="M163 17c79 0 143 65 143 144 0 80-64 145-143 145-80 0-145-65-145-145 0-79 65-144 145-144zM163 0c-91 0-163 72-163 161 0 90 72 163 163 163 89 0 161-73 161-163 0-89-72-161-161-161z">
          <text:p/>
        </draw:path>
        <draw:path draw:style-name="gr5" draw:text-style-name="P5" draw:layer="layout" svg:width="0.306cm" svg:height="0.306cm" svg:x="5.366cm" svg:y="9.404cm" svg:viewBox="0 0 307 307" svg:d="M307 153c0-85-69-153-154-153-84 0-153 68-153 153s69 154 153 154c85 0 154-69 154-154z">
          <text:p/>
        </draw:path>
        <draw:path draw:style-name="gr6" draw:text-style-name="P6" draw:layer="layout" svg:width="0.323cm" svg:height="0.323cm" svg:x="5.358cm" svg:y="9.395cm" svg:viewBox="0 0 324 324" svg:d="M161 18c80 0 145 64 145 145 0 79-65 144-145 144-79 0-144-65-144-144 0-81 65-145 144-145zM161 0c-89 0-161 73-161 163 0 89 72 161 161 161s163-72 163-161c0-90-74-163-163-163z">
          <text:p/>
        </draw:path>
        <draw:path draw:style-name="gr5" draw:text-style-name="P5" draw:layer="layout" svg:width="0.306cm" svg:height="0.306cm" svg:x="6.012cm" svg:y="9.466cm" svg:viewBox="0 0 307 307" svg:d="M307 154c0-85-70-154-154-154-85 0-153 69-153 154s68 153 153 153c84 0 154-68 154-153z">
          <text:p/>
        </draw:path>
        <draw:path draw:style-name="gr6" draw:text-style-name="P6" draw:layer="layout" svg:width="0.323cm" svg:height="0.323cm" svg:x="6.003cm" svg:y="9.458cm" svg:viewBox="0 0 324 324" svg:d="M162 17c79 0 145 66 145 145 0 80-66 144-145 144-80 0-144-64-144-144 0-79 64-145 144-145zM162 0c-89 0-162 73-162 162s73 162 162 162 162-73 162-162-73-162-162-162z">
          <text:p/>
        </draw:path>
        <draw:path draw:style-name="gr5" draw:text-style-name="P5" draw:layer="layout" svg:width="0.305cm" svg:height="0.305cm" svg:x="6.981cm" svg:y="9.966cm" svg:viewBox="0 0 306 306" svg:d="M306 152c0-84-68-152-154-152-84 0-152 68-152 152 0 85 68 154 152 154 86 0 154-69 154-154z">
          <text:p/>
        </draw:path>
        <draw:path draw:style-name="gr6" draw:text-style-name="P6" draw:layer="layout" svg:width="0.323cm" svg:height="0.323cm" svg:x="6.972cm" svg:y="9.957cm" svg:viewBox="0 0 324 324" svg:d="M161 17c80 0 145 65 145 144 0 81-65 145-145 145-79 0-144-64-144-145 0-79 65-144 144-144zM161 0c-89 0-161 72-161 161 0 91 72 163 161 163 90 0 163-72 163-163 0-89-73-161-163-161z">
          <text:p/>
        </draw:path>
        <draw:path draw:style-name="gr5" draw:text-style-name="P5" draw:layer="layout" svg:width="0.306cm" svg:height="0.305cm" svg:x="4.828cm" svg:y="9.498cm" svg:viewBox="0 0 307 306" svg:d="M307 153c0-85-69-153-154-153-84 0-153 68-153 153s69 153 153 153c85 0 154-68 154-153z">
          <text:p/>
        </draw:path>
        <draw:path draw:style-name="gr6" draw:text-style-name="P6" draw:layer="layout" svg:width="0.323cm" svg:height="0.323cm" svg:x="4.82cm" svg:y="9.489cm" svg:viewBox="0 0 324 324" svg:d="M161 17c81 0 145 66 145 145 0 80-64 144-145 144-79 0-144-64-144-144 0-79 65-145 144-145zM161 0c-89 0-161 73-161 162 0 90 72 162 161 162 90 0 163-72 163-162 0-89-73-162-163-162z">
          <text:p/>
        </draw:path>
        <draw:path draw:style-name="gr5" draw:text-style-name="P5" draw:layer="layout" svg:width="0.306cm" svg:height="0.305cm" svg:x="4.613cm" svg:y="9.654cm" svg:viewBox="0 0 307 306" svg:d="M307 152c0-84-69-152-153-152-86 0-154 68-154 152 0 85 68 154 154 154 84 0 153-69 153-154z">
          <text:p/>
        </draw:path>
        <draw:path draw:style-name="gr6" draw:text-style-name="P6" draw:layer="layout" svg:width="0.323cm" svg:height="0.323cm" svg:x="4.604cm" svg:y="9.645cm" svg:viewBox="0 0 324 324" svg:d="M163 17c79 0 144 65 144 144 0 81-65 145-144 145-80 0-145-64-145-145 0-79 65-144 145-144zM163 0c-90 0-163 72-163 161 0 91 73 163 163 163 89 0 161-72 161-163 0-89-72-161-161-161z">
          <text:p/>
        </draw:path>
        <draw:path draw:style-name="gr5" draw:text-style-name="P5" draw:layer="layout" svg:width="0.305cm" svg:height="0.306cm" svg:x="5.259cm" svg:y="9.716cm" svg:viewBox="0 0 306 307" svg:d="M306 153c0-85-68-153-152-153-86 0-154 68-154 153s68 154 154 154c84 0 152-69 152-154z">
          <text:p/>
        </draw:path>
        <draw:path draw:style-name="gr6" draw:text-style-name="P6" draw:layer="layout" svg:width="0.323cm" svg:height="0.323cm" svg:x="5.25cm" svg:y="9.707cm" svg:viewBox="0 0 324 324" svg:d="M163 18c79 0 143 64 143 145 0 79-64 144-143 144-80 0-145-65-145-144 0-81 65-145 145-145zM163 0c-91 0-163 73-163 163 0 89 72 161 163 161 89 0 161-72 161-161 0-90-72-163-161-163z">
          <text:p/>
        </draw:path>
        <draw:path draw:style-name="gr5" draw:text-style-name="P5" draw:layer="layout" svg:width="0.306cm" svg:height="0.306cm" svg:x="5.151cm" svg:y="9.591cm" svg:viewBox="0 0 307 307" svg:d="M307 154c0-84-69-154-154-154-84 0-153 70-153 154s69 153 153 153c85 0 154-69 154-153z">
          <text:p/>
        </draw:path>
        <draw:path draw:style-name="gr6" draw:text-style-name="P6" draw:layer="layout" svg:width="0.324cm" svg:height="0.324cm" svg:x="5.142cm" svg:y="9.582cm" svg:viewBox="0 0 325 325" svg:d="M162 18c80 0 145 64 145 144s-65 145-145 145-144-65-144-145 64-144 144-144zM162 0c-89 0-162 73-162 162s73 163 162 163c90 0 163-74 163-163s-73-162-163-162z">
          <text:p/>
        </draw:path>
        <draw:path draw:style-name="gr5" draw:text-style-name="P5" draw:layer="layout" svg:width="0.305cm" svg:height="0.305cm" svg:x="5.044cm" svg:y="9.841cm" svg:viewBox="0 0 306 306" svg:d="M306 154c0-86-69-154-154-154-84 0-152 68-152 154 0 84 68 152 152 152 85 0 154-68 154-152z">
          <text:p/>
        </draw:path>
        <draw:path draw:style-name="gr6" draw:text-style-name="P6" draw:layer="layout" svg:width="0.323cm" svg:height="0.323cm" svg:x="5.035cm" svg:y="9.832cm" svg:viewBox="0 0 324 324" svg:d="M161 18c80 0 145 65 145 145 0 79-65 144-145 144-79 0-144-65-144-144 0-80 65-145 144-145zM161 0c-89 0-161 73-161 163 0 89 72 161 161 161 90 0 163-72 163-161 0-90-73-163-163-163z">
          <text:p/>
        </draw:path>
        <draw:path draw:style-name="gr7" draw:text-style-name="P7" draw:layer="layout" svg:width="0.306cm" svg:height="0.306cm" svg:x="9.291cm" svg:y="9.812cm" svg:viewBox="0 0 307 307" svg:d="M307 154c0-85-68-154-153-154-84 0-154 69-154 154s70 153 154 153c85 0 153-68 153-153z">
          <text:p/>
        </draw:path>
        <draw:path draw:style-name="gr6" draw:text-style-name="P6" draw:layer="layout" svg:width="0.323cm" svg:height="0.323cm" svg:x="9.283cm" svg:y="9.804cm" svg:viewBox="0 0 324 324" svg:d="M161 17c80 0 145 66 145 145 0 80-65 144-145 144-79 0-144-64-144-144 0-79 65-145 144-145zM161 0c-89 0-161 73-161 162s72 162 161 162c90 0 163-73 163-162s-73-162-163-162z">
          <text:p/>
        </draw:path>
        <draw:path draw:style-name="gr7" draw:text-style-name="P7" draw:layer="layout" svg:width="0.306cm" svg:height="0.305cm" svg:x="8.864cm" svg:y="9.75cm" svg:viewBox="0 0 307 306" svg:d="M307 152c0-84-69-152-153-152-85 0-154 68-154 152 0 86 69 154 154 154 84 0 153-68 153-154z">
          <text:p/>
        </draw:path>
        <draw:path draw:style-name="gr6" draw:text-style-name="P6" draw:layer="layout" svg:width="0.323cm" svg:height="0.323cm" svg:x="8.855cm" svg:y="9.741cm" svg:viewBox="0 0 324 324" svg:d="M163 17c79 0 144 65 144 145s-65 144-144 144c-80 0-145-64-145-144s65-145 145-145zM163 0c-89 0-163 72-163 162s74 162 163 162 161-72 161-162-72-162-161-162z">
          <text:p/>
        </draw:path>
        <draw:path draw:style-name="gr7" draw:text-style-name="P7" draw:layer="layout" svg:width="0.305cm" svg:height="0.305cm" svg:x="9.078cm" svg:y="9.247cm" svg:viewBox="0 0 306 306" svg:d="M306 153c0-84-68-153-153-153s-153 69-153 153c0 85 68 153 153 153s153-68 153-153z">
          <text:p/>
        </draw:path>
        <draw:path draw:style-name="gr6" draw:text-style-name="P6" draw:layer="layout" svg:width="0.323cm" svg:height="0.323cm" svg:x="9.069cm" svg:y="9.238cm" svg:viewBox="0 0 324 324" svg:d="M163 17c79 0 143 65 143 144 0 80-64 145-143 145-81 0-145-65-145-145 0-79 64-144 145-144zM163 0c-91 0-163 72-163 161 0 90 72 163 163 163 89 0 161-73 161-163 0-89-72-161-161-161z">
          <text:p/>
        </draw:path>
        <draw:path draw:style-name="gr7" draw:text-style-name="P7" draw:layer="layout" svg:width="0.305cm" svg:height="0.306cm" svg:x="8.971cm" svg:y="8.932cm" svg:viewBox="0 0 306 307" svg:d="M306 154c0-84-68-154-152-154-85 0-154 70-154 154s69 153 154 153c84 0 152-69 152-153z">
          <text:p/>
        </draw:path>
        <draw:path draw:style-name="gr6" draw:text-style-name="P6" draw:layer="layout" svg:width="0.323cm" svg:height="0.324cm" svg:x="8.962cm" svg:y="8.923cm" svg:viewBox="0 0 324 325" svg:d="M162 18c79 0 145 65 145 144 0 80-66 145-145 145-80 0-144-65-144-145 0-79 64-144 144-144zM162 0c-90 0-162 73-162 162s72 163 162 163 162-74 162-163-72-162-162-162z">
          <text:p/>
        </draw:path>
        <draw:path draw:style-name="gr7" draw:text-style-name="P7" draw:layer="layout" svg:width="0.306cm" svg:height="0.305cm" svg:x="8.33cm" svg:y="8.618cm" svg:viewBox="0 0 307 306" svg:d="M307 154c0-86-69-154-153-154-85 0-154 68-154 154 0 84 69 152 154 152 84 0 153-68 153-152z">
          <text:p/>
        </draw:path>
        <draw:path draw:style-name="gr6" draw:text-style-name="P6" draw:layer="layout" svg:width="0.323cm" svg:height="0.323cm" svg:x="8.321cm" svg:y="8.609cm" svg:viewBox="0 0 324 324" svg:d="M162 18c80 0 145 64 145 144 0 79-65 145-145 145s-144-66-144-145c0-80 64-144 144-144zM162 0c-89 0-162 72-162 162 0 89 73 162 162 162 90 0 162-73 162-162 0-90-72-162-162-162z">
          <text:p/>
        </draw:path>
        <draw:path draw:style-name="gr7" draw:text-style-name="P7" draw:layer="layout" svg:width="0.305cm" svg:height="0.305cm" svg:x="8.01cm" svg:y="8.744cm" svg:viewBox="0 0 306 306" svg:d="M306 152c0-84-68-152-153-152s-153 68-153 152c0 85 68 154 153 154s153-69 153-154z">
          <text:p/>
        </draw:path>
        <draw:path draw:style-name="gr6" draw:text-style-name="P6" draw:layer="layout" svg:width="0.323cm" svg:height="0.323cm" svg:x="8.001cm" svg:y="8.735cm" svg:viewBox="0 0 324 324" svg:d="M161 18c81 0 145 64 145 144s-64 144-145 144c-79 0-144-64-144-144s65-144 144-144zM161 0c-89 0-161 72-161 162s72 162 161 162c91 0 163-72 163-162s-72-162-163-162z">
          <text:p/>
        </draw:path>
        <draw:path draw:style-name="gr7" draw:text-style-name="P7" draw:layer="layout" svg:width="0.306cm" svg:height="0.306cm" svg:x="7.689cm" svg:y="8.775cm" svg:viewBox="0 0 307 307" svg:d="M307 153c0-85-69-153-153-153-85 0-154 68-154 153s69 154 154 154c84 0 153-69 153-154z">
          <text:p/>
        </draw:path>
        <draw:path draw:style-name="gr6" draw:text-style-name="P6" draw:layer="layout" svg:width="0.324cm" svg:height="0.323cm" svg:x="7.68cm" svg:y="8.766cm" svg:viewBox="0 0 325 324" svg:d="M162 18c80 0 145 64 145 145 0 79-65 144-145 144s-144-65-144-144c0-81 64-145 144-145zM162 0c-89 0-162 73-162 163 0 89 73 161 162 161 90 0 163-72 163-161 0-90-73-163-163-163z">
          <text:p/>
        </draw:path>
        <draw:path draw:style-name="gr7" draw:text-style-name="P7" draw:layer="layout" svg:width="0.306cm" svg:height="0.305cm" svg:x="7.155cm" svg:y="8.807cm" svg:viewBox="0 0 307 306" svg:d="M307 152c0-84-69-152-153-152s-154 68-154 152c0 86 70 154 154 154s153-68 153-154z">
          <text:p/>
        </draw:path>
        <draw:path draw:style-name="gr6" draw:text-style-name="P6" draw:layer="layout" svg:width="0.323cm" svg:height="0.323cm" svg:x="7.146cm" svg:y="8.798cm" svg:viewBox="0 0 324 324" svg:d="M163 17c79 0 144 65 144 145s-65 144-144 144c-81 0-145-64-145-144s64-145 145-145zM163 0c-90 0-163 72-163 162s73 162 163 162c89 0 161-72 161-162s-72-162-161-162z">
          <text:p/>
        </draw:path>
        <draw:path draw:style-name="gr7" draw:text-style-name="P7" draw:layer="layout" svg:width="0.305cm" svg:height="0.305cm" svg:x="6.835cm" svg:y="8.807cm" svg:viewBox="0 0 306 306" svg:d="M306 152c0-84-68-152-153-152-84 0-153 68-153 152 0 86 69 154 153 154 85 0 153-68 153-154z">
          <text:p/>
        </draw:path>
        <draw:path draw:style-name="gr6" draw:text-style-name="P6" draw:layer="layout" svg:width="0.323cm" svg:height="0.323cm" svg:x="6.826cm" svg:y="8.798cm" svg:viewBox="0 0 324 324" svg:d="M162 17c80 0 144 65 144 145s-64 144-144 144-144-64-144-144 64-145 144-145zM162 0c-90 0-162 72-162 162s72 162 162 162 162-72 162-162-72-162-162-162z">
          <text:p/>
        </draw:path>
        <draw:path draw:style-name="gr7" draw:text-style-name="P7" draw:layer="layout" svg:width="0.306cm" svg:height="0.305cm" svg:x="6.087cm" svg:y="8.744cm" svg:viewBox="0 0 307 306" svg:d="M307 152c0-84-69-152-154-152s-153 68-153 152c0 85 68 154 153 154s154-69 154-154z">
          <text:p/>
        </draw:path>
        <draw:path draw:style-name="gr6" draw:text-style-name="P6" draw:layer="layout" svg:width="0.323cm" svg:height="0.323cm" svg:x="6.078cm" svg:y="8.735cm" svg:viewBox="0 0 324 324" svg:d="M162 18c80 0 145 64 145 144s-65 144-145 144-144-64-144-144 64-144 144-144zM162 0c-90 0-162 72-162 162s72 162 162 162 162-72 162-162-72-162-162-162z">
          <text:p/>
        </draw:path>
        <draw:path draw:style-name="gr7" draw:text-style-name="P7" draw:layer="layout" svg:width="0.306cm" svg:height="0.305cm" svg:x="5.873cm" svg:y="8.744cm" svg:viewBox="0 0 307 306" svg:d="M307 152c0-84-69-152-153-152-85 0-154 68-154 152 0 85 69 154 154 154 84 0 153-69 153-154z">
          <text:p/>
        </draw:path>
        <draw:path draw:style-name="gr6" draw:text-style-name="P6" draw:layer="layout" svg:width="0.323cm" svg:height="0.323cm" svg:x="5.865cm" svg:y="8.735cm" svg:viewBox="0 0 324 324" svg:d="M162 18c80 0 144 64 144 144s-64 144-144 144-145-64-145-144 65-144 145-144zM162 0c-90 0-162 72-162 162s72 162 162 162c89 0 162-72 162-162s-73-162-162-162z">
          <text:p/>
        </draw:path>
        <draw:path draw:style-name="gr7" draw:text-style-name="P7" draw:layer="layout" svg:width="0.305cm" svg:height="0.306cm" svg:x="6.301cm" svg:y="8.775cm" svg:viewBox="0 0 306 307" svg:d="M306 153c0-85-69-153-154-153-84 0-152 68-152 153s68 154 152 154c85 0 154-69 154-154z">
          <text:p/>
        </draw:path>
        <draw:path draw:style-name="gr6" draw:text-style-name="P6" draw:layer="layout" svg:width="0.323cm" svg:height="0.323cm" svg:x="6.292cm" svg:y="8.766cm" svg:viewBox="0 0 324 324" svg:d="M162 18c80 0 144 64 144 145 0 79-64 144-144 144-79 0-144-65-144-144 0-81 65-145 144-145zM162 0c-89 0-162 73-162 163 0 89 73 161 162 161 90 0 162-72 162-161 0-90-72-163-162-163z">
          <text:p/>
        </draw:path>
        <draw:path draw:style-name="gr7" draw:text-style-name="P7" draw:layer="layout" svg:width="0.306cm" svg:height="0.305cm" svg:x="6.621cm" svg:y="8.398cm" svg:viewBox="0 0 307 306" svg:d="M307 153c0-85-70-153-154-153-85 0-153 68-153 153 0 84 68 153 153 153 84 0 154-69 154-153z">
          <text:p/>
        </draw:path>
        <draw:path draw:style-name="gr6" draw:text-style-name="P6" draw:layer="layout" svg:width="0.323cm" svg:height="0.323cm" svg:x="6.612cm" svg:y="8.389cm" svg:viewBox="0 0 324 324" svg:d="M163 18c79 0 144 64 144 144s-65 145-144 145c-80 0-144-65-144-145s64-144 144-144zM163 0c-89 0-163 72-163 162s74 162 163 162 161-72 161-162-72-162-161-162z">
          <text:p/>
        </draw:path>
        <draw:path draw:style-name="gr7" draw:text-style-name="P7" draw:layer="layout" svg:width="0.306cm" svg:height="0.305cm" svg:x="5.873cm" svg:y="8.398cm" svg:viewBox="0 0 307 306" svg:d="M307 153c0-85-69-153-153-153-85 0-154 68-154 153 0 84 69 153 154 153 84 0 153-69 153-153z">
          <text:p/>
        </draw:path>
        <draw:path draw:style-name="gr6" draw:text-style-name="P6" draw:layer="layout" svg:width="0.323cm" svg:height="0.323cm" svg:x="5.865cm" svg:y="8.389cm" svg:viewBox="0 0 324 324" svg:d="M162 18c80 0 144 64 144 144s-64 145-144 145-145-65-145-145 65-144 145-144zM162 0c-90 0-162 72-162 162s72 162 162 162c89 0 162-72 162-162s-73-162-162-162z">
          <text:p/>
        </draw:path>
        <draw:path draw:style-name="gr7" draw:text-style-name="P7" draw:layer="layout" svg:width="0.306cm" svg:height="0.306cm" svg:x="5.98cm" svg:y="7.989cm" svg:viewBox="0 0 307 307" svg:d="M307 154c0-85-70-154-154-154s-153 69-153 154c0 84 69 153 153 153s154-69 154-153z">
          <text:p/>
        </draw:path>
        <draw:path draw:style-name="gr6" draw:text-style-name="P6" draw:layer="layout" svg:width="0.324cm" svg:height="0.324cm" svg:x="5.971cm" svg:y="7.98cm" svg:viewBox="0 0 325 325" svg:d="M163 18c79 0 144 65 144 144 0 80-65 145-144 145-80 0-144-65-144-145 0-79 64-144 144-144zM163 0c-89 0-163 73-163 162s74 163 163 163 162-74 162-163-73-162-162-162z">
          <text:p/>
        </draw:path>
        <draw:path draw:style-name="gr7" draw:text-style-name="P7" draw:layer="layout" svg:width="0.305cm" svg:height="0.305cm" svg:x="6.194cm" svg:y="7.864cm" svg:viewBox="0 0 306 306" svg:d="M306 152c0-84-68-152-152-152-85 0-154 68-154 152 0 86 69 154 154 154 84 0 152-68 152-154z">
          <text:p/>
        </draw:path>
        <draw:path draw:style-name="gr6" draw:text-style-name="P6" draw:layer="layout" svg:width="0.323cm" svg:height="0.323cm" svg:x="6.185cm" svg:y="7.855cm" svg:viewBox="0 0 324 324" svg:d="M163 17c79 0 144 66 144 145 0 80-65 144-144 144-81 0-145-64-145-144 0-79 64-145 145-145zM163 0c-91 0-163 73-163 162 0 90 72 162 163 162 89 0 161-72 161-162 0-89-72-162-161-162z">
          <text:p/>
        </draw:path>
        <draw:path draw:style-name="gr7" draw:text-style-name="P7" draw:layer="layout" svg:width="0.306cm" svg:height="0.306cm" svg:x="6.621cm" svg:y="7.989cm" svg:viewBox="0 0 307 307" svg:d="M307 154c0-85-70-154-154-154-85 0-153 69-153 154 0 84 68 153 153 153 84 0 154-69 154-153z">
          <text:p/>
        </draw:path>
        <draw:path draw:style-name="gr6" draw:text-style-name="P6" draw:layer="layout" svg:width="0.323cm" svg:height="0.324cm" svg:x="6.612cm" svg:y="7.98cm" svg:viewBox="0 0 324 325" svg:d="M163 18c79 0 144 65 144 144 0 80-65 145-144 145-80 0-144-65-144-145 0-79 64-144 144-144zM163 0c-89 0-163 73-163 162s74 163 163 163 161-74 161-163-72-162-161-162z">
          <text:p/>
        </draw:path>
        <draw:path draw:style-name="gr7" draw:text-style-name="P7" draw:layer="layout" svg:width="0.305cm" svg:height="0.306cm" svg:x="7.262cm" svg:y="7.989cm" svg:viewBox="0 0 306 307" svg:d="M306 154c0-85-68-154-153-154s-153 69-153 154c0 84 68 153 153 153s153-69 153-153z">
          <text:p/>
        </draw:path>
        <draw:path draw:style-name="gr6" draw:text-style-name="P6" draw:layer="layout" svg:width="0.323cm" svg:height="0.324cm" svg:x="7.253cm" svg:y="7.98cm" svg:viewBox="0 0 324 325" svg:d="M163 18c79 0 144 65 144 144 0 80-65 145-144 145-80 0-144-65-144-145 0-79 64-144 144-144zM163 0c-90 0-163 73-163 162s73 163 163 163c89 0 161-74 161-163s-72-162-161-162z">
          <text:p/>
        </draw:path>
        <draw:path draw:style-name="gr7" draw:text-style-name="P7" draw:layer="layout" svg:width="0.306cm" svg:height="0.306cm" svg:x="8.757cm" svg:y="8.146cm" svg:viewBox="0 0 307 307" svg:d="M307 153c0-84-70-153-154-153s-153 69-153 153c0 85 69 154 153 154s154-69 154-154z">
          <text:p/>
        </draw:path>
        <draw:path draw:style-name="gr6" draw:text-style-name="P6" draw:layer="layout" svg:width="0.324cm" svg:height="0.323cm" svg:x="8.748cm" svg:y="8.138cm" svg:viewBox="0 0 325 324" svg:d="M163 17c80 0 144 65 144 145s-64 144-144 144-145-64-145-144 65-145 145-145zM163 0c-90 0-163 72-163 162 0 89 73 162 163 162 89 0 162-73 162-162 0-90-73-162-162-162z">
          <text:p/>
        </draw:path>
        <draw:path draw:style-name="gr7" draw:text-style-name="P7" draw:layer="layout" svg:width="0.306cm" svg:height="0.306cm" svg:x="4.805cm" svg:y="8.586cm" svg:viewBox="0 0 307 307" svg:d="M307 154c0-85-69-154-154-154-84 0-153 69-153 154s69 153 153 153c85 0 154-68 154-153z">
          <text:p/>
        </draw:path>
        <draw:path draw:style-name="gr6" draw:text-style-name="P6" draw:layer="layout" svg:width="0.324cm" svg:height="0.323cm" svg:x="4.796cm" svg:y="8.578cm" svg:viewBox="0 0 325 324" svg:d="M162 17c80 0 145 65 145 144 0 80-65 145-145 145s-144-65-144-145c0-79 64-144 144-144zM162 0c-89 0-162 72-162 161 0 90 73 163 162 163 90 0 163-73 163-163 0-89-73-161-163-161z">
          <text:p/>
        </draw:path>
        <draw:path draw:style-name="gr7" draw:text-style-name="P7" draw:layer="layout" svg:width="0.305cm" svg:height="0.306cm" svg:x="5.019cm" svg:y="8.712cm" svg:viewBox="0 0 306 307" svg:d="M306 153c0-84-68-153-152-153-85 0-154 69-154 153s69 154 154 154c84 0 152-70 152-154z">
          <text:p/>
        </draw:path>
        <draw:path draw:style-name="gr6" draw:text-style-name="P6" draw:layer="layout" svg:width="0.323cm" svg:height="0.324cm" svg:x="5.01cm" svg:y="8.703cm" svg:viewBox="0 0 324 325" svg:d="M162 18c79 0 144 65 144 144 0 81-65 145-144 145-80 0-144-64-144-145 0-79 64-144 144-144zM162 0c-90 0-162 73-162 162 0 90 72 163 162 163 89 0 162-73 162-163 0-89-73-162-162-162z">
          <text:p/>
        </draw:path>
        <draw:path draw:style-name="gr7" draw:text-style-name="P7" draw:layer="layout" svg:width="0.306cm" svg:height="0.306cm" svg:x="4.912cm" svg:y="9.058cm" svg:viewBox="0 0 307 307" svg:d="M307 153c0-85-69-153-153-153-86 0-154 68-154 153 0 84 68 154 154 154 84 0 153-70 153-154z">
          <text:p/>
        </draw:path>
        <draw:path draw:style-name="gr6" draw:text-style-name="P6" draw:layer="layout" svg:width="0.323cm" svg:height="0.323cm" svg:x="4.903cm" svg:y="9.049cm" svg:viewBox="0 0 324 324" svg:d="M163 18c79 0 144 64 144 145 0 79-65 144-144 144-81 0-145-65-145-144 0-81 64-145 145-145zM163 0c-90 0-163 73-163 163 0 89 73 161 163 161 89 0 161-72 161-161 0-90-72-163-161-163z">
          <text:p/>
        </draw:path>
        <draw:path draw:style-name="gr7" draw:text-style-name="P7" draw:layer="layout" svg:width="0.305cm" svg:height="0.306cm" svg:x="6.835cm" svg:y="9.435cm" svg:viewBox="0 0 306 307" svg:d="M306 153c0-84-68-153-153-153-84 0-153 69-153 153 0 85 69 154 153 154 85 0 153-69 153-154z">
          <text:p/>
        </draw:path>
        <draw:path draw:style-name="gr6" draw:text-style-name="P6" draw:layer="layout" svg:width="0.323cm" svg:height="0.324cm" svg:x="6.826cm" svg:y="9.426cm" svg:viewBox="0 0 324 325" svg:d="M162 18c80 0 144 64 144 145 0 80-64 144-144 144s-144-64-144-144c0-81 64-145 144-145zM162 0c-90 0-162 73-162 163 0 89 72 162 162 162s162-73 162-162c0-90-72-163-162-163z">
          <text:p/>
        </draw:path>
        <draw:path draw:style-name="gr7" draw:text-style-name="P7" draw:layer="layout" svg:width="0.306cm" svg:height="0.306cm" svg:x="7.048cm" svg:y="9.309cm" svg:viewBox="0 0 307 307" svg:d="M307 153c0-84-69-153-153-153-85 0-154 69-154 153 0 85 69 154 154 154 84 0 153-69 153-154z">
          <text:p/>
        </draw:path>
        <draw:path draw:style-name="gr6" draw:text-style-name="P6" draw:layer="layout" svg:width="0.324cm" svg:height="0.323cm" svg:x="7.039cm" svg:y="9.301cm" svg:viewBox="0 0 325 324" svg:d="M162 17c81 0 145 65 145 144 0 81-64 145-145 145-79 0-144-64-144-145 0-79 65-144 144-144zM162 0c-89 0-162 72-162 161 0 91 73 163 162 163 90 0 163-72 163-163 0-89-73-161-163-161z">
          <text:p/>
        </draw:path>
        <draw:path draw:style-name="gr7" draw:text-style-name="P7" draw:layer="layout" svg:width="0.306cm" svg:height="0.306cm" svg:x="6.407cm" svg:y="9.592cm" svg:viewBox="0 0 307 307" svg:d="M307 154c0-84-68-154-153-154s-154 70-154 154c0 85 69 153 154 153s153-68 153-153z">
          <text:p/>
        </draw:path>
        <draw:path draw:style-name="gr6" draw:text-style-name="P6" draw:layer="layout" svg:width="0.323cm" svg:height="0.323cm" svg:x="6.399cm" svg:y="9.584cm" svg:viewBox="0 0 324 324" svg:d="M161 17c81 0 145 65 145 144 0 80-64 145-145 145-79 0-144-65-144-145 0-79 65-144 144-144zM161 0c-89 0-161 72-161 161s72 163 161 163c90 0 163-74 163-163s-73-161-163-161z">
          <text:p/>
        </draw:path>
        <draw:path draw:style-name="gr7" draw:text-style-name="P7" draw:layer="layout" svg:width="0.306cm" svg:height="0.306cm" svg:x="5.873cm" svg:y="9.781cm" svg:viewBox="0 0 307 307" svg:d="M307 154c0-86-69-154-153-154-85 0-154 68-154 154 0 84 69 153 154 153 84 0 153-69 153-153z">
          <text:p/>
        </draw:path>
        <draw:path draw:style-name="gr6" draw:text-style-name="P6" draw:layer="layout" svg:width="0.323cm" svg:height="0.323cm" svg:x="5.865cm" svg:y="9.772cm" svg:viewBox="0 0 324 324" svg:d="M162 18c80 0 144 65 144 145 0 79-64 144-144 144s-145-65-145-144c0-80 65-145 145-145zM162 0c-90 0-162 73-162 163 0 89 72 161 162 161 89 0 162-72 162-161 0-90-73-163-162-163z">
          <text:p/>
        </draw:path>
        <draw:path draw:style-name="gr7" draw:text-style-name="P7" draw:layer="layout" svg:width="0.306cm" svg:height="0.305cm" svg:x="6.087cm" svg:y="9.97cm" svg:viewBox="0 0 307 306" svg:d="M307 152c0-84-69-152-154-152s-153 68-153 152c0 85 68 154 153 154s154-69 154-154z">
          <text:p/>
        </draw:path>
        <draw:path draw:style-name="gr6" draw:text-style-name="P6" draw:layer="layout" svg:width="0.323cm" svg:height="0.323cm" svg:x="6.078cm" svg:y="9.961cm" svg:viewBox="0 0 324 324" svg:d="M162 17c80 0 145 65 145 144 0 81-65 145-145 145s-144-64-144-145c0-79 64-144 144-144zM162 0c-90 0-162 72-162 161 0 91 72 163 162 163s162-72 162-163c0-89-72-161-162-161z">
          <text:p/>
        </draw:path>
        <draw:path draw:style-name="gr7" draw:text-style-name="P7" draw:layer="layout" svg:width="0.305cm" svg:height="0.306cm" svg:x="6.835cm" svg:y="10.032cm" svg:viewBox="0 0 306 307" svg:d="M306 153c0-84-68-153-153-153-84 0-153 69-153 153 0 86 69 154 153 154 85 0 153-68 153-154z">
          <text:p/>
        </draw:path>
        <draw:path draw:style-name="gr6" draw:text-style-name="P6" draw:layer="layout" svg:width="0.323cm" svg:height="0.323cm" svg:x="6.826cm" svg:y="10.024cm" svg:viewBox="0 0 324 324" svg:d="M162 17c80 0 144 65 144 145s-64 144-144 144-144-64-144-144 64-145 144-145zM162 0c-90 0-162 72-162 162s72 162 162 162 162-72 162-162-72-162-162-162z">
          <text:p/>
        </draw:path>
        <draw:path draw:style-name="gr7" draw:text-style-name="P7" draw:layer="layout" svg:width="0.305cm" svg:height="0.306cm" svg:x="7.262cm" svg:y="9.875cm" svg:viewBox="0 0 306 307" svg:d="M306 154c0-84-68-154-153-154s-153 70-153 154 68 153 153 153 153-69 153-153z">
          <text:p/>
        </draw:path>
        <draw:path draw:style-name="gr6" draw:text-style-name="P6" draw:layer="layout" svg:width="0.323cm" svg:height="0.323cm" svg:x="7.253cm" svg:y="9.867cm" svg:viewBox="0 0 324 324" svg:d="M163 17c79 0 144 65 144 144 0 80-65 144-144 144-80 0-144-64-144-144 0-79 64-144 144-144zM163 0c-90 0-163 72-163 161s73 163 163 163c89 0 161-74 161-163s-72-161-161-161z">
          <text:p/>
        </draw:path>
        <draw:path draw:style-name="gr7" draw:text-style-name="P7" draw:layer="layout" svg:width="0.306cm" svg:height="0.305cm" svg:x="6.514cm" svg:y="10.347cm" svg:viewBox="0 0 307 306" svg:d="M307 153c0-85-69-153-153-153s-154 68-154 153 70 153 154 153 153-68 153-153z">
          <text:p/>
        </draw:path>
        <draw:path draw:style-name="gr6" draw:text-style-name="P6" draw:layer="layout" svg:width="0.324cm" svg:height="0.323cm" svg:x="6.505cm" svg:y="10.338cm" svg:viewBox="0 0 325 324" svg:d="M163 18c80 0 144 64 144 145 0 79-64 144-144 144-81 0-145-65-145-144 0-81 64-145 145-145zM163 0c-90 0-163 72-163 163 0 89 73 161 163 161 89 0 162-72 162-161 0-91-73-163-162-163z">
          <text:p/>
        </draw:path>
        <draw:path draw:style-name="gr7" draw:text-style-name="P7" draw:layer="layout" svg:width="0.306cm" svg:height="0.305cm" svg:x="7.582cm" svg:y="10.473cm" svg:viewBox="0 0 307 306" svg:d="M307 153c0-84-68-153-154-153-84 0-153 69-153 153 0 85 69 153 153 153 86 0 154-68 154-153z">
          <text:p/>
        </draw:path>
        <draw:path draw:style-name="gr6" draw:text-style-name="P6" draw:layer="layout" svg:width="0.323cm" svg:height="0.323cm" svg:x="7.574cm" svg:y="10.464cm" svg:viewBox="0 0 324 324" svg:d="M162 17c80 0 144 66 144 145 0 80-64 144-144 144-79 0-144-64-144-144 0-79 65-145 144-145zM162 0c-89 0-162 73-162 162 0 90 73 162 162 162s162-72 162-162c0-89-73-162-162-162z">
          <text:p/>
        </draw:path>
        <draw:path draw:style-name="gr7" draw:text-style-name="P7" draw:layer="layout" svg:width="0.305cm" svg:height="0.305cm" svg:x="8.01cm" svg:y="9.184cm" svg:viewBox="0 0 306 306" svg:d="M306 154c0-86-68-154-153-154s-153 68-153 154c0 84 68 152 153 152s153-68 153-152z">
          <text:p/>
        </draw:path>
        <draw:path draw:style-name="gr6" draw:text-style-name="P6" draw:layer="layout" svg:width="0.323cm" svg:height="0.323cm" svg:x="8.001cm" svg:y="9.175cm" svg:viewBox="0 0 324 324" svg:d="M161 18c81 0 145 65 145 145 0 79-64 143-145 143-79 0-144-64-144-143 0-80 65-145 144-145zM161 0c-89 0-161 73-161 163 0 89 72 161 161 161 91 0 163-72 163-161 0-90-72-163-163-163z">
          <text:p/>
        </draw:path>
        <draw:path draw:style-name="gr7" draw:text-style-name="P7" draw:layer="layout" svg:width="0.305cm" svg:height="0.306cm" svg:x="8.01cm" svg:y="9.089cm" svg:viewBox="0 0 306 307" svg:d="M306 153c0-84-68-153-153-153s-153 69-153 153c0 86 68 154 153 154s153-68 153-154z">
          <text:p/>
        </draw:path>
        <draw:path draw:style-name="gr6" draw:text-style-name="P6" draw:layer="layout" svg:width="0.323cm" svg:height="0.323cm" svg:x="8.001cm" svg:y="9.081cm" svg:viewBox="0 0 324 324" svg:d="M161 17c81 0 145 65 145 145s-64 144-145 144c-79 0-144-64-144-144s65-145 144-145zM161 0c-89 0-161 72-161 162 0 89 72 162 161 162 91 0 163-73 163-162 0-90-72-162-163-162z">
          <text:p/>
        </draw:path>
        <draw:path draw:style-name="gr7" draw:text-style-name="P7" draw:layer="layout" svg:width="0.305cm" svg:height="0.305cm" svg:x="8.544cm" svg:y="9.75cm" svg:viewBox="0 0 306 306" svg:d="M306 152c0-84-68-152-153-152s-153 68-153 152c0 86 68 154 153 154s153-68 153-154z">
          <text:p/>
        </draw:path>
        <draw:path draw:style-name="gr6" draw:text-style-name="P6" draw:layer="layout" svg:width="0.323cm" svg:height="0.323cm" svg:x="8.535cm" svg:y="9.741cm" svg:viewBox="0 0 324 324" svg:d="M162 17c80 0 144 65 144 145s-64 144-144 144c-79 0-144-64-144-144s65-145 144-145zM162 0c-89 0-162 72-162 162s73 162 162 162c90 0 162-72 162-162s-72-162-162-162z">
          <text:p/>
        </draw:path>
        <draw:path draw:style-name="gr7" draw:text-style-name="P7" draw:layer="layout" svg:width="0.306cm" svg:height="0.306cm" svg:x="3.203cm" svg:y="9.592cm" svg:viewBox="0 0 307 307" svg:d="M307 154c0-84-70-154-154-154-85 0-153 70-153 154 0 85 68 153 153 153 84 0 154-68 154-153z">
          <text:p/>
        </draw:path>
        <draw:path draw:style-name="gr6" draw:text-style-name="P6" draw:layer="layout" svg:width="0.323cm" svg:height="0.323cm" svg:x="3.194cm" svg:y="9.584cm" svg:viewBox="0 0 324 324" svg:d="M162 17c80 0 145 65 145 144 0 80-65 145-145 145s-144-65-144-145c0-79 64-144 144-144zM162 0c-89 0-162 72-162 161s73 163 162 163c90 0 162-74 162-163s-72-161-162-161z">
          <text:p/>
        </draw:path>
        <draw:path draw:style-name="gr8" draw:text-style-name="P8" draw:layer="layout" svg:width="0.305cm" svg:height="0.305cm" svg:x="10.787cm" svg:y="8.524cm" svg:viewBox="0 0 306 306" svg:d="M306 152c0-84-68-152-152-152-85 0-154 68-154 152 0 86 69 154 154 154 84 0 152-68 152-154z">
          <text:p/>
        </draw:path>
        <draw:path draw:style-name="gr6" draw:text-style-name="P6" draw:layer="layout" svg:width="0.323cm" svg:height="0.323cm" svg:x="10.778cm" svg:y="8.515cm" svg:viewBox="0 0 324 324" svg:d="M163 17c79 0 143 66 143 145 0 80-64 144-143 144-80 0-145-64-145-144 0-79 65-145 145-145zM163 0c-90 0-163 73-163 162 0 90 73 162 163 162 89 0 161-72 161-162 0-89-72-162-161-162z">
          <text:p/>
        </draw:path>
        <draw:path draw:style-name="gr8" draw:text-style-name="P8" draw:layer="layout" svg:width="0.306cm" svg:height="0.306cm" svg:x="13.243cm" svg:y="8.366cm" svg:viewBox="0 0 307 307" svg:d="M307 154c0-84-68-154-153-154-84 0-154 70-154 154 0 85 70 153 154 153 85 0 153-68 153-153z">
          <text:p/>
        </draw:path>
        <draw:path draw:style-name="gr6" draw:text-style-name="P6" draw:layer="layout" svg:width="0.323cm" svg:height="0.323cm" svg:x="13.235cm" svg:y="8.358cm" svg:viewBox="0 0 324 324" svg:d="M161 17c81 0 145 65 145 144 0 81-64 145-145 145-79 0-144-64-144-145 0-79 65-144 144-144zM161 0c-89 0-161 72-161 161 0 90 72 163 161 163 90 0 163-73 163-163 0-89-73-161-163-161z">
          <text:p/>
        </draw:path>
        <draw:path draw:style-name="gr8" draw:text-style-name="P8" draw:layer="layout" svg:width="0.306cm" svg:height="0.306cm" svg:x="14.098cm" svg:y="8.366cm" svg:viewBox="0 0 307 307" svg:d="M307 154c0-84-69-154-153-154-86 0-154 70-154 154 0 85 68 153 154 153 84 0 153-68 153-153z">
          <text:p/>
        </draw:path>
        <draw:path draw:style-name="gr6" draw:text-style-name="P6" draw:layer="layout" svg:width="0.323cm" svg:height="0.323cm" svg:x="14.089cm" svg:y="8.358cm" svg:viewBox="0 0 324 324" svg:d="M162 17c79 0 145 65 145 144 0 81-66 145-145 145-80 0-144-64-144-145 0-79 64-144 144-144zM162 0c-89 0-162 72-162 161 0 90 73 163 162 163s162-73 162-163c0-89-73-161-162-161z">
          <text:p/>
        </draw:path>
        <draw:path draw:style-name="gr8" draw:text-style-name="P8" draw:layer="layout" svg:width="0.306cm" svg:height="0.305cm" svg:x="13.884cm" svg:y="8.398cm" svg:viewBox="0 0 307 306" svg:d="M307 153c0-85-69-153-154-153-84 0-153 68-153 153 0 84 69 153 153 153 85 0 154-69 154-153z">
          <text:p/>
        </draw:path>
        <draw:path draw:style-name="gr6" draw:text-style-name="P6" draw:layer="layout" svg:width="0.323cm" svg:height="0.323cm" svg:x="13.876cm" svg:y="8.389cm" svg:viewBox="0 0 324 324" svg:d="M161 18c81 0 145 64 145 144s-64 145-145 145c-79 0-144-65-144-145s65-144 144-144zM161 0c-89 0-161 72-161 162s72 162 161 162c90 0 163-72 163-162s-73-162-163-162z">
          <text:p/>
        </draw:path>
        <draw:path draw:style-name="gr8" draw:text-style-name="P8" draw:layer="layout" svg:width="0.305cm" svg:height="0.306cm" svg:x="13.671cm" svg:y="8.115cm" svg:viewBox="0 0 306 307" svg:d="M306 153c0-85-68-153-154-153-84 0-152 68-152 153 0 84 68 154 152 154 86 0 154-70 154-154z">
          <text:p/>
        </draw:path>
        <draw:path draw:style-name="gr6" draw:text-style-name="P6" draw:layer="layout" svg:width="0.323cm" svg:height="0.323cm" svg:x="13.662cm" svg:y="8.106cm" svg:viewBox="0 0 324 324" svg:d="M162 18c80 0 144 64 144 145 0 79-64 144-144 144-79 0-144-65-144-144 0-81 65-145 144-145zM162 0c-89 0-162 73-162 163 0 89 73 161 162 161 90 0 162-72 162-161 0-90-72-163-162-163z">
          <text:p/>
        </draw:path>
        <draw:path draw:style-name="gr8" draw:text-style-name="P8" draw:layer="layout" svg:width="0.306cm" svg:height="0.306cm" svg:x="13.35cm" svg:y="7.926cm" svg:viewBox="0 0 307 307" svg:d="M307 153c0-84-69-153-154-153-84 0-153 69-153 153 0 86 69 154 153 154 85 0 154-68 154-154z">
          <text:p/>
        </draw:path>
        <draw:path draw:style-name="gr6" draw:text-style-name="P6" draw:layer="layout" svg:width="0.324cm" svg:height="0.323cm" svg:x="13.341cm" svg:y="7.918cm" svg:viewBox="0 0 325 324" svg:d="M163 17c80 0 144 65 144 144 0 80-64 144-144 144-79 0-145-64-145-144 0-79 66-144 145-144zM163 0c-89 0-163 72-163 161s74 163 163 163 162-74 162-163-73-161-162-161z">
          <text:p/>
        </draw:path>
        <draw:path draw:style-name="gr8" draw:text-style-name="P8" draw:layer="layout" svg:width="0.305cm" svg:height="0.306cm" svg:x="13.564cm" svg:y="7.832cm" svg:viewBox="0 0 306 307" svg:d="M306 153c0-85-68-153-152-153-85 0-154 68-154 153 0 84 69 154 154 154 84 0 152-70 152-154z">
          <text:p/>
        </draw:path>
        <draw:path draw:style-name="gr6" draw:text-style-name="P6" draw:layer="layout" svg:width="0.323cm" svg:height="0.323cm" svg:x="13.555cm" svg:y="7.823cm" svg:viewBox="0 0 324 324" svg:d="M162 18c80 0 145 64 145 145 0 79-65 144-145 144s-144-65-144-144c0-81 64-145 144-145zM162 0c-90 0-162 73-162 163 0 89 72 161 162 161s162-72 162-161c0-90-72-163-162-163z">
          <text:p/>
        </draw:path>
        <draw:path draw:style-name="gr8" draw:text-style-name="P8" draw:layer="layout" svg:width="0.305cm" svg:height="0.306cm" svg:x="13.778cm" svg:y="7.612cm" svg:viewBox="0 0 306 307" svg:d="M306 153c0-85-68-153-153-153s-153 68-153 153 68 154 153 154 153-69 153-154z">
          <text:p/>
        </draw:path>
        <draw:path draw:style-name="gr6" draw:text-style-name="P6" draw:layer="layout" svg:width="0.323cm" svg:height="0.323cm" svg:x="13.769cm" svg:y="7.603cm" svg:viewBox="0 0 324 324" svg:d="M161 18c80 0 145 64 145 144 0 79-65 144-145 144-79 0-144-65-144-144 0-80 65-144 144-144zM161 0c-89 0-161 73-161 162s72 162 161 162c90 0 163-73 163-162s-73-162-163-162z">
          <text:p/>
        </draw:path>
        <draw:path draw:style-name="gr8" draw:text-style-name="P8" draw:layer="layout" svg:width="0.306cm" svg:height="0.306cm" svg:x="14.525cm" svg:y="7.769cm" svg:viewBox="0 0 307 307" svg:d="M307 154c0-84-70-154-154-154s-153 70-153 154 69 153 153 153 154-69 154-153z">
          <text:p/>
        </draw:path>
        <draw:path draw:style-name="gr6" draw:text-style-name="P6" draw:layer="layout" svg:width="0.324cm" svg:height="0.324cm" svg:x="14.516cm" svg:y="7.76cm" svg:viewBox="0 0 325 325" svg:d="M162 18c80 0 145 64 145 145 0 80-65 144-145 144-79 0-144-64-144-144 0-81 65-145 144-145zM162 0c-89 0-162 73-162 163 0 89 73 162 162 162 90 0 163-73 163-162 0-90-73-163-163-163z">
          <text:p/>
        </draw:path>
        <draw:path draw:style-name="gr8" draw:text-style-name="P8" draw:layer="layout" svg:width="0.306cm" svg:height="0.306cm" svg:x="15.059cm" svg:y="7.926cm" svg:viewBox="0 0 307 307" svg:d="M307 153c0-84-69-153-153-153s-154 69-154 153c0 86 70 154 154 154s153-68 153-154z">
          <text:p/>
        </draw:path>
        <draw:path draw:style-name="gr6" draw:text-style-name="P6" draw:layer="layout" svg:width="0.324cm" svg:height="0.323cm" svg:x="15.05cm" svg:y="7.918cm" svg:viewBox="0 0 325 324" svg:d="M162 17c80 0 145 65 145 144 0 80-65 144-145 144-79 0-144-64-144-144 0-79 65-144 144-144zM162 0c-89 0-162 72-162 161s73 163 162 163 163-74 163-163-74-161-163-161z">
          <text:p/>
        </draw:path>
        <draw:path draw:style-name="gr8" draw:text-style-name="P8" draw:layer="layout" svg:width="0.306cm" svg:height="0.305cm" svg:x="15.7cm" svg:y="8.618cm" svg:viewBox="0 0 307 306" svg:d="M307 154c0-86-69-154-153-154s-154 68-154 154c0 84 70 152 154 152s153-68 153-152z">
          <text:p/>
        </draw:path>
        <draw:path draw:style-name="gr6" draw:text-style-name="P6" draw:layer="layout" svg:width="0.324cm" svg:height="0.323cm" svg:x="15.691cm" svg:y="8.609cm" svg:viewBox="0 0 325 324" svg:d="M162 18c79 0 145 64 145 144 0 79-66 145-145 145-80 0-144-66-144-145 0-80 64-144 144-144zM162 0c-89 0-162 72-162 162 0 89 73 162 162 162s163-73 163-162c0-90-74-162-163-162z">
          <text:p/>
        </draw:path>
        <draw:path draw:style-name="gr8" draw:text-style-name="P8" draw:layer="layout" svg:width="0.306cm" svg:height="0.306cm" svg:x="15.166cm" svg:y="8.586cm" svg:viewBox="0 0 307 307" svg:d="M307 154c0-85-69-154-154-154s-153 69-153 154 68 153 153 153 154-68 154-153z">
          <text:p/>
        </draw:path>
        <draw:path draw:style-name="gr6" draw:text-style-name="P6" draw:layer="layout" svg:width="0.323cm" svg:height="0.323cm" svg:x="15.157cm" svg:y="8.578cm" svg:viewBox="0 0 324 324" svg:d="M162 17c80 0 145 65 145 144 0 80-65 145-145 145s-144-65-144-145c0-79 64-144 144-144zM162 0c-89 0-162 72-162 161 0 90 73 163 162 163 90 0 162-73 162-163 0-89-72-161-162-161z">
          <text:p/>
        </draw:path>
        <draw:path draw:style-name="gr8" draw:text-style-name="P8" draw:layer="layout" svg:width="0.306cm" svg:height="0.305cm" svg:x="14.952cm" svg:y="8.618cm" svg:viewBox="0 0 307 306" svg:d="M307 154c0-86-68-154-153-154s-154 68-154 154c0 84 69 152 154 152s153-68 153-152z">
          <text:p/>
        </draw:path>
        <draw:path draw:style-name="gr6" draw:text-style-name="P6" draw:layer="layout" svg:width="0.323cm" svg:height="0.323cm" svg:x="14.944cm" svg:y="8.609cm" svg:viewBox="0 0 324 324" svg:d="M162 18c80 0 144 64 144 144 0 79-64 145-144 145-79 0-145-66-145-145 0-80 66-144 145-144zM162 0c-90 0-162 72-162 162 0 89 72 162 162 162 89 0 162-73 162-162 0-90-73-162-162-162z">
          <text:p/>
        </draw:path>
        <draw:path draw:style-name="gr8" draw:text-style-name="P8" draw:layer="layout" svg:width="0.306cm" svg:height="0.306cm" svg:x="15.166cm" svg:y="8.932cm" svg:viewBox="0 0 307 307" svg:d="M307 154c0-84-69-154-154-154s-153 70-153 154 68 153 153 153 154-69 154-153z">
          <text:p/>
        </draw:path>
        <draw:path draw:style-name="gr6" draw:text-style-name="P6" draw:layer="layout" svg:width="0.323cm" svg:height="0.324cm" svg:x="15.157cm" svg:y="8.923cm" svg:viewBox="0 0 324 325" svg:d="M162 18c80 0 145 65 145 144 0 80-65 145-145 145s-144-65-144-145c0-79 64-144 144-144zM162 0c-89 0-162 73-162 162s73 163 162 163c90 0 162-74 162-163s-72-162-162-162z">
          <text:p/>
        </draw:path>
        <draw:path draw:style-name="gr8" draw:text-style-name="P8" draw:layer="layout" svg:width="0.306cm" svg:height="0.306cm" svg:x="15.807cm" svg:y="6.166cm" svg:viewBox="0 0 307 307" svg:d="M307 154c0-86-69-154-154-154s-153 68-153 154c0 84 68 153 153 153s154-69 154-153z">
          <text:p/>
        </draw:path>
        <draw:path draw:style-name="gr6" draw:text-style-name="P6" draw:layer="layout" svg:width="0.323cm" svg:height="0.323cm" svg:x="15.798cm" svg:y="6.157cm" svg:viewBox="0 0 324 324" svg:d="M162 18c80 0 145 64 145 145 0 79-65 144-145 144s-144-65-144-144c0-81 64-145 144-145zM162 0c-89 0-162 73-162 163 0 89 73 161 162 161 90 0 162-72 162-161 0-90-72-163-162-163z">
          <text:p/>
        </draw:path>
        <draw:path draw:style-name="gr8" draw:text-style-name="P8" draw:layer="layout" svg:width="0.305cm" svg:height="0.306cm" svg:x="15.38cm" svg:y="5.977cm" svg:viewBox="0 0 306 307" svg:d="M306 153c0-84-68-153-153-153-84 0-153 69-153 153 0 85 69 154 153 154 85 0 153-69 153-154z">
          <text:p/>
        </draw:path>
        <draw:path draw:style-name="gr6" draw:text-style-name="P6" draw:layer="layout" svg:width="0.323cm" svg:height="0.323cm" svg:x="15.371cm" svg:y="5.969cm" svg:viewBox="0 0 324 324" svg:d="M161 18c80 0 145 65 145 144 0 80-65 144-145 144-79 0-143-64-143-144 0-79 64-144 143-144zM161 0c-89 0-161 73-161 162 0 90 72 162 161 162 90 0 163-72 163-162 0-89-73-162-163-162z">
          <text:p/>
        </draw:path>
        <draw:path draw:style-name="gr8" draw:text-style-name="P8" draw:layer="layout" svg:width="0.306cm" svg:height="0.306cm" svg:x="15.166cm" svg:y="5.537cm" svg:viewBox="0 0 307 307" svg:d="M307 154c0-85-69-154-154-154s-153 69-153 154 68 153 153 153 154-68 154-153z">
          <text:p/>
        </draw:path>
        <draw:path draw:style-name="gr6" draw:text-style-name="P6" draw:layer="layout" svg:width="0.323cm" svg:height="0.323cm" svg:x="15.157cm" svg:y="5.529cm" svg:viewBox="0 0 324 324" svg:d="M162 17c80 0 145 65 145 145s-65 144-145 144-144-64-144-144 64-145 144-145zM162 0c-89 0-162 72-162 162 0 89 73 162 162 162 90 0 162-73 162-162 0-90-72-162-162-162z">
          <text:p/>
        </draw:path>
        <draw:path draw:style-name="gr8" draw:text-style-name="P8" draw:layer="layout" svg:width="0.305cm" svg:height="0.305cm" svg:x="15.273cm" svg:y="5.569cm" svg:viewBox="0 0 306 306" svg:d="M306 154c0-86-68-154-152-154-86 0-154 68-154 154 0 84 68 152 154 152 84 0 152-68 152-152z">
          <text:p/>
        </draw:path>
        <draw:path draw:style-name="gr6" draw:text-style-name="P6" draw:layer="layout" svg:width="0.323cm" svg:height="0.323cm" svg:x="15.264cm" svg:y="5.56cm" svg:viewBox="0 0 324 324" svg:d="M163 18c79 0 144 64 144 145 0 79-65 144-144 144-80 0-145-65-145-144 0-81 65-145 145-145zM163 0c-91 0-163 72-163 163 0 89 72 161 163 161 89 0 161-72 161-161 0-91-72-163-161-163z">
          <text:p/>
        </draw:path>
        <draw:path draw:style-name="gr8" draw:text-style-name="P8" draw:layer="layout" svg:width="0.306cm" svg:height="0.305cm" svg:x="13.884cm" svg:y="5.286cm" svg:viewBox="0 0 307 306" svg:d="M307 154c0-85-69-154-154-154-84 0-153 69-153 154 0 84 69 152 153 152 85 0 154-68 154-152z">
          <text:p/>
        </draw:path>
        <draw:path draw:style-name="gr6" draw:text-style-name="P6" draw:layer="layout" svg:width="0.323cm" svg:height="0.323cm" svg:x="13.876cm" svg:y="5.277cm" svg:viewBox="0 0 324 324" svg:d="M161 18c81 0 145 65 145 145 0 79-64 144-145 144-79 0-144-65-144-144 0-80 65-145 144-145zM161 0c-89 0-161 73-161 163 0 89 72 161 161 161 90 0 163-72 163-161 0-90-73-163-163-163z">
          <text:p/>
        </draw:path>
        <draw:path draw:style-name="gr8" draw:text-style-name="P8" draw:layer="layout" svg:width="0.306cm" svg:height="0.306cm" svg:x="13.991cm" svg:y="5.443cm" svg:viewBox="0 0 307 307" svg:d="M307 153c0-84-69-153-154-153-84 0-153 69-153 153 0 85 69 154 153 154 85 0 154-69 154-154z">
          <text:p/>
        </draw:path>
        <draw:path draw:style-name="gr6" draw:text-style-name="P6" draw:layer="layout" svg:width="0.324cm" svg:height="0.323cm" svg:x="13.982cm" svg:y="5.434cm" svg:viewBox="0 0 325 324" svg:d="M163 18c79 0 144 64 144 144s-65 145-144 145c-80 0-145-65-145-145s65-144 145-144zM163 0c-89 0-163 73-163 162 0 90 74 162 163 162s162-72 162-162c0-89-73-162-162-162z">
          <text:p/>
        </draw:path>
        <draw:path draw:style-name="gr8" draw:text-style-name="P8" draw:layer="layout" svg:width="0.305cm" svg:height="0.305cm" svg:x="13.137cm" svg:y="5.569cm" svg:viewBox="0 0 306 306" svg:d="M306 154c0-86-68-154-153-154s-153 68-153 154c0 84 68 152 153 152s153-68 153-152z">
          <text:p/>
        </draw:path>
        <draw:path draw:style-name="gr6" draw:text-style-name="P6" draw:layer="layout" svg:width="0.323cm" svg:height="0.323cm" svg:x="13.128cm" svg:y="5.56cm" svg:viewBox="0 0 324 324" svg:d="M161 18c80 0 145 64 145 145 0 79-65 144-145 144-79 0-144-65-144-144 0-81 65-145 144-145zM161 0c-89 0-161 72-161 163 0 89 72 161 161 161 90 0 163-72 163-161 0-91-73-163-163-163z">
          <text:p/>
        </draw:path>
        <draw:path draw:style-name="gr8" draw:text-style-name="P8" draw:layer="layout" svg:width="0.306cm" svg:height="0.306cm" svg:x="12.282cm" svg:y="5.16cm" svg:viewBox="0 0 307 307" svg:d="M307 153c0-84-69-153-153-153-85 0-154 69-154 153 0 85 69 154 154 154 84 0 153-69 153-154z">
          <text:p/>
        </draw:path>
        <draw:path draw:style-name="gr6" draw:text-style-name="P6" draw:layer="layout" svg:width="0.323cm" svg:height="0.324cm" svg:x="12.273cm" svg:y="5.151cm" svg:viewBox="0 0 324 325" svg:d="M162 18c80 0 145 64 145 144s-65 145-145 145-144-65-144-145 64-144 144-144zM162 0c-89 0-162 73-162 162 0 90 73 163 162 163 90 0 162-73 162-163 0-89-72-162-162-162z">
          <text:p/>
        </draw:path>
        <draw:path draw:style-name="gr8" draw:text-style-name="P8" draw:layer="layout" svg:width="0.306cm" svg:height="0.305cm" svg:x="13.35cm" svg:y="5.852cm" svg:viewBox="0 0 307 306" svg:d="M307 154c0-86-69-154-154-154-84 0-153 68-153 154 0 84 69 152 153 152 85 0 154-68 154-152z">
          <text:p/>
        </draw:path>
        <draw:path draw:style-name="gr6" draw:text-style-name="P6" draw:layer="layout" svg:width="0.324cm" svg:height="0.323cm" svg:x="13.341cm" svg:y="5.843cm" svg:viewBox="0 0 325 324" svg:d="M163 18c80 0 144 64 144 145 0 79-64 143-144 143-79 0-145-64-145-143 0-81 66-145 145-145zM163 0c-89 0-163 72-163 163 0 89 74 161 163 161s162-72 162-161c0-91-73-163-162-163z">
          <text:p/>
        </draw:path>
        <draw:path draw:style-name="gr8" draw:text-style-name="P8" draw:layer="layout" svg:width="0.305cm" svg:height="0.305cm" svg:x="13.564cm" svg:y="6.009cm" svg:viewBox="0 0 306 306" svg:d="M306 153c0-85-68-153-152-153-85 0-154 68-154 153 0 84 69 153 154 153 84 0 152-69 152-153z">
          <text:p/>
        </draw:path>
        <draw:path draw:style-name="gr6" draw:text-style-name="P6" draw:layer="layout" svg:width="0.323cm" svg:height="0.323cm" svg:x="13.555cm" svg:y="6cm" svg:viewBox="0 0 324 324" svg:d="M162 18c80 0 145 64 145 144 0 79-65 145-145 145s-144-66-144-145c0-80 64-144 144-144zM162 0c-90 0-162 72-162 162 0 89 72 162 162 162s162-73 162-162c0-90-72-162-162-162z">
          <text:p/>
        </draw:path>
        <draw:path draw:style-name="gr8" draw:text-style-name="P8" draw:layer="layout" svg:width="0.306cm" svg:height="0.306cm" svg:x="13.457cm" svg:y="6.103cm" svg:viewBox="0 0 307 307" svg:d="M307 154c0-85-69-154-153-154-86 0-154 69-154 154 0 84 68 153 154 153 84 0 153-69 153-153z">
          <text:p/>
        </draw:path>
        <draw:path draw:style-name="gr6" draw:text-style-name="P6" draw:layer="layout" svg:width="0.323cm" svg:height="0.324cm" svg:x="13.448cm" svg:y="6.094cm" svg:viewBox="0 0 324 325" svg:d="M162 18c79 0 145 64 145 144s-66 145-145 145c-80 0-144-65-144-145s64-144 144-144zM162 0c-89 0-162 73-162 162 0 90 73 163 162 163s162-73 162-163c0-89-73-162-162-162z">
          <text:p/>
        </draw:path>
        <draw:path draw:style-name="gr8" draw:text-style-name="P8" draw:layer="layout" svg:width="0.306cm" svg:height="0.306cm" svg:x="13.35cm" svg:y="6.166cm" svg:viewBox="0 0 307 307" svg:d="M307 154c0-86-69-154-154-154-84 0-153 68-153 154 0 84 69 153 153 153 85 0 154-69 154-153z">
          <text:p/>
        </draw:path>
        <draw:path draw:style-name="gr6" draw:text-style-name="P6" draw:layer="layout" svg:width="0.324cm" svg:height="0.323cm" svg:x="13.341cm" svg:y="6.157cm" svg:viewBox="0 0 325 324" svg:d="M163 18c80 0 144 64 144 145 0 79-64 144-144 144-79 0-145-65-145-144 0-81 66-145 145-145zM163 0c-89 0-163 73-163 163 0 89 74 161 163 161s162-72 162-161c0-90-73-163-162-163z">
          <text:p/>
        </draw:path>
        <draw:path draw:style-name="gr8" draw:text-style-name="P8" draw:layer="layout" svg:width="0.305cm" svg:height="0.305cm" svg:x="12.603cm" svg:y="6.229cm" svg:viewBox="0 0 306 306" svg:d="M306 154c0-85-68-154-153-154-84 0-153 69-153 154 0 84 69 152 153 152 85 0 153-68 153-152z">
          <text:p/>
        </draw:path>
        <draw:path draw:style-name="gr6" draw:text-style-name="P6" draw:layer="layout" svg:width="0.323cm" svg:height="0.323cm" svg:x="12.594cm" svg:y="6.22cm" svg:viewBox="0 0 324 324" svg:d="M161 18c81 0 145 65 145 145 0 79-64 144-145 144-79 0-144-65-144-144 0-80 65-145 144-145zM161 0c-89 0-161 72-161 163 0 89 72 161 161 161 91 0 163-72 163-161 0-91-72-163-163-163z">
          <text:p/>
        </draw:path>
        <draw:path draw:style-name="gr8" draw:text-style-name="P8" draw:layer="layout" svg:width="0.306cm" svg:height="0.306cm" svg:x="14.098cm" svg:y="5.883cm" svg:viewBox="0 0 307 307" svg:d="M307 154c0-84-69-154-153-154-86 0-154 70-154 154s68 153 154 153c84 0 153-69 153-153z">
          <text:p/>
        </draw:path>
        <draw:path draw:style-name="gr6" draw:text-style-name="P6" draw:layer="layout" svg:width="0.323cm" svg:height="0.324cm" svg:x="14.089cm" svg:y="5.874cm" svg:viewBox="0 0 324 325" svg:d="M162 18c79 0 145 64 145 145 0 79-66 144-145 144-80 0-144-65-144-144 0-81 64-145 144-145zM162 0c-89 0-162 73-162 163 0 89 73 162 162 162s162-73 162-162c0-90-73-163-162-163z">
          <text:p/>
        </draw:path>
        <draw:path draw:style-name="gr8" draw:text-style-name="P8" draw:layer="layout" svg:width="0.306cm" svg:height="0.305cm" svg:x="14.098cm" svg:y="6.009cm" svg:viewBox="0 0 307 306" svg:d="M307 153c0-85-69-153-153-153-86 0-154 68-154 153 0 84 68 153 154 153 84 0 153-69 153-153z">
          <text:p/>
        </draw:path>
        <draw:path draw:style-name="gr6" draw:text-style-name="P6" draw:layer="layout" svg:width="0.323cm" svg:height="0.323cm" svg:x="14.089cm" svg:y="6cm" svg:viewBox="0 0 324 324" svg:d="M162 18c79 0 145 64 145 144 0 79-66 145-145 145-80 0-144-66-144-145 0-80 64-144 144-144zM162 0c-89 0-162 72-162 162 0 89 73 162 162 162s162-73 162-162c0-90-73-162-162-162z">
          <text:p/>
        </draw:path>
        <draw:path draw:style-name="gr8" draw:text-style-name="P8" draw:layer="layout" svg:width="0.306cm" svg:height="0.306cm" svg:x="14.098cm" svg:y="6.26cm" svg:viewBox="0 0 307 307" svg:d="M307 153c0-84-69-153-153-153-86 0-154 69-154 153 0 85 68 154 154 154 84 0 153-69 153-154z">
          <text:p/>
        </draw:path>
        <draw:path draw:style-name="gr6" draw:text-style-name="P6" draw:layer="layout" svg:width="0.323cm" svg:height="0.323cm" svg:x="14.089cm" svg:y="6.252cm" svg:viewBox="0 0 324 324" svg:d="M162 17c79 0 145 66 145 145 0 80-66 144-145 144-80 0-144-64-144-144 0-79 64-145 144-145zM162 0c-89 0-162 73-162 162s73 162 162 162 162-73 162-162-73-162-162-162z">
          <text:p/>
        </draw:path>
        <draw:path draw:style-name="gr8" draw:text-style-name="P8" draw:layer="layout" svg:width="0.305cm" svg:height="0.305cm" svg:x="14.205cm" svg:y="6.355cm" svg:viewBox="0 0 306 306" svg:d="M306 152c0-84-69-152-153-152-85 0-153 68-153 152 0 86 68 154 153 154 84 0 153-68 153-154z">
          <text:p/>
        </draw:path>
        <draw:path draw:style-name="gr6" draw:text-style-name="P6" draw:layer="layout" svg:width="0.323cm" svg:height="0.323cm" svg:x="14.196cm" svg:y="6.346cm" svg:viewBox="0 0 324 324" svg:d="M162 18c80 0 144 64 144 143 0 80-64 145-144 145s-144-65-144-145c0-79 64-143 144-143zM162 0c-90 0-162 72-162 161 0 90 72 163 162 163s162-73 162-163c0-89-72-161-162-161z">
          <text:p/>
        </draw:path>
        <draw:path draw:style-name="gr8" draw:text-style-name="P8" draw:layer="layout" svg:width="0.306cm" svg:height="0.306cm" svg:x="13.991cm" svg:y="6.449cm" svg:viewBox="0 0 307 307" svg:d="M307 154c0-86-69-154-154-154-84 0-153 68-153 154 0 84 69 153 153 153 85 0 154-69 154-153z">
          <text:p/>
        </draw:path>
        <draw:path draw:style-name="gr6" draw:text-style-name="P6" draw:layer="layout" svg:width="0.324cm" svg:height="0.323cm" svg:x="13.982cm" svg:y="6.44cm" svg:viewBox="0 0 325 324" svg:d="M163 18c79 0 144 64 144 144s-65 145-144 145c-80 0-145-65-145-145s65-144 145-144zM163 0c-89 0-163 73-163 162 0 90 74 162 163 162s162-72 162-162c0-89-73-162-162-162z">
          <text:p/>
        </draw:path>
        <draw:path draw:style-name="gr8" draw:text-style-name="P8" draw:layer="layout" svg:width="0.306cm" svg:height="0.305cm" svg:x="13.884cm" svg:y="6.512cm" svg:viewBox="0 0 307 306" svg:d="M307 154c0-85-69-154-154-154-84 0-153 69-153 154 0 84 69 152 153 152 85 0 154-68 154-152z">
          <text:p/>
        </draw:path>
        <draw:path draw:style-name="gr6" draw:text-style-name="P6" draw:layer="layout" svg:width="0.323cm" svg:height="0.323cm" svg:x="13.876cm" svg:y="6.503cm" svg:viewBox="0 0 324 324" svg:d="M161 18c81 0 145 64 145 145 0 79-64 144-145 144-79 0-144-65-144-144 0-81 65-145 144-145zM161 0c-89 0-161 72-161 163 0 89 72 161 161 161 90 0 163-72 163-161 0-91-73-163-163-163z">
          <text:p/>
        </draw:path>
        <draw:path draw:style-name="gr8" draw:text-style-name="P8" draw:layer="layout" svg:width="0.306cm" svg:height="0.306cm" svg:x="14.098cm" svg:y="6.543cm" svg:viewBox="0 0 307 307" svg:d="M307 154c0-84-69-154-153-154-86 0-154 70-154 154s68 153 154 153c84 0 153-69 153-153z">
          <text:p/>
        </draw:path>
        <draw:path draw:style-name="gr6" draw:text-style-name="P6" draw:layer="layout" svg:width="0.323cm" svg:height="0.324cm" svg:x="14.089cm" svg:y="6.534cm" svg:viewBox="0 0 324 325" svg:d="M162 18c79 0 145 65 145 145s-66 144-145 144c-80 0-144-64-144-144s64-145 144-145zM162 0c-89 0-162 73-162 163 0 89 73 162 162 162s162-73 162-162c0-90-73-163-162-163z">
          <text:p/>
        </draw:path>
        <draw:path draw:style-name="gr8" draw:text-style-name="P8" draw:layer="layout" svg:width="0.306cm" svg:height="0.306cm" svg:x="15.593cm" svg:y="6.449cm" svg:viewBox="0 0 307 307" svg:d="M307 154c0-86-68-154-153-154s-154 68-154 154c0 84 69 153 154 153s153-69 153-153z">
          <text:p/>
        </draw:path>
        <draw:path draw:style-name="gr6" draw:text-style-name="P6" draw:layer="layout" svg:width="0.323cm" svg:height="0.323cm" svg:x="15.585cm" svg:y="6.44cm" svg:viewBox="0 0 324 324" svg:d="M162 18c80 0 144 64 144 144s-64 145-144 145c-79 0-145-65-145-145s66-144 145-144zM162 0c-90 0-162 73-162 162 0 90 72 162 162 162 89 0 162-72 162-162 0-89-73-162-162-162z">
          <text:p/>
        </draw:path>
        <draw:path draw:style-name="gr8" draw:text-style-name="P8" draw:layer="layout" svg:width="0.305cm" svg:height="0.305cm" svg:x="13.671cm" svg:y="6.638cm" svg:viewBox="0 0 306 306" svg:d="M306 152c0-84-68-152-154-152-84 0-152 68-152 152 0 86 68 154 152 154 86 0 154-68 154-154z">
          <text:p/>
        </draw:path>
        <draw:path draw:style-name="gr6" draw:text-style-name="P6" draw:layer="layout" svg:width="0.323cm" svg:height="0.323cm" svg:x="13.662cm" svg:y="6.629cm" svg:viewBox="0 0 324 324" svg:d="M162 17c80 0 144 65 144 144 0 80-64 144-144 144-79 0-144-64-144-144 0-79 65-144 144-144zM162 0c-89 0-162 72-162 161 0 90 73 163 162 163 90 0 162-73 162-163 0-89-72-161-162-161z">
          <text:p/>
        </draw:path>
        <draw:path draw:style-name="gr8" draw:text-style-name="P8" draw:layer="layout" svg:width="0.305cm" svg:height="0.305cm" svg:x="13.137cm" svg:y="6.638cm" svg:viewBox="0 0 306 306" svg:d="M306 152c0-84-68-152-153-152s-153 68-153 152c0 86 68 154 153 154s153-68 153-154z">
          <text:p/>
        </draw:path>
        <draw:path draw:style-name="gr6" draw:text-style-name="P6" draw:layer="layout" svg:width="0.323cm" svg:height="0.323cm" svg:x="13.128cm" svg:y="6.629cm" svg:viewBox="0 0 324 324" svg:d="M161 17c80 0 145 65 145 144 0 80-65 144-145 144-79 0-144-64-144-144 0-79 65-144 144-144zM161 0c-89 0-161 72-161 161 0 90 72 163 161 163 90 0 163-73 163-163 0-89-73-161-163-161z">
          <text:p/>
        </draw:path>
        <draw:path draw:style-name="gr8" draw:text-style-name="P8" draw:layer="layout" svg:width="0.306cm" svg:height="0.305cm" svg:x="12.709cm" svg:y="6.512cm" svg:viewBox="0 0 307 306" svg:d="M307 154c0-85-69-154-154-154-84 0-153 69-153 154 0 84 69 152 153 152 85 0 154-68 154-152z">
          <text:p/>
        </draw:path>
        <draw:path draw:style-name="gr6" draw:text-style-name="P6" draw:layer="layout" svg:width="0.323cm" svg:height="0.323cm" svg:x="12.701cm" svg:y="6.503cm" svg:viewBox="0 0 324 324" svg:d="M162 18c80 0 144 64 144 145 0 79-64 144-144 144-79 0-145-65-145-144 0-81 66-145 145-145zM162 0c-89 0-162 72-162 163 0 89 73 161 162 161s162-72 162-161c0-91-73-163-162-163z">
          <text:p/>
        </draw:path>
        <draw:path draw:style-name="gr8" draw:text-style-name="P8" draw:layer="layout" svg:width="0.305cm" svg:height="0.305cm" svg:x="12.389cm" svg:y="6.638cm" svg:viewBox="0 0 306 306" svg:d="M306 152c0-84-69-152-153-152-85 0-153 68-153 152 0 86 68 154 153 154 84 0 153-68 153-154z">
          <text:p/>
        </draw:path>
        <draw:path draw:style-name="gr6" draw:text-style-name="P6" draw:layer="layout" svg:width="0.323cm" svg:height="0.323cm" svg:x="12.38cm" svg:y="6.629cm" svg:viewBox="0 0 324 324" svg:d="M163 17c79 0 144 65 144 144 0 80-65 144-144 144-80 0-145-64-145-144 0-79 65-144 145-144zM163 0c-90 0-163 72-163 161 0 90 73 163 163 163 89 0 161-73 161-163 0-89-72-161-161-161z">
          <text:p/>
        </draw:path>
        <draw:path draw:style-name="gr8" draw:text-style-name="P8" draw:layer="layout" svg:width="0.305cm" svg:height="0.305cm" svg:x="12.389cm" svg:y="6.418cm" svg:viewBox="0 0 306 306" svg:d="M306 153c0-85-69-153-153-153-85 0-153 68-153 153s68 153 153 153c84 0 153-68 153-153z">
          <text:p/>
        </draw:path>
        <draw:path draw:style-name="gr6" draw:text-style-name="P6" draw:layer="layout" svg:width="0.323cm" svg:height="0.323cm" svg:x="12.38cm" svg:y="6.409cm" svg:viewBox="0 0 324 324" svg:d="M163 17c79 0 144 65 144 144 0 81-65 145-144 145-80 0-145-64-145-145 0-79 65-144 145-144zM163 0c-90 0-163 72-163 161 0 91 73 163 163 163 89 0 161-72 161-163 0-89-72-161-161-161z">
          <text:p/>
        </draw:path>
        <draw:path draw:style-name="gr8" draw:text-style-name="P8" draw:layer="layout" svg:width="0.305cm" svg:height="0.306cm" svg:x="12.069cm" svg:y="6.48cm" svg:viewBox="0 0 306 307" svg:d="M306 154c0-85-69-154-154-154-84 0-152 69-152 154s68 153 152 153c85 0 154-68 154-153z">
          <text:p/>
        </draw:path>
        <draw:path draw:style-name="gr6" draw:text-style-name="P6" draw:layer="layout" svg:width="0.323cm" svg:height="0.323cm" svg:x="12.06cm" svg:y="6.472cm" svg:viewBox="0 0 324 324" svg:d="M162 17c80 0 144 65 144 145s-64 144-144 144c-79 0-145-64-145-144s66-145 145-145zM162 0c-89 0-162 72-162 162 0 89 73 162 162 162 90 0 162-73 162-162 0-90-72-162-162-162z">
          <text:p/>
        </draw:path>
        <draw:path draw:style-name="gr8" draw:text-style-name="P8" draw:layer="layout" svg:width="0.305cm" svg:height="0.305cm" svg:x="11.321cm" svg:y="6.638cm" svg:viewBox="0 0 306 306" svg:d="M306 152c0-84-68-152-152-152-86 0-154 68-154 152 0 86 68 154 154 154 84 0 152-68 152-154z">
          <text:p/>
        </draw:path>
        <draw:path draw:style-name="gr6" draw:text-style-name="P6" draw:layer="layout" svg:width="0.323cm" svg:height="0.323cm" svg:x="11.312cm" svg:y="6.629cm" svg:viewBox="0 0 324 324" svg:d="M163 17c79 0 144 65 144 144 0 80-65 144-144 144-81 0-145-64-145-144 0-79 64-144 145-144zM163 0c-91 0-163 72-163 161 0 90 72 163 163 163 89 0 161-73 161-163 0-89-72-161-161-161z">
          <text:p/>
        </draw:path>
        <draw:path draw:style-name="gr8" draw:text-style-name="P8" draw:layer="layout" svg:width="0.306cm" svg:height="0.306cm" svg:x="11.641cm" svg:y="6.7cm" svg:viewBox="0 0 307 307" svg:d="M307 153c0-84-69-153-153-153-85 0-154 69-154 153 0 86 69 154 154 154 84 0 153-68 153-154z">
          <text:p/>
        </draw:path>
        <draw:path draw:style-name="gr6" draw:text-style-name="P6" draw:layer="layout" svg:width="0.324cm" svg:height="0.323cm" svg:x="11.632cm" svg:y="6.692cm" svg:viewBox="0 0 325 324" svg:d="M163 17c80 0 144 65 144 144 0 80-64 145-144 145s-145-65-145-145c0-79 65-144 145-144zM163 0c-90 0-163 72-163 161s73 163 163 163c89 0 162-74 162-163s-73-161-162-161z">
          <text:p/>
        </draw:path>
        <draw:path draw:style-name="gr8" draw:text-style-name="P8" draw:layer="layout" svg:width="0.306cm" svg:height="0.305cm" svg:x="12.175cm" svg:y="6.921cm" svg:viewBox="0 0 307 306" svg:d="M307 152c0-84-69-152-154-152-84 0-153 68-153 152 0 85 69 154 153 154 85 0 154-69 154-154z">
          <text:p/>
        </draw:path>
        <draw:path draw:style-name="gr6" draw:text-style-name="P6" draw:layer="layout" svg:width="0.323cm" svg:height="0.323cm" svg:x="12.167cm" svg:y="6.912cm" svg:viewBox="0 0 324 324" svg:d="M161 17c80 0 145 66 145 145 0 80-65 144-145 144-79 0-144-64-144-144 0-79 65-145 144-145zM161 0c-89 0-161 73-161 162 0 90 72 162 161 162s163-72 163-162c0-89-74-162-163-162z">
          <text:p/>
        </draw:path>
        <draw:path draw:style-name="gr8" draw:text-style-name="P8" draw:layer="layout" svg:width="0.305cm" svg:height="0.305cm" svg:x="12.496cm" svg:y="7.015cm" svg:viewBox="0 0 306 306" svg:d="M306 154c0-86-68-154-153-154s-153 68-153 154c0 84 68 152 153 152s153-68 153-152z">
          <text:p/>
        </draw:path>
        <draw:path draw:style-name="gr6" draw:text-style-name="P6" draw:layer="layout" svg:width="0.323cm" svg:height="0.323cm" svg:x="12.487cm" svg:y="7.006cm" svg:viewBox="0 0 324 324" svg:d="M162 18c79 0 144 64 144 144 0 79-65 145-144 145-80 0-144-66-144-145 0-80 64-144 144-144zM162 0c-90 0-162 72-162 162 0 89 72 162 162 162 89 0 162-73 162-162 0-90-73-162-162-162z">
          <text:p/>
        </draw:path>
        <draw:path draw:style-name="gr8" draw:text-style-name="P8" draw:layer="layout" svg:width="0.306cm" svg:height="0.306cm" svg:x="12.816cm" svg:y="7.329cm" svg:viewBox="0 0 307 307" svg:d="M307 154c0-85-69-154-153-154-85 0-154 69-154 154 0 84 69 153 154 153 84 0 153-69 153-153z">
          <text:p/>
        </draw:path>
        <draw:path draw:style-name="gr6" draw:text-style-name="P6" draw:layer="layout" svg:width="0.324cm" svg:height="0.323cm" svg:x="12.807cm" svg:y="7.32cm" svg:viewBox="0 0 325 324" svg:d="M162 18c80 0 145 64 145 144 0 79-65 145-145 145s-144-66-144-145c0-80 64-144 144-144zM162 0c-89 0-162 73-162 162s73 162 162 162 163-73 163-162-74-162-163-162z">
          <text:p/>
        </draw:path>
        <draw:path draw:style-name="gr8" draw:text-style-name="P8" draw:layer="layout" svg:width="0.306cm" svg:height="0.306cm" svg:x="12.709cm" svg:y="7.203cm" svg:viewBox="0 0 307 307" svg:d="M307 153c0-84-69-153-154-153-84 0-153 69-153 153 0 85 69 154 153 154 85 0 154-69 154-154z">
          <text:p/>
        </draw:path>
        <draw:path draw:style-name="gr6" draw:text-style-name="P6" draw:layer="layout" svg:width="0.323cm" svg:height="0.323cm" svg:x="12.701cm" svg:y="7.195cm" svg:viewBox="0 0 324 324" svg:d="M162 17c80 0 144 66 144 145 0 80-64 144-144 144-79 0-145-64-145-144 0-79 66-145 145-145zM162 0c-89 0-162 72-162 162 0 89 73 162 162 162s162-73 162-162c0-90-73-162-162-162z">
          <text:p/>
        </draw:path>
        <draw:path draw:style-name="gr8" draw:text-style-name="P8" draw:layer="layout" svg:width="0.305cm" svg:height="0.305cm" svg:x="13.137cm" svg:y="7.455cm" svg:viewBox="0 0 306 306" svg:d="M306 154c0-85-68-154-153-154s-153 69-153 154c0 84 68 152 153 152s153-68 153-152z">
          <text:p/>
        </draw:path>
        <draw:path draw:style-name="gr6" draw:text-style-name="P6" draw:layer="layout" svg:width="0.323cm" svg:height="0.323cm" svg:x="13.128cm" svg:y="7.446cm" svg:viewBox="0 0 324 324" svg:d="M161 18c80 0 145 64 145 145 0 79-65 144-145 144-79 0-144-65-144-144 0-81 65-145 144-145zM161 0c-89 0-161 72-161 163 0 89 72 161 161 161 90 0 163-72 163-161 0-91-73-163-163-163z">
          <text:p/>
        </draw:path>
        <draw:path draw:style-name="gr8" draw:text-style-name="P8" draw:layer="layout" svg:width="0.306cm" svg:height="0.306cm" svg:x="13.884cm" svg:y="7.203cm" svg:viewBox="0 0 307 307" svg:d="M307 153c0-84-69-153-154-153-84 0-153 69-153 153 0 85 69 154 153 154 85 0 154-69 154-154z">
          <text:p/>
        </draw:path>
        <draw:path draw:style-name="gr6" draw:text-style-name="P6" draw:layer="layout" svg:width="0.323cm" svg:height="0.323cm" svg:x="13.876cm" svg:y="7.195cm" svg:viewBox="0 0 324 324" svg:d="M161 17c81 0 145 66 145 145 0 80-64 144-145 144-79 0-144-64-144-144 0-79 65-145 144-145zM161 0c-89 0-161 72-161 162 0 89 72 162 161 162 90 0 163-73 163-162 0-90-73-162-163-162z">
          <text:p/>
        </draw:path>
        <draw:path draw:style-name="gr8" draw:text-style-name="P8" draw:layer="layout" svg:width="0.306cm" svg:height="0.306cm" svg:x="14.525cm" svg:y="7.486cm" svg:viewBox="0 0 307 307" svg:d="M307 153c0-84-70-153-154-153s-153 69-153 153 69 154 153 154 154-70 154-154z">
          <text:p/>
        </draw:path>
        <draw:path draw:style-name="gr6" draw:text-style-name="P6" draw:layer="layout" svg:width="0.324cm" svg:height="0.323cm" svg:x="14.516cm" svg:y="7.478cm" svg:viewBox="0 0 325 324" svg:d="M162 17c80 0 145 65 145 145s-65 144-145 144c-79 0-144-64-144-144s65-145 144-145zM162 0c-89 0-162 72-162 162 0 89 73 162 162 162 90 0 163-73 163-162 0-90-73-162-163-162z">
          <text:p/>
        </draw:path>
        <draw:path draw:style-name="gr8" draw:text-style-name="P8" draw:layer="layout" svg:width="0.306cm" svg:height="0.306cm" svg:x="14.525cm" svg:y="7.329cm" svg:viewBox="0 0 307 307" svg:d="M307 154c0-85-70-154-154-154s-153 69-153 154c0 84 69 153 153 153s154-69 154-153z">
          <text:p/>
        </draw:path>
        <draw:path draw:style-name="gr6" draw:text-style-name="P6" draw:layer="layout" svg:width="0.324cm" svg:height="0.323cm" svg:x="14.516cm" svg:y="7.32cm" svg:viewBox="0 0 325 324" svg:d="M162 18c80 0 145 64 145 144 0 79-65 145-145 145-79 0-144-66-144-145 0-80 65-144 144-144zM162 0c-89 0-162 73-162 162s73 162 162 162c90 0 163-73 163-162s-73-162-163-162z">
          <text:p/>
        </draw:path>
        <draw:path draw:style-name="gr8" draw:text-style-name="P8" draw:layer="layout" svg:width="0.305cm" svg:height="0.305cm" svg:x="14.739cm" svg:y="7.141cm" svg:viewBox="0 0 306 306" svg:d="M306 153c0-84-68-153-152-153-85 0-154 69-154 153 0 85 69 153 154 153 84 0 152-68 152-153z">
          <text:p/>
        </draw:path>
        <draw:path draw:style-name="gr6" draw:text-style-name="P6" draw:layer="layout" svg:width="0.323cm" svg:height="0.323cm" svg:x="14.73cm" svg:y="7.132cm" svg:viewBox="0 0 324 324" svg:d="M162 17c79 0 145 65 145 145s-66 144-145 144c-80 0-144-64-144-144s64-145 144-145zM162 0c-90 0-162 72-162 162s72 162 162 162c89 0 162-72 162-162s-73-162-162-162z">
          <text:p/>
        </draw:path>
        <draw:path draw:style-name="gr8" draw:text-style-name="P8" draw:layer="layout" svg:width="0.305cm" svg:height="0.305cm" svg:x="15.273cm" svg:y="7.141cm" svg:viewBox="0 0 306 306" svg:d="M306 153c0-84-68-153-152-153-86 0-154 69-154 153 0 85 68 153 154 153 84 0 152-68 152-153z">
          <text:p/>
        </draw:path>
        <draw:path draw:style-name="gr6" draw:text-style-name="P6" draw:layer="layout" svg:width="0.323cm" svg:height="0.323cm" svg:x="15.264cm" svg:y="7.132cm" svg:viewBox="0 0 324 324" svg:d="M163 17c79 0 144 65 144 145s-65 144-144 144c-80 0-145-64-145-144s65-145 145-145zM163 0c-91 0-163 72-163 162s72 162 163 162c89 0 161-72 161-162s-72-162-161-162z">
          <text:p/>
        </draw:path>
        <draw:path draw:style-name="gr8" draw:text-style-name="P8" draw:layer="layout" svg:width="0.305cm" svg:height="0.306cm" svg:x="15.487cm" svg:y="7.046cm" svg:viewBox="0 0 306 307" svg:d="M306 154c0-85-68-154-154-154-84 0-152 69-152 154 0 84 68 153 152 153 86 0 154-69 154-153z">
          <text:p/>
        </draw:path>
        <draw:path draw:style-name="gr6" draw:text-style-name="P6" draw:layer="layout" svg:width="0.323cm" svg:height="0.324cm" svg:x="15.478cm" svg:y="7.037cm" svg:viewBox="0 0 324 325" svg:d="M161 18c81 0 145 65 145 144 0 81-64 145-145 145-79 0-144-64-144-145 0-79 65-144 144-144zM161 0c-89 0-161 73-161 162 0 90 72 163 161 163 91 0 163-73 163-163 0-89-72-162-163-162z">
          <text:p/>
        </draw:path>
        <draw:path draw:style-name="gr8" draw:text-style-name="P8" draw:layer="layout" svg:width="0.306cm" svg:height="0.305cm" svg:x="15.166cm" svg:y="7.015cm" svg:viewBox="0 0 307 306" svg:d="M307 154c0-86-69-154-154-154s-153 68-153 154c0 84 68 152 153 152s154-68 154-152z">
          <text:p/>
        </draw:path>
        <draw:path draw:style-name="gr6" draw:text-style-name="P6" draw:layer="layout" svg:width="0.323cm" svg:height="0.323cm" svg:x="15.157cm" svg:y="7.006cm" svg:viewBox="0 0 324 324" svg:d="M162 18c80 0 145 64 145 144 0 79-65 145-145 145s-144-66-144-145c0-80 64-144 144-144zM162 0c-89 0-162 72-162 162 0 89 73 162 162 162 90 0 162-73 162-162 0-90-72-162-162-162z">
          <text:p/>
        </draw:path>
        <draw:path draw:style-name="gr8" draw:text-style-name="P8" draw:layer="layout" svg:width="0.305cm" svg:height="0.306cm" svg:x="15.38cm" svg:y="7.203cm" svg:viewBox="0 0 306 307" svg:d="M306 153c0-84-68-153-153-153-84 0-153 69-153 153 0 85 69 154 153 154 85 0 153-69 153-154z">
          <text:p/>
        </draw:path>
        <draw:path draw:style-name="gr6" draw:text-style-name="P6" draw:layer="layout" svg:width="0.323cm" svg:height="0.323cm" svg:x="15.371cm" svg:y="7.195cm" svg:viewBox="0 0 324 324" svg:d="M161 17c80 0 145 66 145 145 0 80-65 144-145 144-79 0-143-64-143-144 0-79 64-145 143-145zM161 0c-89 0-161 72-161 162 0 89 72 162 161 162 90 0 163-73 163-162 0-90-73-162-163-162z">
          <text:p/>
        </draw:path>
        <draw:path draw:style-name="gr8" draw:text-style-name="P8" draw:layer="layout" svg:width="0.306cm" svg:height="0.306cm" svg:x="15.593cm" svg:y="7.266cm" svg:viewBox="0 0 307 307" svg:d="M307 153c0-84-68-153-153-153s-154 69-154 153c0 85 69 154 154 154s153-69 153-154z">
          <text:p/>
        </draw:path>
        <draw:path draw:style-name="gr6" draw:text-style-name="P6" draw:layer="layout" svg:width="0.323cm" svg:height="0.324cm" svg:x="15.585cm" svg:y="7.257cm" svg:viewBox="0 0 324 325" svg:d="M162 19c80 0 144 65 144 144 0 80-64 144-144 144-79 0-145-64-145-144 0-79 66-144 145-144zM162 0c-90 0-162 74-162 163s72 162 162 162c89 0 162-73 162-162s-73-163-162-163z">
          <text:p/>
        </draw:path>
        <draw:path draw:style-name="gr8" draw:text-style-name="P8" draw:layer="layout" svg:width="0.306cm" svg:height="0.306cm" svg:x="13.884cm" svg:y="3.84cm" svg:viewBox="0 0 307 307" svg:d="M307 153c0-85-69-153-154-153-84 0-153 68-153 153 0 84 69 154 153 154 85 0 154-70 154-154z">
          <text:p/>
        </draw:path>
        <draw:path draw:style-name="gr6" draw:text-style-name="P6" draw:layer="layout" svg:width="0.323cm" svg:height="0.323cm" svg:x="13.876cm" svg:y="3.831cm" svg:viewBox="0 0 324 324" svg:d="M161 18c81 0 145 64 145 144s-64 145-145 145c-79 0-144-65-144-145s65-144 144-144zM161 0c-89 0-161 72-161 162s72 162 161 162c90 0 163-72 163-162s-73-162-163-162z">
          <text:p/>
        </draw:path>
        <draw:path draw:style-name="gr8" draw:text-style-name="P8" draw:layer="layout" svg:width="0.306cm" svg:height="0.306cm" svg:x="10.573cm" svg:y="5.726cm" svg:viewBox="0 0 307 307" svg:d="M307 153c0-85-70-153-154-153s-153 68-153 153 69 154 153 154 154-69 154-154z">
          <text:p/>
        </draw:path>
        <draw:path draw:style-name="gr6" draw:text-style-name="P6" draw:layer="layout" svg:width="0.323cm" svg:height="0.323cm" svg:x="10.564cm" svg:y="5.717cm" svg:viewBox="0 0 324 324" svg:d="M162 18c79 0 145 64 145 144 0 79-66 145-145 145-80 0-144-66-144-145 0-80 64-144 144-144zM162 0c-89 0-162 73-162 162s73 162 162 162 162-73 162-162-73-162-162-162z">
          <text:p/>
        </draw:path>
        <draw:path draw:style-name="gr8" draw:text-style-name="P8" draw:layer="layout" svg:width="0.305cm" svg:height="0.305cm" svg:x="10.36cm" svg:y="6.135cm" svg:viewBox="0 0 306 306" svg:d="M306 153c0-85-68-153-154-153-84 0-152 68-152 153s68 153 152 153c86 0 154-68 154-153z">
          <text:p/>
        </draw:path>
        <draw:path draw:style-name="gr6" draw:text-style-name="P6" draw:layer="layout" svg:width="0.323cm" svg:height="0.323cm" svg:x="10.351cm" svg:y="6.126cm" svg:viewBox="0 0 324 324" svg:d="M162 17c80 0 144 65 144 144 0 81-64 145-144 145s-145-64-145-145c0-79 65-144 145-144zM162 0c-90 0-162 72-162 161 0 91 72 163 162 163s162-72 162-163c0-89-72-161-162-161z">
          <text:p/>
        </draw:path>
        <draw:path draw:style-name="gr8" draw:text-style-name="P8" draw:layer="layout" svg:width="0.306cm" svg:height="0.305cm" svg:x="12.923cm" svg:y="7.675cm" svg:viewBox="0 0 307 306" svg:d="M307 154c0-86-69-154-153-154-85 0-154 68-154 154 0 84 69 152 154 152 84 0 153-68 153-152z">
          <text:p/>
        </draw:path>
        <draw:path draw:style-name="gr6" draw:text-style-name="P6" draw:layer="layout" svg:width="0.323cm" svg:height="0.323cm" svg:x="12.914cm" svg:y="7.666cm" svg:viewBox="0 0 324 324" svg:d="M162 18c80 0 145 64 145 144 0 79-65 145-145 145s-144-66-144-145c0-80 64-144 144-144zM162 0c-89 0-162 72-162 162s73 162 162 162c90 0 162-72 162-162s-72-162-162-162z">
          <text:p/>
        </draw:path>
        <draw:path draw:style-name="gr8" draw:text-style-name="P8" draw:layer="layout" svg:width="0.305cm" svg:height="0.306cm" svg:x="12.603cm" svg:y="7.612cm" svg:viewBox="0 0 306 307" svg:d="M306 153c0-85-68-153-153-153-84 0-153 68-153 153s69 154 153 154c85 0 153-69 153-154z">
          <text:p/>
        </draw:path>
        <draw:path draw:style-name="gr6" draw:text-style-name="P6" draw:layer="layout" svg:width="0.323cm" svg:height="0.323cm" svg:x="12.594cm" svg:y="7.603cm" svg:viewBox="0 0 324 324" svg:d="M161 18c81 0 145 64 145 144 0 79-64 144-145 144-79 0-144-65-144-144 0-80 65-144 144-144zM161 0c-89 0-161 73-161 162s72 162 161 162c91 0 163-73 163-162s-72-162-163-162z">
          <text:p/>
        </draw:path>
        <draw:path draw:style-name="gr8" draw:text-style-name="P8" draw:layer="layout" svg:width="0.306cm" svg:height="0.306cm" svg:x="13.243cm" svg:y="7.612cm" svg:viewBox="0 0 307 307" svg:d="M307 153c0-85-68-153-153-153-84 0-154 68-154 153s70 154 154 154c85 0 153-69 153-154z">
          <text:p/>
        </draw:path>
        <draw:path draw:style-name="gr6" draw:text-style-name="P6" draw:layer="layout" svg:width="0.323cm" svg:height="0.323cm" svg:x="13.235cm" svg:y="7.603cm" svg:viewBox="0 0 324 324" svg:d="M161 18c81 0 145 64 145 144 0 79-64 144-145 144-79 0-144-65-144-144 0-80 65-144 144-144zM161 0c-89 0-161 73-161 162s72 162 161 162c90 0 163-73 163-162s-73-162-163-162z">
          <text:p/>
        </draw:path>
        <draw:polyline draw:style-name="gr9" draw:text-style-name="P2" draw:layer="layout" svg:width="8.412cm" svg:height="3.369cm" svg:x="3.062cm" svg:y="6.345cm" svg:viewBox="0 0 8413 3370" draw:points="0,3370 4207,1853 8413,0">
          <text:p/>
        </draw:polyline>
        <draw:polygon draw:style-name="gr10" draw:text-style-name="P9" draw:layer="layout" svg:width="0.264cm" svg:height="0.265cm" svg:x="2.93cm" svg:y="9.582cm" svg:viewBox="0 0 265 266" draw:points="0,266 265,266 265,0 0,0">
          <text:p/>
        </draw:polygon>
        <draw:polygon draw:style-name="gr10" draw:text-style-name="P9" draw:layer="layout" svg:width="0.264cm" svg:height="0.264cm" svg:x="7.136cm" svg:y="8.066cm" svg:viewBox="0 0 265 265" draw:points="0,265 265,265 265,0 0,0">
          <text:p/>
        </draw:polygon>
        <draw:polygon draw:style-name="gr10" draw:text-style-name="P9" draw:layer="layout" svg:width="0.265cm" svg:height="0.265cm" svg:x="11.341cm" svg:y="6.212cm" svg:viewBox="0 0 266 266" draw:points="0,266 266,266 266,0 0,0">
          <text:p/>
        </draw:polygon>
        <draw:path draw:style-name="gr4" draw:text-style-name="P4" draw:layer="layout" svg:width="0.542cm" svg:height="0.596cm" svg:x="3.421cm" svg:y="1.691cm" svg:viewBox="0 0 543 597" svg:d="M0 597v-30c60 0 90-10 90-28v-481c0-18-30-27-90-27v-31h494l25 200h-26c-6-51-15-87-26-110s-29-38-54-47c-24-8-61-12-111-12h-86c-10 0-18 0-24 1s-11 3-14 7c-4 5-6 11-6 19v213h64c30 0 52-2 67-7 14-5 24-15 30-29 5-14 8-36 8-65h26v235h-26c0-30-3-52-8-67-6-14-16-23-30-28-15-6-37-8-67-8h-64v237c0 12 4 20 11 23s18 5 33 5h93c40 0 73-4 98-10 24-7 44-17 58-32s24-34 32-58c7-24 14-57 21-100h25l-37 230z">
          <text:p/>
        </draw:path>
        <draw:path draw:style-name="gr4" draw:text-style-name="P4" draw:layer="layout" svg:width="0.44cm" svg:height="0.376cm" svg:x="4.005cm" svg:y="1.911cm" svg:viewBox="0 0 441 377" svg:d="M0 377v-30c22 0 43-5 62-13 20-9 37-22 50-39l80-101-104-135c-10-13-21-21-33-24s-29-4-51-4v-31h182v31c-7 0-14 1-22 5-7 3-10 8-10 14 0 3 1 5 2 9l71 90 53-67c7-9 10-17 10-25 0-7-2-14-7-19-4-5-10-7-18-7v-31h161v31c-23 0-44 4-64 13-20 8-36 21-50 38l-69 89 112 148c11 13 22 20 34 23s29 5 52 5v30h-182v-30c7 0 14-2 21-6 6-3 9-8 9-15 0-2-1-5-2-7l-79-104-64 80c-6 7-9 16-9 26 0 7 2 13 7 18s10 8 17 8v30z">
          <text:p/>
        </draw:path>
        <draw:path draw:style-name="gr4" draw:text-style-name="P4" draw:layer="layout" svg:width="0.433cm" svg:height="0.554cm" svg:x="4.482cm" svg:y="1.902cm" svg:viewBox="0 0 434 555" svg:d="M0 555v-30c20 0 36-2 49-5 14-3 20-11 20-23v-421c0-15-5-25-18-29-11-4-28-6-51-6v-32l130-9v55c16-19 35-32 56-42 21-9 44-13 67-13 35 0 66 9 93 27 28 20 49 44 65 75 15 30 23 62 23 96 0 35-9 68-26 98-17 31-40 55-70 73s-62 27-98 27c-42 0-78-17-107-52v153c0 12 6 20 19 23s29 5 49 5v30zM133 302c10 20 24 37 42 51 18 13 38 20 60 20 20 0 38-5 53-16 16-11 29-25 39-44 11-18 19-37 24-57s7-40 7-58c0-23-4-49-12-76-9-27-22-50-39-68-17-20-38-29-62-29s-45 6-65 19c-20 12-36 28-47 49z">
          <text:p/>
        </draw:path>
        <draw:path draw:style-name="gr4" draw:text-style-name="P4" draw:layer="layout" svg:width="0.095cm" svg:height="0.096cm" svg:x="5.023cm" svg:y="2.191cm" svg:viewBox="0 0 96 97" svg:d="M0 49c0-14 4-25 14-35 10-9 21-14 34-14 8 0 17 2 24 7 8 4 14 10 18 18 4 7 6 15 6 24 0 13-4 24-14 34-9 9-20 14-34 14-13 0-24-5-34-14-10-10-14-21-14-34z">
          <text:p/>
        </draw:path>
        <draw:polygon draw:style-name="gr4" draw:text-style-name="P4" draw:layer="layout" svg:width="0.755cm" svg:height="0.036cm" svg:x="5.586cm" svg:y="1.543cm" svg:viewBox="0 0 756 37" draw:points="0,37 756,37 756,0 0,0">
          <text:p/>
        </draw:polygon>
        <draw:path draw:style-name="gr4" draw:text-style-name="P4" draw:layer="layout" svg:width="0.666cm" svg:height="0.596cm" svg:x="5.621cm" svg:y="1.691cm" svg:viewBox="0 0 667 597" svg:d="M8 597c-6 0-8-4-8-11 0-2 0-4 1-8 1-3 2-6 4-8 1-2 3-3 5-3 37 0 62-2 76-7 8-2 13-10 16-23l120-481c1-5 2-9 2-11 0-7-4-10-10-11-11-2-32-3-63-3-6 0-9-4-9-12 0-1 1-4 2-7 1-4 2-7 3-9 2-2 4-3 6-3h314c40 0 76 10 106 29 31 20 54 47 70 80 16 34 24 70 24 111 0 44-9 89-27 134-19 45-45 86-78 123s-71 66-113 88c-43 21-87 32-132 32zM172 560c0 4 10 7 30 7h102c32 0 63-7 93-20 30-14 57-32 81-56 22-21 41-50 58-86s30-73 39-112c9-38 14-74 14-106 0-24-4-46-11-65s-16-35-29-49c-13-13-29-24-48-31-19-8-40-11-64-11h-96c-16 0-26 1-31 4-5 2-10 11-15 25l-119 481c-3 7-4 13-4 19z">
          <text:p/>
        </draw:path>
        <draw:path draw:style-name="gr4" draw:text-style-name="P4" draw:layer="layout" svg:width="0.301cm" svg:height="0.386cm" svg:x="6.357cm" svg:y="2.151cm" svg:viewBox="0 0 302 387" svg:d="M0 387v-21c13 0 25-1 34-3 9-3 13-9 13-17v-294c0-11-4-18-12-20-7-3-19-4-35-4v-22l90-6v37c11-12 24-21 39-28 15-6 31-9 48-9 24 0 45 6 65 19 19 13 34 30 44 51 11 21 16 44 16 67 0 25-5 47-17 69-12 21-29 38-49 51-21 12-44 19-69 19-29 0-55-12-76-36v106c0 8 5 14 14 17 9 2 21 3 35 3v21zM91 209c8 15 18 27 31 36 13 10 27 14 42 14 14 0 26-3 37-11 11-7 20-18 27-30 8-13 13-26 16-40 4-14 6-28 6-41 0-16-3-34-9-53s-15-34-27-47-26-20-43-20-32 4-45 13c-15 8-26 20-35 34z">
          <text:p/>
        </draw:path>
        <draw:path draw:style-name="gr4" draw:text-style-name="P4" draw:layer="layout" svg:width="0.581cm" svg:height="0.205cm" svg:x="7.022cm" svg:y="1.966cm" svg:viewBox="0 0 582 206" svg:d="M17 206c-5 0-9-2-12-5-3-4-5-8-5-12 0-5 2-9 5-12 3-5 7-7 12-7h549c4 0 8 2 11 7 3 3 5 7 5 12 0 4-2 8-5 12-3 3-7 5-11 5zM17 36c-5 0-9-2-12-6-3-3-5-7-5-12 0-4 2-8 5-12s7-6 12-6h549c4 0 8 2 11 6s5 8 5 12c0 5-2 9-5 12-3 4-7 6-11 6z">
          <text:p/>
        </draw:path>
        <draw:path draw:style-name="gr4" draw:text-style-name="P4" draw:layer="layout" svg:width="0.292cm" svg:height="0.581cm" svg:x="7.98cm" svg:y="1.706cm" svg:viewBox="0 0 293 582" svg:d="M5 582v-30c74 0 110-10 110-28v-459c-30 14-68 21-115 21v-31c72 0 126-18 162-55h13c2 0 4 0 6 2 1 2 2 3 2 5v517c0 18 37 28 110 28v30z">
          <text:p/>
        </draw:path>
        <draw:path draw:style-name="gr4" draw:text-style-name="P4" draw:layer="layout" svg:width="0.367cm" svg:height="0.6cm" svg:x="8.379cm" svg:y="1.706cm" svg:viewBox="0 0 368 601" svg:d="M184 601c-71 0-120-29-145-88-26-58-39-129-39-210 0-51 5-98 14-143s28-83 55-114c28-31 66-46 115-46 39 0 71 9 96 28 24 18 43 43 55 72 13 30 22 62 26 96 5 34 7 70 7 107 0 50-4 98-13 141-10 44-28 81-55 112-27 30-66 45-116 45zM184 579c33 0 57-17 74-50 16-33 25-70 29-110 4-42 6-85 6-130 0-44-2-84-6-121s-13-71-29-101c-17-30-41-45-74-45s-57 15-73 46c-16 30-26 63-30 100-3 37-5 77-5 121 0 32 1 63 2 91 2 30 6 60 13 90 7 31 18 57 33 78 15 20 35 31 60 31z">
          <text:p/>
        </draw:path>
        <draw:path draw:style-name="gr4" draw:text-style-name="P4" draw:layer="layout" svg:width="0.374cm" svg:height="0.609cm" svg:x="8.835cm" svg:y="1.697cm" svg:viewBox="0 0 375 610" svg:d="M103 569c0-33 2-64 8-95s14-63 25-93c11-31 24-60 40-89 15-30 32-57 51-82l79-111h-99c-104 0-157 1-160 4-8 9-15 36-22 80h-25l29-183h25v3c0 10 18 17 53 20 36 3 71 5 105 5h163v22c0 1 0 1 0 2 0 0 0 1-1 1l-121 169c-29 44-48 92-55 146-8 53-11 121-11 201 0 11-5 21-13 29s-18 12-29 12c-12 0-22-4-30-12s-12-18-12-29z">
          <text:p/>
        </draw:path>
        <draw:path draw:style-name="gr4" draw:text-style-name="P4" draw:layer="layout" svg:width="0.478cm" svg:height="0.574cm" svg:x="9.251cm" svg:y="1.902cm" svg:viewBox="0 0 479 575" svg:d="M0 550c0-3 1-5 1-6l129-517c3-8 8-15 14-20 7-5 15-7 23-7s14 2 19 6c5 5 8 10 8 18 0 1-1 3-1 4s0 2 0 3l-52 205c-6 24-9 45-9 63 0 22 6 39 16 53s26 21 46 21c43 0 80-26 112-79 0-1 0-1 1-2v-1l63-254c2-8 7-14 14-20s15-8 23-8c6 0 12 2 18 6 5 5 7 11 7 18 0 4 0 6 0 7l-63 253c-4 16-6 31-6 42 0 25 8 38 25 38 18 0 32-11 41-34 10-22 18-49 25-81 1-3 3-5 7-5h10c2 0 4 1 6 3 1 2 2 3 2 5-10 41-21 74-33 98-12 25-32 37-59 37-20 0-37-5-52-17-15-11-24-26-29-44-14 18-31 33-51 44-19 11-40 17-61 17-37 0-65-8-86-25l-45 176c-1 8-6 15-13 20s-15 8-23 8c-7 0-14-2-19-7-5-4-8-10-8-18z">
          <text:p/>
        </draw:path>
        <draw:path draw:style-name="gr4" draw:text-style-name="P4" draw:layer="layout" svg:width="0.686cm" svg:height="0.385cm" svg:x="9.784cm" svg:y="1.902cm" svg:viewBox="0 0 687 386" svg:d="M0 386v-30c20 0 37-2 49-5 13-3 20-11 20-23v-240c0-15-3-26-7-33-5-7-12-12-21-13-9-2-22-2-41-2v-31l127-9v85c11-25 30-46 53-62s48-23 74-23c68 0 107 27 119 81 11-24 28-44 51-59 22-15 47-22 73-22 27 0 49 4 67 12 18 9 32 22 41 39 9 18 14 39 14 66v211c0 12 6 20 19 23s29 5 49 5v30h-200v-30c20 0 36-2 49-5s19-11 19-23v-208c0-30-4-53-12-71s-25-27-51-27c-34 0-61 13-83 40s-33 58-33 93v173c0 12 6 20 19 23s29 5 49 5v30h-200v-30c20 0 37-2 49-5 13-3 20-11 20-23v-208c0-29-4-52-13-71-8-18-25-27-51-27-33 0-61 13-83 40-23 27-33 58-33 93v173c0 12 6 20 20 23 12 3 29 5 48 5v30z">
          <text:p/>
        </draw:path>
        <draw:path draw:style-name="gr5" draw:text-style-name="P5" draw:layer="layout" svg:width="0.212cm" svg:height="0.211cm" svg:x="2.68cm" svg:y="1.951cm" svg:viewBox="0 0 213 212" svg:d="M213 106c0-59-49-106-107-106-59 0-106 47-106 106s47 106 106 106c58 0 107-47 107-106z">
          <text:p/>
        </draw:path>
        <draw:path draw:style-name="gr6" draw:text-style-name="P6" draw:layer="layout" svg:width="0.229cm" svg:height="0.229cm" svg:x="2.671cm" svg:y="1.942cm" svg:viewBox="0 0 230 230" svg:d="M115 18c53 0 98 44 98 97 0 54-45 98-98 98-54 0-97-44-97-98 0-53 43-97 97-97zM115 0c-64 0-115 52-115 115 0 64 51 115 115 115 63 0 115-51 115-115 0-63-52-115-115-115z">
          <text:p/>
        </draw:path>
        <draw:path draw:style-name="gr4" draw:text-style-name="P4" draw:layer="layout" svg:width="0.542cm" svg:height="0.596cm" svg:x="3.421cm" svg:y="2.802cm" svg:viewBox="0 0 543 597" svg:d="M0 597v-30c60 0 90-10 90-28v-481c0-18-30-27-90-27v-31h494l25 200h-26c-6-51-15-87-26-110s-29-38-54-47c-24-8-61-12-111-12h-86c-10 0-18 0-24 1s-11 3-14 7c-4 4-6 11-6 19v213h64c30 0 52-2 67-7 14-5 24-15 30-29 5-14 8-36 8-66h26v235h-26c0-30-3-51-8-66-6-14-16-23-30-29-15-5-37-7-67-7h-64v237c0 12 4 20 11 23s18 5 33 5h93c40 0 73-4 98-10 24-7 44-17 58-32s24-34 32-59c7-24 14-57 21-99h25l-37 230z">
          <text:p/>
        </draw:path>
        <draw:path draw:style-name="gr4" draw:text-style-name="P4" draw:layer="layout" svg:width="0.44cm" svg:height="0.376cm" svg:x="4.005cm" svg:y="3.022cm" svg:viewBox="0 0 441 377" svg:d="M0 377v-30c22 0 43-5 62-13 20-9 37-22 50-39l80-101-104-135c-10-13-21-21-33-24s-29-4-51-4v-31h182v31c-7 0-14 1-22 4-7 4-10 9-10 15 0 3 1 5 2 9l71 90 53-67c7-9 10-17 10-25s-2-14-7-19c-4-5-10-7-18-7v-31h161v31c-23 0-44 4-64 13-20 8-36 21-50 38l-69 88 112 149c11 13 22 20 34 23s29 5 52 5v30h-182v-30c7 0 14-2 21-6 6-3 9-8 9-15 0-2-1-5-2-7l-79-104-64 80c-6 7-9 16-9 25 0 8 2 14 7 19s10 8 17 8v30z">
          <text:p/>
        </draw:path>
        <draw:path draw:style-name="gr4" draw:text-style-name="P4" draw:layer="layout" svg:width="0.433cm" svg:height="0.555cm" svg:x="4.482cm" svg:y="3.012cm" svg:viewBox="0 0 434 556" svg:d="M0 556v-30c20 0 36-2 49-5 14-4 20-11 20-23v-421c0-16-5-26-18-29-11-5-28-6-51-6v-32l130-10v56c16-18 35-32 56-42 21-9 44-14 67-14 35 0 66 10 93 28 28 20 49 44 65 74 15 31 23 63 23 97 0 35-9 68-26 98-17 31-40 55-70 73s-62 27-98 27c-42 0-78-17-107-52v153c0 12 6 19 19 23 13 3 29 5 49 5v30zM133 302c10 21 24 38 42 52 18 13 38 20 60 20 20 0 38-5 53-16 16-11 29-25 39-44 11-18 19-37 24-57s7-40 7-58c0-24-4-49-12-76-9-27-22-50-39-68-17-19-38-29-62-29s-45 6-65 19c-20 12-36 28-47 49z">
          <text:p/>
        </draw:path>
        <draw:path draw:style-name="gr4" draw:text-style-name="P4" draw:layer="layout" svg:width="0.095cm" svg:height="0.096cm" svg:x="5.023cm" svg:y="3.302cm" svg:viewBox="0 0 96 97" svg:d="M0 48c0-13 4-24 14-34 10-9 21-14 34-14 8 0 17 2 24 7 8 4 14 10 18 18 4 7 6 15 6 23 0 13-4 25-14 35-9 9-20 14-34 14-13 0-24-5-34-14-10-10-14-22-14-35z">
          <text:p/>
        </draw:path>
        <draw:polygon draw:style-name="gr4" draw:text-style-name="P4" draw:layer="layout" svg:width="0.755cm" svg:height="0.036cm" svg:x="5.586cm" svg:y="2.654cm" svg:viewBox="0 0 756 37" draw:points="0,37 756,37 756,0 0,0">
          <text:p/>
        </draw:polygon>
        <draw:path draw:style-name="gr4" draw:text-style-name="P4" draw:layer="layout" svg:width="0.666cm" svg:height="0.596cm" svg:x="5.621cm" svg:y="2.802cm" svg:viewBox="0 0 667 597" svg:d="M8 597c-6 0-8-4-8-11 0-2 0-4 1-8 1-3 2-6 4-8 1-2 3-3 5-3 37 0 62-3 76-7 8-2 13-10 16-23l120-481c1-5 2-9 2-11 0-7-4-10-10-11-11-2-32-3-63-3-6 0-9-4-9-12 0-1 1-4 2-7 1-4 2-7 3-9 2-2 4-3 6-3h314c40 0 76 9 106 29 31 20 54 47 70 80s24 70 24 111c0 44-9 89-27 133-19 45-45 86-78 124-33 37-71 66-113 88-43 21-87 32-132 32zM172 560c0 4 10 7 30 7h102c32 0 63-7 93-20 30-14 57-32 81-56 22-22 41-51 58-87 17-35 30-72 39-111s14-74 14-107c0-23-4-45-11-64s-16-35-29-49c-13-13-29-24-48-31-19-8-40-11-64-11h-96c-16 0-26 1-31 4-5 2-10 11-15 25l-119 480c-3 8-4 14-4 20z">
          <text:p/>
        </draw:path>
        <draw:path draw:style-name="gr4" draw:text-style-name="P4" draw:layer="layout" svg:width="0.301cm" svg:height="0.386cm" svg:x="6.357cm" svg:y="3.262cm" svg:viewBox="0 0 302 387" svg:d="M0 387v-21c13 0 25-1 34-3 9-3 13-8 13-16v-294c0-11-4-18-12-20-7-3-19-5-35-5v-22l90-6v38c11-12 24-22 39-29 15-6 31-9 48-9 24 0 45 6 65 20 19 13 34 30 44 51 11 21 16 44 16 67 0 24-5 47-17 69-12 21-29 38-49 50-21 13-44 19-69 19-29 0-55-12-76-36v107c0 8 5 13 14 16 9 2 21 3 35 3v21zM91 210c8 15 18 27 31 36 13 10 27 14 42 14 14 0 26-3 37-11s20-18 27-30c8-13 13-26 16-40 4-14 6-28 6-41 0-16-3-34-9-53s-15-35-27-48c-12-12-26-20-43-20s-32 5-45 14c-15 8-26 19-35 34z">
          <text:p/>
        </draw:path>
        <draw:path draw:style-name="gr4" draw:text-style-name="P4" draw:layer="layout" svg:width="0.581cm" svg:height="0.205cm" svg:x="7.022cm" svg:y="3.077cm" svg:viewBox="0 0 582 206" svg:d="M17 206c-5 0-9-2-12-5-3-4-5-8-5-12 0-5 2-9 5-13 3-3 7-5 12-5h549c4 0 8 2 11 5 3 4 5 8 5 13 0 4-2 8-5 12-3 3-7 5-11 5zM17 35c-5 0-9-1-12-5-3-3-5-7-5-12 0-4 2-8 5-12s7-6 12-6h549c4 0 8 2 11 6s5 8 5 12c0 5-2 9-5 12-3 4-7 5-11 5z">
          <text:p/>
        </draw:path>
        <draw:path draw:style-name="gr4" draw:text-style-name="P4" draw:layer="layout" svg:width="0.292cm" svg:height="0.582cm" svg:x="7.98cm" svg:y="2.816cm" svg:viewBox="0 0 293 583" svg:d="M5 583v-30c74 0 110-10 110-28v-460c-30 15-68 22-115 22v-31c72 0 126-18 162-56h13c2 0 4 1 6 3 1 2 2 3 2 5v517c0 18 37 28 110 28v30z">
          <text:p/>
        </draw:path>
        <draw:path draw:style-name="gr4" draw:text-style-name="P4" draw:layer="layout" svg:width="0.349cm" svg:height="0.582cm" svg:x="8.388cm" svg:y="2.816cm" svg:viewBox="0 0 350 583" svg:d="M0 583v-23c0-2 1-3 2-5l137-150c20-22 37-42 50-57 12-15 25-32 37-52 13-20 23-39 30-60 8-20 11-42 11-64 0-24-4-47-13-69s-22-39-40-52c-17-13-38-20-63-20-26 0-49 8-69 23s-35 35-43 59c2 0 6 0 10 0 13 0 24 4 33 12 9 9 14 21 14 35 0 13-5 24-14 34-9 9-20 14-33 14-14 0-26-5-35-15s-14-21-14-33c0-22 5-43 13-62s20-36 35-51c16-15 33-27 53-35 19-8 41-12 63-12 33 0 64 7 93 22 29 14 51 33 68 59s25 56 25 91c0 25-5 49-16 72-12 22-26 43-43 62-17 18-39 39-66 63-27 25-45 40-54 48l-100 95h85c41 0 76 0 104-1 27 0 42-1 44-3 6-7 13-34 21-80h25l-25 155z">
          <text:p/>
        </draw:path>
        <draw:path draw:style-name="gr4" draw:text-style-name="P4" draw:layer="layout" svg:width="0.362cm" svg:height="0.601cm" svg:x="8.823cm" svg:y="2.816cm" svg:viewBox="0 0 363 602" svg:d="M182 602c-36 0-66-9-90-29-24-19-43-44-57-74-13-32-23-64-28-97-5-34-7-68-7-102 0-46 9-92 27-139 18-46 45-84 80-115 34-30 76-46 124-46 19 0 38 4 55 12 17 7 31 18 41 33 9 15 14 32 14 53 0 12-4 22-12 30-8 9-18 13-30 13-11 0-21-5-29-13s-13-18-13-30c0-11 5-21 13-29 8-9 18-13 29-13h5c-8-10-18-18-32-23-13-5-27-7-41-7-18 0-34 4-49 11-15 8-29 18-41 31-12 14-22 28-29 44-8 15-15 33-19 54-4 20-7 39-8 56-1 18-2 40-2 67 10-24 25-44 43-59 19-15 40-22 64-22 26 0 49 5 71 15 21 11 39 25 55 44 15 19 27 40 35 64 8 23 12 48 12 72 0 34-8 67-23 98s-36 56-64 74-59 27-94 27zM182 574c23 0 41-5 54-15 14-10 24-24 30-41 7-17 11-35 12-52 2-17 3-38 3-63 0-33-2-61-5-84-3-24-12-44-26-62s-35-27-64-27c-23 0-42 8-58 24-15 16-26 36-33 61-7 24-10 47-10 70 0 7 0 13 0 17 0 1 0 2 0 2 0 1 0 2 0 2 0 25 2 51 7 76 5 27 15 48 30 66 14 18 34 26 60 26z">
          <text:p/>
        </draw:path>
        <draw:path draw:style-name="gr4" draw:text-style-name="P4" draw:layer="layout" svg:width="0.478cm" svg:height="0.575cm" svg:x="9.251cm" svg:y="3.012cm" svg:viewBox="0 0 479 576" svg:d="M0 551c0-3 1-5 1-6l129-517c3-8 8-15 14-20 7-5 15-8 23-8s14 3 19 7 8 10 8 17c0 2-1 4-1 5s0 2 0 3l-52 205c-6 24-9 45-9 63 0 21 6 39 16 53s26 21 46 21c43 0 80-27 112-79 0-1 0-1 1-2v-1l63-254c2-8 7-14 14-20s15-8 23-8c6 0 12 2 18 6 5 5 7 11 7 18 0 4 0 6 0 7l-63 253c-4 16-6 30-6 42 0 25 8 38 25 38 18 0 32-11 41-34 10-22 18-49 25-81 1-4 3-5 7-5h10c2 0 4 1 6 2 1 2 2 4 2 6-10 41-21 73-33 98s-32 37-59 37c-20 0-37-6-52-17s-24-26-29-45c-14 19-31 33-51 45-19 11-40 17-61 17-37 0-65-8-86-26l-45 177c-1 8-6 15-13 20s-15 8-23 8c-7 0-14-3-19-7s-8-10-8-18z">
          <text:p/>
        </draw:path>
        <draw:path draw:style-name="gr4" draw:text-style-name="P4" draw:layer="layout" svg:width="0.686cm" svg:height="0.386cm" svg:x="9.784cm" svg:y="3.012cm" svg:viewBox="0 0 687 387" svg:d="M0 387v-30c20 0 37-2 49-5 13-3 20-11 20-23v-240c0-15-3-26-7-33-5-7-12-12-21-13-9-2-22-2-41-2v-31l127-10v86c11-25 30-46 53-62s48-24 74-24c68 0 107 28 119 82 11-24 28-44 51-59 22-15 47-23 73-23 27 0 49 5 67 13 18 9 32 22 41 39s14 39 14 66v211c0 12 6 20 19 23s29 5 49 5v30h-200v-30c20 0 36-2 49-5s19-11 19-23v-208c0-30-4-53-12-71s-25-27-51-27c-34 0-61 13-83 40s-33 58-33 92v174c0 12 6 20 19 23s29 5 49 5v30h-200v-30c20 0 37-2 49-5 13-3 20-11 20-23v-208c0-29-4-52-13-71-8-18-25-27-51-27-33 0-61 13-83 40-23 27-33 58-33 92v174c0 12 6 20 20 23 12 3 29 5 48 5v30z">
          <text:p/>
        </draw:path>
        <draw:path draw:style-name="gr7" draw:text-style-name="P7" draw:layer="layout" svg:width="0.212cm" svg:height="0.211cm" svg:x="2.68cm" svg:y="3.062cm" svg:viewBox="0 0 213 212" svg:d="M213 105c0-58-49-105-107-105-59 0-106 47-106 105 0 59 47 107 106 107 58 0 107-48 107-107z">
          <text:p/>
        </draw:path>
        <draw:path draw:style-name="gr6" draw:text-style-name="P6" draw:layer="layout" svg:width="0.229cm" svg:height="0.229cm" svg:x="2.671cm" svg:y="3.053cm" svg:viewBox="0 0 230 230" svg:d="M115 17c53 0 98 45 98 98 0 54-45 97-98 97-54 0-97-43-97-97 0-53 43-98 97-98zM115 0c-64 0-115 52-115 115 0 64 51 115 115 115 63 0 115-51 115-115 0-63-52-115-115-115z">
          <text:p/>
        </draw:path>
        <draw:path draw:style-name="gr4" draw:text-style-name="P4" draw:layer="layout" svg:width="0.542cm" svg:height="0.597cm" svg:x="3.421cm" svg:y="3.912cm" svg:viewBox="0 0 543 598" svg:d="M0 598v-31c60 0 90-10 90-28v-480c0-18-30-28-90-28v-31h494l25 201h-26c-6-51-15-87-26-110s-29-39-54-47c-24-8-61-13-111-13h-86c-10 0-18 1-24 2-6 0-11 3-14 7-4 4-6 11-6 19v213h64c30 0 52-2 67-7 14-5 24-15 30-29 5-14 8-36 8-66h26v235h-26c0-30-3-52-8-66-6-14-16-24-30-29-15-5-37-7-67-7h-64v236c0 12 4 21 11 24s18 4 33 4h93c40 0 73-3 98-10 24-7 44-17 58-32s24-35 32-58c7-24 14-57 21-99h25l-37 230z">
          <text:p/>
        </draw:path>
        <draw:path draw:style-name="gr4" draw:text-style-name="P4" draw:layer="layout" svg:width="0.44cm" svg:height="0.377cm" svg:x="4.005cm" svg:y="4.132cm" svg:viewBox="0 0 441 378" svg:d="M0 378v-31c22 0 43-4 62-13 20-8 37-21 50-38l80-101-104-136c-10-12-21-20-33-23s-29-5-51-5v-31h182v31c-7 0-14 2-22 5-7 4-10 9-10 15 0 2 1 5 2 8l71 91 53-67c7-9 10-17 10-26 0-7-2-13-7-18-4-5-10-8-18-8v-31h161v31c-23 0-44 5-64 13-20 9-36 22-50 39l-69 88 112 149c11 12 22 20 34 23s29 4 52 4v31h-182v-31c7 0 14-1 21-5 6-3 9-8 9-15 0-2-1-5-2-7l-79-105-64 81c-6 7-9 16-9 25 0 8 2 14 7 19s10 7 17 7v31z">
          <text:p/>
        </draw:path>
        <draw:path draw:style-name="gr4" draw:text-style-name="P4" draw:layer="layout" svg:width="0.433cm" svg:height="0.555cm" svg:x="4.482cm" svg:y="4.123cm" svg:viewBox="0 0 434 556" svg:d="M0 556v-30c20 0 36-2 49-5 14-4 20-11 20-23v-421c0-16-5-26-18-30-11-4-28-6-51-6v-32l130-9v55c16-17 35-32 56-41s44-14 67-14c35 0 66 10 93 28 28 20 49 44 65 74 15 31 23 63 23 96 0 36-9 69-26 99-17 31-40 55-70 73s-62 27-98 27c-42 0-78-17-107-52v153c0 12 6 19 19 23 13 3 29 5 49 5v30zM133 302c10 21 24 38 42 52 18 13 38 20 60 20 20 0 38-6 53-16 16-11 29-26 39-44 11-18 19-37 24-57s7-40 7-59c0-23-4-48-12-75-9-27-22-50-39-69-17-18-38-29-62-29s-45 6-65 20c-20 11-36 28-47 48z">
          <text:p/>
        </draw:path>
        <draw:path draw:style-name="gr4" draw:text-style-name="P4" draw:layer="layout" svg:width="0.095cm" svg:height="0.096cm" svg:x="5.023cm" svg:y="4.413cm" svg:viewBox="0 0 96 97" svg:d="M0 49c0-13 4-25 14-34s21-15 34-15c8 0 17 2 24 7 8 5 14 11 18 18 4 8 6 16 6 24 0 13-4 24-14 34-9 9-20 14-34 14-13 0-24-5-34-14-10-10-14-21-14-34z">
          <text:p/>
        </draw:path>
        <draw:polygon draw:style-name="gr4" draw:text-style-name="P4" draw:layer="layout" svg:width="0.755cm" svg:height="0.036cm" svg:x="5.586cm" svg:y="3.765cm" svg:viewBox="0 0 756 37" draw:points="0,37 756,37 756,0 0,0">
          <text:p/>
        </draw:polygon>
        <draw:path draw:style-name="gr4" draw:text-style-name="P4" draw:layer="layout" svg:width="0.666cm" svg:height="0.597cm" svg:x="5.621cm" svg:y="3.912cm" svg:viewBox="0 0 667 598" svg:d="M8 598c-6 0-8-4-8-12 0-1 0-3 1-7s2-6 4-8c1-3 3-4 5-4 37 0 62-2 76-6 8-2 13-11 16-24l120-480c1-5 2-9 2-12 0-6-4-9-10-10-11-2-32-4-63-4-6 0-9-3-9-11 0-2 1-4 2-8 1-3 2-6 3-8 2-2 4-4 6-4h314c40 0 76 10 106 30 31 20 54 47 70 80s24 70 24 110c0 45-9 90-27 134-19 45-45 86-78 123s-71 66-113 89c-43 21-87 32-132 32zM172 560c0 5 10 7 30 7h102c32 0 63-6 93-21 30-13 57-31 81-55 22-22 41-50 58-86 17-35 30-72 39-111s14-74 14-107c0-23-4-45-11-64s-16-35-29-49c-13-13-29-24-48-31-19-8-40-12-64-12h-96c-16 0-26 2-31 4-5 3-10 12-15 26l-119 479c-3 8-4 14-4 20z">
          <text:p/>
        </draw:path>
        <draw:path draw:style-name="gr4" draw:text-style-name="P4" draw:layer="layout" svg:width="0.301cm" svg:height="0.386cm" svg:x="6.357cm" svg:y="4.373cm" svg:viewBox="0 0 302 387" svg:d="M0 387v-21c13 0 25-1 34-4 9-2 13-7 13-15v-295c0-11-4-18-12-21-7-2-19-4-35-4v-21l90-6v37c11-12 24-22 39-28s31-9 48-9c24 0 45 6 65 19 19 13 34 30 44 52 11 21 16 43 16 67s-5 47-17 68c-12 22-29 39-49 51-21 13-44 19-69 19-29 0-55-12-76-36v107c0 8 5 13 14 15 9 3 21 4 35 4v21zM91 210c8 15 18 26 31 36 13 9 27 14 42 14 14 0 26-4 37-11 11-8 20-18 27-31 8-12 13-26 16-39 4-14 6-28 6-41 0-16-3-34-9-53-6-20-15-36-27-49s-26-19-43-19-32 4-45 13c-15 8-26 19-35 34z">
          <text:p/>
        </draw:path>
        <draw:path draw:style-name="gr4" draw:text-style-name="P4" draw:layer="layout" svg:width="0.581cm" svg:height="0.205cm" svg:x="7.022cm" svg:y="4.188cm" svg:viewBox="0 0 582 206" svg:d="M17 206c-5 0-9-2-12-6s-5-8-5-13c0-4 2-8 5-12 3-3 7-5 12-5h549c4 0 8 2 11 5 3 4 5 8 5 12 0 5-2 9-5 13s-7 6-11 6zM17 35c-5 0-9-1-12-5-3-3-5-7-5-12 0-4 2-9 5-12 3-4 7-6 12-6h549c4 0 8 2 11 6 3 3 5 8 5 12 0 5-2 9-5 12-3 4-7 5-11 5z">
          <text:p/>
        </draw:path>
        <draw:path draw:style-name="gr4" draw:text-style-name="P4" draw:layer="layout" svg:width="0.292cm" svg:height="0.582cm" svg:x="7.98cm" svg:y="3.927cm" svg:viewBox="0 0 293 583" svg:d="M5 583v-31c74 0 110-9 110-27v-460c-30 15-68 22-115 22v-31c72 0 126-18 162-56h13c2 0 4 1 6 3 1 1 2 3 2 5v517c0 18 37 27 110 27v31z">
          <text:p/>
        </draw:path>
        <draw:path draw:style-name="gr4" draw:text-style-name="P4" draw:layer="layout" svg:width="0.362cm" svg:height="0.601cm" svg:x="8.382cm" svg:y="3.927cm" svg:viewBox="0 0 363 602" svg:d="M0 449c0-35 11-66 34-92 23-27 53-49 89-67l-33-21c-20-13-36-31-48-52-13-22-19-45-19-69 0-28 7-53 22-76 15-22 34-40 59-52 25-13 51-20 78-20 26 0 51 6 75 16 24 11 44 26 59 45 16 20 24 43 24 70 0 20-5 38-14 55s-22 32-38 45c-16 14-33 25-52 34l50 32c23 15 42 35 56 59 14 25 21 51 21 78 0 31-9 60-25 86-17 26-40 46-67 61-28 14-58 21-89 21-30 0-60-6-88-18-28-13-51-31-68-54-18-23-26-50-26-81zM47 449c0 23 6 45 19 64s29 33 50 44c22 11 44 17 66 17 34 0 65-11 92-30 28-20 42-46 42-79 0-11-2-22-7-33-4-11-10-21-18-30s-17-16-26-22l-118-75c-18 9-36 21-51 36s-27 32-36 50-13 38-13 58zM107 183l107 68c24-14 44-31 60-51 15-21 23-43 23-69 0-19-5-37-16-54-11-16-25-29-43-38s-36-13-57-13c-17 0-35 3-53 10-19 7-34 17-45 30-12 14-18 30-18 48 0 27 14 50 42 69z">
          <text:p/>
        </draw:path>
        <draw:path draw:style-name="gr4" draw:text-style-name="P4" draw:layer="layout" svg:width="0.362cm" svg:height="0.601cm" svg:x="8.823cm" svg:y="3.927cm" svg:viewBox="0 0 363 602" svg:d="M47 515c14 19 32 34 55 44 23 9 48 15 74 15 34 0 58-15 72-44s21-61 21-98c0-17-1-33-4-49-3-17-8-32-15-47-7-14-17-25-29-34-13-8-28-12-45-12h-59c-5 0-7-3-7-9v-7c0-5 2-7 7-7l49-4c20 0 37-7 51-23 13-15 23-34 29-56s9-43 9-63c0-28-6-51-19-69-13-17-33-26-60-26-22 0-43 4-63 12-20 9-37 21-49 38 2 0 3 0 4 0s2 0 3 0c13 0 23 4 32 13s14 20 14 33-5 23-14 33c-9 9-19 13-32 13s-24-4-34-13c-10-10-14-20-14-33 0-25 7-47 24-65 15-19 34-33 58-42 24-10 47-15 71-15 18 0 37 3 56 8 20 6 38 13 53 23 16 10 29 22 39 38 11 15 16 32 16 52 0 25-6 47-17 68s-26 38-45 54c-19 15-40 26-63 33 26 5 50 15 72 29 23 14 41 32 55 54 14 23 21 46 21 72 0 32-9 61-27 87-17 26-40 46-69 62-29 15-59 22-91 22-27 0-54-5-82-15-27-11-51-27-68-48-18-21-26-46-26-75 0-14 5-26 14-36 10-9 22-14 37-14 10 0 18 2 26 6 8 5 14 11 18 19 5 8 7 16 7 25 0 15-5 26-15 36s-22 15-36 15z">
          <text:p/>
        </draw:path>
        <draw:path draw:style-name="gr4" draw:text-style-name="P4" draw:layer="layout" svg:width="0.478cm" svg:height="0.575cm" svg:x="9.251cm" svg:y="4.123cm" svg:viewBox="0 0 479 576" svg:d="M0 551c0-3 1-5 1-6l129-517c3-8 8-15 14-20 7-5 15-8 23-8s14 2 19 7c5 4 8 10 8 17 0 2-1 4-1 5s0 2 0 3l-52 205c-6 24-9 45-9 63 0 21 6 39 16 53s26 21 46 21c43 0 80-27 112-80 0 0 0-1 1-1v-1l63-255c2-7 7-13 14-19s15-9 23-9c6 0 12 3 18 7 5 5 7 11 7 18 0 4 0 6 0 7l-63 253c-4 16-6 30-6 42 0 25 8 38 25 38 18 0 32-11 41-34 10-22 18-49 25-81 1-4 3-6 7-6h10c2 0 4 1 6 3 1 2 2 4 2 6-10 41-21 73-33 98s-32 37-59 37c-20 0-37-6-52-17s-24-26-29-45c-14 19-31 33-51 45-19 11-40 17-61 17-37 0-65-9-86-26l-45 177c-1 8-6 15-13 20s-15 8-23 8c-7 0-14-3-19-7-5-5-8-10-8-18z">
          <text:p/>
        </draw:path>
        <draw:path draw:style-name="gr4" draw:text-style-name="P4" draw:layer="layout" svg:width="0.686cm" svg:height="0.386cm" svg:x="9.784cm" svg:y="4.123cm" svg:viewBox="0 0 687 387" svg:d="M0 387v-31c20 0 37-1 49-4 13-4 20-11 20-23v-240c0-15-3-27-7-34-5-7-12-11-21-12-9-2-22-3-41-3v-31l127-9v85c11-25 30-45 53-61s48-24 74-24c68 0 107 28 119 82 11-24 28-44 51-59 22-15 47-23 73-23 27 0 49 5 67 13 18 9 32 22 41 39s14 39 14 66v211c0 12 6 19 19 23 13 3 29 4 49 4v31h-200v-31c20 0 36-1 49-4 13-4 19-11 19-23v-208c0-30-4-54-12-72-8-17-25-26-51-26-34 0-61 13-83 40s-33 58-33 92v174c0 12 6 19 19 23 13 3 29 4 49 4v31h-200v-31c20 0 37-1 49-4 13-4 20-11 20-23v-208c0-29-4-53-13-71-8-18-25-27-51-27-33 0-61 13-83 40-23 27-33 58-33 92v174c0 12 6 19 20 23 12 3 29 4 48 4v31z">
          <text:p/>
        </draw:path>
        <draw:path draw:style-name="gr8" draw:text-style-name="P8" draw:layer="layout" svg:width="0.212cm" svg:height="0.212cm" svg:x="2.68cm" svg:y="4.172cm" svg:viewBox="0 0 213 213" svg:d="M213 106c0-58-49-106-107-106-59 0-106 48-106 106 0 60 47 107 106 107 58 0 107-47 107-107z">
          <text:p/>
        </draw:path>
        <draw:path draw:style-name="gr4" draw:text-style-name="P4" draw:layer="layout" svg:width="0.386cm" svg:height="0.635cm" svg:x="3.443cm" svg:y="4.966cm" svg:viewBox="0 0 387 636" svg:d="M0 629v-204c0-5 2-8 7-8h11c2 0 3 1 5 2 1 2 2 5 2 6 0 57 17 102 53 133 35 31 82 47 139 47 21 0 40-6 57-17 17-12 31-27 40-46 10-19 14-39 14-59 0-18-3-35-10-51-8-18-18-32-31-44-14-13-29-21-46-25l-114-28c-37-10-68-30-92-61-23-30-35-65-35-104 0-30 8-58 23-84 15-27 36-48 62-63s54-23 84-23c59 0 105 20 140 59l36-56c2-2 3-3 6-3h6c2 0 3 1 5 2 1 1 2 3 2 5v203c0 5-2 7-7 7h-10c-6 0-9-2-9-7 0-15-2-31-7-49-5-17-12-34-21-51-9-16-18-29-28-39-29-29-67-43-113-43-20 0-38 5-55 15s-30 24-40 41c-10 18-15 36-15 55 0 25 8 48 23 68 16 20 36 34 61 40l114 28c19 5 37 13 53 25 17 11 31 25 42 41 11 15 20 33 26 52s9 40 9 60c0 32-7 62-21 90-15 28-35 50-61 67-27 17-56 26-88 26-19 0-39-2-59-7-20-4-39-11-56-19-17-9-33-20-46-34l-37 57c-2 2-4 3-6 3h-6c-5 0-7-3-7-7z">
          <text:p/>
        </draw:path>
        <draw:path draw:style-name="gr4" draw:text-style-name="P4" draw:layer="layout" svg:width="0.19cm" svg:height="0.585cm" svg:x="3.911cm" svg:y="4.997cm" svg:viewBox="0 0 191 586" svg:d="M0 586v-31c19 0 36-2 49-6 12-3 19-11 19-23v-238c0-23-5-36-13-41-9-5-26-8-52-8v-31l126-9v327c0 12 6 20 17 23 11 4 26 6 45 6v31zM37 49c0-13 5-24 14-34 10-10 21-15 33-15 9 0 17 3 24 7 8 4 14 10 18 18 5 8 7 16 7 24 0 12-5 23-15 33-9 10-21 14-34 14-12 0-23-4-33-14-9-10-14-21-14-33z">
          <text:p/>
        </draw:path>
        <draw:path draw:style-name="gr4" draw:text-style-name="P4" draw:layer="layout" svg:width="0.685cm" svg:height="0.386cm" svg:x="4.155cm" svg:y="5.196cm" svg:viewBox="0 0 686 387" svg:d="M0 387v-31c20 0 36-2 49-5 12-3 19-11 19-23v-238c0-16-2-27-7-34s-12-11-20-13c-9-1-23-2-41-2v-31l126-10v86c12-25 29-45 52-61s48-25 75-25c68 0 107 28 119 83 12-25 29-45 51-60s47-23 74-23c26 0 49 5 67 14 18 8 31 21 40 39 9 17 14 39 14 65v210c0 12 6 20 19 23s30 5 49 5v31h-200v-31c20 0 37-2 49-5 13-3 20-11 20-23v-207c0-29-4-53-13-71-8-18-25-27-51-27-33 0-61 14-83 41s-33 57-33 92v172c0 12 7 20 19 23 13 3 30 5 49 5v31h-200v-31c20 0 36-2 49-5 14-3 20-11 20-23v-207c0-28-4-52-12-70-10-19-27-28-52-28-34 0-62 14-84 41-21 27-32 57-32 92v172c0 12 6 20 19 23s29 5 49 5v31z">
          <text:p/>
        </draw:path>
        <draw:path draw:style-name="gr4" draw:text-style-name="P4" draw:layer="layout" svg:width="0.096cm" svg:height="0.096cm" svg:x="4.937cm" svg:y="5.486cm" svg:viewBox="0 0 97 97" svg:d="M0 47c0-13 5-24 14-33 10-10 21-14 34-14 9 0 17 2 25 6 7 4 13 10 17 18 5 8 7 16 7 23 0 13-5 26-14 35-10 10-21 15-35 15-13 0-24-5-34-15-9-9-14-22-14-35z">
          <text:p/>
        </draw:path>
        <draw:line draw:style-name="gr9" draw:text-style-name="P2" draw:layer="layout" svg:x1="2.257cm" svg:y1="5.37cm" svg:x2="3.314cm" svg:y2="5.37cm">
          <text:p/>
        </draw:line>
        <draw:polygon draw:style-name="gr10" draw:text-style-name="P9" draw:layer="layout" svg:width="0.265cm" svg:height="0.264cm" svg:x="2.653cm" svg:y="5.238cm" svg:viewBox="0 0 266 265" draw:points="0,265 266,265 266,0 0,0">
          <text:p/>
        </draw:polygon>
        <draw:polygon draw:style-name="gr1" draw:text-style-name="P1" draw:layer="layout" svg:width="14.393cm" svg:height="10.53cm" svg:x="22.048cm" svg:y="1.164cm" svg:viewBox="0 0 14394 10531" draw:points="0,10531 14394,10531 14394,0 0,0">
          <text:p/>
        </draw:polygon>
        <draw:line draw:style-name="gr2" draw:text-style-name="P2" draw:layer="layout" svg:x1="22.048cm" svg:y1="11.694cm" svg:x2="36.441cm" svg:y2="11.694cm">
          <text:p/>
        </draw:line>
        <draw:line draw:style-name="gr2" draw:text-style-name="P2" draw:layer="layout" svg:x1="22.048cm" svg:y1="1.164cm" svg:x2="36.441cm" svg:y2="1.164cm">
          <text:p/>
        </draw:line>
        <draw:line draw:style-name="gr2" draw:text-style-name="P2" draw:layer="layout" svg:x1="22.048cm" svg:y1="11.694cm" svg:x2="22.048cm" svg:y2="11.55cm">
          <text:p/>
        </draw:line>
        <draw:line draw:style-name="gr2" draw:text-style-name="P2" draw:layer="layout" svg:x1="24.447cm" svg:y1="11.694cm" svg:x2="24.447cm" svg:y2="11.55cm">
          <text:p/>
        </draw:line>
        <draw:line draw:style-name="gr2" draw:text-style-name="P2" draw:layer="layout" svg:x1="26.846cm" svg:y1="11.694cm" svg:x2="26.846cm" svg:y2="11.55cm">
          <text:p/>
        </draw:line>
        <draw:line draw:style-name="gr2" draw:text-style-name="P2" draw:layer="layout" svg:x1="29.245cm" svg:y1="11.694cm" svg:x2="29.245cm" svg:y2="11.55cm">
          <text:p/>
        </draw:line>
        <draw:line draw:style-name="gr2" draw:text-style-name="P2" draw:layer="layout" svg:x1="31.644cm" svg:y1="11.694cm" svg:x2="31.644cm" svg:y2="11.55cm">
          <text:p/>
        </draw:line>
        <draw:line draw:style-name="gr2" draw:text-style-name="P2" draw:layer="layout" svg:x1="34.043cm" svg:y1="11.694cm" svg:x2="34.043cm" svg:y2="11.55cm">
          <text:p/>
        </draw:line>
        <draw:line draw:style-name="gr2" draw:text-style-name="P2" draw:layer="layout" svg:x1="36.441cm" svg:y1="11.694cm" svg:x2="36.441cm" svg:y2="11.55cm">
          <text:p/>
        </draw:line>
        <draw:line draw:style-name="gr2" draw:text-style-name="P2" draw:layer="layout" svg:x1="22.048cm" svg:y1="1.164cm" svg:x2="22.048cm" svg:y2="1.308cm">
          <text:p/>
        </draw:line>
        <draw:line draw:style-name="gr2" draw:text-style-name="P2" draw:layer="layout" svg:x1="24.447cm" svg:y1="1.164cm" svg:x2="24.447cm" svg:y2="1.308cm">
          <text:p/>
        </draw:line>
        <draw:line draw:style-name="gr2" draw:text-style-name="P2" draw:layer="layout" svg:x1="26.846cm" svg:y1="1.164cm" svg:x2="26.846cm" svg:y2="1.308cm">
          <text:p/>
        </draw:line>
        <draw:line draw:style-name="gr2" draw:text-style-name="P2" draw:layer="layout" svg:x1="29.245cm" svg:y1="1.164cm" svg:x2="29.245cm" svg:y2="1.308cm">
          <text:p/>
        </draw:line>
        <draw:line draw:style-name="gr2" draw:text-style-name="P2" draw:layer="layout" svg:x1="31.644cm" svg:y1="1.164cm" svg:x2="31.644cm" svg:y2="1.308cm">
          <text:p/>
        </draw:line>
        <draw:line draw:style-name="gr2" draw:text-style-name="P2" draw:layer="layout" svg:x1="34.043cm" svg:y1="1.164cm" svg:x2="34.043cm" svg:y2="1.308cm">
          <text:p/>
        </draw:line>
        <draw:line draw:style-name="gr2" draw:text-style-name="P2" draw:layer="layout" svg:x1="36.441cm" svg:y1="1.164cm" svg:x2="36.441cm" svg:y2="1.308cm">
          <text:p/>
        </draw:line>
        <draw:path draw:style-name="gr3" draw:text-style-name="P3" draw:layer="layout" svg:width="0.297cm" svg:height="0.492cm" svg:x="21.725cm" svg:y="11.952cm" svg:viewBox="0 0 298 493" svg:d="M0 369c0-29 10-54 29-77 19-22 43-40 73-54l-26-17c-17-11-30-25-40-43-11-18-16-37-16-56 0-23 6-45 19-63 11-18 27-33 47-43 20-11 41-16 64-16 21 0 42 4 61 13 20 9 36 21 48 37 13 16 19 36 19 58 0 16-3 31-11 45-7 14-17 26-31 37-13 11-27 20-42 28l41 26c19 12 34 28 46 48 11 20 17 41 17 63 0 26-7 50-21 71s-32 38-55 49c-23 12-47 18-72 18s-48-5-71-16c-23-10-42-24-57-43-14-19-22-41-22-65zM40 369c0 18 5 35 15 51 11 16 24 28 42 37 17 8 34 13 53 13 27 0 53-8 75-24 23-16 34-38 34-65 0-9-2-18-5-27-4-9-9-17-15-24-7-7-14-13-22-18l-96-62c-14 8-28 18-41 30-12 12-22 25-29 41-7 15-11 31-11 48zM89 150l87 56c20-12 36-26 49-42 13-17 19-35 19-56 0-16-4-32-13-45s-21-24-35-31c-15-8-30-11-47-11-14 0-29 2-43 8-15 5-27 14-36 25-10 11-15 25-15 40 0 22 12 41 34 56z">
          <text:p/>
        </draw:path>
        <draw:path draw:style-name="gr3" draw:text-style-name="P3" draw:layer="layout" svg:width="0.301cm" svg:height="0.492cm" svg:x="22.076cm" svg:y="11.952cm" svg:viewBox="0 0 302 493" svg:d="M151 493c-59 0-98-24-119-73-21-48-32-105-32-171 0-41 4-80 11-117 8-36 23-68 45-94 23-25 54-38 95-38 31 0 57 8 77 23s35 35 45 61c12 24 19 50 23 78 4 27 6 56 6 87 0 41-4 80-12 115-7 36-23 66-45 91s-53 38-94 38zM151 474c26 0 46-14 59-41s21-57 24-90 5-68 5-105c0-36-2-69-5-100-3-30-11-57-24-83-13-24-33-36-59-36-27 0-47 12-60 37s-21 53-24 83-5 63-5 99c0 26 1 51 2 75 1 23 5 47 10 72 6 25 15 46 27 63 13 17 29 26 50 26z">
          <text:p/>
        </draw:path>
        <draw:path draw:style-name="gr3" draw:text-style-name="P3" draw:layer="layout" svg:width="0.238cm" svg:height="0.476cm" svg:x="23.98cm" svg:y="11.952cm" svg:viewBox="0 0 239 477" svg:d="M4 477v-25c60 0 89-8 89-23v-376c-24 12-55 18-93 18v-25c58 0 102-15 132-46h10c2 0 3 1 5 2 1 1 2 3 2 4v423c0 15 31 23 90 23v25z">
          <text:p/>
        </draw:path>
        <draw:path draw:style-name="gr3" draw:text-style-name="P3" draw:layer="layout" svg:width="0.3cm" svg:height="0.492cm" svg:x="24.299cm" svg:y="11.952cm" svg:viewBox="0 0 301 493" svg:d="M150 493c-58 0-98-24-119-73-21-48-31-105-31-171 0-41 3-80 11-117 7-36 22-68 45-94 22-25 54-38 94-38 33 0 58 8 78 23s36 35 46 61c10 24 18 50 21 78 4 27 6 56 6 87 0 41-4 80-11 115-8 36-23 66-45 91s-53 38-95 38zM150 474c28 0 47-14 61-41 13-27 21-57 24-90s4-68 4-105c0-36-1-69-4-100-3-30-11-57-24-83-13-24-33-36-61-36-27 0-47 12-60 37s-21 53-24 83-4 63-4 99c0 26 0 51 2 75 1 23 4 47 10 72 5 25 14 46 27 63 12 17 29 26 49 26z">
          <text:p/>
        </draw:path>
        <draw:path draw:style-name="gr3" draw:text-style-name="P3" draw:layer="layout" svg:width="0.3cm" svg:height="0.492cm" svg:x="24.652cm" svg:y="11.952cm" svg:viewBox="0 0 301 493" svg:d="M151 493c-59 0-99-24-120-73-21-48-31-105-31-171 0-41 3-80 11-117 7-36 22-68 44-94 23-25 55-38 96-38 31 0 57 8 77 23s35 35 46 61c10 24 17 50 21 78 4 27 6 56 6 87 0 41-4 80-11 115-8 36-23 66-45 91s-53 38-94 38zM151 474c26 0 46-14 59-41s21-57 25-90c3-33 4-68 4-105 0-36-1-69-4-100-4-30-12-57-24-83-13-24-33-36-60-36s-47 12-61 37c-13 25-21 53-24 83s-4 63-4 99c0 26 0 51 1 75 2 23 5 47 11 72 5 25 14 46 28 63 12 17 29 26 49 26z">
          <text:p/>
        </draw:path>
        <draw:path draw:style-name="gr3" draw:text-style-name="P3" draw:layer="layout" svg:width="0.238cm" svg:height="0.476cm" svg:x="26.379cm" svg:y="11.952cm" svg:viewBox="0 0 239 477" svg:d="M4 477v-25c59 0 89-8 89-23v-376c-24 12-56 18-93 18v-25c58 0 102-15 132-46h10c2 0 3 1 5 2 1 1 2 3 2 4v423c0 15 31 23 90 23v25z">
          <text:p/>
        </draw:path>
        <draw:path draw:style-name="gr3" draw:text-style-name="P3" draw:layer="layout" svg:width="0.285cm" svg:height="0.476cm" svg:x="26.705cm" svg:y="11.952cm" svg:viewBox="0 0 286 477" svg:d="M0 477v-19c0-2 0-3 1-4l111-123c17-18 31-33 41-46 11-12 21-26 31-42 11-16 19-32 25-49s9-35 9-54c0-20-4-38-11-56-8-18-18-32-33-43-14-10-31-16-52-16-20 0-39 6-55 19-17 12-28 28-35 48 2 0 4-1 7-1 11 0 20 4 28 11 7 7 11 17 11 28s-4 20-11 28c-8 8-17 12-28 12s-20-4-28-12c-7-8-11-17-11-28 0-18 3-34 10-50s17-30 29-42c13-12 27-22 43-28 16-7 33-10 51-10 27 0 52 6 76 17 25 12 43 28 57 49 13 21 20 46 20 74 0 22-4 41-13 60s-21 36-35 51c-15 15-33 32-55 51-23 20-37 33-44 39l-81 78h69c33 0 62 0 84-1 24 0 36-1 37-3 6-6 12-27 18-65h20l-20 127z">
          <text:p/>
        </draw:path>
        <draw:path draw:style-name="gr3" draw:text-style-name="P3" draw:layer="layout" svg:width="0.301cm" svg:height="0.492cm" svg:x="27.05cm" svg:y="11.952cm" svg:viewBox="0 0 302 493" svg:d="M152 493c-60 0-99-24-120-73-21-48-32-105-32-171 0-41 4-80 12-117 7-36 22-68 44-94 23-25 55-38 96-38 31 0 57 8 77 23s35 35 46 61c10 24 17 50 21 78 4 27 6 56 6 87 0 41-4 80-11 115-8 36-23 66-45 91s-53 38-94 38zM152 474c26 0 46-14 59-41s21-57 24-90 5-68 5-105c0-36-2-69-5-100-3-30-11-57-24-83-13-24-32-36-59-36s-47 12-61 37c-13 25-21 53-24 83s-5 63-5 99c0 26 1 51 2 75 2 23 5 47 10 72 6 25 15 46 29 63 12 17 28 26 49 26z">
          <text:p/>
        </draw:path>
        <draw:path draw:style-name="gr3" draw:text-style-name="P3" draw:layer="layout" svg:width="0.238cm" svg:height="0.476cm" svg:x="28.778cm" svg:y="11.952cm" svg:viewBox="0 0 239 477" svg:d="M4 477v-25c59 0 89-8 89-23v-376c-24 12-56 18-93 18v-25c58 0 102-15 132-46h11c1 0 3 1 5 2 1 1 2 3 2 4v423c0 15 30 23 89 23v25z">
          <text:p/>
        </draw:path>
        <draw:path draw:style-name="gr3" draw:text-style-name="P3" draw:layer="layout" svg:width="0.317cm" svg:height="0.476cm" svg:x="29.088cm" svg:y="11.952cm" svg:viewBox="0 0 318 477" svg:d="M0 359v-25l222-330c2-3 4-4 7-4h11c5 0 8 3 8 8v326h70v25h-70v70c0 10 7 16 21 19 14 2 30 4 48 4v25h-197v-25c18 0 35-2 49-4 14-3 21-9 21-19v-70zM24 334h170v-254z">
          <text:p/>
        </draw:path>
        <draw:path draw:style-name="gr3" draw:text-style-name="P3" draw:layer="layout" svg:width="0.301cm" svg:height="0.492cm" svg:x="29.449cm" svg:y="11.952cm" svg:viewBox="0 0 302 493" svg:d="M152 493c-60 0-99-24-120-73-21-48-32-105-32-171 0-41 4-80 11-117 8-36 23-68 45-94 23-25 55-38 96-38 31 0 57 8 77 23s35 35 46 61c10 24 17 50 21 78 4 27 6 56 6 87 0 41-4 80-12 115-7 36-22 66-44 91s-53 38-94 38zM152 474c26 0 46-14 59-41s21-57 24-90 5-68 5-105c0-36-2-69-5-100-3-30-11-57-24-83-13-24-33-36-59-36-27 0-47 12-61 37-13 25-21 53-24 83s-5 63-5 99c0 26 1 51 2 75 1 23 5 47 10 72 6 25 15 46 28 63s29 26 50 26z">
          <text:p/>
        </draw:path>
        <draw:path draw:style-name="gr3" draw:text-style-name="P3" draw:layer="layout" svg:width="0.238cm" svg:height="0.476cm" svg:x="31.177cm" svg:y="11.952cm" svg:viewBox="0 0 239 477" svg:d="M4 477v-25c59 0 89-8 89-23v-376c-25 12-56 18-93 18v-25c58 0 102-15 133-46h10c1 0 3 1 4 2 2 1 3 3 3 4v423c0 15 30 23 89 23v25z">
          <text:p/>
        </draw:path>
        <draw:path draw:style-name="gr3" draw:text-style-name="P3" draw:layer="layout" svg:width="0.297cm" svg:height="0.492cm" svg:x="31.497cm" svg:y="11.952cm" svg:viewBox="0 0 298 493" svg:d="M150 493c-30 0-54-8-74-24s-35-36-46-61c-12-25-19-51-23-78-4-28-7-56-7-84 0-38 8-75 22-113 16-38 38-71 66-96 29-24 62-37 101-37 16 0 32 3 46 9 14 7 25 16 33 28s12 26 12 44c0 10-3 18-10 25-6 6-15 10-25 10-9 0-17-4-24-11-6-6-10-15-10-24 0-10 4-18 10-25 7-7 15-10 24-10h4c-6-9-14-15-25-19s-23-6-35-6c-14 0-27 3-40 9-12 6-23 15-33 25-9 11-17 24-24 37s-12 28-15 44c-4 17-6 32-7 47-1 14-2 32-2 54 9-20 21-36 36-48 15-13 33-19 52-19 21 0 41 4 58 13 18 9 33 21 45 36 13 15 22 32 29 52s10 39 10 60c0 27-6 54-19 79-12 25-30 45-52 60-23 15-48 23-77 23zM150 470c18 0 33-4 44-13 11-8 20-19 25-33s8-28 10-42c1-14 1-31 1-51 0-27-1-51-3-70-3-19-10-36-21-50-12-15-29-22-53-22-19 0-35 7-47 20-13 13-22 29-27 49-6 20-9 39-9 57 0 7 0 11 0 15v1c0 1 0 1 0 2 0 21 2 41 6 62s12 39 24 53c12 15 29 22 50 22z">
          <text:p/>
        </draw:path>
        <draw:path draw:style-name="gr3" draw:text-style-name="P3" draw:layer="layout" svg:width="0.301cm" svg:height="0.492cm" svg:x="31.848cm" svg:y="11.952cm" svg:viewBox="0 0 302 493" svg:d="M152 493c-60 0-99-24-120-73-21-48-32-105-32-171 0-41 4-80 11-117 8-36 23-68 45-94 23-25 55-38 96-38 31 0 57 8 77 23s35 35 45 61c11 24 18 50 22 78 4 27 6 56 6 87 0 41-4 80-12 115-7 36-22 66-44 91s-54 38-94 38zM152 474c26 0 46-14 59-41s21-57 24-90 5-68 5-105c0-36-2-69-5-100-3-30-11-57-24-83-13-24-33-36-59-36-27 0-47 12-61 37-13 25-21 53-24 83s-5 63-5 99c0 26 1 51 2 75 1 23 5 47 10 72 6 25 15 46 27 63 14 17 30 26 51 26z">
          <text:p/>
        </draw:path>
        <draw:path draw:style-name="gr3" draw:text-style-name="P3" draw:layer="layout" svg:width="0.239cm" svg:height="0.476cm" svg:x="33.575cm" svg:y="11.952cm" svg:viewBox="0 0 240 477" svg:d="M5 477v-25c59 0 89-8 89-23v-376c-25 12-56 18-94 18v-25c59 0 104-15 134-46h10c1 0 3 1 4 2 2 1 3 3 3 4v423c0 15 29 23 89 23v25z">
          <text:p/>
        </draw:path>
        <draw:path draw:style-name="gr3" draw:text-style-name="P3" draw:layer="layout" svg:width="0.297cm" svg:height="0.492cm" svg:x="33.896cm" svg:y="11.952cm" svg:viewBox="0 0 298 493" svg:d="M0 369c0-29 10-54 28-77 19-22 43-40 73-54l-27-17c-16-11-29-25-39-43-11-18-16-37-16-56 0-23 6-45 18-63s28-33 48-43c20-11 41-16 64-16 21 0 41 4 61 13s36 21 48 37c13 16 19 36 19 58 0 16-3 31-11 45-7 14-18 26-31 37s-27 20-42 28l41 26c19 12 34 28 45 48 12 20 19 41 19 63 0 26-8 50-22 71s-32 38-55 49c-23 12-47 18-72 18s-49-5-72-16c-23-10-41-24-55-43-15-19-22-41-22-65zM39 369c0 18 5 35 15 51 11 16 24 28 41 37 18 8 35 13 54 13 27 0 52-8 75-24s34-38 34-65c0-9-2-18-5-27-4-9-9-17-15-24-7-7-14-13-22-18l-96-62c-15 8-28 18-41 30-12 12-22 25-29 41-8 15-11 31-11 48zM88 150l86 56c20-12 37-26 50-42 13-17 19-35 19-56 0-16-4-32-13-45s-21-24-36-31c-14-8-30-11-46-11-14 0-29 2-43 8-15 5-27 14-37 25-9 11-14 25-14 40 0 22 11 41 34 56z">
          <text:p/>
        </draw:path>
        <draw:path draw:style-name="gr3" draw:text-style-name="P3" draw:layer="layout" svg:width="0.301cm" svg:height="0.492cm" svg:x="34.247cm" svg:y="11.952cm" svg:viewBox="0 0 302 493" svg:d="M152 493c-60 0-100-24-121-73-20-48-31-105-31-171 0-41 4-80 11-117 8-36 23-68 45-94 23-25 55-38 96-38 31 0 57 8 77 23s35 35 45 61c11 24 18 50 22 78 4 27 6 56 6 87 0 41-4 80-12 115-7 36-22 66-44 91s-54 38-94 38zM152 474c26 0 46-14 59-41s21-57 24-90 5-68 5-105c0-36-2-69-5-100-3-30-11-57-24-83-13-24-33-36-59-36-27 0-47 12-61 37-13 25-21 53-24 83s-5 63-5 99c0 26 1 51 2 75 1 23 5 47 10 72 6 25 15 46 27 63 14 17 30 26 51 26z">
          <text:p/>
        </draw:path>
        <draw:path draw:style-name="gr3" draw:text-style-name="P3" draw:layer="layout" svg:width="0.285cm" svg:height="0.476cm" svg:x="35.948cm" svg:y="11.952cm" svg:viewBox="0 0 286 477" svg:d="M0 477v-19c0-2 0-3 1-4l112-123c17-18 31-33 41-46 10-12 21-26 31-42s18-32 24-49 9-35 9-54c0-20-3-38-11-56-7-18-18-32-32-43-14-10-32-16-52-16-21 0-40 6-57 19-16 12-28 28-34 48 1 0 4-1 7-1 11 0 20 4 28 11 7 7 11 17 11 28s-4 20-11 28c-8 8-17 12-28 12s-20-4-28-12c-7-8-11-17-11-28 0-18 3-34 10-50s16-30 29-42 27-22 43-28c16-7 34-10 52-10 27 0 52 6 76 17 23 12 42 28 55 49 14 21 21 46 21 74 0 22-5 41-13 60-10 19-21 36-35 51s-32 32-55 51c-22 20-36 33-43 39l-82 78h69c34 0 63 0 85-1 23 0 35-1 36-3 6-6 11-27 17-65h21l-20 127z">
          <text:p/>
        </draw:path>
        <draw:path draw:style-name="gr3" draw:text-style-name="P3" draw:layer="layout" svg:width="0.301cm" svg:height="0.492cm" svg:x="36.293cm" svg:y="11.952cm" svg:viewBox="0 0 302 493" svg:d="M151 493c-59 0-99-24-119-73-21-48-32-105-32-171 0-41 4-80 11-117 8-36 23-68 45-94 23-25 54-38 95-38 32 0 58 8 78 23s35 35 45 61c11 24 18 50 22 78 4 27 6 56 6 87 0 41-4 80-12 115-7 36-22 66-44 91s-54 38-95 38zM151 474c27 0 47-14 60-41s21-57 24-90 5-68 5-105c0-36-2-69-5-100-3-30-11-57-24-83-13-24-33-36-60-36s-47 12-60 37-21 53-24 83-5 63-5 99c0 26 1 51 2 75 1 23 5 47 10 72 6 25 15 46 27 63 13 17 29 26 50 26z">
          <text:p/>
        </draw:path>
        <draw:path draw:style-name="gr3" draw:text-style-name="P3" draw:layer="layout" svg:width="0.301cm" svg:height="0.492cm" svg:x="36.646cm" svg:y="11.952cm" svg:viewBox="0 0 302 493" svg:d="M151 493c-59 0-99-24-120-73-21-48-31-105-31-171 0-41 4-80 11-117 7-36 23-68 45-94 22-25 55-38 95-38 32 0 57 8 78 23 19 15 35 35 45 61 11 24 18 50 22 78 4 27 6 56 6 87 0 41-4 80-12 115-7 36-22 66-44 91s-54 38-95 38zM151 474c27 0 47-14 60-41s21-57 24-90 5-68 5-105c0-36-2-69-5-100-3-30-11-57-24-83-13-24-33-36-60-36-26 0-48 12-61 37-12 25-20 53-24 83-2 30-4 63-4 99 0 26 0 51 2 75 1 23 4 47 10 72 5 25 15 46 27 63 14 17 30 26 50 26z">
          <text:p/>
        </draw:path>
        <draw:path draw:style-name="gr3" draw:text-style-name="P3" draw:layer="layout" svg:width="0.588cm" svg:height="0.597cm" svg:x="27.865cm" svg:y="12.826cm" svg:viewBox="0 0 589 598" svg:d="M0 598v-32c60 0 91-9 91-28v-479c0-19-31-28-91-28v-31h323c40 0 76 9 109 26s61 40 84 69c24 28 42 61 54 97 13 37 19 74 19 112 0 37-6 73-19 108s-31 66-55 94-52 50-85 66c-33 18-69 26-107 26zM169 538c0 13 4 21 11 24s19 4 34 4h86c30 0 59-6 85-19 27-13 50-31 67-55 19-24 31-51 37-81 7-31 10-66 10-107 0-42-3-79-10-111-6-32-18-60-37-85-17-25-39-44-66-57s-55-20-86-20h-86c-10 0-19 1-25 1-5 1-10 4-14 8s-6 10-6 19z">
          <text:p/>
        </draw:path>
        <draw:path draw:style-name="gr3" draw:text-style-name="P3" draw:layer="layout" svg:width="0.301cm" svg:height="0.387cm" svg:x="28.526cm" svg:y="13.286cm" svg:viewBox="0 0 302 388" svg:d="M0 388v-21c13 0 25-1 34-4 9-2 13-7 13-16v-293c0-11-4-18-12-21-7-4-19-5-35-5v-22l90-6v39c11-14 24-23 38-29 15-7 31-10 48-10 24 0 46 7 65 20 20 14 35 31 45 52 11 21 16 43 16 67s-6 47-18 68-28 38-49 51-44 19-69 19c-29 0-54-12-75-36v106c0 9 5 14 14 16 9 3 20 4 34 4v21zM91 211c8 14 18 26 30 36 13 9 27 14 42 14 14 0 26-4 37-11 11-8 21-18 28-31 8-13 13-26 16-40 4-14 6-27 6-40 0-17-3-34-9-53s-15-35-28-48c-12-14-26-20-43-20s-32 4-46 12c-13 10-24 21-33 35z">
          <text:p/>
        </draw:path>
        <draw:polygon draw:style-name="gr3" draw:text-style-name="P3" draw:layer="layout" svg:width="0.119cm" svg:height="0.873cm" svg:x="29cm" svg:y="12.768cm" svg:viewBox="0 0 120 874" draw:points="0,874 0,0 120,0 120,35 35,35 35,839 120,839 120,874">
          <text:p/>
        </draw:polygon>
        <draw:path draw:style-name="gr3" draw:text-style-name="P3" draw:layer="layout" svg:width="0.478cm" svg:height="0.574cm" svg:x="29.166cm" svg:y="13.037cm" svg:viewBox="0 0 479 575" svg:d="M0 551c0-3 1-6 1-7l128-516c3-9 8-15 14-20 7-5 15-8 23-8 9 0 15 2 20 7 5 4 8 10 8 17 0 2 0 3-1 4 0 1 0 2 0 3l-53 205c-6 24-9 45-9 62 0 22 6 40 16 54s27 20 47 20c43 0 80-26 112-79l1-1v-1l63-254c2-7 7-14 14-19 7-6 15-9 23-9 7 0 13 2 18 7 5 4 8 10 8 18 0 3-1 6-1 7l-63 251c-4 17-6 31-6 43 0 25 8 37 25 37 19 0 32-11 41-33 10-23 18-50 25-81 1-4 3-6 7-6h10c2 0 4 1 6 3 1 2 2 4 2 6-10 40-21 73-33 98-12 24-32 37-59 37-20 0-37-6-52-17-14-11-24-26-29-45-14 18-31 33-51 44-19 12-40 18-61 18-38 0-66-9-87-26l-45 178c-1 8-5 14-12 20-7 5-15 7-23 7-7 0-14-2-19-6-5-5-8-11-8-18z">
          <text:p/>
        </draw:path>
        <draw:path draw:style-name="gr3" draw:text-style-name="P3" draw:layer="layout" svg:width="0.686cm" svg:height="0.386cm" svg:x="29.699cm" svg:y="13.037cm" svg:viewBox="0 0 687 387" svg:d="M0 387v-31c20 0 37-1 49-5 13-3 20-10 20-23v-239c0-16-3-27-7-34-5-7-12-11-21-13-8-1-22-2-41-2v-31l128-9v85c12-25 29-45 52-61s48-24 74-24c68 0 107 27 119 82 11-25 28-44 51-59 22-16 47-23 74-23 26 0 48 4 66 13 18 8 32 21 41 39 9 17 14 39 14 65v211c0 13 6 20 19 23 13 4 29 5 49 5v31h-200v-31c20 0 36-1 49-5 13-3 19-10 19-23v-208c0-29-4-53-12-71s-25-27-51-27c-33 0-61 14-83 41s-33 58-33 92v173c0 13 6 20 19 23 13 4 29 5 49 5v31h-199v-31c19 0 36-1 49-5 12-3 19-10 19-23v-208c0-28-4-52-13-70-8-19-25-28-50-28-34 0-62 14-84 41-21 27-32 58-32 92v173c0 13 6 20 19 23 12 4 29 5 49 5v31z">
          <text:p/>
        </draw:path>
        <draw:polygon draw:style-name="gr3" draw:text-style-name="P3" draw:layer="layout" svg:width="0.12cm" svg:height="0.873cm" svg:x="30.427cm" svg:y="12.768cm" svg:viewBox="0 0 121 874" draw:points="0,874 0,839 86,839 86,35 0,35 0,0 121,0 121,874">
          <text:p/>
        </draw:polygon>
        <draw:line draw:style-name="gr2" draw:text-style-name="P2" draw:layer="layout" svg:x1="22.048cm" svg:y1="11.694cm" svg:x2="22.048cm" svg:y2="1.164cm">
          <text:p/>
        </draw:line>
        <draw:line draw:style-name="gr2" draw:text-style-name="P2" draw:layer="layout" svg:x1="36.441cm" svg:y1="11.694cm" svg:x2="36.441cm" svg:y2="1.164cm">
          <text:p/>
        </draw:line>
        <draw:line draw:style-name="gr2" draw:text-style-name="P2" draw:layer="layout" svg:x1="22.048cm" svg:y1="11.694cm" svg:x2="22.192cm" svg:y2="11.694cm">
          <text:p/>
        </draw:line>
        <draw:line draw:style-name="gr2" draw:text-style-name="P2" draw:layer="layout" svg:x1="22.048cm" svg:y1="9.588cm" svg:x2="22.192cm" svg:y2="9.588cm">
          <text:p/>
        </draw:line>
        <draw:line draw:style-name="gr2" draw:text-style-name="P2" draw:layer="layout" svg:x1="22.048cm" svg:y1="7.482cm" svg:x2="22.192cm" svg:y2="7.482cm">
          <text:p/>
        </draw:line>
        <draw:line draw:style-name="gr2" draw:text-style-name="P2" draw:layer="layout" svg:x1="22.048cm" svg:y1="5.376cm" svg:x2="22.192cm" svg:y2="5.376cm">
          <text:p/>
        </draw:line>
        <draw:line draw:style-name="gr2" draw:text-style-name="P2" draw:layer="layout" svg:x1="22.048cm" svg:y1="3.27cm" svg:x2="22.192cm" svg:y2="3.27cm">
          <text:p/>
        </draw:line>
        <draw:line draw:style-name="gr2" draw:text-style-name="P2" draw:layer="layout" svg:x1="22.048cm" svg:y1="1.164cm" svg:x2="22.192cm" svg:y2="1.164cm">
          <text:p/>
        </draw:line>
        <draw:line draw:style-name="gr2" draw:text-style-name="P2" draw:layer="layout" svg:x1="36.441cm" svg:y1="11.694cm" svg:x2="36.298cm" svg:y2="11.694cm">
          <text:p/>
        </draw:line>
        <draw:line draw:style-name="gr2" draw:text-style-name="P2" draw:layer="layout" svg:x1="36.441cm" svg:y1="9.588cm" svg:x2="36.298cm" svg:y2="9.588cm">
          <text:p/>
        </draw:line>
        <draw:line draw:style-name="gr2" draw:text-style-name="P2" draw:layer="layout" svg:x1="36.441cm" svg:y1="7.482cm" svg:x2="36.298cm" svg:y2="7.482cm">
          <text:p/>
        </draw:line>
        <draw:line draw:style-name="gr2" draw:text-style-name="P2" draw:layer="layout" svg:x1="36.441cm" svg:y1="5.376cm" svg:x2="36.298cm" svg:y2="5.376cm">
          <text:p/>
        </draw:line>
        <draw:line draw:style-name="gr2" draw:text-style-name="P2" draw:layer="layout" svg:x1="36.441cm" svg:y1="3.27cm" svg:x2="36.298cm" svg:y2="3.27cm">
          <text:p/>
        </draw:line>
        <draw:line draw:style-name="gr2" draw:text-style-name="P2" draw:layer="layout" svg:x1="36.441cm" svg:y1="1.164cm" svg:x2="36.298cm" svg:y2="1.164cm">
          <text:p/>
        </draw:line>
        <draw:path draw:style-name="gr3" draw:text-style-name="P3" draw:layer="layout" svg:width="0.301cm" svg:height="0.491cm" svg:x="21.582cm" svg:y="11.388cm" svg:viewBox="0 0 302 492" svg:d="M151 492c-59 0-98-24-119-72s-32-105-32-171c0-42 4-81 11-118 8-37 23-68 45-93 23-26 54-38 95-38 32 0 58 7 78 23 20 15 35 35 46 59 10 24 17 50 21 79 4 28 6 57 6 88 0 41-4 79-11 115-8 35-23 66-45 91s-53 37-95 37zM151 474c27 0 47-14 60-41s21-57 24-91c3-33 5-68 5-105 0-36-2-69-5-100-3-30-11-58-24-82-13-25-32-37-60-37-27 0-47 13-60 37-13 25-21 52-24 82-3 31-5 64-5 100 0 27 1 52 2 75 1 24 5 48 10 73 6 25 15 46 27 63 13 17 29 26 50 26z">
          <text:p/>
        </draw:path>
        <draw:path draw:style-name="gr3" draw:text-style-name="P3" draw:layer="layout" svg:width="0.285cm" svg:height="0.491cm" svg:x="21.59cm" svg:y="9.282cm" svg:viewBox="0 0 286 492" svg:d="M26 395c5 14 13 27 23 38 10 12 22 20 36 27 14 6 28 9 43 9 34 0 58-13 71-40s20-59 20-97c0-16 0-30 0-43-1-11-2-22-5-32-5-17-13-32-24-44-11-13-25-19-41-19s-30 2-41 7c-12 5-21 11-28 17-8 7-14 14-19 21-6 7-9 11-11 11h-8c-1 0-3 0-4-2-2-1-3-3-3-4v-239c0-1 1-2 2-4 2-1 3-1 5-1h2c32 15 66 23 102 23s71-8 104-23h2c1 0 3 0 4 1 2 2 2 3 2 4v7c0 2 0 3-1 3-17 22-37 39-63 51-24 12-49 18-76 18-19 0-38-3-58-8v135c16-13 30-22 42-28 13-5 29-8 48-8 26 0 50 8 71 23s37 35 48 59 17 50 17 75c0 29-7 56-21 80s-33 44-58 58c-24 15-51 22-79 22-23 0-45-6-65-18-19-12-35-29-46-49-12-20-17-42-17-65 0-11 3-20 10-27 7-6 16-10 27-10 10 0 19 4 26 11s10 15 10 26c0 10-3 19-10 26s-16 11-26 11c-2 0-4-1-6-1s-4-1-5-1z">
          <text:p/>
        </draw:path>
        <draw:path draw:style-name="gr3" draw:text-style-name="P3" draw:layer="layout" svg:width="0.239cm" svg:height="0.476cm" svg:x="21.263cm" svg:y="7.175cm" svg:viewBox="0 0 240 477" svg:d="M5 477v-25c60 0 90-8 90-23v-376c-25 12-56 18-95 18v-25c60 0 104-15 134-46h10c1 0 3 1 4 2 2 2 3 3 3 5v422c0 15 29 23 89 23v25z">
          <text:p/>
        </draw:path>
        <draw:path draw:style-name="gr3" draw:text-style-name="P3" draw:layer="layout" svg:width="0.301cm" svg:height="0.492cm" svg:x="21.582cm" svg:y="7.175cm" svg:viewBox="0 0 302 493" svg:d="M151 493c-59 0-98-24-119-73-21-48-32-105-32-172 0-41 4-80 11-116 8-37 23-68 45-93 23-26 54-39 95-39 32 0 58 8 78 23 20 16 35 35 46 60 10 24 17 50 21 78s6 57 6 87c0 42-4 80-11 116-8 35-23 66-45 92-22 24-53 37-95 37zM151 474c27 0 47-13 60-41s21-58 24-91 5-68 5-105c0-36-2-69-5-99s-11-58-24-82c-13-25-32-37-60-37-27 0-47 12-60 37s-21 52-24 82-5 63-5 99c0 26 1 51 2 75 1 23 5 48 10 73 6 25 15 46 27 64 13 17 29 25 50 25z">
          <text:p/>
        </draw:path>
        <draw:path draw:style-name="gr3" draw:text-style-name="P3" draw:layer="layout" svg:width="0.239cm" svg:height="0.476cm" svg:x="21.263cm" svg:y="5.069cm" svg:viewBox="0 0 240 477" svg:d="M5 477v-25c60 0 90-8 90-23v-376c-25 12-56 18-95 18v-25c60 0 104-15 134-46h10c1 0 3 1 4 2 2 1 3 3 3 5v422c0 15 29 23 89 23v25z">
          <text:p/>
        </draw:path>
        <draw:path draw:style-name="gr3" draw:text-style-name="P3" draw:layer="layout" svg:width="0.285cm" svg:height="0.492cm" svg:x="21.59cm" svg:y="5.069cm" svg:viewBox="0 0 286 493" svg:d="M26 396c5 14 13 27 23 38s22 20 36 27c14 6 28 9 43 9 34 0 58-13 71-40s20-59 20-97c0-17 0-31 0-42-1-11-2-22-5-33-5-16-13-31-24-44-11-12-25-18-41-18s-30 2-41 7c-12 5-21 11-28 17-8 7-14 14-19 21-6 7-9 11-11 11h-8c-1 0-3 0-4-2-2-2-3-3-3-4v-240c0-1 1-3 2-4 2-1 3-2 5-2h2c32 16 66 23 102 23s71-7 104-23h2c1 0 3 1 4 2 2 1 2 3 2 4v7c0 2 0 3-1 3-17 22-37 39-63 51-24 12-49 18-76 18-19 0-38-3-58-8v136c16-13 30-22 42-28 13-5 29-8 48-8 26 0 50 8 71 23s37 35 48 59 17 49 17 74c0 29-7 55-21 80-14 24-33 44-58 58-24 15-51 22-79 22-23 0-45-6-65-18-19-12-35-29-46-49-12-21-17-42-17-65 0-11 3-20 10-27 7-6 16-10 27-10 10 0 19 4 26 11 7 6 10 15 10 26 0 10-3 18-10 26-7 7-16 10-26 10-2 0-4 0-6 0-2-1-4-1-5-1z">
          <text:p/>
        </draw:path>
        <draw:path draw:style-name="gr3" draw:text-style-name="P3" draw:layer="layout" svg:width="0.285cm" svg:height="0.476cm" svg:x="21.237cm" svg:y="2.963cm" svg:viewBox="0 0 286 477" svg:d="M0 477v-19c0-1 0-3 1-4l111-123c17-18 31-33 41-46 11-12 21-26 31-42s19-32 25-49c5-17 8-34 8-53 0-20-3-39-10-57-8-18-19-32-33-43-14-10-31-16-52-16-20 0-39 7-55 19-17 12-29 29-35 48 2 0 4 0 7 0 11 0 20 3 28 10 7 8 11 17 11 29 0 11-4 20-11 28-8 8-17 11-28 11s-20-4-28-11c-7-8-11-17-11-28 0-18 3-35 10-51s17-30 29-42c13-12 27-22 43-28s33-10 51-10c27 0 52 6 76 18 24 11 42 27 56 48 13 21 21 46 21 75 0 21-4 41-14 59-9 19-21 36-35 51s-32 32-55 52c-22 19-36 32-43 38l-81 78h68c34 0 63 0 85-1 23 0 35-1 36-3 6-5 12-27 18-65h21l-21 127z">
          <text:p/>
        </draw:path>
        <draw:path draw:style-name="gr3" draw:text-style-name="P3" draw:layer="layout" svg:width="0.301cm" svg:height="0.492cm" svg:x="21.582cm" svg:y="2.963cm" svg:viewBox="0 0 302 493" svg:d="M151 493c-59 0-98-24-119-72s-32-106-32-172c0-42 4-81 11-118 8-36 23-67 45-93 23-25 54-38 95-38 32 0 58 8 78 23s35 35 46 60c10 24 17 50 21 78s6 57 6 88c0 41-4 80-11 115-8 36-23 66-45 91s-53 38-95 38zM151 474c27 0 47-13 60-41 13-27 21-57 24-90s5-68 5-105-2-70-5-100-11-58-24-82c-13-25-32-37-60-37-27 0-47 12-60 37s-21 52-24 82-5 63-5 100c0 26 1 51 2 75 1 23 5 48 10 73 6 24 15 45 27 63 13 17 29 25 50 25z">
          <text:p/>
        </draw:path>
        <draw:path draw:style-name="gr3" draw:text-style-name="P3" draw:layer="layout" svg:width="0.285cm" svg:height="0.476cm" svg:x="21.237cm" svg:y="0.857cm" svg:viewBox="0 0 286 477" svg:d="M0 477v-19c0-1 0-3 1-4l111-124c17-18 31-33 41-46 11-12 21-26 31-42s19-32 25-49c5-17 8-34 8-53s-3-38-10-56c-8-18-19-32-33-43-14-10-31-16-52-16-20 0-39 7-55 19-17 12-29 28-35 48 2 0 4 0 7 0 11 0 20 3 28 10 7 7 11 17 11 28s-4 20-11 28c-8 7-17 11-28 11s-20-4-28-11c-7-8-11-17-11-28 0-18 3-34 10-50s17-30 29-42c13-12 27-22 43-28 16-7 33-10 51-10 27 0 52 6 76 18 24 11 42 27 56 48 13 21 21 46 21 74 0 21-4 41-14 59-9 19-21 36-35 51s-32 32-55 52c-22 19-36 33-43 39l-81 78h68c34 0 63 0 85-1 23 0 35-1 36-3 6-5 12-27 18-65h21l-21 127z">
          <text:p/>
        </draw:path>
        <draw:path draw:style-name="gr3" draw:text-style-name="P3" draw:layer="layout" svg:width="0.285cm" svg:height="0.492cm" svg:x="21.59cm" svg:y="0.857cm" svg:viewBox="0 0 286 493" svg:d="M26 396c5 14 13 26 23 38 10 11 22 20 36 26 14 7 28 10 43 10 34 0 58-13 71-40s20-60 20-98c0-17 0-31 0-42-1-11-2-22-5-33-5-17-13-31-24-44-11-12-25-19-41-19s-30 3-41 8c-12 5-21 11-28 17-8 7-14 13-19 20-6 8-9 12-11 12h-8c-1 0-3-1-4-2-2-2-3-3-3-5v-238c0-1 1-3 2-4 2-1 3-2 5-2h2c32 16 66 23 102 23s71-7 104-23h2c1 0 3 1 4 2 2 1 2 3 2 4v7c0 2 0 3-1 3-17 22-37 39-63 50-24 12-49 18-76 18-19 0-38-2-58-7v134c16-12 30-21 42-27 13-5 29-8 48-8 26 0 50 7 71 23 21 15 37 34 48 59 11 24 17 49 17 74 0 29-7 56-21 81-14 24-33 44-58 58-24 14-51 22-79 22-23 0-45-6-65-19-19-12-35-28-46-48-12-21-17-42-17-67 0-10 3-19 10-26s16-10 27-10c10 0 19 3 26 10s10 16 10 26c0 11-3 20-10 27-7 8-16 11-26 11-2 0-4 0-6 0-2-1-4-1-5-1z">
          <text:p/>
        </draw:path>
        <draw:path draw:style-name="gr3" draw:text-style-name="P3" draw:layer="layout" svg:width="0.388cm" svg:height="0.427cm" svg:x="20.472cm" svg:y="7.394cm" svg:viewBox="0 0 389 428" svg:d="M364 313c-3 0-7-1-9-2l-301-91v79c0 21 7 41 20 59 14 19 31 34 51 46 3 2 4 3 4 5v11c0 5-3 8-9 8-1 0-3-1-5-2-33-19-60-39-82-61s-33-47-33-74v-268c0-7 2-12 6-16 5-4 10-7 16-7 9 0 16 3 23 10 6 6 9 13 9 22v159l303 58c9 3 17 7 23 13 6 7 9 15 9 24 0 8-2 14-7 19-4 5-10 8-18 8z">
          <text:p/>
        </draw:path>
        <draw:path draw:style-name="gr3" draw:text-style-name="P3" draw:layer="layout" svg:width="0.407cm" svg:height="0.134cm" svg:x="20.574cm" svg:y="7.304cm" svg:viewBox="0 0 408 135" svg:d="M408 135h-23c0-15-1-26-3-35s-7-13-16-13h-166c-15 0-25 3-29 9-3 6-5 18-5 36h-22l-6-89h228c9 0 14-4 16-12 2-7 3-18 3-31h23zM34 109c-9 0-17-4-24-11-7-6-10-14-10-24 0-5 1-11 4-16 3-6 8-10 13-13s11-4 17-4c8 0 16 3 23 10 6 6 10 14 10 23 0 10-4 18-10 24-7 7-15 11-23 11z">
          <text:p/>
        </draw:path>
        <draw:path draw:style-name="gr3" draw:text-style-name="P3" draw:layer="layout" svg:width="0.401cm" svg:height="0.279cm" svg:x="20.705cm" svg:y="6.989cm" svg:viewBox="0 0 402 280" svg:d="M325 280c-15 0-27-6-39-16-11-11-19-23-23-38-7 9-14 15-24 19-9 4-19 7-29 7-19 0-36-6-51-19-18 19-39 28-62 28-13 0-25-3-36-8s-21-13-29-23-14-20-19-32c-4-12-6-24-6-37 0-24 7-45 21-65-9-9-16-19-21-30-4-12-7-23-7-36 0-8 3-15 10-21 6-6 13-9 22-9 5 0 9 2 13 6s6 9 6 13c0 5-2 10-6 14s-8 6-13 6c-7 0-13-3-16-8 0 21 7 39 22 54 7-7 16-13 27-18 11-4 21-7 32-7 17 0 32 5 46 15 14 9 24 22 32 38s12 32 12 48c0 22-6 43-19 61 8 6 17 9 27 9 11 0 20-4 28-11s12-16 12-26v-50c0-24 3-47 7-66 4-20 13-36 26-49 13-14 33-20 57-20 17 0 32 7 44 22 12 16 20 34 25 54 6 22 8 42 8 59 0 18-2 38-8 59-5 21-13 39-25 54s-27 23-44 23zM325 245c13 0 25-5 34-16s16-25 20-40c5-16 7-31 7-45 0-13-2-28-7-45-4-15-11-28-20-39s-21-17-34-17c-22 0-36 10-43 29-6 20-9 44-9 72v50c0 9 2 18 7 26 4 7 10 14 19 18 8 5 17 7 26 7zM170 161c0-34-24-51-73-51-22 0-39 3-53 11-14 7-21 21-21 40 0 20 7 34 21 41s31 11 53 11c13 0 25-1 36-4s20-8 27-16c7-7 10-18 10-32z">
          <text:p/>
        </draw:path>
        <draw:path draw:style-name="gr3" draw:text-style-name="P3" draw:layer="layout" svg:width="0.269cm" svg:height="0.309cm" svg:x="20.712cm" svg:y="6.649cm" svg:viewBox="0 0 270 310" svg:d="M270 310h-22c0-14-1-25-3-35-2-9-7-14-16-14h-166c-12 0-20 2-25 5-4 3-7 8-8 14-2 7-2 17-2 30h-22l-6-89h60c-18-9-32-21-43-37s-17-33-17-52c0-28 7-49 20-63 14-14 34-22 63-22h146c9 0 14-4 16-13s3-20 3-34h22v139h-22c0-14-1-25-3-34s-7-13-16-13h-144c-20 0-37 3-50 8-13 6-19 18-19 36 0 23 9 43 28 58 20 15 41 23 65 23h120c9 0 14-5 16-14 2-8 3-20 3-34h22z">
          <text:p/>
        </draw:path>
        <draw:polygon draw:style-name="gr3" draw:text-style-name="P3" draw:layer="layout" svg:width="0.873cm" svg:height="0.119cm" svg:x="20.194cm" svg:y="6.366cm" svg:viewBox="0 0 874 120" draw:points="874,120 0,120 0,0 35,0 35,86 839,86 839,0 874,0">
          <text:p/>
        </draw:polygon>
        <draw:path draw:style-name="gr3" draw:text-style-name="P3" draw:layer="layout" svg:width="0.386cm" svg:height="0.686cm" svg:x="20.463cm" svg:y="5.632cm" svg:viewBox="0 0 387 687" svg:d="M387 687h-31c0-20-2-36-5-49s-11-19-23-19h-239c-16 0-27 2-34 7-7 4-11 11-13 20-1 9-2 22-2 41h-31l-9-127h85c-25-11-45-29-61-52s-24-47-24-74c0-67 27-107 82-118-25-12-44-29-60-51-15-23-22-48-22-75s4-49 13-67c8-18 21-32 39-41 17-9 39-13 65-13h211c12 0 20-7 23-20s5-29 5-49h31v201h-31c0-21-2-37-5-50s-11-19-23-19h-208c-29 0-53 4-71 12-18 9-27 25-27 52 0 34 14 61 41 83s58 33 93 33h172c12 0 20-6 23-19s5-29 5-49h31v200h-31c0-20-2-36-5-49s-11-19-23-19h-208c-28 0-52 4-70 12-19 8-28 25-28 51 0 34 14 61 41 83s58 33 93 33h172c12 0 20-7 23-19 3-13 5-29 5-49h31z">
          <text:p/>
        </draw:path>
        <draw:path draw:style-name="gr3" draw:text-style-name="P3" draw:layer="layout" svg:width="0.402cm" svg:height="0.285cm" svg:x="20.457cm" svg:y="5.295cm" svg:viewBox="0 0 403 286" svg:d="M395 286h-142c-5 0-7-3-7-8v-10c0-4 2-7 7-8 84-16 126-56 126-118 0-28-6-51-18-69-13-19-32-28-58-28-19 0-35 7-48 22-14 14-23 31-27 51l-12 59c-4 19-10 37-19 53-10 16-22 29-37 41-14 10-31 15-51 15-25 0-46-7-63-20-16-15-28-32-35-54s-11-45-11-70c0-30 8-56 24-78l-22-25c-1 0-2-1-2-4v-7c0-1 1-3 3-4 1-2 3-2 5-2h114c5 0 8 2 8 6v11c0 5-3 7-8 7-31 0-55 9-73 26-19 17-28 40-28 71 0 26 5 49 14 68 10 19 27 29 50 29 16 0 30-7 40-21s18-30 22-49l11-59c5-19 13-38 23-55 11-17 26-31 42-41 17-10 35-15 56-15s40 3 55 11c15 7 28 17 39 30 10 13 18 28 22 46 5 17 8 36 8 55 0 36-13 67-37 93l35 34c1 0 2 1 2 4v5c0 5-3 8-8 8z">
          <text:p/>
        </draw:path>
        <draw:polygon draw:style-name="gr3" draw:text-style-name="P3" draw:layer="layout" svg:width="0.873cm" svg:height="0.12cm" svg:x="20.194cm" svg:y="5.122cm" svg:viewBox="0 0 874 121" draw:points="874,121 839,121 839,35 35,35 35,121 0,121 0,0 874,0">
          <text:p/>
        </draw:polygon>
        <draw:path draw:style-name="gr4" draw:text-style-name="P4" draw:layer="layout" svg:width="0.205cm" svg:height="0.873cm" svg:x="27.896cm" svg:y="0.026cm" svg:viewBox="0 0 206 874" svg:d="M187 872c-32-25-60-55-83-88-25-33-44-68-59-105-15-38-26-77-33-118-8-41-12-82-12-123 0-43 4-85 12-126 7-41 18-80 33-118 16-38 35-73 60-106 23-33 51-62 82-86 0-1 2-2 5-2h8c1 0 3 1 4 2 2 2 2 4 2 6s0 4-1 5c-29 28-52 58-71 90s-34 65-46 101-21 74-26 112-7 79-7 122c0 184 50 325 149 421 2 2 2 4 2 7 0 2 0 4-2 5-1 2-3 3-4 3h-8c-3 0-5 0-5-2z">
          <text:p/>
        </draw:path>
        <draw:path draw:style-name="gr4" draw:text-style-name="P4" draw:layer="layout" svg:width="0.433cm" svg:height="0.616cm" svg:x="28.177cm" svg:y="0.075cm" svg:viewBox="0 0 434 617" svg:d="M69 607v-518c0-16-3-27-7-34-5-7-12-11-21-12-9-2-22-3-41-3v-31l130-9v274c10-11 21-20 34-28s27-15 42-19c15-5 30-7 45-7 26 0 50 5 73 17 22 10 42 25 58 43 16 19 29 40 38 64 10 24 14 49 14 74 0 36-8 68-25 99-18 30-41 55-71 73-29 18-62 27-98 27-22 0-43-6-64-17-21-12-38-27-51-46l-31 53zM133 521c9 21 23 39 42 52 18 14 38 21 60 21 30 0 55-9 73-26 19-18 32-40 39-66 8-27 12-54 12-84 0-49-7-86-20-112-5-11-13-22-23-31-10-10-21-17-33-23s-25-9-38-9c-23 0-45 7-65 19-19 12-35 29-47 50z">
          <text:p/>
        </draw:path>
        <draw:path draw:style-name="gr4" draw:text-style-name="P4" draw:layer="layout" svg:width="0.205cm" svg:height="0.873cm" svg:x="28.694cm" svg:y="0.026cm" svg:viewBox="0 0 206 874" svg:d="M7 874c-5 0-7-3-7-8 0-2 0-4 1-5 100-97 151-239 151-423 0-186-51-327-149-423-2-2-3-4-3-7 0-2 1-4 2-6 2-1 3-2 5-2h9c1 0 3 1 4 2 42 33 76 73 105 120 28 47 48 97 61 151 13 53 20 108 20 165 0 41-4 81-11 121s-18 79-33 118-34 75-59 108c-23 33-51 62-83 87-1 2-3 2-4 2z">
          <text:p/>
        </draw:path>
        <draw:path draw:style-name="gr4" draw:text-style-name="P4" draw:layer="layout" svg:width="0.866cm" svg:height="0.616cm" svg:x="29.297cm" svg:y="0.084cm" svg:viewBox="0 0 867 617" svg:d="M256 608l-178-549c-5-12-14-20-27-23s-30-5-51-5v-31h234v31c-49 0-73 8-73 23v5l139 430 119-368-20-62c-4-12-13-20-26-23s-30-5-51-5v-31h234v31c-50 0-75 8-75 23 0 1 0 3 1 4 1 2 1 3 1 4l140 427 131-406c0-2 0-5 0-8 0-16-8-27-24-34-16-6-33-10-50-10v-31h187v31c-47 0-75 17-86 52l-170 525c-2 6-7 9-13 9h-7c-6 0-10-3-13-9l-144-446-146 446c-2 6-6 9-13 9h-6c-7 0-11-3-13-9z">
          <text:p/>
        </draw:path>
        <draw:path draw:style-name="gr4" draw:text-style-name="P4" draw:layer="layout" svg:width="0.387cm" svg:height="0.635cm" svg:x="30.237cm" svg:y="0.065cm" svg:viewBox="0 0 388 636" svg:d="M0 629v-204c0-4 3-7 8-7h10c2 0 4 1 5 3 1 1 2 3 2 4 0 57 18 102 54 133 36 32 82 47 140 47 20 0 38-6 55-17 18-12 31-27 40-46 10-19 15-39 15-59 0-17-4-34-11-51s-18-31-31-43-28-21-45-25l-113-27c-38-10-70-31-93-61-24-32-36-67-36-105 0-30 8-59 23-85 15-27 36-48 63-63 26-15 54-23 84-23 58 0 105 20 139 59l36-56c2-2 4-3 6-3h6c2 0 3 1 5 2 1 1 2 3 2 5v203c0 5-2 8-7 8h-10c-6 0-8-3-8-8 0-15-3-31-8-49-5-17-12-34-21-50-8-17-18-30-28-40-28-28-65-43-112-43-20 0-38 5-55 15s-30 24-40 42c-10 17-16 35-16 54 0 25 9 48 24 68 16 20 36 34 61 40l114 29c18 5 36 13 53 25 16 11 30 25 41 41 12 16 20 33 26 52 7 19 10 39 10 60 0 31-7 61-22 89-14 28-35 50-61 67s-55 26-86 26c-20 0-40-2-60-7-20-4-39-10-56-19s-32-20-47-34l-37 57c-1 2-4 3-6 3h-5c-5 0-8-2-8-7z">
          <text:p/>
        </draw:path>
        <draw:path draw:style-name="gr11" draw:text-style-name="P10" draw:layer="layout" svg:width="0.305cm" svg:height="0.305cm" svg:x="24.241cm" svg:y="11.263cm" svg:viewBox="0 0 306 306" svg:d="M306 152c0-84-68-152-152-152-85 0-154 68-154 152 0 86 69 154 154 154 84 0 152-68 152-154z">
          <text:p/>
        </draw:path>
        <draw:path draw:style-name="gr6" draw:text-style-name="P6" draw:layer="layout" svg:width="0.323cm" svg:height="0.323cm" svg:x="24.232cm" svg:y="11.254cm" svg:viewBox="0 0 324 324" svg:d="M163 17c79 0 144 65 144 144 0 81-65 145-144 145-81 0-145-64-145-145 0-79 64-144 145-144zM163 0c-91 0-163 72-163 161 0 91 72 163 163 163 89 0 161-72 161-163 0-89-72-161-161-161z">
          <text:p/>
        </draw:path>
        <draw:path draw:style-name="gr11" draw:text-style-name="P10" draw:layer="layout" svg:width="0.306cm" svg:height="0.305cm" svg:x="23.814cm" svg:y="10.922cm" svg:viewBox="0 0 307 306" svg:d="M307 153c0-85-68-153-153-153s-154 68-154 153 69 153 154 153 153-68 153-153z">
          <text:p/>
        </draw:path>
        <draw:path draw:style-name="gr6" draw:text-style-name="P6" draw:layer="layout" svg:width="0.323cm" svg:height="0.323cm" svg:x="23.806cm" svg:y="10.913cm" svg:viewBox="0 0 324 324" svg:d="M161 18c80 0 145 64 145 144s-65 145-145 145c-79 0-144-65-144-145s65-144 144-144zM161 0c-89 0-161 72-161 162s72 162 161 162 163-72 163-162-74-162-163-162z">
          <text:p/>
        </draw:path>
        <draw:path draw:style-name="gr11" draw:text-style-name="P10" draw:layer="layout" svg:width="0.305cm" svg:height="0.306cm" svg:x="23.708cm" svg:y="10.55cm" svg:viewBox="0 0 306 307" svg:d="M306 153c0-84-68-153-153-153s-153 69-153 153 68 154 153 154 153-70 153-154z">
          <text:p/>
        </draw:path>
        <draw:path draw:style-name="gr6" draw:text-style-name="P6" draw:layer="layout" svg:width="0.323cm" svg:height="0.324cm" svg:x="23.699cm" svg:y="10.541cm" svg:viewBox="0 0 324 325" svg:d="M163 18c79 0 144 64 144 144s-65 145-144 145c-80 0-145-65-145-145s65-144 145-144zM163 0c-90 0-163 73-163 162s73 163 163 163c89 0 161-74 161-163s-72-162-161-162z">
          <text:p/>
        </draw:path>
        <draw:path draw:style-name="gr11" draw:text-style-name="P10" draw:layer="layout" svg:width="0.305cm" svg:height="0.306cm" svg:x="24.881cm" svg:y="10.612cm" svg:viewBox="0 0 306 307" svg:d="M306 153c0-84-69-153-154-153-84 0-152 69-152 153 0 85 68 154 152 154 85 0 154-69 154-154z">
          <text:p/>
        </draw:path>
        <draw:path draw:style-name="gr6" draw:text-style-name="P6" draw:layer="layout" svg:width="0.323cm" svg:height="0.324cm" svg:x="24.872cm" svg:y="10.603cm" svg:viewBox="0 0 324 325" svg:d="M162 18c80 0 144 64 144 144s-64 145-144 145-145-65-145-145 65-144 145-144zM162 0c-90 0-162 73-162 162 0 90 72 163 162 163s162-73 162-163c0-89-72-162-162-162z">
          <text:p/>
        </draw:path>
        <draw:path draw:style-name="gr11" draw:text-style-name="P10" draw:layer="layout" svg:width="0.306cm" svg:height="0.306cm" svg:x="24.774cm" svg:y="10.302cm" svg:viewBox="0 0 307 307" svg:d="M307 153c0-84-69-153-153-153-86 0-154 69-154 153 0 86 68 154 154 154 84 0 153-68 153-154z">
          <text:p/>
        </draw:path>
        <draw:path draw:style-name="gr6" draw:text-style-name="P6" draw:layer="layout" svg:width="0.323cm" svg:height="0.323cm" svg:x="24.765cm" svg:y="10.294cm" svg:viewBox="0 0 324 324" svg:d="M162 17c79 0 145 65 145 144 0 81-66 145-145 145-80 0-144-64-144-145 0-79 64-144 144-144zM162 0c-89 0-162 72-162 161 0 90 73 163 162 163s162-73 162-163c0-89-73-161-162-161z">
          <text:p/>
        </draw:path>
        <draw:path draw:style-name="gr11" draw:text-style-name="P10" draw:layer="layout" svg:width="0.305cm" svg:height="0.306cm" svg:x="25.734cm" svg:y="10.457cm" svg:viewBox="0 0 306 307" svg:d="M306 154c0-84-68-154-153-154-84 0-153 70-153 154s69 153 153 153c85 0 153-69 153-153z">
          <text:p/>
        </draw:path>
        <draw:path draw:style-name="gr6" draw:text-style-name="P6" draw:layer="layout" svg:width="0.323cm" svg:height="0.324cm" svg:x="25.725cm" svg:y="10.448cm" svg:viewBox="0 0 324 325" svg:d="M161 18c80 0 145 66 145 145 0 80-65 144-145 144-79 0-144-64-144-144 0-79 65-145 144-145zM161 0c-89 0-161 74-161 163s72 162 161 162c90 0 163-73 163-162s-73-163-163-163z">
          <text:p/>
        </draw:path>
        <draw:path draw:style-name="gr11" draw:text-style-name="P10" draw:layer="layout" svg:width="0.306cm" svg:height="0.306cm" svg:x="26.053cm" svg:y="10.674cm" svg:viewBox="0 0 307 307" svg:d="M307 153c0-84-68-153-153-153-84 0-154 69-154 153 0 85 70 154 154 154 85 0 153-69 153-154z">
          <text:p/>
        </draw:path>
        <draw:path draw:style-name="gr6" draw:text-style-name="P6" draw:layer="layout" svg:width="0.323cm" svg:height="0.323cm" svg:x="26.045cm" svg:y="10.665cm" svg:viewBox="0 0 324 324" svg:d="M161 18c80 0 145 64 145 145 0 79-65 144-145 144-79 0-144-65-144-144 0-81 65-145 144-145zM161 0c-89 0-161 73-161 163 0 89 72 161 161 161s163-72 163-161c0-90-74-163-163-163z">
          <text:p/>
        </draw:path>
        <draw:path draw:style-name="gr11" draw:text-style-name="P10" draw:layer="layout" svg:width="0.305cm" svg:height="0.306cm" svg:x="26.48cm" svg:y="10.271cm" svg:viewBox="0 0 306 307" svg:d="M306 153c0-84-68-153-153-153s-153 69-153 153c0 85 68 154 153 154s153-69 153-154z">
          <text:p/>
        </draw:path>
        <draw:path draw:style-name="gr6" draw:text-style-name="P6" draw:layer="layout" svg:width="0.323cm" svg:height="0.323cm" svg:x="26.471cm" svg:y="10.263cm" svg:viewBox="0 0 324 324" svg:d="M162 17c80 0 145 65 145 144 0 81-65 145-145 145s-144-64-144-145c0-79 64-144 144-144zM162 0c-90 0-162 72-162 161 0 90 72 163 162 163s162-73 162-163c0-89-72-161-162-161z">
          <text:p/>
        </draw:path>
        <draw:path draw:style-name="gr11" draw:text-style-name="P10" draw:layer="layout" svg:width="0.305cm" svg:height="0.305cm" svg:x="25.627cm" svg:y="10.21cm" svg:viewBox="0 0 306 306" svg:d="M306 153c0-84-68-153-152-153-86 0-154 69-154 153 0 85 68 153 154 153 84 0 152-68 152-153z">
          <text:p/>
        </draw:path>
        <draw:path draw:style-name="gr6" draw:text-style-name="P6" draw:layer="layout" svg:width="0.323cm" svg:height="0.323cm" svg:x="25.618cm" svg:y="10.201cm" svg:viewBox="0 0 324 324" svg:d="M163 17c79 0 144 65 144 144 0 80-65 145-144 145-80 0-145-65-145-145 0-79 65-144 145-144zM163 0c-90 0-163 72-163 161 0 90 73 163 163 163 89 0 161-73 161-163 0-89-72-161-161-161z">
          <text:p/>
        </draw:path>
        <draw:path draw:style-name="gr11" draw:text-style-name="P10" draw:layer="layout" svg:width="0.306cm" svg:height="0.305cm" svg:x="25.84cm" svg:y="10.024cm" svg:viewBox="0 0 307 306" svg:d="M307 152c0-84-70-152-154-152s-153 68-153 152c0 86 69 154 153 154s154-68 154-154z">
          <text:p/>
        </draw:path>
        <draw:path draw:style-name="gr6" draw:text-style-name="P6" draw:layer="layout" svg:width="0.324cm" svg:height="0.323cm" svg:x="25.831cm" svg:y="10.015cm" svg:viewBox="0 0 325 324" svg:d="M162 18c80 0 145 64 145 144s-65 144-145 144-144-64-144-144 64-144 144-144zM162 0c-89 0-162 72-162 162s73 162 162 162c90 0 163-72 163-162s-73-162-163-162z">
          <text:p/>
        </draw:path>
        <draw:path draw:style-name="gr11" draw:text-style-name="P10" draw:layer="layout" svg:width="0.305cm" svg:height="0.305cm" svg:x="25.414cm" svg:y="10.055cm" svg:viewBox="0 0 306 306" svg:d="M306 152c0-84-68-152-153-152-84 0-153 68-153 152 0 86 69 154 153 154 85 0 153-68 153-154z">
          <text:p/>
        </draw:path>
        <draw:path draw:style-name="gr6" draw:text-style-name="P6" draw:layer="layout" svg:width="0.323cm" svg:height="0.323cm" svg:x="25.405cm" svg:y="10.046cm" svg:viewBox="0 0 324 324" svg:d="M161 18c80 0 145 64 145 144s-65 144-145 144c-79 0-143-64-143-144s64-144 143-144zM161 0c-89 0-161 72-161 162s72 162 161 162c90 0 163-72 163-162s-73-162-163-162z">
          <text:p/>
        </draw:path>
        <draw:path draw:style-name="gr11" draw:text-style-name="P10" draw:layer="layout" svg:width="0.305cm" svg:height="0.305cm" svg:x="25.947cm" svg:y="9.993cm" svg:viewBox="0 0 306 306" svg:d="M306 152c0-84-68-152-152-152-86 0-154 68-154 152 0 86 68 154 154 154 84 0 152-68 152-154z">
          <text:p/>
        </draw:path>
        <draw:path draw:style-name="gr6" draw:text-style-name="P6" draw:layer="layout" svg:width="0.323cm" svg:height="0.323cm" svg:x="25.938cm" svg:y="9.984cm" svg:viewBox="0 0 324 324" svg:d="M163 18c79 0 144 64 144 143 0 81-65 145-144 145-80 0-145-64-145-145 0-79 65-143 145-143zM163 0c-90 0-163 72-163 161 0 91 73 163 163 163 89 0 161-72 161-163 0-89-72-161-161-161z">
          <text:p/>
        </draw:path>
        <draw:path draw:style-name="gr11" draw:text-style-name="P10" draw:layer="layout" svg:width="0.306cm" svg:height="0.305cm" svg:x="26.373cm" svg:y="10.055cm" svg:viewBox="0 0 307 306" svg:d="M307 152c0-84-69-152-153-152s-154 68-154 152c0 86 70 154 154 154s153-68 153-154z">
          <text:p/>
        </draw:path>
        <draw:path draw:style-name="gr6" draw:text-style-name="P6" draw:layer="layout" svg:width="0.324cm" svg:height="0.323cm" svg:x="26.364cm" svg:y="10.046cm" svg:viewBox="0 0 325 324" svg:d="M162 18c80 0 145 64 145 144s-65 144-145 144c-79 0-144-64-144-144s65-144 144-144zM162 0c-89 0-162 72-162 162s73 162 162 162 163-72 163-162-74-162-163-162z">
          <text:p/>
        </draw:path>
        <draw:path draw:style-name="gr11" draw:text-style-name="P10" draw:layer="layout" svg:width="0.305cm" svg:height="0.305cm" svg:x="27.333cm" svg:y="10.21cm" svg:viewBox="0 0 306 306" svg:d="M306 153c0-84-69-153-153-153-85 0-153 69-153 153 0 85 68 153 153 153 84 0 153-68 153-153z">
          <text:p/>
        </draw:path>
        <draw:path draw:style-name="gr6" draw:text-style-name="P6" draw:layer="layout" svg:width="0.323cm" svg:height="0.323cm" svg:x="27.324cm" svg:y="10.201cm" svg:viewBox="0 0 324 324" svg:d="M162 17c79 0 145 65 145 144 0 80-66 145-145 145-80 0-144-65-144-145 0-79 64-144 144-144zM162 0c-90 0-162 72-162 161 0 90 72 163 162 163 89 0 162-73 162-163 0-89-73-161-162-161z">
          <text:p/>
        </draw:path>
        <draw:path draw:style-name="gr11" draw:text-style-name="P10" draw:layer="layout" svg:width="0.305cm" svg:height="0.306cm" svg:x="27.653cm" svg:y="10.457cm" svg:viewBox="0 0 306 307" svg:d="M306 154c0-84-69-154-154-154-84 0-152 70-152 154s68 153 152 153c85 0 154-69 154-153z">
          <text:p/>
        </draw:path>
        <draw:path draw:style-name="gr6" draw:text-style-name="P6" draw:layer="layout" svg:width="0.323cm" svg:height="0.324cm" svg:x="27.644cm" svg:y="10.448cm" svg:viewBox="0 0 324 325" svg:d="M161 18c80 0 145 66 145 145 0 80-65 144-145 144-79 0-143-64-143-144 0-79 64-145 143-145zM161 0c-89 0-161 74-161 163s72 162 161 162c90 0 163-73 163-162s-73-163-163-163z">
          <text:p/>
        </draw:path>
        <draw:path draw:style-name="gr11" draw:text-style-name="P10" draw:layer="layout" svg:width="0.305cm" svg:height="0.305cm" svg:x="24.348cm" svg:y="10.024cm" svg:viewBox="0 0 306 306" svg:d="M306 152c0-84-68-152-154-152-84 0-152 68-152 152 0 86 68 154 152 154 86 0 154-68 154-154z">
          <text:p/>
        </draw:path>
        <draw:path draw:style-name="gr6" draw:text-style-name="P6" draw:layer="layout" svg:width="0.323cm" svg:height="0.323cm" svg:x="24.339cm" svg:y="10.015cm" svg:viewBox="0 0 324 324" svg:d="M162 18c80 0 144 64 144 144s-64 144-144 144c-79 0-145-64-145-144s66-144 145-144zM162 0c-89 0-162 72-162 162s73 162 162 162c90 0 162-72 162-162s-72-162-162-162z">
          <text:p/>
        </draw:path>
        <draw:path draw:style-name="gr11" draw:text-style-name="P10" draw:layer="layout" svg:width="0.305cm" svg:height="0.306cm" svg:x="23.495cm" svg:y="9.714cm" svg:viewBox="0 0 306 307" svg:d="M306 153c0-85-68-153-153-153s-153 68-153 153 68 154 153 154 153-69 153-154z">
          <text:p/>
        </draw:path>
        <draw:path draw:style-name="gr6" draw:text-style-name="P6" draw:layer="layout" svg:width="0.323cm" svg:height="0.323cm" svg:x="23.486cm" svg:y="9.705cm" svg:viewBox="0 0 324 324" svg:d="M161 18c80 0 145 64 145 145 0 79-65 144-145 144-79 0-144-65-144-144 0-81 65-145 144-145zM161 0c-89 0-161 73-161 163 0 89 72 161 161 161 90 0 163-72 163-161 0-90-73-163-163-163z">
          <text:p/>
        </draw:path>
        <draw:path draw:style-name="gr11" draw:text-style-name="P10" draw:layer="layout" svg:width="0.305cm" svg:height="0.305cm" svg:x="24.881cm" svg:y="9.776cm" svg:viewBox="0 0 306 306" svg:d="M306 154c0-86-69-154-154-154-84 0-152 68-152 154 0 84 68 152 152 152 85 0 154-68 154-152z">
          <text:p/>
        </draw:path>
        <draw:path draw:style-name="gr6" draw:text-style-name="P6" draw:layer="layout" svg:width="0.323cm" svg:height="0.323cm" svg:x="24.872cm" svg:y="9.767cm" svg:viewBox="0 0 324 324" svg:d="M162 18c80 0 144 64 144 145 0 79-64 144-144 144s-145-65-145-144c0-81 65-145 145-145zM162 0c-90 0-162 72-162 163 0 89 72 161 162 161s162-72 162-161c0-91-72-163-162-163z">
          <text:p/>
        </draw:path>
        <draw:path draw:style-name="gr11" draw:text-style-name="P10" draw:layer="layout" svg:width="0.305cm" svg:height="0.306cm" svg:x="25.414cm" svg:y="9.683cm" svg:viewBox="0 0 306 307" svg:d="M306 153c0-85-68-153-153-153-84 0-153 68-153 153s69 154 153 154c85 0 153-69 153-154z">
          <text:p/>
        </draw:path>
        <draw:path draw:style-name="gr6" draw:text-style-name="P6" draw:layer="layout" svg:width="0.323cm" svg:height="0.323cm" svg:x="25.405cm" svg:y="9.674cm" svg:viewBox="0 0 324 324" svg:d="M161 18c80 0 145 64 145 144s-65 145-145 145c-79 0-143-65-143-145s64-144 143-144zM161 0c-89 0-161 73-161 162 0 90 72 162 161 162 90 0 163-72 163-162 0-89-73-162-163-162z">
          <text:p/>
        </draw:path>
        <draw:path draw:style-name="gr11" draw:text-style-name="P10" draw:layer="layout" svg:width="0.306cm" svg:height="0.305cm" svg:x="25.307cm" svg:y="9.807cm" svg:viewBox="0 0 307 306" svg:d="M307 154c0-86-69-154-154-154s-153 68-153 154c0 84 68 152 153 152s154-68 154-152z">
          <text:p/>
        </draw:path>
        <draw:path draw:style-name="gr6" draw:text-style-name="P6" draw:layer="layout" svg:width="0.323cm" svg:height="0.323cm" svg:x="25.298cm" svg:y="9.798cm" svg:viewBox="0 0 324 324" svg:d="M163 18c79 0 144 65 144 145 0 79-65 144-144 144-80 0-145-65-145-144 0-80 65-145 145-145zM163 0c-89 0-163 73-163 163 0 89 74 161 163 161s161-72 161-161c0-90-72-163-161-163z">
          <text:p/>
        </draw:path>
        <draw:path draw:style-name="gr11" draw:text-style-name="P10" draw:layer="layout" svg:width="0.305cm" svg:height="0.306cm" svg:x="24.561cm" svg:y="9.683cm" svg:viewBox="0 0 306 307" svg:d="M306 153c0-85-69-153-153-153-85 0-153 68-153 153s68 154 153 154c84 0 153-69 153-154z">
          <text:p/>
        </draw:path>
        <draw:path draw:style-name="gr6" draw:text-style-name="P6" draw:layer="layout" svg:width="0.323cm" svg:height="0.323cm" svg:x="24.552cm" svg:y="9.674cm" svg:viewBox="0 0 324 324" svg:d="M163 18c79 0 143 64 143 144s-64 145-143 145c-81 0-145-65-145-145s64-144 145-144zM163 0c-91 0-163 73-163 162 0 90 72 162 163 162 89 0 161-72 161-162 0-89-72-162-161-162z">
          <text:p/>
        </draw:path>
        <draw:path draw:style-name="gr11" draw:text-style-name="P10" draw:layer="layout" svg:width="0.306cm" svg:height="0.306cm" svg:x="26.693cm" svg:y="9.652cm" svg:viewBox="0 0 307 307" svg:d="M307 153c0-85-70-153-154-153s-153 68-153 153c0 84 69 154 153 154s154-70 154-154z">
          <text:p/>
        </draw:path>
        <draw:path draw:style-name="gr6" draw:text-style-name="P6" draw:layer="layout" svg:width="0.323cm" svg:height="0.323cm" svg:x="26.684cm" svg:y="9.643cm" svg:viewBox="0 0 324 324" svg:d="M162 18c79 0 145 64 145 144s-66 145-145 145c-80 0-144-65-144-145s64-144 144-144zM162 0c-89 0-162 73-162 162 0 90 73 162 162 162s162-72 162-162c0-89-73-162-162-162z">
          <text:p/>
        </draw:path>
        <draw:path draw:style-name="gr11" draw:text-style-name="P10" draw:layer="layout" svg:width="0.305cm" svg:height="0.306cm" svg:x="28.186cm" svg:y="9.714cm" svg:viewBox="0 0 306 307" svg:d="M306 153c0-85-68-153-152-153-85 0-154 68-154 153s69 154 154 154c84 0 152-69 152-154z">
          <text:p/>
        </draw:path>
        <draw:path draw:style-name="gr6" draw:text-style-name="P6" draw:layer="layout" svg:width="0.323cm" svg:height="0.323cm" svg:x="28.177cm" svg:y="9.705cm" svg:viewBox="0 0 324 324" svg:d="M163 18c79 0 143 64 143 145 0 79-64 144-143 144-81 0-145-65-145-144 0-81 64-145 145-145zM163 0c-91 0-163 73-163 163 0 89 72 161 163 161 89 0 161-72 161-161 0-90-72-163-161-163z">
          <text:p/>
        </draw:path>
        <draw:path draw:style-name="gr11" draw:text-style-name="P10" draw:layer="layout" svg:width="0.306cm" svg:height="0.306cm" svg:x="28.825cm" svg:y="9.683cm" svg:viewBox="0 0 307 307" svg:d="M307 153c0-85-69-153-154-153-84 0-153 68-153 153s69 154 153 154c85 0 154-69 154-154z">
          <text:p/>
        </draw:path>
        <draw:path draw:style-name="gr6" draw:text-style-name="P6" draw:layer="layout" svg:width="0.323cm" svg:height="0.323cm" svg:x="28.817cm" svg:y="9.674cm" svg:viewBox="0 0 324 324" svg:d="M162 18c80 0 144 64 144 144s-64 145-144 145-145-65-145-145 65-144 145-144zM162 0c-90 0-162 73-162 162 0 90 72 162 162 162 89 0 162-72 162-162 0-89-73-162-162-162z">
          <text:p/>
        </draw:path>
        <draw:path draw:style-name="gr11" draw:text-style-name="P10" draw:layer="layout" svg:width="0.305cm" svg:height="0.306cm" svg:x="27.12cm" svg:y="9.435cm" svg:viewBox="0 0 306 307" svg:d="M306 153c0-84-68-153-154-153-84 0-152 69-152 153 0 85 68 154 152 154 86 0 154-69 154-154z">
          <text:p/>
        </draw:path>
        <draw:path draw:style-name="gr6" draw:text-style-name="P6" draw:layer="layout" svg:width="0.323cm" svg:height="0.324cm" svg:x="27.111cm" svg:y="9.426cm" svg:viewBox="0 0 324 325" svg:d="M161 18c81 0 145 64 145 145 0 80-64 144-145 144-79 0-144-64-144-144 0-81 65-145 144-145zM161 0c-89 0-161 73-161 163 0 89 72 162 161 162 91 0 163-73 163-162 0-90-72-163-163-163z">
          <text:p/>
        </draw:path>
        <draw:path draw:style-name="gr11" draw:text-style-name="P10" draw:layer="layout" svg:width="0.306cm" svg:height="0.306cm" svg:x="26.906cm" svg:y="9.156cm" svg:viewBox="0 0 307 307" svg:d="M307 154c0-85-69-154-153-154-85 0-154 69-154 154s69 153 154 153c84 0 153-68 153-153z">
          <text:p/>
        </draw:path>
        <draw:path draw:style-name="gr6" draw:text-style-name="P6" draw:layer="layout" svg:width="0.323cm" svg:height="0.323cm" svg:x="26.898cm" svg:y="9.148cm" svg:viewBox="0 0 324 324" svg:d="M162 17c80 0 144 66 144 145 0 80-64 144-144 144-79 0-145-64-145-144 0-79 66-145 145-145zM162 0c-90 0-162 73-162 162s72 162 162 162c89 0 162-73 162-162s-73-162-162-162z">
          <text:p/>
        </draw:path>
        <draw:path draw:style-name="gr11" draw:text-style-name="P10" draw:layer="layout" svg:width="0.306cm" svg:height="0.305cm" svg:x="26.373cm" svg:y="9.064cm" svg:viewBox="0 0 307 306" svg:d="M307 152c0-84-69-152-153-152s-154 68-154 152c0 85 70 154 154 154s153-69 153-154z">
          <text:p/>
        </draw:path>
        <draw:path draw:style-name="gr6" draw:text-style-name="P6" draw:layer="layout" svg:width="0.324cm" svg:height="0.323cm" svg:x="26.364cm" svg:y="9.055cm" svg:viewBox="0 0 325 324" svg:d="M162 17c80 0 145 65 145 145s-65 144-145 144c-79 0-144-64-144-144s65-145 144-145zM162 0c-89 0-162 72-162 162s73 162 162 162 163-72 163-162-74-162-163-162z">
          <text:p/>
        </draw:path>
        <draw:path draw:style-name="gr11" draw:text-style-name="P10" draw:layer="layout" svg:width="0.305cm" svg:height="0.305cm" svg:x="25.947cm" svg:y="9.064cm" svg:viewBox="0 0 306 306" svg:d="M306 152c0-84-68-152-152-152-86 0-154 68-154 152 0 85 68 154 154 154 84 0 152-69 152-154z">
          <text:p/>
        </draw:path>
        <draw:path draw:style-name="gr6" draw:text-style-name="P6" draw:layer="layout" svg:width="0.323cm" svg:height="0.323cm" svg:x="25.938cm" svg:y="9.055cm" svg:viewBox="0 0 324 324" svg:d="M163 17c79 0 144 65 144 145s-65 144-144 144c-80 0-145-64-145-144s65-145 145-145zM163 0c-90 0-163 72-163 162s73 162 163 162c89 0 161-72 161-162s-72-162-161-162z">
          <text:p/>
        </draw:path>
        <draw:path draw:style-name="gr11" draw:text-style-name="P10" draw:layer="layout" svg:width="0.305cm" svg:height="0.306cm" svg:x="26.267cm" svg:y="9.187cm" svg:viewBox="0 0 306 307" svg:d="M306 154c0-85-68-154-153-154s-153 69-153 154 68 153 153 153 153-68 153-153z">
          <text:p/>
        </draw:path>
        <draw:path draw:style-name="gr6" draw:text-style-name="P6" draw:layer="layout" svg:width="0.323cm" svg:height="0.323cm" svg:x="26.258cm" svg:y="9.179cm" svg:viewBox="0 0 324 324" svg:d="M162 17c80 0 144 66 144 145 0 80-64 144-144 144-79 0-145-64-145-144 0-79 66-145 145-145zM162 0c-89 0-162 73-162 162s73 162 162 162c90 0 162-73 162-162s-72-162-162-162z">
          <text:p/>
        </draw:path>
        <draw:path draw:style-name="gr11" draw:text-style-name="P10" draw:layer="layout" svg:width="0.305cm" svg:height="0.305cm" svg:x="25.414cm" svg:y="9.002cm" svg:viewBox="0 0 306 306" svg:d="M306 152c0-84-68-152-153-152-84 0-153 68-153 152 0 85 69 154 153 154 85 0 153-69 153-154z">
          <text:p/>
        </draw:path>
        <draw:path draw:style-name="gr6" draw:text-style-name="P6" draw:layer="layout" svg:width="0.323cm" svg:height="0.323cm" svg:x="25.405cm" svg:y="8.993cm" svg:viewBox="0 0 324 324" svg:d="M161 17c80 0 145 65 145 144 0 81-65 145-145 145-79 0-143-64-143-145 0-79 64-144 143-144zM161 0c-89 0-161 72-161 161 0 91 72 163 161 163 90 0 163-72 163-163 0-89-73-161-163-161z">
          <text:p/>
        </draw:path>
        <draw:path draw:style-name="gr11" draw:text-style-name="P10" draw:layer="layout" svg:width="0.306cm" svg:height="0.305cm" svg:x="24.987cm" svg:y="9.002cm" svg:viewBox="0 0 307 306" svg:d="M307 152c0-84-69-152-154-152-84 0-153 68-153 152 0 85 69 154 153 154 85 0 154-69 154-154z">
          <text:p/>
        </draw:path>
        <draw:path draw:style-name="gr6" draw:text-style-name="P6" draw:layer="layout" svg:width="0.324cm" svg:height="0.323cm" svg:x="24.978cm" svg:y="8.993cm" svg:viewBox="0 0 325 324" svg:d="M163 17c80 0 144 65 144 144 0 81-64 145-144 145-79 0-145-64-145-145 0-79 66-144 145-144zM163 0c-89 0-163 72-163 161 0 91 74 163 163 163s162-72 162-163c0-89-73-161-162-161z">
          <text:p/>
        </draw:path>
        <draw:path draw:style-name="gr11" draw:text-style-name="P10" draw:layer="layout" svg:width="0.306cm" svg:height="0.306cm" svg:x="24.774cm" svg:y="9.156cm" svg:viewBox="0 0 307 307" svg:d="M307 154c0-85-69-154-153-154-86 0-154 69-154 154s68 153 154 153c84 0 153-68 153-153z">
          <text:p/>
        </draw:path>
        <draw:path draw:style-name="gr6" draw:text-style-name="P6" draw:layer="layout" svg:width="0.323cm" svg:height="0.323cm" svg:x="24.765cm" svg:y="9.148cm" svg:viewBox="0 0 324 324" svg:d="M162 17c79 0 145 66 145 145 0 80-66 144-145 144-80 0-144-64-144-144 0-79 64-145 144-145zM162 0c-89 0-162 73-162 162s73 162 162 162 162-73 162-162-73-162-162-162z">
          <text:p/>
        </draw:path>
        <draw:path draw:style-name="gr11" draw:text-style-name="P10" draw:layer="layout" svg:width="0.306cm" svg:height="0.305cm" svg:x="25.2cm" svg:y="8.754cm" svg:viewBox="0 0 307 306" svg:d="M307 153c0-85-69-153-154-153-84 0-153 68-153 153 0 84 69 153 153 153 85 0 154-69 154-153z">
          <text:p/>
        </draw:path>
        <draw:path draw:style-name="gr6" draw:text-style-name="P6" draw:layer="layout" svg:width="0.323cm" svg:height="0.323cm" svg:x="25.192cm" svg:y="8.745cm" svg:viewBox="0 0 324 324" svg:d="M161 18c81 0 145 64 145 145 0 79-64 144-145 144-79 0-144-65-144-144 0-81 65-145 144-145zM161 0c-89 0-161 72-161 163 0 89 72 161 161 161 91 0 163-72 163-161 0-91-72-163-163-163z">
          <text:p/>
        </draw:path>
        <draw:path draw:style-name="gr11" draw:text-style-name="P10" draw:layer="layout" svg:width="0.306cm" svg:height="0.306cm" svg:x="24.667cm" svg:y="8.568cm" svg:viewBox="0 0 307 307" svg:d="M307 154c0-86-68-154-154-154-84 0-153 68-153 154 0 84 69 153 153 153 86 0 154-69 154-153z">
          <text:p/>
        </draw:path>
        <draw:path draw:style-name="gr6" draw:text-style-name="P6" draw:layer="layout" svg:width="0.323cm" svg:height="0.323cm" svg:x="24.659cm" svg:y="8.559cm" svg:viewBox="0 0 324 324" svg:d="M162 19c80 0 144 64 144 144 0 79-64 144-144 144-79 0-145-65-145-144 0-80 66-144 145-144zM162 0c-89 0-162 74-162 163s73 161 162 161 162-72 162-161-73-163-162-163z">
          <text:p/>
        </draw:path>
        <draw:path draw:style-name="gr11" draw:text-style-name="P10" draw:layer="layout" svg:width="0.306cm" svg:height="0.306cm" svg:x="25.307cm" svg:y="8.568cm" svg:viewBox="0 0 307 307" svg:d="M307 154c0-86-69-154-154-154s-153 68-153 154c0 84 68 153 153 153s154-69 154-153z">
          <text:p/>
        </draw:path>
        <draw:path draw:style-name="gr6" draw:text-style-name="P6" draw:layer="layout" svg:width="0.323cm" svg:height="0.323cm" svg:x="25.298cm" svg:y="8.559cm" svg:viewBox="0 0 324 324" svg:d="M163 19c79 0 144 64 144 144 0 79-65 144-144 144-80 0-145-65-145-144 0-80 65-144 145-144zM163 0c-89 0-163 74-163 163s74 161 163 161 161-72 161-161-72-163-161-163z">
          <text:p/>
        </draw:path>
        <draw:path draw:style-name="gr11" draw:text-style-name="P10" draw:layer="layout" svg:width="0.306cm" svg:height="0.306cm" svg:x="25.52cm" svg:y="8.413cm" svg:viewBox="0 0 307 307" svg:d="M307 153c0-84-70-153-154-153s-153 69-153 153 69 154 153 154 154-70 154-154z">
          <text:p/>
        </draw:path>
        <draw:path draw:style-name="gr6" draw:text-style-name="P6" draw:layer="layout" svg:width="0.323cm" svg:height="0.324cm" svg:x="25.512cm" svg:y="8.404cm" svg:viewBox="0 0 324 325" svg:d="M161 18c81 0 145 64 145 145 0 79-64 144-145 144-79 0-144-65-144-144 0-81 65-145 144-145zM161 0c-89 0-161 73-161 163 0 89 72 162 161 162 90 0 163-73 163-162 0-90-73-163-163-163z">
          <text:p/>
        </draw:path>
        <draw:path draw:style-name="gr11" draw:text-style-name="P10" draw:layer="layout" svg:width="0.306cm" svg:height="0.306cm" svg:x="25.84cm" svg:y="8.289cm" svg:viewBox="0 0 307 307" svg:d="M307 154c0-85-70-154-154-154s-153 69-153 154c0 84 69 153 153 153s154-69 154-153z">
          <text:p/>
        </draw:path>
        <draw:path draw:style-name="gr6" draw:text-style-name="P6" draw:layer="layout" svg:width="0.324cm" svg:height="0.324cm" svg:x="25.831cm" svg:y="8.28cm" svg:viewBox="0 0 325 325" svg:d="M162 18c80 0 145 65 145 144 0 80-65 145-145 145s-144-65-144-145c0-79 64-144 144-144zM162 0c-89 0-162 73-162 162s73 163 162 163c90 0 163-74 163-163s-73-162-163-162z">
          <text:p/>
        </draw:path>
        <draw:path draw:style-name="gr11" draw:text-style-name="P10" draw:layer="layout" svg:width="0.305cm" svg:height="0.306cm" svg:x="25.734cm" svg:y="8.041cm" svg:viewBox="0 0 306 307" svg:d="M306 154c0-84-68-154-153-154-84 0-153 70-153 154 0 85 69 153 153 153 85 0 153-68 153-153z">
          <text:p/>
        </draw:path>
        <draw:path draw:style-name="gr6" draw:text-style-name="P6" draw:layer="layout" svg:width="0.323cm" svg:height="0.323cm" svg:x="25.725cm" svg:y="8.033cm" svg:viewBox="0 0 324 324" svg:d="M161 17c80 0 145 65 145 144 0 81-65 145-145 145-79 0-144-64-144-145 0-79 65-144 144-144zM161 0c-89 0-161 72-161 161 0 90 72 163 161 163 90 0 163-73 163-163 0-89-73-161-163-161z">
          <text:p/>
        </draw:path>
        <draw:path draw:style-name="gr11" draw:text-style-name="P10" draw:layer="layout" svg:width="0.305cm" svg:height="0.305cm" svg:x="26.48cm" svg:y="8.011cm" svg:viewBox="0 0 306 306" svg:d="M306 153c0-85-68-153-153-153s-153 68-153 153 68 153 153 153 153-68 153-153z">
          <text:p/>
        </draw:path>
        <draw:path draw:style-name="gr6" draw:text-style-name="P6" draw:layer="layout" svg:width="0.323cm" svg:height="0.323cm" svg:x="26.471cm" svg:y="8.002cm" svg:viewBox="0 0 324 324" svg:d="M162 17c80 0 145 65 145 144 0 81-65 145-145 145s-144-64-144-145c0-79 64-144 144-144zM162 0c-90 0-162 72-162 161 0 91 72 163 162 163s162-72 162-163c0-89-72-161-162-161z">
          <text:p/>
        </draw:path>
        <draw:path draw:style-name="gr11" draw:text-style-name="P10" draw:layer="layout" svg:width="0.305cm" svg:height="0.305cm" svg:x="26.8cm" svg:y="7.98cm" svg:viewBox="0 0 306 306" svg:d="M306 153c0-85-68-153-154-153-84 0-152 68-152 153s68 153 152 153c86 0 154-68 154-153z">
          <text:p/>
        </draw:path>
        <draw:path draw:style-name="gr6" draw:text-style-name="P6" draw:layer="layout" svg:width="0.323cm" svg:height="0.323cm" svg:x="26.791cm" svg:y="7.971cm" svg:viewBox="0 0 324 324" svg:d="M161 17c81 0 145 65 145 144 0 80-64 145-145 145-79 0-143-65-143-145 0-79 64-144 143-144zM161 0c-89 0-161 72-161 161 0 90 72 163 161 163 91 0 163-73 163-163 0-89-72-161-163-161z">
          <text:p/>
        </draw:path>
        <draw:path draw:style-name="gr11" draw:text-style-name="P10" draw:layer="layout" svg:width="0.306cm" svg:height="0.306cm" svg:x="27.546cm" svg:y="8.103cm" svg:viewBox="0 0 307 307" svg:d="M307 153c0-84-69-153-153-153-85 0-154 69-154 153 0 85 69 154 154 154 84 0 153-69 153-154z">
          <text:p/>
        </draw:path>
        <draw:path draw:style-name="gr6" draw:text-style-name="P6" draw:layer="layout" svg:width="0.323cm" svg:height="0.323cm" svg:x="27.537cm" svg:y="8.095cm" svg:viewBox="0 0 324 324" svg:d="M163 17c79 0 144 65 144 145s-65 144-144 144c-80 0-145-64-145-144s65-145 145-145zM163 0c-90 0-163 72-163 162 0 89 73 162 163 162 89 0 161-73 161-162 0-90-72-162-161-162z">
          <text:p/>
        </draw:path>
        <draw:path draw:style-name="gr11" draw:text-style-name="P10" draw:layer="layout" svg:width="0.305cm" svg:height="0.305cm" svg:x="27.866cm" svg:y="7.918cm" svg:viewBox="0 0 306 306" svg:d="M306 152c0-84-68-152-152-152-85 0-154 68-154 152 0 86 69 154 154 154 84 0 152-68 152-154z">
          <text:p/>
        </draw:path>
        <draw:path draw:style-name="gr6" draw:text-style-name="P6" draw:layer="layout" svg:width="0.323cm" svg:height="0.323cm" svg:x="27.857cm" svg:y="7.909cm" svg:viewBox="0 0 324 324" svg:d="M163 18c79 0 144 65 144 144 0 80-65 144-144 144-81 0-145-64-145-144 0-79 64-144 145-144zM163 0c-91 0-163 73-163 162 0 90 72 162 163 162 89 0 161-72 161-162 0-89-72-162-161-162z">
          <text:p/>
        </draw:path>
        <draw:path draw:style-name="gr11" draw:text-style-name="P10" draw:layer="layout" svg:width="0.306cm" svg:height="0.305cm" svg:x="28.612cm" svg:y="7.856cm" svg:viewBox="0 0 307 306" svg:d="M307 152c0-84-69-152-154-152-84 0-153 68-153 152 0 86 69 154 153 154 85 0 154-68 154-154z">
          <text:p/>
        </draw:path>
        <draw:path draw:style-name="gr6" draw:text-style-name="P6" draw:layer="layout" svg:width="0.324cm" svg:height="0.323cm" svg:x="28.603cm" svg:y="7.847cm" svg:viewBox="0 0 325 324" svg:d="M162 18c80 0 145 65 145 144 0 80-65 144-145 144s-144-64-144-144c0-79 64-144 144-144zM162 0c-89 0-162 73-162 162 0 90 73 162 162 162s163-72 163-162c0-89-74-162-163-162z">
          <text:p/>
        </draw:path>
        <draw:path draw:style-name="gr11" draw:text-style-name="P10" draw:layer="layout" svg:width="0.305cm" svg:height="0.305cm" svg:x="25.947cm" svg:y="7.825cm" svg:viewBox="0 0 306 306" svg:d="M306 152c0-84-68-152-152-152-86 0-154 68-154 152 0 85 68 154 154 154 84 0 152-69 152-154z">
          <text:p/>
        </draw:path>
        <draw:path draw:style-name="gr6" draw:text-style-name="P6" draw:layer="layout" svg:width="0.323cm" svg:height="0.323cm" svg:x="25.938cm" svg:y="7.816cm" svg:viewBox="0 0 324 324" svg:d="M163 18c79 0 144 64 144 144s-65 144-144 144c-80 0-145-64-145-144s65-144 145-144zM163 0c-90 0-163 72-163 162s73 162 163 162c89 0 161-72 161-162s-72-162-161-162z">
          <text:p/>
        </draw:path>
        <draw:path draw:style-name="gr11" draw:text-style-name="P10" draw:layer="layout" svg:width="0.306cm" svg:height="0.305cm" svg:x="26.693cm" svg:y="7.577cm" svg:viewBox="0 0 307 306" svg:d="M307 153c0-85-70-153-154-153s-153 68-153 153 69 153 153 153 154-68 154-153z">
          <text:p/>
        </draw:path>
        <draw:path draw:style-name="gr6" draw:text-style-name="P6" draw:layer="layout" svg:width="0.323cm" svg:height="0.323cm" svg:x="26.684cm" svg:y="7.568cm" svg:viewBox="0 0 324 324" svg:d="M162 18c79 0 145 65 145 145 0 79-66 144-145 144-80 0-144-65-144-144 0-80 64-145 144-145zM162 0c-89 0-162 73-162 163 0 89 73 161 162 161s162-72 162-161c0-90-73-163-162-163z">
          <text:p/>
        </draw:path>
        <draw:path draw:style-name="gr11" draw:text-style-name="P10" draw:layer="layout" svg:width="0.305cm" svg:height="0.306cm" svg:x="26.48cm" svg:y="7.422cm" svg:viewBox="0 0 306 307" svg:d="M306 154c0-85-68-154-153-154s-153 69-153 154c0 84 68 153 153 153s153-69 153-153z">
          <text:p/>
        </draw:path>
        <draw:path draw:style-name="gr6" draw:text-style-name="P6" draw:layer="layout" svg:width="0.323cm" svg:height="0.323cm" svg:x="26.471cm" svg:y="7.413cm" svg:viewBox="0 0 324 324" svg:d="M162 18c80 0 145 64 145 144s-65 145-145 145-144-65-144-145 64-144 144-144zM162 0c-90 0-162 73-162 162 0 90 72 162 162 162s162-72 162-162c0-89-72-162-162-162z">
          <text:p/>
        </draw:path>
        <draw:path draw:style-name="gr11" draw:text-style-name="P10" draw:layer="layout" svg:width="0.306cm" svg:height="0.306cm" svg:x="26.053cm" svg:y="7.36cm" svg:viewBox="0 0 307 307" svg:d="M307 154c0-85-68-154-153-154-84 0-154 69-154 154 0 84 70 153 154 153 85 0 153-69 153-153z">
          <text:p/>
        </draw:path>
        <draw:path draw:style-name="gr6" draw:text-style-name="P6" draw:layer="layout" svg:width="0.323cm" svg:height="0.323cm" svg:x="26.045cm" svg:y="7.351cm" svg:viewBox="0 0 324 324" svg:d="M161 18c80 0 145 64 145 144s-65 145-145 145c-79 0-144-65-144-145s65-144 144-144zM161 0c-89 0-161 73-161 162 0 90 72 162 161 162s163-72 163-162c0-89-74-162-163-162z">
          <text:p/>
        </draw:path>
        <draw:path draw:style-name="gr11" draw:text-style-name="P10" draw:layer="layout" svg:width="0.305cm" svg:height="0.306cm" svg:x="25.947cm" svg:y="7.484cm" svg:viewBox="0 0 306 307" svg:d="M306 153c0-85-68-153-152-153-86 0-154 68-154 153 0 84 68 154 154 154 84 0 152-70 152-154z">
          <text:p/>
        </draw:path>
        <draw:path draw:style-name="gr6" draw:text-style-name="P6" draw:layer="layout" svg:width="0.323cm" svg:height="0.323cm" svg:x="25.938cm" svg:y="7.475cm" svg:viewBox="0 0 324 324" svg:d="M163 18c79 0 144 64 144 145 0 79-65 144-144 144-80 0-145-65-145-144 0-81 65-145 145-145zM163 0c-90 0-163 73-163 163 0 89 73 161 163 161 89 0 161-72 161-161 0-90-72-163-161-163z">
          <text:p/>
        </draw:path>
        <draw:path draw:style-name="gr11" draw:text-style-name="P10" draw:layer="layout" svg:width="0.306cm" svg:height="0.306cm" svg:x="26.693cm" svg:y="7.205cm" svg:viewBox="0 0 307 307" svg:d="M307 153c0-84-70-153-154-153s-153 69-153 153 69 154 153 154 154-70 154-154z">
          <text:p/>
        </draw:path>
        <draw:path draw:style-name="gr6" draw:text-style-name="P6" draw:layer="layout" svg:width="0.323cm" svg:height="0.324cm" svg:x="26.684cm" svg:y="7.196cm" svg:viewBox="0 0 324 325" svg:d="M162 18c79 0 145 66 145 145 0 80-66 144-145 144-80 0-144-64-144-144 0-79 64-145 144-145zM162 0c-89 0-162 74-162 163s73 162 162 162 162-73 162-162-73-163-162-163z">
          <text:p/>
        </draw:path>
        <draw:path draw:style-name="gr11" draw:text-style-name="P10" draw:layer="layout" svg:width="0.306cm" svg:height="0.306cm" svg:x="27.226cm" svg:y="7.515cm" svg:viewBox="0 0 307 307" svg:d="M307 153c0-85-69-153-153-153-85 0-154 68-154 153 0 84 69 154 154 154 84 0 153-70 153-154z">
          <text:p/>
        </draw:path>
        <draw:path draw:style-name="gr6" draw:text-style-name="P6" draw:layer="layout" svg:width="0.324cm" svg:height="0.323cm" svg:x="27.217cm" svg:y="7.506cm" svg:viewBox="0 0 325 324" svg:d="M163 18c79 0 144 64 144 145 0 79-65 144-144 144-80 0-145-65-145-144 0-81 65-145 145-145zM163 0c-90 0-163 73-163 163 0 89 73 161 163 161 89 0 162-72 162-161 0-90-73-163-162-163z">
          <text:p/>
        </draw:path>
        <draw:path draw:style-name="gr11" draw:text-style-name="P10" draw:layer="layout" svg:width="0.305cm" svg:height="0.306cm" svg:x="27.866cm" svg:y="7.267cm" svg:viewBox="0 0 306 307" svg:d="M306 153c0-84-68-153-152-153-85 0-154 69-154 153 0 85 69 154 154 154 84 0 152-69 152-154z">
          <text:p/>
        </draw:path>
        <draw:path draw:style-name="gr6" draw:text-style-name="P6" draw:layer="layout" svg:width="0.323cm" svg:height="0.324cm" svg:x="27.857cm" svg:y="7.258cm" svg:viewBox="0 0 324 325" svg:d="M163 19c79 0 144 64 144 144 0 79-65 144-144 144-81 0-145-65-145-144 0-80 64-144 145-144zM163 0c-91 0-163 74-163 163s72 162 163 162c89 0 161-73 161-162s-72-163-161-163z">
          <text:p/>
        </draw:path>
        <draw:path draw:style-name="gr11" draw:text-style-name="P10" draw:layer="layout" svg:width="0.306cm" svg:height="0.306cm" svg:x="28.612cm" svg:y="7.205cm" svg:viewBox="0 0 307 307" svg:d="M307 153c0-84-69-153-154-153-84 0-153 69-153 153s69 154 153 154c85 0 154-70 154-154z">
          <text:p/>
        </draw:path>
        <draw:path draw:style-name="gr6" draw:text-style-name="P6" draw:layer="layout" svg:width="0.324cm" svg:height="0.324cm" svg:x="28.603cm" svg:y="7.196cm" svg:viewBox="0 0 325 325" svg:d="M162 18c80 0 145 66 145 145 0 80-65 144-145 144s-144-64-144-144c0-79 64-145 144-145zM162 0c-89 0-162 74-162 163s73 162 162 162 163-73 163-162-74-163-163-163z">
          <text:p/>
        </draw:path>
        <draw:path draw:style-name="gr11" draw:text-style-name="P10" draw:layer="layout" svg:width="0.305cm" svg:height="0.306cm" svg:x="28.186cm" svg:y="6.988cm" svg:viewBox="0 0 306 307" svg:d="M306 153c0-84-68-153-152-153-85 0-154 69-154 153 0 86 69 154 154 154 84 0 152-68 152-154z">
          <text:p/>
        </draw:path>
        <draw:path draw:style-name="gr6" draw:text-style-name="P6" draw:layer="layout" svg:width="0.323cm" svg:height="0.323cm" svg:x="28.177cm" svg:y="6.98cm" svg:viewBox="0 0 324 324" svg:d="M163 17c79 0 143 65 143 144 0 80-64 145-143 145-81 0-145-65-145-145 0-79 64-144 145-144zM163 0c-91 0-163 72-163 161s72 163 163 163c89 0 161-74 161-163s-72-161-161-161z">
          <text:p/>
        </draw:path>
        <draw:path draw:style-name="gr11" draw:text-style-name="P10" draw:layer="layout" svg:width="0.306cm" svg:height="0.305cm" svg:x="27.759cm" svg:y="6.648cm" svg:viewBox="0 0 307 306" svg:d="M307 153c0-85-69-153-153-153-85 0-154 68-154 153s69 153 154 153c84 0 153-68 153-153z">
          <text:p/>
        </draw:path>
        <draw:path draw:style-name="gr6" draw:text-style-name="P6" draw:layer="layout" svg:width="0.324cm" svg:height="0.323cm" svg:x="27.75cm" svg:y="6.639cm" svg:viewBox="0 0 325 324" svg:d="M162 18c81 0 145 64 145 144 0 79-64 143-145 143-79 0-144-64-144-143 0-80 65-144 144-144zM162 0c-89 0-162 72-162 162 0 89 73 162 162 162 90 0 163-73 163-162 0-90-73-162-163-162z">
          <text:p/>
        </draw:path>
        <draw:path draw:style-name="gr11" draw:text-style-name="P10" draw:layer="layout" svg:width="0.306cm" svg:height="0.305cm" svg:x="29.145cm" svg:y="6.648cm" svg:viewBox="0 0 307 306" svg:d="M307 153c0-85-70-153-154-153s-153 68-153 153 69 153 153 153 154-68 154-153z">
          <text:p/>
        </draw:path>
        <draw:path draw:style-name="gr6" draw:text-style-name="P6" draw:layer="layout" svg:width="0.323cm" svg:height="0.323cm" svg:x="29.137cm" svg:y="6.639cm" svg:viewBox="0 0 324 324" svg:d="M162 18c80 0 144 64 144 144 0 79-64 143-144 143s-145-64-145-143c0-80 65-144 145-144zM162 0c-90 0-162 72-162 162 0 89 72 162 162 162 89 0 162-73 162-162 0-90-73-162-162-162z">
          <text:p/>
        </draw:path>
        <draw:path draw:style-name="gr11" draw:text-style-name="P10" draw:layer="layout" svg:width="0.306cm" svg:height="0.306cm" svg:x="29.678cm" svg:y="7.484cm" svg:viewBox="0 0 307 307" svg:d="M307 153c0-85-68-153-153-153-84 0-154 68-154 153 0 84 70 154 154 154 85 0 153-70 153-154z">
          <text:p/>
        </draw:path>
        <draw:path draw:style-name="gr6" draw:text-style-name="P6" draw:layer="layout" svg:width="0.323cm" svg:height="0.323cm" svg:x="29.67cm" svg:y="7.475cm" svg:viewBox="0 0 324 324" svg:d="M161 18c81 0 145 64 145 145 0 79-64 144-145 144-79 0-144-65-144-144 0-81 65-145 144-145zM161 0c-89 0-161 73-161 163 0 89 72 161 161 161 90 0 163-72 163-161 0-90-73-163-163-163z">
          <text:p/>
        </draw:path>
        <draw:path draw:style-name="gr11" draw:text-style-name="P10" draw:layer="layout" svg:width="0.306cm" svg:height="0.305cm" svg:x="31.171cm" svg:y="7.608cm" svg:viewBox="0 0 307 306" svg:d="M307 153c0-85-69-153-153-153-86 0-154 68-154 153s68 153 154 153c84 0 153-68 153-153z">
          <text:p/>
        </draw:path>
        <draw:path draw:style-name="gr6" draw:text-style-name="P6" draw:layer="layout" svg:width="0.323cm" svg:height="0.323cm" svg:x="31.162cm" svg:y="7.599cm" svg:viewBox="0 0 324 324" svg:d="M163 18c79 0 144 64 144 144 0 79-65 144-144 144-80 0-144-65-144-144 0-80 64-144 144-144zM163 0c-89 0-163 72-163 162 0 89 74 162 163 162s161-73 161-162c0-90-72-162-161-162z">
          <text:p/>
        </draw:path>
        <draw:path draw:style-name="gr11" draw:text-style-name="P10" draw:layer="layout" svg:width="0.306cm" svg:height="0.306cm" svg:x="30.211cm" svg:y="8.444cm" svg:viewBox="0 0 307 307" svg:d="M307 153c0-84-68-153-153-153s-154 69-154 153 69 154 154 154 153-70 153-154z">
          <text:p/>
        </draw:path>
        <draw:path draw:style-name="gr6" draw:text-style-name="P6" draw:layer="layout" svg:width="0.323cm" svg:height="0.323cm" svg:x="30.203cm" svg:y="8.435cm" svg:viewBox="0 0 324 324" svg:d="M161 18c80 0 144 64 144 145 0 79-64 144-144 144-79 0-144-65-144-144 0-81 65-145 144-145zM161 0c-89 0-161 73-161 163 0 89 72 161 161 161 90 0 163-72 163-161 0-90-73-163-163-163z">
          <text:p/>
        </draw:path>
        <draw:path draw:style-name="gr11" draw:text-style-name="P10" draw:layer="layout" svg:width="0.306cm" svg:height="0.306cm" svg:x="29.998cm" svg:y="8.289cm" svg:viewBox="0 0 307 307" svg:d="M307 154c0-85-69-154-153-154s-154 69-154 154c0 84 70 153 154 153s153-69 153-153z">
          <text:p/>
        </draw:path>
        <draw:path draw:style-name="gr6" draw:text-style-name="P6" draw:layer="layout" svg:width="0.324cm" svg:height="0.324cm" svg:x="29.989cm" svg:y="8.28cm" svg:viewBox="0 0 325 325" svg:d="M162 18c81 0 145 65 145 144 0 80-64 145-145 145-79 0-144-65-144-145 0-79 65-144 144-144zM162 0c-89 0-162 73-162 162s73 163 162 163c90 0 163-74 163-163s-73-162-163-162z">
          <text:p/>
        </draw:path>
        <draw:path draw:style-name="gr11" draw:text-style-name="P10" draw:layer="layout" svg:width="0.306cm" svg:height="0.306cm" svg:x="28.932cm" svg:y="8.289cm" svg:viewBox="0 0 307 307" svg:d="M307 154c0-85-69-154-154-154s-153 69-153 154c0 84 68 153 153 153s154-69 154-153z">
          <text:p/>
        </draw:path>
        <draw:path draw:style-name="gr6" draw:text-style-name="P6" draw:layer="layout" svg:width="0.323cm" svg:height="0.324cm" svg:x="28.923cm" svg:y="8.28cm" svg:viewBox="0 0 324 325" svg:d="M162 18c79 0 144 65 144 144 0 80-65 145-144 145-80 0-144-65-144-145 0-79 64-144 144-144zM162 0c-89 0-162 73-162 162s73 163 162 163 162-74 162-163-73-162-162-162z">
          <text:p/>
        </draw:path>
        <draw:path draw:style-name="gr11" draw:text-style-name="P10" draw:layer="layout" svg:width="0.305cm" svg:height="0.306cm" svg:x="28.186cm" svg:y="8.289cm" svg:viewBox="0 0 306 307" svg:d="M306 154c0-85-68-154-152-154-85 0-154 69-154 154 0 84 69 153 154 153 84 0 152-69 152-153z">
          <text:p/>
        </draw:path>
        <draw:path draw:style-name="gr6" draw:text-style-name="P6" draw:layer="layout" svg:width="0.323cm" svg:height="0.324cm" svg:x="28.177cm" svg:y="8.28cm" svg:viewBox="0 0 324 325" svg:d="M163 18c79 0 143 65 143 144 0 80-64 145-143 145-81 0-145-65-145-145 0-79 64-144 145-144zM163 0c-91 0-163 73-163 162s72 163 163 163c89 0 161-74 161-163s-72-162-161-162z">
          <text:p/>
        </draw:path>
        <draw:path draw:style-name="gr11" draw:text-style-name="P10" draw:layer="layout" svg:width="0.305cm" svg:height="0.306cm" svg:x="27.12cm" svg:y="8.351cm" svg:viewBox="0 0 306 307" svg:d="M306 154c0-84-68-154-154-154-84 0-152 70-152 154s68 153 152 153c86 0 154-69 154-153z">
          <text:p/>
        </draw:path>
        <draw:path draw:style-name="gr6" draw:text-style-name="P6" draw:layer="layout" svg:width="0.323cm" svg:height="0.324cm" svg:x="27.111cm" svg:y="8.342cm" svg:viewBox="0 0 324 325" svg:d="M161 18c81 0 145 64 145 144 0 81-64 145-145 145-79 0-144-64-144-145 0-80 65-144 144-144zM161 0c-89 0-161 73-161 162 0 90 72 163 161 163 91 0 163-73 163-163 0-89-72-162-163-162z">
          <text:p/>
        </draw:path>
        <draw:path draw:style-name="gr11" draw:text-style-name="P10" draw:layer="layout" svg:width="0.305cm" svg:height="0.306cm" svg:x="26.8cm" svg:y="8.413cm" svg:viewBox="0 0 306 307" svg:d="M306 153c0-84-68-153-154-153-84 0-152 69-152 153s68 154 152 154c86 0 154-70 154-154z">
          <text:p/>
        </draw:path>
        <draw:path draw:style-name="gr6" draw:text-style-name="P6" draw:layer="layout" svg:width="0.323cm" svg:height="0.324cm" svg:x="26.791cm" svg:y="8.404cm" svg:viewBox="0 0 324 325" svg:d="M161 18c81 0 145 64 145 145 0 79-64 144-145 144-79 0-143-65-143-144 0-81 64-145 143-145zM161 0c-89 0-161 73-161 163 0 89 72 162 161 162 91 0 163-73 163-162 0-90-72-163-163-163z">
          <text:p/>
        </draw:path>
        <draw:path draw:style-name="gr11" draw:text-style-name="P10" draw:layer="layout" svg:width="0.306cm" svg:height="0.306cm" svg:x="26.373cm" svg:y="8.258cm" svg:viewBox="0 0 307 307" svg:d="M307 154c0-85-69-154-153-154s-154 69-154 154c0 84 70 153 154 153s153-69 153-153z">
          <text:p/>
        </draw:path>
        <draw:path draw:style-name="gr6" draw:text-style-name="P6" draw:layer="layout" svg:width="0.324cm" svg:height="0.324cm" svg:x="26.364cm" svg:y="8.249cm" svg:viewBox="0 0 325 325" svg:d="M162 18c80 0 145 65 145 144 0 80-65 144-145 144-79 0-144-64-144-144 0-79 65-144 144-144zM162 0c-89 0-162 73-162 162s73 163 162 163 163-74 163-163-74-162-163-162z">
          <text:p/>
        </draw:path>
        <draw:path draw:style-name="gr11" draw:text-style-name="P10" draw:layer="layout" svg:width="0.305cm" svg:height="0.306cm" svg:x="26.267cm" svg:y="8.289cm" svg:viewBox="0 0 306 307" svg:d="M306 154c0-85-68-154-153-154s-153 69-153 154c0 84 68 153 153 153s153-69 153-153z">
          <text:p/>
        </draw:path>
        <draw:path draw:style-name="gr6" draw:text-style-name="P6" draw:layer="layout" svg:width="0.323cm" svg:height="0.324cm" svg:x="26.258cm" svg:y="8.28cm" svg:viewBox="0 0 324 325" svg:d="M162 18c80 0 144 65 144 144 0 80-64 145-144 145-79 0-145-65-145-145 0-79 66-144 145-144zM162 0c-89 0-162 73-162 162s73 163 162 163c90 0 162-74 162-163s-72-162-162-162z">
          <text:p/>
        </draw:path>
        <draw:path draw:style-name="gr11" draw:text-style-name="P10" draw:layer="layout" svg:width="0.305cm" svg:height="0.306cm" svg:x="27.333cm" svg:y="8.475cm" svg:viewBox="0 0 306 307" svg:d="M306 153c0-85-69-153-153-153-85 0-153 68-153 153s68 154 153 154c84 0 153-69 153-154z">
          <text:p/>
        </draw:path>
        <draw:path draw:style-name="gr6" draw:text-style-name="P6" draw:layer="layout" svg:width="0.323cm" svg:height="0.323cm" svg:x="27.324cm" svg:y="8.466cm" svg:viewBox="0 0 324 324" svg:d="M162 18c79 0 145 64 145 145 0 79-66 144-145 144-80 0-144-65-144-144 0-81 64-145 144-145zM162 0c-90 0-162 73-162 163 0 89 72 161 162 161 89 0 162-72 162-161 0-90-73-163-162-163z">
          <text:p/>
        </draw:path>
        <draw:path draw:style-name="gr11" draw:text-style-name="P10" draw:layer="layout" svg:width="0.306cm" svg:height="0.305cm" svg:x="28.079cm" svg:y="8.816cm" svg:viewBox="0 0 307 306" svg:d="M307 153c0-85-69-153-153-153-85 0-154 68-154 153s69 153 154 153c84 0 153-68 153-153z">
          <text:p/>
        </draw:path>
        <draw:path draw:style-name="gr6" draw:text-style-name="P6" draw:layer="layout" svg:width="0.323cm" svg:height="0.323cm" svg:x="28.07cm" svg:y="8.807cm" svg:viewBox="0 0 324 324" svg:d="M162 18c80 0 145 65 145 145 0 79-65 143-145 143s-144-64-144-143c0-80 64-145 144-145zM162 0c-89 0-162 72-162 163 0 89 73 161 162 161 90 0 162-72 162-161 0-91-72-163-162-163z">
          <text:p/>
        </draw:path>
        <draw:path draw:style-name="gr11" draw:text-style-name="P10" draw:layer="layout" svg:width="0.305cm" svg:height="0.306cm" svg:x="28.719cm" svg:y="8.63cm" svg:viewBox="0 0 306 307" svg:d="M306 154c0-85-68-154-152-154-86 0-154 69-154 154 0 84 68 153 154 153 84 0 152-69 152-153z">
          <text:p/>
        </draw:path>
        <draw:path draw:style-name="gr6" draw:text-style-name="P6" draw:layer="layout" svg:width="0.323cm" svg:height="0.323cm" svg:x="28.71cm" svg:y="8.621cm" svg:viewBox="0 0 324 324" svg:d="M162 18c80 0 145 64 145 144 0 79-65 145-145 145s-144-66-144-145c0-80 64-144 144-144zM162 0c-90 0-162 72-162 162 0 89 72 162 162 162s162-73 162-162c0-90-72-162-162-162z">
          <text:p/>
        </draw:path>
        <draw:path draw:style-name="gr11" draw:text-style-name="P10" draw:layer="layout" svg:width="0.306cm" svg:height="0.305cm" svg:x="29.145cm" svg:y="8.723cm" svg:viewBox="0 0 307 306" svg:d="M307 153c0-85-70-153-154-153s-153 68-153 153c0 84 69 153 153 153s154-69 154-153z">
          <text:p/>
        </draw:path>
        <draw:path draw:style-name="gr6" draw:text-style-name="P6" draw:layer="layout" svg:width="0.323cm" svg:height="0.323cm" svg:x="29.137cm" svg:y="8.714cm" svg:viewBox="0 0 324 324" svg:d="M162 18c80 0 144 64 144 144s-64 145-144 145-145-65-145-145 65-144 145-144zM162 0c-90 0-162 72-162 162s72 162 162 162c89 0 162-72 162-162s-73-162-162-162z">
          <text:p/>
        </draw:path>
        <draw:path draw:style-name="gr11" draw:text-style-name="P10" draw:layer="layout" svg:width="0.306cm" svg:height="0.305cm" svg:x="29.145cm" svg:y="8.847cm" svg:viewBox="0 0 307 306" svg:d="M307 154c0-86-70-154-154-154s-153 68-153 154c0 84 69 152 153 152s154-68 154-152z">
          <text:p/>
        </draw:path>
        <draw:path draw:style-name="gr6" draw:text-style-name="P6" draw:layer="layout" svg:width="0.323cm" svg:height="0.323cm" svg:x="29.137cm" svg:y="8.838cm" svg:viewBox="0 0 324 324" svg:d="M162 18c80 0 144 65 144 145 0 79-64 143-144 143s-145-64-145-143c0-80 65-145 145-145zM162 0c-90 0-162 73-162 163 0 89 72 161 162 161 89 0 162-72 162-161 0-90-73-163-162-163z">
          <text:p/>
        </draw:path>
        <draw:path draw:style-name="gr11" draw:text-style-name="P10" draw:layer="layout" svg:width="0.306cm" svg:height="0.305cm" svg:x="28.399cm" svg:y="8.94cm" svg:viewBox="0 0 307 306" svg:d="M307 153c0-84-69-153-153-153-86 0-154 69-154 153 0 85 68 153 154 153 84 0 153-68 153-153z">
          <text:p/>
        </draw:path>
        <draw:path draw:style-name="gr6" draw:text-style-name="P6" draw:layer="layout" svg:width="0.323cm" svg:height="0.323cm" svg:x="28.39cm" svg:y="8.931cm" svg:viewBox="0 0 324 324" svg:d="M162 18c80 0 145 64 145 143 0 80-65 145-145 145s-144-65-144-145c0-79 64-143 144-143zM162 0c-89 0-162 72-162 161 0 90 73 163 162 163 90 0 162-73 162-163 0-89-72-161-162-161z">
          <text:p/>
        </draw:path>
        <draw:path draw:style-name="gr11" draw:text-style-name="P10" draw:layer="layout" svg:width="0.305cm" svg:height="0.305cm" svg:x="28.719cm" svg:y="9.126cm" svg:viewBox="0 0 306 306" svg:d="M306 152c0-84-68-152-152-152-86 0-154 68-154 152 0 86 68 154 154 154 84 0 152-68 152-154z">
          <text:p/>
        </draw:path>
        <draw:path draw:style-name="gr6" draw:text-style-name="P6" draw:layer="layout" svg:width="0.323cm" svg:height="0.323cm" svg:x="28.71cm" svg:y="9.117cm" svg:viewBox="0 0 324 324" svg:d="M162 17c80 0 145 65 145 145s-65 144-145 144-144-64-144-144 64-145 144-145zM162 0c-90 0-162 72-162 162s72 162 162 162 162-72 162-162-72-162-162-162z">
          <text:p/>
        </draw:path>
        <draw:path draw:style-name="gr11" draw:text-style-name="P10" draw:layer="layout" svg:width="0.306cm" svg:height="0.305cm" svg:x="27.226cm" svg:y="8.971cm" svg:viewBox="0 0 307 306" svg:d="M307 153c0-84-69-153-153-153-85 0-154 69-154 153 0 85 69 153 154 153 84 0 153-68 153-153z">
          <text:p/>
        </draw:path>
        <draw:path draw:style-name="gr6" draw:text-style-name="P6" draw:layer="layout" svg:width="0.324cm" svg:height="0.323cm" svg:x="27.217cm" svg:y="8.962cm" svg:viewBox="0 0 325 324" svg:d="M163 17c79 0 144 65 144 144 0 80-65 145-144 145-80 0-145-65-145-145 0-79 65-144 145-144zM163 0c-90 0-163 72-163 161 0 91 73 163 163 163 89 0 162-72 162-163 0-89-73-161-162-161z">
          <text:p/>
        </draw:path>
        <draw:path draw:style-name="gr11" draw:text-style-name="P10" draw:layer="layout" svg:width="0.306cm" svg:height="0.305cm" svg:x="26.053cm" svg:y="8.878cm" svg:viewBox="0 0 307 306" svg:d="M307 154c0-86-68-154-153-154-84 0-154 68-154 154 0 84 70 152 154 152 85 0 153-68 153-152z">
          <text:p/>
        </draw:path>
        <draw:path draw:style-name="gr6" draw:text-style-name="P6" draw:layer="layout" svg:width="0.323cm" svg:height="0.323cm" svg:x="26.045cm" svg:y="8.869cm" svg:viewBox="0 0 324 324" svg:d="M161 19c80 0 145 64 145 144 0 79-65 143-145 143-79 0-144-64-144-143 0-80 65-144 144-144zM161 0c-89 0-161 73-161 163 0 89 72 161 161 161s163-72 163-161c0-90-74-163-163-163z">
          <text:p/>
        </draw:path>
        <draw:path draw:style-name="gr11" draw:text-style-name="P10" draw:layer="layout" svg:width="0.306cm" svg:height="0.305cm" svg:x="26.586cm" svg:y="8.909cm" svg:viewBox="0 0 307 306" svg:d="M307 153c0-85-68-153-153-153s-154 68-154 153 69 153 154 153 153-68 153-153z">
          <text:p/>
        </draw:path>
        <draw:path draw:style-name="gr6" draw:text-style-name="P6" draw:layer="layout" svg:width="0.323cm" svg:height="0.323cm" svg:x="26.578cm" svg:y="8.9cm" svg:viewBox="0 0 324 324" svg:d="M162 18c80 0 144 64 144 143 0 80-64 144-144 144-79 0-145-64-145-144 0-79 66-143 145-143zM162 0c-89 0-162 72-162 161 0 90 73 163 162 163s162-73 162-163c0-89-73-161-162-161z">
          <text:p/>
        </draw:path>
        <draw:path draw:style-name="gr11" draw:text-style-name="P10" draw:layer="layout" svg:width="0.305cm" svg:height="0.305cm" svg:x="26.267cm" svg:y="8.971cm" svg:viewBox="0 0 306 306" svg:d="M306 153c0-84-68-153-153-153s-153 69-153 153c0 85 68 153 153 153s153-68 153-153z">
          <text:p/>
        </draw:path>
        <draw:path draw:style-name="gr6" draw:text-style-name="P6" draw:layer="layout" svg:width="0.323cm" svg:height="0.323cm" svg:x="26.258cm" svg:y="8.962cm" svg:viewBox="0 0 324 324" svg:d="M162 17c80 0 144 65 144 144 0 80-64 145-144 145-79 0-145-65-145-145 0-79 66-144 145-144zM162 0c-89 0-162 72-162 161 0 91 73 163 162 163 90 0 162-72 162-163 0-89-72-161-162-161z">
          <text:p/>
        </draw:path>
        <draw:path draw:style-name="gr11" draw:text-style-name="P10" draw:layer="layout" svg:width="0.306cm" svg:height="0.306cm" svg:x="27.013cm" svg:y="9.249cm" svg:viewBox="0 0 307 307" svg:d="M307 154c0-84-70-154-154-154-85 0-153 70-153 154 0 85 68 153 153 153 84 0 154-68 154-153z">
          <text:p/>
        </draw:path>
        <draw:path draw:style-name="gr6" draw:text-style-name="P6" draw:layer="layout" svg:width="0.323cm" svg:height="0.323cm" svg:x="27.004cm" svg:y="9.241cm" svg:viewBox="0 0 324 324" svg:d="M162 17c79 0 145 65 145 144 0 80-66 145-145 145-80 0-144-65-144-145 0-79 64-144 144-144zM162 0c-90 0-162 72-162 161s72 163 162 163c89 0 162-74 162-163s-73-161-162-161z">
          <text:p/>
        </draw:path>
        <draw:path draw:style-name="gr11" draw:text-style-name="P10" draw:layer="layout" svg:width="0.305cm" svg:height="0.306cm" svg:x="27.333cm" svg:y="9.404cm" svg:viewBox="0 0 306 307" svg:d="M306 153c0-84-69-153-153-153-85 0-153 69-153 153 0 85 68 154 153 154 84 0 153-69 153-154z">
          <text:p/>
        </draw:path>
        <draw:path draw:style-name="gr6" draw:text-style-name="P6" draw:layer="layout" svg:width="0.323cm" svg:height="0.324cm" svg:x="27.324cm" svg:y="9.395cm" svg:viewBox="0 0 324 325" svg:d="M162 18c79 0 145 65 145 145s-66 144-145 144c-80 0-144-64-144-144s64-145 144-145zM162 0c-90 0-162 73-162 163 0 89 72 162 162 162 89 0 162-73 162-162 0-90-73-163-162-163z">
          <text:p/>
        </draw:path>
        <draw:path draw:style-name="gr11" draw:text-style-name="P10" draw:layer="layout" svg:width="0.306cm" svg:height="0.306cm" svg:x="30.211cm" svg:y="9.249cm" svg:viewBox="0 0 307 307" svg:d="M307 154c0-84-68-154-153-154s-154 70-154 154c0 85 69 153 154 153s153-68 153-153z">
          <text:p/>
        </draw:path>
        <draw:path draw:style-name="gr6" draw:text-style-name="P6" draw:layer="layout" svg:width="0.323cm" svg:height="0.323cm" svg:x="30.203cm" svg:y="9.241cm" svg:viewBox="0 0 324 324" svg:d="M161 17c80 0 144 65 144 144 0 80-64 145-144 145-79 0-144-65-144-145 0-79 65-144 144-144zM161 0c-89 0-161 72-161 161s72 163 161 163c90 0 163-74 163-163s-73-161-163-161z">
          <text:p/>
        </draw:path>
        <draw:path draw:style-name="gr12" draw:text-style-name="P11" draw:layer="layout" svg:width="0.306cm" svg:height="0.306cm" svg:x="29.145cm" svg:y="5.904cm" svg:viewBox="0 0 307 307" svg:d="M307 154c0-84-70-154-154-154s-153 70-153 154c0 85 69 153 153 153s154-68 154-153z">
          <text:p/>
        </draw:path>
        <draw:path draw:style-name="gr6" draw:text-style-name="P6" draw:layer="layout" svg:width="0.323cm" svg:height="0.323cm" svg:x="29.137cm" svg:y="5.896cm" svg:viewBox="0 0 324 324" svg:d="M162 17c80 0 144 66 144 145 0 80-64 144-144 144s-145-64-145-144c0-79 65-145 145-145zM162 0c-90 0-162 72-162 162 0 89 72 162 162 162 89 0 162-73 162-162 0-90-73-162-162-162z">
          <text:p/>
        </draw:path>
        <draw:path draw:style-name="gr12" draw:text-style-name="P11" draw:layer="layout" svg:width="0.305cm" svg:height="0.306cm" svg:x="28.186cm" svg:y="6.028cm" svg:viewBox="0 0 306 307" svg:d="M306 153c0-84-68-153-152-153-85 0-154 69-154 153 0 85 69 154 154 154 84 0 152-69 152-154z">
          <text:p/>
        </draw:path>
        <draw:path draw:style-name="gr6" draw:text-style-name="P6" draw:layer="layout" svg:width="0.323cm" svg:height="0.323cm" svg:x="28.177cm" svg:y="6.02cm" svg:viewBox="0 0 324 324" svg:d="M163 17c79 0 143 65 143 144 0 80-64 145-143 145-81 0-145-65-145-145 0-79 64-144 145-144zM163 0c-91 0-163 72-163 161s72 163 163 163c89 0 161-74 161-163s-72-161-161-161z">
          <text:p/>
        </draw:path>
        <draw:path draw:style-name="gr12" draw:text-style-name="P11" draw:layer="layout" svg:width="0.305cm" svg:height="0.306cm" svg:x="28.186cm" svg:y="6.121cm" svg:viewBox="0 0 306 307" svg:d="M306 154c0-85-68-154-152-154-85 0-154 69-154 154 0 84 69 153 154 153 84 0 152-69 152-153z">
          <text:p/>
        </draw:path>
        <draw:path draw:style-name="gr6" draw:text-style-name="P6" draw:layer="layout" svg:width="0.323cm" svg:height="0.324cm" svg:x="28.177cm" svg:y="6.112cm" svg:viewBox="0 0 324 325" svg:d="M163 18c79 0 143 65 143 144 0 81-64 145-143 145-81 0-145-64-145-145 0-79 64-144 145-144zM163 0c-91 0-163 73-163 162 0 90 72 163 163 163 89 0 161-73 161-163 0-89-72-162-161-162z">
          <text:p/>
        </draw:path>
        <draw:path draw:style-name="gr12" draw:text-style-name="P11" draw:layer="layout" svg:width="0.306cm" svg:height="0.306cm" svg:x="30.211cm" svg:y="6.214cm" svg:viewBox="0 0 307 307" svg:d="M307 154c0-84-68-154-153-154s-154 70-154 154 69 153 154 153 153-69 153-153z">
          <text:p/>
        </draw:path>
        <draw:path draw:style-name="gr6" draw:text-style-name="P6" draw:layer="layout" svg:width="0.323cm" svg:height="0.323cm" svg:x="30.203cm" svg:y="6.205cm" svg:viewBox="0 0 324 324" svg:d="M161 18c80 0 144 64 144 145 0 79-64 144-144 144-79 0-144-65-144-144 0-81 65-145 144-145zM161 0c-89 0-161 73-161 163 0 89 72 161 161 161 90 0 163-72 163-161 0-90-73-163-163-163z">
          <text:p/>
        </draw:path>
        <draw:path draw:style-name="gr12" draw:text-style-name="P11" draw:layer="layout" svg:width="0.306cm" svg:height="0.305cm" svg:x="30.851cm" svg:y="6.524cm" svg:viewBox="0 0 307 306" svg:d="M307 154c0-85-69-154-153-154-85 0-154 69-154 154 0 84 69 152 154 152 84 0 153-68 153-152z">
          <text:p/>
        </draw:path>
        <draw:path draw:style-name="gr6" draw:text-style-name="P6" draw:layer="layout" svg:width="0.324cm" svg:height="0.323cm" svg:x="30.842cm" svg:y="6.515cm" svg:viewBox="0 0 325 324" svg:d="M163 18c79 0 144 64 144 145 0 79-65 144-144 144-80 0-144-65-144-144 0-81 64-145 144-145zM163 0c-89 0-163 72-163 163 0 89 74 161 163 161s162-72 162-161c0-91-73-163-162-163z">
          <text:p/>
        </draw:path>
        <draw:path draw:style-name="gr12" draw:text-style-name="P11" draw:layer="layout" svg:width="0.306cm" svg:height="0.305cm" svg:x="31.064cm" svg:y="6.431cm" svg:viewBox="0 0 307 306" svg:d="M307 154c0-86-68-154-154-154-84 0-153 68-153 154 0 84 69 152 153 152 86 0 154-68 154-152z">
          <text:p/>
        </draw:path>
        <draw:path draw:style-name="gr6" draw:text-style-name="P6" draw:layer="layout" svg:width="0.323cm" svg:height="0.323cm" svg:x="31.056cm" svg:y="6.422cm" svg:viewBox="0 0 324 324" svg:d="M162 18c80 0 144 64 144 144s-64 145-144 145-145-65-145-145 65-144 145-144zM162 0c-90 0-162 72-162 162s72 162 162 162c89 0 162-72 162-162s-73-162-162-162z">
          <text:p/>
        </draw:path>
        <draw:path draw:style-name="gr12" draw:text-style-name="P11" draw:layer="layout" svg:width="0.306cm" svg:height="0.305cm" svg:x="31.384cm" svg:y="6.865cm" svg:viewBox="0 0 307 306" svg:d="M307 152c0-84-69-152-154-152-84 0-153 68-153 152 0 85 69 154 153 154 85 0 154-69 154-154z">
          <text:p/>
        </draw:path>
        <draw:path draw:style-name="gr6" draw:text-style-name="P6" draw:layer="layout" svg:width="0.324cm" svg:height="0.323cm" svg:x="31.375cm" svg:y="6.856cm" svg:viewBox="0 0 325 324" svg:d="M163 17c80 0 144 65 144 145s-64 144-144 144-145-64-145-144 65-145 145-145zM163 0c-90 0-163 72-163 162s73 162 163 162c89 0 162-72 162-162s-73-162-162-162z">
          <text:p/>
        </draw:path>
        <draw:path draw:style-name="gr12" draw:text-style-name="P11" draw:layer="layout" svg:width="0.305cm" svg:height="0.306cm" svg:x="30.425cm" svg:y="7.081cm" svg:viewBox="0 0 306 307" svg:d="M306 154c0-85-68-154-153-154s-153 69-153 154 68 153 153 153 153-68 153-153z">
          <text:p/>
        </draw:path>
        <draw:path draw:style-name="gr6" draw:text-style-name="P6" draw:layer="layout" svg:width="0.323cm" svg:height="0.323cm" svg:x="30.416cm" svg:y="7.073cm" svg:viewBox="0 0 324 324" svg:d="M163 17c79 0 143 65 143 144 0 81-64 145-143 145-81 0-145-64-145-145 0-79 64-144 145-144zM163 0c-91 0-163 72-163 161 0 90 72 163 163 163 89 0 161-73 161-163 0-89-72-161-161-161z">
          <text:p/>
        </draw:path>
        <draw:path draw:style-name="gr12" draw:text-style-name="P11" draw:layer="layout" svg:width="0.306cm" svg:height="0.306cm" svg:x="29.465cm" svg:y="6.988cm" svg:viewBox="0 0 307 307" svg:d="M307 153c0-84-70-153-154-153s-153 69-153 153c0 86 69 154 153 154s154-68 154-154z">
          <text:p/>
        </draw:path>
        <draw:path draw:style-name="gr6" draw:text-style-name="P6" draw:layer="layout" svg:width="0.324cm" svg:height="0.323cm" svg:x="29.456cm" svg:y="6.98cm" svg:viewBox="0 0 325 324" svg:d="M163 17c79 0 144 65 144 144 0 80-65 145-144 145-81 0-145-65-145-145 0-79 64-144 145-144zM163 0c-90 0-163 72-163 161s73 163 163 163c89 0 162-74 162-163s-73-161-162-161z">
          <text:p/>
        </draw:path>
        <draw:path draw:style-name="gr12" draw:text-style-name="P11" draw:layer="layout" svg:width="0.306cm" svg:height="0.305cm" svg:x="29.145cm" svg:y="6.741cm" svg:viewBox="0 0 307 306" svg:d="M307 153c0-85-70-153-154-153s-153 68-153 153 69 153 153 153 154-68 154-153z">
          <text:p/>
        </draw:path>
        <draw:path draw:style-name="gr6" draw:text-style-name="P6" draw:layer="layout" svg:width="0.323cm" svg:height="0.323cm" svg:x="29.137cm" svg:y="6.732cm" svg:viewBox="0 0 324 324" svg:d="M162 18c80 0 144 64 144 143 0 81-64 145-144 145s-145-64-145-145c0-79 65-143 145-143zM162 0c-90 0-162 72-162 161 0 91 72 163 162 163 89 0 162-72 162-163 0-89-73-161-162-161z">
          <text:p/>
        </draw:path>
        <draw:path draw:style-name="gr12" draw:text-style-name="P11" draw:layer="layout" svg:width="0.306cm" svg:height="0.306cm" svg:x="30.318cm" svg:y="7.329cm" svg:viewBox="0 0 307 307" svg:d="M307 154c0-85-69-154-153-154s-154 69-154 154c0 84 70 153 154 153s153-69 153-153z">
          <text:p/>
        </draw:path>
        <draw:path draw:style-name="gr6" draw:text-style-name="P6" draw:layer="layout" svg:width="0.323cm" svg:height="0.323cm" svg:x="30.309cm" svg:y="7.32cm" svg:viewBox="0 0 324 324" svg:d="M162 18c80 0 145 64 145 144 0 79-65 145-145 145s-144-66-144-145c0-80 64-144 144-144zM162 0c-89 0-162 73-162 162s73 162 162 162c90 0 162-73 162-162s-72-162-162-162z">
          <text:p/>
        </draw:path>
        <draw:path draw:style-name="gr12" draw:text-style-name="P11" draw:layer="layout" svg:width="0.306cm" svg:height="0.306cm" svg:x="29.678cm" svg:y="7.36cm" svg:viewBox="0 0 307 307" svg:d="M307 154c0-85-68-154-153-154-84 0-154 69-154 154 0 84 70 153 154 153 85 0 153-69 153-153z">
          <text:p/>
        </draw:path>
        <draw:path draw:style-name="gr6" draw:text-style-name="P6" draw:layer="layout" svg:width="0.323cm" svg:height="0.323cm" svg:x="29.67cm" svg:y="7.351cm" svg:viewBox="0 0 324 324" svg:d="M161 18c81 0 145 64 145 144s-64 145-145 145c-79 0-144-65-144-145s65-144 144-144zM161 0c-89 0-161 73-161 162 0 90 72 162 161 162 90 0 163-72 163-162 0-89-73-162-163-162z">
          <text:p/>
        </draw:path>
        <draw:path draw:style-name="gr12" draw:text-style-name="P11" draw:layer="layout" svg:width="0.306cm" svg:height="0.306cm" svg:x="29.145cm" svg:y="7.484cm" svg:viewBox="0 0 307 307" svg:d="M307 153c0-85-70-153-154-153s-153 68-153 153c0 84 69 154 153 154s154-70 154-154z">
          <text:p/>
        </draw:path>
        <draw:path draw:style-name="gr6" draw:text-style-name="P6" draw:layer="layout" svg:width="0.323cm" svg:height="0.323cm" svg:x="29.137cm" svg:y="7.475cm" svg:viewBox="0 0 324 324" svg:d="M162 18c80 0 144 64 144 145 0 79-64 144-144 144s-145-65-145-144c0-81 65-145 145-145zM162 0c-90 0-162 73-162 163 0 89 72 161 162 161 89 0 162-72 162-161 0-90-73-163-162-163z">
          <text:p/>
        </draw:path>
        <draw:path draw:style-name="gr12" draw:text-style-name="P11" draw:layer="layout" svg:width="0.306cm" svg:height="0.306cm" svg:x="30.211cm" svg:y="7.484cm" svg:viewBox="0 0 307 307" svg:d="M307 153c0-85-68-153-153-153s-154 68-154 153c0 84 69 154 154 154s153-70 153-154z">
          <text:p/>
        </draw:path>
        <draw:path draw:style-name="gr6" draw:text-style-name="P6" draw:layer="layout" svg:width="0.323cm" svg:height="0.323cm" svg:x="30.203cm" svg:y="7.475cm" svg:viewBox="0 0 324 324" svg:d="M161 18c80 0 144 64 144 145 0 79-64 144-144 144-79 0-144-65-144-144 0-81 65-145 144-145zM161 0c-89 0-161 73-161 163 0 89 72 161 161 161 90 0 163-72 163-161 0-90-73-163-163-163z">
          <text:p/>
        </draw:path>
        <draw:path draw:style-name="gr12" draw:text-style-name="P11" draw:layer="layout" svg:width="0.306cm" svg:height="0.305cm" svg:x="29.998cm" svg:y="7.639cm" svg:viewBox="0 0 307 306" svg:d="M307 154c0-86-69-154-153-154s-154 68-154 154c0 84 70 152 154 152s153-68 153-152z">
          <text:p/>
        </draw:path>
        <draw:path draw:style-name="gr6" draw:text-style-name="P6" draw:layer="layout" svg:width="0.324cm" svg:height="0.323cm" svg:x="29.989cm" svg:y="7.63cm" svg:viewBox="0 0 325 324" svg:d="M162 18c81 0 145 64 145 144 0 79-64 145-145 145-79 0-144-66-144-145 0-80 65-144 144-144zM162 0c-89 0-162 72-162 162 0 89 73 162 162 162 90 0 163-73 163-162 0-90-73-162-163-162z">
          <text:p/>
        </draw:path>
        <draw:path draw:style-name="gr12" draw:text-style-name="P11" draw:layer="layout" svg:width="0.306cm" svg:height="0.305cm" svg:x="29.785cm" svg:y="7.732cm" svg:viewBox="0 0 307 306" svg:d="M307 154c0-85-70-154-154-154-85 0-153 69-153 154 0 84 68 152 153 152 84 0 154-68 154-152z">
          <text:p/>
        </draw:path>
        <draw:path draw:style-name="gr6" draw:text-style-name="P6" draw:layer="layout" svg:width="0.323cm" svg:height="0.323cm" svg:x="29.776cm" svg:y="7.723cm" svg:viewBox="0 0 324 324" svg:d="M163 18c79 0 144 64 144 144s-65 144-144 144c-81 0-145-64-145-144s64-144 145-144zM163 0c-90 0-163 72-163 162s73 162 163 162c89 0 161-72 161-162s-72-162-161-162z">
          <text:p/>
        </draw:path>
        <draw:path draw:style-name="gr12" draw:text-style-name="P11" draw:layer="layout" svg:width="0.305cm" svg:height="0.305cm" svg:x="29.359cm" svg:y="7.825cm" svg:viewBox="0 0 306 306" svg:d="M306 152c0-84-68-152-153-152s-153 68-153 152c0 85 68 154 153 154s153-69 153-154z">
          <text:p/>
        </draw:path>
        <draw:path draw:style-name="gr6" draw:text-style-name="P6" draw:layer="layout" svg:width="0.323cm" svg:height="0.323cm" svg:x="29.35cm" svg:y="7.816cm" svg:viewBox="0 0 324 324" svg:d="M161 18c81 0 145 64 145 144s-64 144-145 144c-79 0-144-64-144-144s65-144 144-144zM161 0c-89 0-161 72-161 162s72 162 161 162c91 0 163-72 163-162s-72-162-163-162z">
          <text:p/>
        </draw:path>
        <draw:path draw:style-name="gr12" draw:text-style-name="P11" draw:layer="layout" svg:width="0.305cm" svg:height="0.305cm" svg:x="29.892cm" svg:y="7.949cm" svg:viewBox="0 0 306 306" svg:d="M306 153c0-85-68-153-153-153s-153 68-153 153 68 153 153 153 153-68 153-153z">
          <text:p/>
        </draw:path>
        <draw:path draw:style-name="gr6" draw:text-style-name="P6" draw:layer="layout" svg:width="0.323cm" svg:height="0.323cm" svg:x="29.883cm" svg:y="7.94cm" svg:viewBox="0 0 324 324" svg:d="M161 17c80 0 144 65 144 144 0 80-64 145-144 145-79 0-144-65-144-145 0-79 65-144 144-144zM161 0c-89 0-161 72-161 161 0 90 72 163 161 163 90 0 163-73 163-163 0-89-73-161-163-161z">
          <text:p/>
        </draw:path>
        <draw:path draw:style-name="gr12" draw:text-style-name="P11" draw:layer="layout" svg:width="0.306cm" svg:height="0.305cm" svg:x="30.531cm" svg:y="7.98cm" svg:viewBox="0 0 307 306" svg:d="M307 153c0-85-69-153-153-153-85 0-154 68-154 153s69 153 154 153c84 0 153-68 153-153z">
          <text:p/>
        </draw:path>
        <draw:path draw:style-name="gr6" draw:text-style-name="P6" draw:layer="layout" svg:width="0.323cm" svg:height="0.323cm" svg:x="30.523cm" svg:y="7.971cm" svg:viewBox="0 0 324 324" svg:d="M162 17c80 0 144 65 144 144 0 80-64 145-144 145-79 0-144-65-144-145 0-79 65-144 144-144zM162 0c-89 0-162 72-162 161 0 90 73 163 162 163s162-73 162-163c0-89-73-161-162-161z">
          <text:p/>
        </draw:path>
        <draw:path draw:style-name="gr12" draw:text-style-name="P11" draw:layer="layout" svg:width="0.305cm" svg:height="0.305cm" svg:x="30.425cm" svg:y="7.887cm" svg:viewBox="0 0 306 306" svg:d="M306 152c0-84-68-152-153-152s-153 68-153 152c0 86 68 154 153 154s153-68 153-154z">
          <text:p/>
        </draw:path>
        <draw:path draw:style-name="gr6" draw:text-style-name="P6" draw:layer="layout" svg:width="0.323cm" svg:height="0.323cm" svg:x="30.416cm" svg:y="7.878cm" svg:viewBox="0 0 324 324" svg:d="M163 17c79 0 143 66 143 145 0 80-64 144-143 144-81 0-145-64-145-144 0-79 64-145 145-145zM163 0c-91 0-163 73-163 162 0 90 72 162 163 162 89 0 161-72 161-162 0-89-72-162-161-162z">
          <text:p/>
        </draw:path>
        <draw:path draw:style-name="gr12" draw:text-style-name="P11" draw:layer="layout" svg:width="0.305cm" svg:height="0.305cm" svg:x="30.958cm" svg:y="7.763cm" svg:viewBox="0 0 306 306" svg:d="M306 154c0-85-69-154-153-154-85 0-153 69-153 154 0 84 68 152 153 152 84 0 153-68 153-152z">
          <text:p/>
        </draw:path>
        <draw:path draw:style-name="gr6" draw:text-style-name="P6" draw:layer="layout" svg:width="0.323cm" svg:height="0.323cm" svg:x="30.949cm" svg:y="7.754cm" svg:viewBox="0 0 324 324" svg:d="M162 18c80 0 145 64 145 145 0 79-65 143-145 143s-144-64-144-143c0-81 64-145 144-145zM162 0c-90 0-162 72-162 163 0 89 72 161 162 161s162-72 162-161c0-91-72-163-162-163z">
          <text:p/>
        </draw:path>
        <draw:path draw:style-name="gr12" draw:text-style-name="P11" draw:layer="layout" svg:width="0.306cm" svg:height="0.305cm" svg:x="30.318cm" svg:y="7.732cm" svg:viewBox="0 0 307 306" svg:d="M307 154c0-85-69-154-153-154s-154 69-154 154c0 84 70 152 154 152s153-68 153-152z">
          <text:p/>
        </draw:path>
        <draw:path draw:style-name="gr6" draw:text-style-name="P6" draw:layer="layout" svg:width="0.323cm" svg:height="0.323cm" svg:x="30.309cm" svg:y="7.723cm" svg:viewBox="0 0 324 324" svg:d="M162 18c80 0 145 64 145 144s-65 144-145 144-144-64-144-144 64-144 144-144zM162 0c-89 0-162 72-162 162s73 162 162 162c90 0 162-72 162-162s-72-162-162-162z">
          <text:p/>
        </draw:path>
        <draw:path draw:style-name="gr12" draw:text-style-name="P11" draw:layer="layout" svg:width="0.305cm" svg:height="0.306cm" svg:x="30.425cm" svg:y="7.453cm" svg:viewBox="0 0 306 307" svg:d="M306 154c0-85-68-154-153-154s-153 69-153 154c0 84 68 153 153 153s153-69 153-153z">
          <text:p/>
        </draw:path>
        <draw:path draw:style-name="gr6" draw:text-style-name="P6" draw:layer="layout" svg:width="0.323cm" svg:height="0.323cm" svg:x="30.416cm" svg:y="7.444cm" svg:viewBox="0 0 324 324" svg:d="M163 18c79 0 143 64 143 145 0 79-64 144-143 144-81 0-145-65-145-144 0-81 64-145 145-145zM163 0c-91 0-163 73-163 163 0 89 72 161 163 161 89 0 161-72 161-161 0-90-72-163-161-163z">
          <text:p/>
        </draw:path>
        <draw:path draw:style-name="gr12" draw:text-style-name="P11" draw:layer="layout" svg:width="0.305cm" svg:height="0.305cm" svg:x="32.131cm" svg:y="7.732cm" svg:viewBox="0 0 306 306" svg:d="M306 154c0-85-68-154-153-154-84 0-153 69-153 154 0 84 69 152 153 152 85 0 153-68 153-152z">
          <text:p/>
        </draw:path>
        <draw:path draw:style-name="gr6" draw:text-style-name="P6" draw:layer="layout" svg:width="0.323cm" svg:height="0.323cm" svg:x="32.122cm" svg:y="7.723cm" svg:viewBox="0 0 324 324" svg:d="M162 18c80 0 144 64 144 144s-64 144-144 144c-79 0-144-64-144-144s65-144 144-144zM162 0c-89 0-162 72-162 162s73 162 162 162c90 0 162-72 162-162s-72-162-162-162z">
          <text:p/>
        </draw:path>
        <draw:path draw:style-name="gr12" draw:text-style-name="P11" draw:layer="layout" svg:width="0.306cm" svg:height="0.305cm" svg:x="32.45cm" svg:y="7.608cm" svg:viewBox="0 0 307 306" svg:d="M307 153c0-85-68-153-153-153-84 0-154 68-154 153s70 153 154 153c85 0 153-68 153-153z">
          <text:p/>
        </draw:path>
        <draw:path draw:style-name="gr6" draw:text-style-name="P6" draw:layer="layout" svg:width="0.323cm" svg:height="0.323cm" svg:x="32.442cm" svg:y="7.599cm" svg:viewBox="0 0 324 324" svg:d="M162 18c80 0 144 64 144 144 0 79-64 144-144 144-79 0-145-65-145-144 0-80 66-144 145-144zM162 0c-89 0-162 72-162 162 0 89 73 162 162 162s162-73 162-162c0-90-73-162-162-162z">
          <text:p/>
        </draw:path>
        <draw:path draw:style-name="gr12" draw:text-style-name="P11" draw:layer="layout" svg:width="0.305cm" svg:height="0.305cm" svg:x="32.664cm" svg:y="7.763cm" svg:viewBox="0 0 306 306" svg:d="M306 154c0-85-68-154-153-154s-153 69-153 154c0 84 68 152 153 152s153-68 153-152z">
          <text:p/>
        </draw:path>
        <draw:path draw:style-name="gr6" draw:text-style-name="P6" draw:layer="layout" svg:width="0.323cm" svg:height="0.323cm" svg:x="32.655cm" svg:y="7.754cm" svg:viewBox="0 0 324 324" svg:d="M162 18c80 0 144 64 144 145 0 79-64 143-144 143s-144-64-144-143c0-81 64-145 144-145zM162 0c-90 0-162 72-162 163 0 89 72 161 162 161s162-72 162-161c0-91-72-163-162-163z">
          <text:p/>
        </draw:path>
        <draw:path draw:style-name="gr12" draw:text-style-name="P11" draw:layer="layout" svg:width="0.306cm" svg:height="0.305cm" svg:x="32.557cm" svg:y="7.949cm" svg:viewBox="0 0 307 306" svg:d="M307 153c0-85-69-153-154-153s-153 68-153 153 68 153 153 153 154-68 154-153z">
          <text:p/>
        </draw:path>
        <draw:path draw:style-name="gr6" draw:text-style-name="P6" draw:layer="layout" svg:width="0.323cm" svg:height="0.323cm" svg:x="32.548cm" svg:y="7.94cm" svg:viewBox="0 0 324 324" svg:d="M162 17c80 0 145 65 145 144 0 80-65 145-145 145s-144-65-144-145c0-79 64-144 144-144zM162 0c-89 0-162 72-162 161 0 90 73 163 162 163 90 0 162-73 162-163 0-89-72-161-162-161z">
          <text:p/>
        </draw:path>
        <draw:path draw:style-name="gr12" draw:text-style-name="P11" draw:layer="layout" svg:width="0.306cm" svg:height="0.305cm" svg:x="33.303cm" svg:y="7.67cm" svg:viewBox="0 0 307 306" svg:d="M307 154c0-86-68-154-153-154s-154 68-154 154c0 84 69 152 154 152s153-68 153-152z">
          <text:p/>
        </draw:path>
        <draw:path draw:style-name="gr6" draw:text-style-name="P6" draw:layer="layout" svg:width="0.323cm" svg:height="0.323cm" svg:x="33.295cm" svg:y="7.661cm" svg:viewBox="0 0 324 324" svg:d="M162 18c80 0 144 64 144 144 0 79-64 145-144 145s-145-66-145-145c0-80 65-144 145-144zM162 0c-90 0-162 72-162 162 0 89 72 162 162 162 89 0 162-73 162-162 0-90-73-162-162-162z">
          <text:p/>
        </draw:path>
        <draw:path draw:style-name="gr12" draw:text-style-name="P11" draw:layer="layout" svg:width="0.305cm" svg:height="0.305cm" svg:x="32.984cm" svg:y="7.608cm" svg:viewBox="0 0 306 306" svg:d="M306 153c0-85-68-153-153-153s-153 68-153 153 68 153 153 153 153-68 153-153z">
          <text:p/>
        </draw:path>
        <draw:path draw:style-name="gr6" draw:text-style-name="P6" draw:layer="layout" svg:width="0.323cm" svg:height="0.323cm" svg:x="32.975cm" svg:y="7.599cm" svg:viewBox="0 0 324 324" svg:d="M162 18c80 0 144 64 144 144 0 79-64 144-144 144s-145-65-145-144c0-80 65-144 145-144zM162 0c-90 0-162 72-162 162 0 89 72 162 162 162s162-73 162-162c0-90-72-162-162-162z">
          <text:p/>
        </draw:path>
        <draw:path draw:style-name="gr12" draw:text-style-name="P11" draw:layer="layout" svg:width="0.305cm" svg:height="0.306cm" svg:x="32.131cm" svg:y="7.298cm" svg:viewBox="0 0 306 307" svg:d="M306 153c0-84-68-153-153-153-84 0-153 69-153 153 0 85 69 154 153 154 85 0 153-69 153-154z">
          <text:p/>
        </draw:path>
        <draw:path draw:style-name="gr6" draw:text-style-name="P6" draw:layer="layout" svg:width="0.323cm" svg:height="0.324cm" svg:x="32.122cm" svg:y="7.289cm" svg:viewBox="0 0 324 325" svg:d="M162 18c80 0 144 64 144 144 0 79-64 145-144 145-79 0-144-66-144-145 0-80 65-144 144-144zM162 0c-89 0-162 73-162 162s73 163 162 163c90 0 162-74 162-163s-72-162-162-162z">
          <text:p/>
        </draw:path>
        <draw:path draw:style-name="gr12" draw:text-style-name="P11" draw:layer="layout" svg:width="0.305cm" svg:height="0.306cm" svg:x="32.664cm" svg:y="6.957cm" svg:viewBox="0 0 306 307" svg:d="M306 153c0-84-68-153-153-153s-153 69-153 153c0 86 68 154 153 154s153-68 153-154z">
          <text:p/>
        </draw:path>
        <draw:path draw:style-name="gr6" draw:text-style-name="P6" draw:layer="layout" svg:width="0.323cm" svg:height="0.323cm" svg:x="32.655cm" svg:y="6.949cm" svg:viewBox="0 0 324 324" svg:d="M162 17c80 0 144 65 144 144 0 80-64 144-144 144s-144-64-144-144c0-79 64-144 144-144zM162 0c-90 0-162 72-162 161 0 90 72 163 162 163s162-73 162-163c0-89-72-161-162-161z">
          <text:p/>
        </draw:path>
        <draw:path draw:style-name="gr12" draw:text-style-name="P11" draw:layer="layout" svg:width="0.305cm" svg:height="0.305cm" svg:x="33.197cm" svg:y="6.896cm" svg:viewBox="0 0 306 306" svg:d="M306 152c0-84-68-152-153-152s-153 68-153 152c0 85 68 154 153 154s153-69 153-154z">
          <text:p/>
        </draw:path>
        <draw:path draw:style-name="gr6" draw:text-style-name="P6" draw:layer="layout" svg:width="0.323cm" svg:height="0.323cm" svg:x="33.188cm" svg:y="6.887cm" svg:viewBox="0 0 324 324" svg:d="M162 17c79 0 144 66 144 145 0 80-65 144-144 144-80 0-144-64-144-144 0-79 64-145 144-145zM162 0c-90 0-162 73-162 162 0 90 72 162 162 162s162-72 162-162c0-89-72-162-162-162z">
          <text:p/>
        </draw:path>
        <draw:path draw:style-name="gr12" draw:text-style-name="P11" draw:layer="layout" svg:width="0.306cm" svg:height="0.305cm" svg:x="34.689cm" svg:y="7.608cm" svg:viewBox="0 0 307 306" svg:d="M307 153c0-85-68-153-154-153-84 0-153 68-153 153s69 153 153 153c86 0 154-68 154-153z">
          <text:p/>
        </draw:path>
        <draw:path draw:style-name="gr6" draw:text-style-name="P6" draw:layer="layout" svg:width="0.323cm" svg:height="0.323cm" svg:x="34.681cm" svg:y="7.599cm" svg:viewBox="0 0 324 324" svg:d="M162 18c80 0 144 64 144 144 0 79-64 144-144 144-79 0-145-65-145-144 0-80 66-144 145-144zM162 0c-89 0-162 72-162 162 0 89 73 162 162 162s162-73 162-162c0-90-73-162-162-162z">
          <text:p/>
        </draw:path>
        <draw:path draw:style-name="gr12" draw:text-style-name="P11" draw:layer="layout" svg:width="0.305cm" svg:height="0.305cm" svg:x="34.37cm" svg:y="7.856cm" svg:viewBox="0 0 306 306" svg:d="M306 152c0-84-69-152-154-152-84 0-152 68-152 152 0 86 68 154 152 154 85 0 154-68 154-154z">
          <text:p/>
        </draw:path>
        <draw:path draw:style-name="gr6" draw:text-style-name="P6" draw:layer="layout" svg:width="0.323cm" svg:height="0.323cm" svg:x="34.361cm" svg:y="7.847cm" svg:viewBox="0 0 324 324" svg:d="M162 18c80 0 144 65 144 144 0 80-64 144-144 144-79 0-145-64-145-144 0-79 66-144 145-144zM162 0c-89 0-162 73-162 162 0 90 73 162 162 162 90 0 162-72 162-162 0-89-72-162-162-162z">
          <text:p/>
        </draw:path>
        <draw:path draw:style-name="gr12" draw:text-style-name="P11" draw:layer="layout" svg:width="0.305cm" svg:height="0.305cm" svg:x="35.436cm" svg:y="7.98cm" svg:viewBox="0 0 306 306" svg:d="M306 153c0-85-68-153-153-153s-153 68-153 153 68 153 153 153 153-68 153-153z">
          <text:p/>
        </draw:path>
        <draw:path draw:style-name="gr6" draw:text-style-name="P6" draw:layer="layout" svg:width="0.323cm" svg:height="0.323cm" svg:x="35.427cm" svg:y="7.971cm" svg:viewBox="0 0 324 324" svg:d="M161 17c80 0 145 65 145 144 0 80-65 145-145 145-79 0-144-65-144-145 0-79 65-144 144-144zM161 0c-89 0-161 72-161 161 0 90 72 163 161 163 90 0 163-73 163-163 0-89-73-161-163-161z">
          <text:p/>
        </draw:path>
        <draw:path draw:style-name="gr12" draw:text-style-name="P11" draw:layer="layout" svg:width="0.305cm" svg:height="0.306cm" svg:x="35.756cm" svg:y="8.32cm" svg:viewBox="0 0 306 307" svg:d="M306 154c0-84-68-154-153-154s-153 70-153 154 68 153 153 153 153-69 153-153z">
          <text:p/>
        </draw:path>
        <draw:path draw:style-name="gr6" draw:text-style-name="P6" draw:layer="layout" svg:width="0.323cm" svg:height="0.324cm" svg:x="35.747cm" svg:y="8.311cm" svg:viewBox="0 0 324 325" svg:d="M161 18c80 0 145 64 145 144s-65 145-145 145c-79 0-144-65-144-145s65-144 144-144zM161 0c-89 0-161 73-161 162 0 90 72 163 161 163 90 0 163-73 163-163 0-89-73-162-163-162z">
          <text:p/>
        </draw:path>
        <draw:path draw:style-name="gr12" draw:text-style-name="P11" draw:layer="layout" svg:width="0.306cm" svg:height="0.305cm" svg:x="35.329cm" svg:y="8.909cm" svg:viewBox="0 0 307 306" svg:d="M307 153c0-85-69-153-154-153-84 0-153 68-153 153s69 153 153 153c85 0 154-68 154-153z">
          <text:p/>
        </draw:path>
        <draw:path draw:style-name="gr6" draw:text-style-name="P6" draw:layer="layout" svg:width="0.323cm" svg:height="0.323cm" svg:x="35.32cm" svg:y="8.9cm" svg:viewBox="0 0 324 324" svg:d="M163 18c79 0 144 64 144 143 0 80-65 144-144 144s-145-64-145-144c0-79 66-143 145-143zM163 0c-89 0-163 72-163 161 0 90 74 163 163 163s161-73 161-163c0-89-72-161-161-161z">
          <text:p/>
        </draw:path>
        <draw:path draw:style-name="gr12" draw:text-style-name="P11" draw:layer="layout" svg:width="0.305cm" svg:height="0.305cm" svg:x="34.583cm" svg:y="8.723cm" svg:viewBox="0 0 306 306" svg:d="M306 153c0-85-68-153-152-153-85 0-154 68-154 153 0 84 69 153 154 153 84 0 152-69 152-153z">
          <text:p/>
        </draw:path>
        <draw:path draw:style-name="gr6" draw:text-style-name="P6" draw:layer="layout" svg:width="0.323cm" svg:height="0.323cm" svg:x="34.574cm" svg:y="8.714cm" svg:viewBox="0 0 324 324" svg:d="M163 18c79 0 144 64 144 144s-65 145-144 145c-81 0-145-65-145-145s64-144 145-144zM163 0c-91 0-163 72-163 162s72 162 163 162c89 0 161-72 161-162s-72-162-161-162z">
          <text:p/>
        </draw:path>
        <draw:path draw:style-name="gr12" draw:text-style-name="P11" draw:layer="layout" svg:width="0.306cm" svg:height="0.305cm" svg:x="33.09cm" svg:y="8.971cm" svg:viewBox="0 0 307 306" svg:d="M307 153c0-84-69-153-153-153s-154 69-154 153c0 85 70 153 154 153s153-68 153-153z">
          <text:p/>
        </draw:path>
        <draw:path draw:style-name="gr6" draw:text-style-name="P6" draw:layer="layout" svg:width="0.324cm" svg:height="0.323cm" svg:x="33.081cm" svg:y="8.962cm" svg:viewBox="0 0 325 324" svg:d="M163 17c79 0 144 65 144 144 0 80-65 145-144 145-80 0-145-65-145-145 0-79 65-144 145-144zM163 0c-89 0-163 72-163 161 0 91 74 163 163 163s162-72 162-163c0-89-73-161-162-161z">
          <text:p/>
        </draw:path>
        <draw:path draw:style-name="gr12" draw:text-style-name="P11" draw:layer="layout" svg:width="0.305cm" svg:height="0.306cm" svg:x="32.344cm" svg:y="9.218cm" svg:viewBox="0 0 306 307" svg:d="M306 154c0-85-68-154-152-154-86 0-154 69-154 154s68 153 154 153c84 0 152-68 152-153z">
          <text:p/>
        </draw:path>
        <draw:path draw:style-name="gr6" draw:text-style-name="P6" draw:layer="layout" svg:width="0.323cm" svg:height="0.323cm" svg:x="32.335cm" svg:y="9.21cm" svg:viewBox="0 0 324 324" svg:d="M163 17c79 0 144 65 144 144 0 80-65 144-144 144-81 0-145-64-145-144 0-79 64-144 145-144zM163 0c-91 0-163 72-163 161s72 163 163 163c89 0 161-74 161-163s-72-161-161-161z">
          <text:p/>
        </draw:path>
        <draw:path draw:style-name="gr12" draw:text-style-name="P11" draw:layer="layout" svg:width="0.306cm" svg:height="0.306cm" svg:x="32.45cm" svg:y="9.311cm" svg:viewBox="0 0 307 307" svg:d="M307 153c0-84-68-153-153-153-84 0-154 69-154 153s70 154 154 154c85 0 153-70 153-154z">
          <text:p/>
        </draw:path>
        <draw:path draw:style-name="gr6" draw:text-style-name="P6" draw:layer="layout" svg:width="0.323cm" svg:height="0.323cm" svg:x="32.442cm" svg:y="9.303cm" svg:viewBox="0 0 324 324" svg:d="M162 17c80 0 144 65 144 144 0 81-64 145-144 145-79 0-145-64-145-145 0-79 66-144 145-144zM162 0c-89 0-162 72-162 161 0 90 73 163 162 163s162-73 162-163c0-89-73-161-162-161z">
          <text:p/>
        </draw:path>
        <draw:path draw:style-name="gr12" draw:text-style-name="P11" draw:layer="layout" svg:width="0.306cm" svg:height="0.306cm" svg:x="32.77cm" svg:y="9.311cm" svg:viewBox="0 0 307 307" svg:d="M307 153c0-84-69-153-153-153s-154 69-154 153 70 154 154 154 153-70 153-154z">
          <text:p/>
        </draw:path>
        <draw:path draw:style-name="gr6" draw:text-style-name="P6" draw:layer="layout" svg:width="0.324cm" svg:height="0.323cm" svg:x="32.761cm" svg:y="9.303cm" svg:viewBox="0 0 325 324" svg:d="M163 17c80 0 144 65 144 144 0 81-64 145-144 145-79 0-145-64-145-145 0-79 66-144 145-144zM163 0c-89 0-163 72-163 161 0 90 74 163 163 163s162-73 162-163c0-89-73-161-162-161z">
          <text:p/>
        </draw:path>
        <draw:path draw:style-name="gr12" draw:text-style-name="P11" draw:layer="layout" svg:width="0.305cm" svg:height="0.305cm" svg:x="31.278cm" svg:y="9.807cm" svg:viewBox="0 0 306 306" svg:d="M306 154c0-86-69-154-154-154-84 0-152 68-152 154 0 84 68 152 152 152 85 0 154-68 154-152z">
          <text:p/>
        </draw:path>
        <draw:path draw:style-name="gr6" draw:text-style-name="P6" draw:layer="layout" svg:width="0.323cm" svg:height="0.323cm" svg:x="31.269cm" svg:y="9.798cm" svg:viewBox="0 0 324 324" svg:d="M161 18c81 0 145 65 145 145 0 79-64 144-145 144-79 0-143-65-143-144 0-80 64-145 143-145zM161 0c-89 0-161 73-161 163 0 89 72 161 161 161 91 0 163-72 163-161 0-90-72-163-163-163z">
          <text:p/>
        </draw:path>
        <draw:path draw:style-name="gr12" draw:text-style-name="P11" draw:layer="layout" svg:width="0.305cm" svg:height="0.306cm" svg:x="30.745cm" svg:y="9.59cm" svg:viewBox="0 0 306 307" svg:d="M306 154c0-85-68-154-154-154-84 0-152 69-152 154 0 84 68 153 152 153 86 0 154-69 154-153z">
          <text:p/>
        </draw:path>
        <draw:path draw:style-name="gr6" draw:text-style-name="P6" draw:layer="layout" svg:width="0.323cm" svg:height="0.323cm" svg:x="30.736cm" svg:y="9.581cm" svg:viewBox="0 0 324 324" svg:d="M162 18c80 0 144 64 144 144 0 79-64 145-144 145s-145-66-145-145c0-80 65-144 145-144zM162 0c-90 0-162 73-162 162s72 162 162 162 162-73 162-162-72-162-162-162z">
          <text:p/>
        </draw:path>
        <draw:path draw:style-name="gr12" draw:text-style-name="P11" draw:layer="layout" svg:width="0.305cm" svg:height="0.306cm" svg:x="30.425cm" svg:y="9.311cm" svg:viewBox="0 0 306 307" svg:d="M306 153c0-84-68-153-153-153s-153 69-153 153 68 154 153 154 153-70 153-154z">
          <text:p/>
        </draw:path>
        <draw:path draw:style-name="gr6" draw:text-style-name="P6" draw:layer="layout" svg:width="0.323cm" svg:height="0.323cm" svg:x="30.416cm" svg:y="9.303cm" svg:viewBox="0 0 324 324" svg:d="M163 17c79 0 143 65 143 144 0 81-64 145-143 145-81 0-145-64-145-145 0-79 64-144 145-144zM163 0c-91 0-163 72-163 161 0 90 72 163 163 163 89 0 161-73 161-163 0-89-72-161-161-161z">
          <text:p/>
        </draw:path>
        <draw:path draw:style-name="gr12" draw:text-style-name="P11" draw:layer="layout" svg:width="0.306cm" svg:height="0.305cm" svg:x="29.998cm" svg:y="10.117cm" svg:viewBox="0 0 307 306" svg:d="M307 153c0-85-69-153-153-153s-154 68-154 153 70 153 154 153 153-68 153-153z">
          <text:p/>
        </draw:path>
        <draw:path draw:style-name="gr6" draw:text-style-name="P6" draw:layer="layout" svg:width="0.324cm" svg:height="0.323cm" svg:x="29.989cm" svg:y="10.108cm" svg:viewBox="0 0 325 324" svg:d="M162 17c81 0 145 66 145 145 0 80-64 144-145 144-79 0-144-64-144-144 0-79 65-145 144-145zM162 0c-89 0-162 73-162 162 0 90 73 162 162 162 90 0 163-72 163-162 0-89-73-162-163-162z">
          <text:p/>
        </draw:path>
        <draw:path draw:style-name="gr12" draw:text-style-name="P11" draw:layer="layout" svg:width="0.305cm" svg:height="0.305cm" svg:x="29.039cm" svg:y="9.869cm" svg:viewBox="0 0 306 306" svg:d="M306 154c0-85-68-154-153-154s-153 69-153 154c0 84 68 152 153 152s153-68 153-152z">
          <text:p/>
        </draw:path>
        <draw:path draw:style-name="gr6" draw:text-style-name="P6" draw:layer="layout" svg:width="0.323cm" svg:height="0.323cm" svg:x="29.03cm" svg:y="9.86cm" svg:viewBox="0 0 324 324" svg:d="M161 18c81 0 145 64 145 144 0 79-64 144-145 144-79 0-143-65-143-144 0-80 64-144 143-144zM161 0c-89 0-161 72-161 162 0 89 72 162 161 162 91 0 163-73 163-162 0-90-72-162-163-162z">
          <text:p/>
        </draw:path>
        <draw:path draw:style-name="gr12" draw:text-style-name="P11" draw:layer="layout" svg:width="0.306cm" svg:height="0.305cm" svg:x="26.16cm" svg:y="9.838cm" svg:viewBox="0 0 307 306" svg:d="M307 154c0-86-69-154-154-154s-153 68-153 154c0 84 68 152 153 152s154-68 154-152z">
          <text:p/>
        </draw:path>
        <draw:path draw:style-name="gr6" draw:text-style-name="P6" draw:layer="layout" svg:width="0.323cm" svg:height="0.323cm" svg:x="26.151cm" svg:y="9.829cm" svg:viewBox="0 0 324 324" svg:d="M162 18c80 0 145 65 145 145 0 79-65 144-145 144s-144-65-144-144c0-80 64-145 144-145zM162 0c-89 0-162 73-162 163 0 89 73 161 162 161 90 0 162-72 162-161 0-90-72-163-162-163z">
          <text:p/>
        </draw:path>
        <draw:path draw:style-name="gr12" draw:text-style-name="P11" draw:layer="layout" svg:width="0.305cm" svg:height="0.305cm" svg:x="27.333cm" svg:y="9.9cm" svg:viewBox="0 0 306 306" svg:d="M306 154c0-85-69-154-153-154-85 0-153 69-153 154 0 84 68 152 153 152 84 0 153-68 153-152z">
          <text:p/>
        </draw:path>
        <draw:path draw:style-name="gr6" draw:text-style-name="P6" draw:layer="layout" svg:width="0.323cm" svg:height="0.323cm" svg:x="27.324cm" svg:y="9.891cm" svg:viewBox="0 0 324 324" svg:d="M162 18c79 0 145 64 145 144 0 79-66 145-145 145-80 0-144-66-144-145 0-80 64-144 144-144zM162 0c-90 0-162 72-162 162 0 89 72 162 162 162 89 0 162-73 162-162 0-90-73-162-162-162z">
          <text:p/>
        </draw:path>
        <draw:path draw:style-name="gr12" draw:text-style-name="P11" draw:layer="layout" svg:width="0.305cm" svg:height="0.306cm" svg:x="27.653cm" svg:y="9.528cm" svg:viewBox="0 0 306 307" svg:d="M306 154c0-85-69-154-154-154-84 0-152 69-152 154 0 84 68 153 152 153 85 0 154-69 154-153z">
          <text:p/>
        </draw:path>
        <draw:path draw:style-name="gr6" draw:text-style-name="P6" draw:layer="layout" svg:width="0.323cm" svg:height="0.323cm" svg:x="27.644cm" svg:y="9.519cm" svg:viewBox="0 0 324 324" svg:d="M161 19c80 0 145 64 145 144 0 79-65 144-145 144-79 0-143-65-143-144 0-80 64-144 143-144zM161 0c-89 0-161 74-161 163s72 161 161 161c90 0 163-72 163-161s-73-163-163-163z">
          <text:p/>
        </draw:path>
        <draw:path draw:style-name="gr12" draw:text-style-name="P11" draw:layer="layout" svg:width="0.306cm" svg:height="0.306cm" svg:x="29.145cm" svg:y="9.311cm" svg:viewBox="0 0 307 307" svg:d="M307 153c0-84-70-153-154-153s-153 69-153 153 69 154 153 154 154-70 154-154z">
          <text:p/>
        </draw:path>
        <draw:path draw:style-name="gr6" draw:text-style-name="P6" draw:layer="layout" svg:width="0.323cm" svg:height="0.323cm" svg:x="29.137cm" svg:y="9.303cm" svg:viewBox="0 0 324 324" svg:d="M162 17c80 0 144 65 144 144 0 81-64 145-144 145s-145-64-145-145c0-79 65-144 145-144zM162 0c-90 0-162 72-162 161 0 90 72 163 162 163 89 0 162-73 162-163 0-89-73-161-162-161z">
          <text:p/>
        </draw:path>
        <draw:path draw:style-name="gr12" draw:text-style-name="P11" draw:layer="layout" svg:width="0.306cm" svg:height="0.306cm" svg:x="29.465cm" svg:y="9.187cm" svg:viewBox="0 0 307 307" svg:d="M307 154c0-85-70-154-154-154s-153 69-153 154 69 153 153 153 154-68 154-153z">
          <text:p/>
        </draw:path>
        <draw:path draw:style-name="gr6" draw:text-style-name="P6" draw:layer="layout" svg:width="0.324cm" svg:height="0.323cm" svg:x="29.456cm" svg:y="9.179cm" svg:viewBox="0 0 325 324" svg:d="M163 17c79 0 144 66 144 145 0 80-65 144-144 144-81 0-145-64-145-144 0-79 64-145 145-145zM163 0c-90 0-163 73-163 162s73 162 163 162c89 0 162-73 162-162s-73-162-162-162z">
          <text:p/>
        </draw:path>
        <draw:path draw:style-name="gr12" draw:text-style-name="P11" draw:layer="layout" svg:width="0.305cm" svg:height="0.305cm" svg:x="30.105cm" svg:y="8.94cm" svg:viewBox="0 0 306 306" svg:d="M306 153c0-84-69-153-153-153-85 0-153 69-153 153 0 85 68 153 153 153 84 0 153-68 153-153z">
          <text:p/>
        </draw:path>
        <draw:path draw:style-name="gr6" draw:text-style-name="P6" draw:layer="layout" svg:width="0.323cm" svg:height="0.323cm" svg:x="30.096cm" svg:y="8.931cm" svg:viewBox="0 0 324 324" svg:d="M163 18c79 0 144 64 144 143 0 80-65 145-144 145-81 0-145-65-145-145 0-79 64-143 145-143zM163 0c-91 0-163 72-163 161 0 90 72 163 163 163 89 0 161-73 161-163 0-89-72-161-161-161z">
          <text:p/>
        </draw:path>
        <draw:path draw:style-name="gr12" draw:text-style-name="P11" draw:layer="layout" svg:width="0.306cm" svg:height="0.305cm" svg:x="30.531cm" svg:y="8.878cm" svg:viewBox="0 0 307 306" svg:d="M307 154c0-86-69-154-153-154-85 0-154 68-154 154 0 84 69 152 154 152 84 0 153-68 153-152z">
          <text:p/>
        </draw:path>
        <draw:path draw:style-name="gr6" draw:text-style-name="P6" draw:layer="layout" svg:width="0.323cm" svg:height="0.323cm" svg:x="30.523cm" svg:y="8.869cm" svg:viewBox="0 0 324 324" svg:d="M162 19c80 0 144 64 144 144 0 79-64 143-144 143-79 0-144-64-144-143 0-80 65-144 144-144zM162 0c-89 0-162 73-162 163 0 89 73 161 162 161s162-72 162-161c0-90-73-163-162-163z">
          <text:p/>
        </draw:path>
        <draw:path draw:style-name="gr12" draw:text-style-name="P11" draw:layer="layout" svg:width="0.305cm" svg:height="0.305cm" svg:x="30.958cm" svg:y="8.971cm" svg:viewBox="0 0 306 306" svg:d="M306 153c0-84-69-153-153-153-85 0-153 69-153 153 0 85 68 153 153 153 84 0 153-68 153-153z">
          <text:p/>
        </draw:path>
        <draw:path draw:style-name="gr6" draw:text-style-name="P6" draw:layer="layout" svg:width="0.323cm" svg:height="0.323cm" svg:x="30.949cm" svg:y="8.962cm" svg:viewBox="0 0 324 324" svg:d="M162 17c80 0 145 65 145 144 0 80-65 145-145 145s-144-65-144-145c0-79 64-144 144-144zM162 0c-90 0-162 72-162 161 0 91 72 163 162 163s162-72 162-163c0-89-72-161-162-161z">
          <text:p/>
        </draw:path>
        <draw:path draw:style-name="gr12" draw:text-style-name="P11" draw:layer="layout" svg:width="0.306cm" svg:height="0.305cm" svg:x="30.531cm" svg:y="9.126cm" svg:viewBox="0 0 307 306" svg:d="M307 152c0-84-69-152-153-152-85 0-154 68-154 152 0 86 69 154 154 154 84 0 153-68 153-154z">
          <text:p/>
        </draw:path>
        <draw:path draw:style-name="gr6" draw:text-style-name="P6" draw:layer="layout" svg:width="0.323cm" svg:height="0.323cm" svg:x="30.523cm" svg:y="9.117cm" svg:viewBox="0 0 324 324" svg:d="M162 17c80 0 144 65 144 145s-64 144-144 144c-79 0-144-64-144-144s65-145 144-145zM162 0c-89 0-162 72-162 162s73 162 162 162 162-72 162-162-73-162-162-162z">
          <text:p/>
        </draw:path>
        <draw:path draw:style-name="gr12" draw:text-style-name="P11" draw:layer="layout" svg:width="0.306cm" svg:height="0.305cm" svg:x="28.399cm" svg:y="9.033cm" svg:viewBox="0 0 307 306" svg:d="M307 152c0-84-69-152-153-152-86 0-154 68-154 152 0 85 68 154 154 154 84 0 153-69 153-154z">
          <text:p/>
        </draw:path>
        <draw:path draw:style-name="gr6" draw:text-style-name="P6" draw:layer="layout" svg:width="0.323cm" svg:height="0.323cm" svg:x="28.39cm" svg:y="9.024cm" svg:viewBox="0 0 324 324" svg:d="M162 17c80 0 145 65 145 144 0 81-65 145-145 145s-144-64-144-145c0-79 64-144 144-144zM162 0c-89 0-162 72-162 161 0 91 73 163 162 163 90 0 162-72 162-163 0-89-72-161-162-161z">
          <text:p/>
        </draw:path>
        <draw:path draw:style-name="gr12" draw:text-style-name="P11" draw:layer="layout" svg:width="0.305cm" svg:height="0.305cm" svg:x="29.039cm" svg:y="8.94cm" svg:viewBox="0 0 306 306" svg:d="M306 153c0-84-68-153-153-153s-153 69-153 153c0 85 68 153 153 153s153-68 153-153z">
          <text:p/>
        </draw:path>
        <draw:path draw:style-name="gr6" draw:text-style-name="P6" draw:layer="layout" svg:width="0.323cm" svg:height="0.323cm" svg:x="29.03cm" svg:y="8.931cm" svg:viewBox="0 0 324 324" svg:d="M161 18c81 0 145 64 145 143 0 80-64 145-145 145-79 0-143-65-143-145 0-79 64-143 143-143zM161 0c-89 0-161 72-161 161 0 90 72 163 161 163 91 0 163-73 163-163 0-89-72-161-163-161z">
          <text:p/>
        </draw:path>
        <draw:path draw:style-name="gr12" draw:text-style-name="P11" draw:layer="layout" svg:width="0.306cm" svg:height="0.305cm" svg:x="28.612cm" svg:y="9.095cm" svg:viewBox="0 0 307 306" svg:d="M307 152c0-84-69-152-154-152-84 0-153 68-153 152 0 86 69 154 153 154 85 0 154-68 154-154z">
          <text:p/>
        </draw:path>
        <draw:path draw:style-name="gr6" draw:text-style-name="P6" draw:layer="layout" svg:width="0.324cm" svg:height="0.323cm" svg:x="28.603cm" svg:y="9.086cm" svg:viewBox="0 0 325 324" svg:d="M162 17c80 0 145 65 145 145s-65 144-145 144-144-64-144-144 64-145 144-145zM162 0c-89 0-162 72-162 162s73 162 162 162 163-72 163-162-74-162-163-162z">
          <text:p/>
        </draw:path>
        <draw:path draw:style-name="gr12" draw:text-style-name="P11" draw:layer="layout" svg:width="0.306cm" svg:height="0.305cm" svg:x="28.825cm" svg:y="8.847cm" svg:viewBox="0 0 307 306" svg:d="M307 154c0-86-69-154-154-154-84 0-153 68-153 154 0 84 69 152 153 152 85 0 154-68 154-152z">
          <text:p/>
        </draw:path>
        <draw:path draw:style-name="gr6" draw:text-style-name="P6" draw:layer="layout" svg:width="0.323cm" svg:height="0.323cm" svg:x="28.817cm" svg:y="8.838cm" svg:viewBox="0 0 324 324" svg:d="M162 18c80 0 144 65 144 145 0 79-64 143-144 143s-145-64-145-143c0-80 65-145 145-145zM162 0c-90 0-162 73-162 163 0 89 72 161 162 161 89 0 162-72 162-161 0-90-73-163-162-163z">
          <text:p/>
        </draw:path>
        <draw:path draw:style-name="gr12" draw:text-style-name="P11" draw:layer="layout" svg:width="0.305cm" svg:height="0.305cm" svg:x="27.973cm" svg:y="8.94cm" svg:viewBox="0 0 306 306" svg:d="M306 153c0-84-69-153-154-153-84 0-152 69-152 153 0 85 68 153 152 153 85 0 154-68 154-153z">
          <text:p/>
        </draw:path>
        <draw:path draw:style-name="gr6" draw:text-style-name="P6" draw:layer="layout" svg:width="0.323cm" svg:height="0.323cm" svg:x="27.964cm" svg:y="8.931cm" svg:viewBox="0 0 324 324" svg:d="M161 18c80 0 145 64 145 143 0 80-65 145-145 145-79 0-144-65-144-145 0-79 65-143 144-143zM161 0c-89 0-161 72-161 161 0 90 72 163 161 163 90 0 163-73 163-163 0-89-73-161-163-161z">
          <text:p/>
        </draw:path>
        <draw:path draw:style-name="gr12" draw:text-style-name="P11" draw:layer="layout" svg:width="0.306cm" svg:height="0.305cm" svg:x="27.013cm" svg:y="9.126cm" svg:viewBox="0 0 307 306" svg:d="M307 152c0-84-70-152-154-152-85 0-153 68-153 152 0 86 68 154 153 154 84 0 154-68 154-154z">
          <text:p/>
        </draw:path>
        <draw:path draw:style-name="gr6" draw:text-style-name="P6" draw:layer="layout" svg:width="0.323cm" svg:height="0.323cm" svg:x="27.004cm" svg:y="9.117cm" svg:viewBox="0 0 324 324" svg:d="M162 17c79 0 145 65 145 145s-66 144-145 144c-80 0-144-64-144-144s64-145 144-145zM162 0c-90 0-162 72-162 162s72 162 162 162c89 0 162-72 162-162s-73-162-162-162z">
          <text:p/>
        </draw:path>
        <draw:path draw:style-name="gr12" draw:text-style-name="P11" draw:layer="layout" svg:width="0.306cm" svg:height="0.305cm" svg:x="27.226cm" svg:y="8.723cm" svg:viewBox="0 0 307 306" svg:d="M307 153c0-85-69-153-153-153-85 0-154 68-154 153 0 84 69 153 154 153 84 0 153-69 153-153z">
          <text:p/>
        </draw:path>
        <draw:path draw:style-name="gr6" draw:text-style-name="P6" draw:layer="layout" svg:width="0.324cm" svg:height="0.323cm" svg:x="27.217cm" svg:y="8.714cm" svg:viewBox="0 0 325 324" svg:d="M163 18c79 0 144 64 144 144s-65 145-144 145c-80 0-145-65-145-145s65-144 145-144zM163 0c-90 0-163 72-163 162s73 162 163 162c89 0 162-72 162-162s-73-162-162-162z">
          <text:p/>
        </draw:path>
        <draw:path draw:style-name="gr12" draw:text-style-name="P11" draw:layer="layout" svg:width="0.305cm" svg:height="0.306cm" svg:x="27.653cm" svg:y="8.506cm" svg:viewBox="0 0 306 307" svg:d="M306 153c0-85-69-153-154-153-84 0-152 68-152 153s68 154 152 154c85 0 154-69 154-154z">
          <text:p/>
        </draw:path>
        <draw:path draw:style-name="gr6" draw:text-style-name="P6" draw:layer="layout" svg:width="0.323cm" svg:height="0.323cm" svg:x="27.644cm" svg:y="8.497cm" svg:viewBox="0 0 324 324" svg:d="M161 18c80 0 145 65 145 145 0 79-65 144-145 144-79 0-143-65-143-144 0-80 64-145 143-145zM161 0c-89 0-161 74-161 163s72 161 161 161c90 0 163-72 163-161s-73-163-163-163z">
          <text:p/>
        </draw:path>
        <draw:path draw:style-name="gr12" draw:text-style-name="P11" draw:layer="layout" svg:width="0.305cm" svg:height="0.306cm" svg:x="27.866cm" svg:y="8.351cm" svg:viewBox="0 0 306 307" svg:d="M306 154c0-84-68-154-152-154-85 0-154 70-154 154s69 153 154 153c84 0 152-69 152-153z">
          <text:p/>
        </draw:path>
        <draw:path draw:style-name="gr6" draw:text-style-name="P6" draw:layer="layout" svg:width="0.323cm" svg:height="0.324cm" svg:x="27.857cm" svg:y="8.342cm" svg:viewBox="0 0 324 325" svg:d="M163 18c79 0 144 64 144 144 0 81-65 145-144 145-81 0-145-64-145-145 0-80 64-144 145-144zM163 0c-91 0-163 73-163 162 0 90 72 163 163 163 89 0 161-73 161-163 0-89-72-162-161-162z">
          <text:p/>
        </draw:path>
        <draw:path draw:style-name="gr12" draw:text-style-name="P11" draw:layer="layout" svg:width="0.306cm" svg:height="0.306cm" svg:x="25.84cm" svg:y="9.28cm" svg:viewBox="0 0 307 307" svg:d="M307 154c0-84-70-154-154-154s-153 70-153 154c0 85 69 153 153 153s154-68 154-153z">
          <text:p/>
        </draw:path>
        <draw:path draw:style-name="gr6" draw:text-style-name="P6" draw:layer="layout" svg:width="0.324cm" svg:height="0.323cm" svg:x="25.831cm" svg:y="9.272cm" svg:viewBox="0 0 325 324" svg:d="M162 17c80 0 145 65 145 144 0 80-65 145-145 145s-144-65-144-145c0-79 64-144 144-144zM162 0c-89 0-162 72-162 161s73 163 162 163c90 0 163-74 163-163s-73-161-163-161z">
          <text:p/>
        </draw:path>
        <draw:path draw:style-name="gr12" draw:text-style-name="P11" draw:layer="layout" svg:width="0.306cm" svg:height="0.306cm" svg:x="24.134cm" svg:y="9.59cm" svg:viewBox="0 0 307 307" svg:d="M307 154c0-85-69-154-153-154-85 0-154 69-154 154 0 84 69 153 154 153 84 0 153-69 153-153z">
          <text:p/>
        </draw:path>
        <draw:path draw:style-name="gr6" draw:text-style-name="P6" draw:layer="layout" svg:width="0.324cm" svg:height="0.323cm" svg:x="24.125cm" svg:y="9.581cm" svg:viewBox="0 0 325 324" svg:d="M162 18c80 0 145 64 145 144 0 79-65 145-145 145-79 0-144-66-144-145 0-80 65-144 144-144zM162 0c-89 0-162 73-162 162s73 162 162 162 163-73 163-162-74-162-163-162z">
          <text:p/>
        </draw:path>
        <draw:path draw:style-name="gr12" draw:text-style-name="P11" draw:layer="layout" svg:width="0.306cm" svg:height="0.305cm" svg:x="30.318cm" svg:y="8.692cm" svg:viewBox="0 0 307 306" svg:d="M307 154c0-85-69-154-153-154s-154 69-154 154c0 84 70 152 154 152s153-68 153-152z">
          <text:p/>
        </draw:path>
        <draw:path draw:style-name="gr6" draw:text-style-name="P6" draw:layer="layout" svg:width="0.323cm" svg:height="0.323cm" svg:x="30.309cm" svg:y="8.683cm" svg:viewBox="0 0 324 324" svg:d="M162 18c80 0 145 64 145 144s-65 145-145 145-144-65-144-145 64-144 144-144zM162 0c-89 0-162 72-162 162s73 162 162 162c90 0 162-72 162-162s-72-162-162-162z">
          <text:p/>
        </draw:path>
        <draw:path draw:style-name="gr12" draw:text-style-name="P11" draw:layer="layout" svg:width="0.306cm" svg:height="0.305cm" svg:x="31.064cm" svg:y="8.692cm" svg:viewBox="0 0 307 306" svg:d="M307 154c0-85-68-154-154-154-84 0-153 69-153 154 0 84 69 152 153 152 86 0 154-68 154-152z">
          <text:p/>
        </draw:path>
        <draw:path draw:style-name="gr6" draw:text-style-name="P6" draw:layer="layout" svg:width="0.323cm" svg:height="0.323cm" svg:x="31.056cm" svg:y="8.683cm" svg:viewBox="0 0 324 324" svg:d="M162 18c80 0 144 64 144 144s-64 145-144 145-145-65-145-145 65-144 145-144zM162 0c-90 0-162 72-162 162s72 162 162 162c89 0 162-72 162-162s-73-162-162-162z">
          <text:p/>
        </draw:path>
        <draw:path draw:style-name="gr12" draw:text-style-name="P11" draw:layer="layout" svg:width="0.306cm" svg:height="0.306cm" svg:x="28.932cm" svg:y="8.568cm" svg:viewBox="0 0 307 307" svg:d="M307 154c0-86-69-154-154-154s-153 68-153 154c0 84 68 153 153 153s154-69 154-153z">
          <text:p/>
        </draw:path>
        <draw:path draw:style-name="gr6" draw:text-style-name="P6" draw:layer="layout" svg:width="0.323cm" svg:height="0.323cm" svg:x="28.923cm" svg:y="8.559cm" svg:viewBox="0 0 324 324" svg:d="M162 19c79 0 144 64 144 144 0 79-65 144-144 144-80 0-144-65-144-144 0-80 64-144 144-144zM162 0c-89 0-162 74-162 163s73 161 162 161 162-72 162-161-73-163-162-163z">
          <text:p/>
        </draw:path>
        <draw:path draw:style-name="gr12" draw:text-style-name="P11" draw:layer="layout" svg:width="0.305cm" svg:height="0.306cm" svg:x="28.719cm" svg:y="8.568cm" svg:viewBox="0 0 306 307" svg:d="M306 154c0-86-68-154-152-154-86 0-154 68-154 154 0 84 68 153 154 153 84 0 152-69 152-153z">
          <text:p/>
        </draw:path>
        <draw:path draw:style-name="gr6" draw:text-style-name="P6" draw:layer="layout" svg:width="0.323cm" svg:height="0.323cm" svg:x="28.71cm" svg:y="8.559cm" svg:viewBox="0 0 324 324" svg:d="M162 19c80 0 145 64 145 144 0 79-65 144-145 144s-144-65-144-144c0-80 64-144 144-144zM162 0c-90 0-162 74-162 163s72 161 162 161 162-72 162-161-72-163-162-163z">
          <text:p/>
        </draw:path>
        <draw:path draw:style-name="gr12" draw:text-style-name="P11" draw:layer="layout" svg:width="0.306cm" svg:height="0.306cm" svg:x="29.465cm" svg:y="8.258cm" svg:viewBox="0 0 307 307" svg:d="M307 154c0-85-70-154-154-154s-153 69-153 154c0 84 69 153 153 153s154-69 154-153z">
          <text:p/>
        </draw:path>
        <draw:path draw:style-name="gr6" draw:text-style-name="P6" draw:layer="layout" svg:width="0.324cm" svg:height="0.324cm" svg:x="29.456cm" svg:y="8.249cm" svg:viewBox="0 0 325 325" svg:d="M163 18c79 0 144 65 144 144 0 80-65 144-144 144-81 0-145-64-145-144 0-79 64-144 145-144zM163 0c-90 0-163 73-163 162s73 163 163 163c89 0 162-74 162-163s-73-162-162-162z">
          <text:p/>
        </draw:path>
        <draw:path draw:style-name="gr12" draw:text-style-name="P11" draw:layer="layout" svg:width="0.305cm" svg:height="0.306cm" svg:x="29.892cm" svg:y="8.165cm" svg:viewBox="0 0 306 307" svg:d="M306 153c0-84-68-153-153-153s-153 69-153 153c0 86 68 154 153 154s153-68 153-154z">
          <text:p/>
        </draw:path>
        <draw:path draw:style-name="gr6" draw:text-style-name="P6" draw:layer="layout" svg:width="0.323cm" svg:height="0.323cm" svg:x="29.883cm" svg:y="8.157cm" svg:viewBox="0 0 324 324" svg:d="M161 17c80 0 144 66 144 145 0 80-64 144-144 144-79 0-144-64-144-144 0-79 65-145 144-145zM161 0c-89 0-161 72-161 162 0 89 72 162 161 162 90 0 163-73 163-162 0-90-73-162-163-162z">
          <text:p/>
        </draw:path>
        <draw:path draw:style-name="gr12" draw:text-style-name="P11" draw:layer="layout" svg:width="0.306cm" svg:height="0.306cm" svg:x="29.785cm" svg:y="8.413cm" svg:viewBox="0 0 307 307" svg:d="M307 153c0-84-70-153-154-153-85 0-153 69-153 153s68 154 153 154c84 0 154-70 154-154z">
          <text:p/>
        </draw:path>
        <draw:path draw:style-name="gr6" draw:text-style-name="P6" draw:layer="layout" svg:width="0.323cm" svg:height="0.324cm" svg:x="29.776cm" svg:y="8.404cm" svg:viewBox="0 0 324 325" svg:d="M163 18c79 0 144 64 144 145 0 79-65 144-144 144-81 0-145-65-145-144 0-81 64-145 145-145zM163 0c-90 0-163 73-163 163 0 89 73 162 163 162 89 0 161-73 161-162 0-90-72-163-161-163z">
          <text:p/>
        </draw:path>
        <draw:path draw:style-name="gr12" draw:text-style-name="P11" draw:layer="layout" svg:width="0.305cm" svg:height="0.306cm" svg:x="31.278cm" svg:y="8.413cm" svg:viewBox="0 0 306 307" svg:d="M306 153c0-84-69-153-154-153-84 0-152 69-152 153s68 154 152 154c85 0 154-70 154-154z">
          <text:p/>
        </draw:path>
        <draw:path draw:style-name="gr6" draw:text-style-name="P6" draw:layer="layout" svg:width="0.323cm" svg:height="0.324cm" svg:x="31.269cm" svg:y="8.404cm" svg:viewBox="0 0 324 325" svg:d="M161 18c81 0 145 64 145 145 0 79-64 144-145 144-79 0-143-65-143-144 0-81 64-145 143-145zM161 0c-89 0-161 73-161 163 0 89 72 162 161 162 91 0 163-73 163-162 0-90-72-163-163-163z">
          <text:p/>
        </draw:path>
        <draw:path draw:style-name="gr12" draw:text-style-name="P11" draw:layer="layout" svg:width="0.306cm" svg:height="0.306cm" svg:x="30.851cm" svg:y="8.351cm" svg:viewBox="0 0 307 307" svg:d="M307 154c0-84-69-154-153-154-85 0-154 70-154 154s69 153 154 153c84 0 153-69 153-153z">
          <text:p/>
        </draw:path>
        <draw:path draw:style-name="gr6" draw:text-style-name="P6" draw:layer="layout" svg:width="0.324cm" svg:height="0.324cm" svg:x="30.842cm" svg:y="8.342cm" svg:viewBox="0 0 325 325" svg:d="M163 18c79 0 144 64 144 144 0 81-65 145-144 145-80 0-144-64-144-145 0-80 64-144 144-144zM163 0c-89 0-163 73-163 162 0 90 74 163 163 163s162-73 162-163c0-89-73-162-162-162z">
          <text:p/>
        </draw:path>
        <draw:path draw:style-name="gr12" draw:text-style-name="P11" draw:layer="layout" svg:width="0.305cm" svg:height="0.305cm" svg:x="31.491cm" svg:y="7.825cm" svg:viewBox="0 0 306 306" svg:d="M306 152c0-84-68-152-152-152-86 0-154 68-154 152 0 85 68 154 154 154 84 0 152-69 152-154z">
          <text:p/>
        </draw:path>
        <draw:path draw:style-name="gr6" draw:text-style-name="P6" draw:layer="layout" svg:width="0.323cm" svg:height="0.323cm" svg:x="31.482cm" svg:y="7.816cm" svg:viewBox="0 0 324 324" svg:d="M163 18c79 0 144 64 144 144s-65 144-144 144c-80 0-144-64-144-144s64-144 144-144zM163 0c-90 0-163 72-163 162s73 162 163 162c89 0 161-72 161-162s-72-162-161-162z">
          <text:p/>
        </draw:path>
        <draw:path draw:style-name="gr12" draw:text-style-name="P11" draw:layer="layout" svg:width="0.306cm" svg:height="0.305cm" svg:x="31.064cm" svg:y="7.949cm" svg:viewBox="0 0 307 306" svg:d="M307 153c0-85-68-153-154-153-84 0-153 68-153 153s69 153 153 153c86 0 154-68 154-153z">
          <text:p/>
        </draw:path>
        <draw:path draw:style-name="gr6" draw:text-style-name="P6" draw:layer="layout" svg:width="0.323cm" svg:height="0.323cm" svg:x="31.056cm" svg:y="7.94cm" svg:viewBox="0 0 324 324" svg:d="M162 17c80 0 144 65 144 144 0 80-64 145-144 145s-145-65-145-145c0-79 65-144 145-144zM162 0c-90 0-162 72-162 161 0 90 72 163 162 163 89 0 162-73 162-163 0-89-73-161-162-161z">
          <text:p/>
        </draw:path>
        <draw:path draw:style-name="gr12" draw:text-style-name="P11" draw:layer="layout" svg:width="0.306cm" svg:height="0.306cm" svg:x="32.024cm" svg:y="8.196cm" svg:viewBox="0 0 307 307" svg:d="M307 153c0-84-69-153-154-153s-153 69-153 153c0 85 68 154 153 154s154-69 154-154z">
          <text:p/>
        </draw:path>
        <draw:path draw:style-name="gr6" draw:text-style-name="P6" draw:layer="layout" svg:width="0.323cm" svg:height="0.323cm" svg:x="32.015cm" svg:y="8.188cm" svg:viewBox="0 0 324 324" svg:d="M163 17c79 0 144 66 144 145 0 80-65 144-144 144-81 0-145-64-145-144 0-79 64-145 145-145zM163 0c-91 0-163 73-163 162s72 162 163 162c89 0 161-73 161-162s-72-162-161-162z">
          <text:p/>
        </draw:path>
        <draw:path draw:style-name="gr12" draw:text-style-name="P11" draw:layer="layout" svg:width="0.306cm" svg:height="0.306cm" svg:x="32.237cm" svg:y="8.103cm" svg:viewBox="0 0 307 307" svg:d="M307 153c0-84-70-153-154-153s-153 69-153 153c0 85 69 154 153 154s154-69 154-154z">
          <text:p/>
        </draw:path>
        <draw:path draw:style-name="gr6" draw:text-style-name="P6" draw:layer="layout" svg:width="0.324cm" svg:height="0.323cm" svg:x="32.228cm" svg:y="8.095cm" svg:viewBox="0 0 325 324" svg:d="M162 17c80 0 145 65 145 145s-65 144-145 144-144-64-144-144 64-145 144-145zM162 0c-89 0-162 72-162 162 0 89 73 162 162 162 90 0 163-73 163-162 0-90-73-162-163-162z">
          <text:p/>
        </draw:path>
        <draw:path draw:style-name="gr12" draw:text-style-name="P11" draw:layer="layout" svg:width="0.305cm" svg:height="0.306cm" svg:x="33.197cm" svg:y="8.103cm" svg:viewBox="0 0 306 307" svg:d="M306 153c0-84-68-153-153-153s-153 69-153 153c0 85 68 154 153 154s153-69 153-154z">
          <text:p/>
        </draw:path>
        <draw:path draw:style-name="gr6" draw:text-style-name="P6" draw:layer="layout" svg:width="0.323cm" svg:height="0.323cm" svg:x="33.188cm" svg:y="8.095cm" svg:viewBox="0 0 324 324" svg:d="M162 17c79 0 144 65 144 145s-65 144-144 144c-80 0-144-64-144-144s64-145 144-145zM162 0c-90 0-162 72-162 162 0 89 72 162 162 162s162-73 162-162c0-90-72-162-162-162z">
          <text:p/>
        </draw:path>
        <draw:path draw:style-name="gr12" draw:text-style-name="P11" draw:layer="layout" svg:width="0.305cm" svg:height="0.305cm" svg:x="33.197cm" svg:y="8.011cm" svg:viewBox="0 0 306 306" svg:d="M306 153c0-85-68-153-153-153s-153 68-153 153 68 153 153 153 153-68 153-153z">
          <text:p/>
        </draw:path>
        <draw:path draw:style-name="gr6" draw:text-style-name="P6" draw:layer="layout" svg:width="0.323cm" svg:height="0.323cm" svg:x="33.188cm" svg:y="8.002cm" svg:viewBox="0 0 324 324" svg:d="M162 17c79 0 144 65 144 144 0 81-65 145-144 145-80 0-144-64-144-145 0-79 64-144 144-144zM162 0c-90 0-162 72-162 161 0 91 72 163 162 163s162-72 162-163c0-89-72-161-162-161z">
          <text:p/>
        </draw:path>
        <draw:path draw:style-name="gr12" draw:text-style-name="P11" draw:layer="layout" svg:width="0.305cm" svg:height="0.305cm" svg:x="27.866cm" svg:y="7.949cm" svg:viewBox="0 0 306 306" svg:d="M306 153c0-85-68-153-152-153-85 0-154 68-154 153s69 153 154 153c84 0 152-68 152-153z">
          <text:p/>
        </draw:path>
        <draw:path draw:style-name="gr6" draw:text-style-name="P6" draw:layer="layout" svg:width="0.323cm" svg:height="0.323cm" svg:x="27.857cm" svg:y="7.94cm" svg:viewBox="0 0 324 324" svg:d="M163 17c79 0 144 65 144 144 0 80-65 145-144 145-81 0-145-65-145-145 0-79 64-144 145-144zM163 0c-91 0-163 72-163 161 0 90 72 163 163 163 89 0 161-73 161-163 0-89-72-161-161-161z">
          <text:p/>
        </draw:path>
        <draw:path draw:style-name="gr12" draw:text-style-name="P11" draw:layer="layout" svg:width="0.305cm" svg:height="0.305cm" svg:x="28.186cm" svg:y="7.825cm" svg:viewBox="0 0 306 306" svg:d="M306 152c0-84-68-152-152-152-85 0-154 68-154 152 0 85 69 154 154 154 84 0 152-69 152-154z">
          <text:p/>
        </draw:path>
        <draw:path draw:style-name="gr6" draw:text-style-name="P6" draw:layer="layout" svg:width="0.323cm" svg:height="0.323cm" svg:x="28.177cm" svg:y="7.816cm" svg:viewBox="0 0 324 324" svg:d="M163 18c79 0 143 64 143 144s-64 144-143 144c-81 0-145-64-145-144s64-144 145-144zM163 0c-91 0-163 72-163 162s72 162 163 162c89 0 161-72 161-162s-72-162-161-162z">
          <text:p/>
        </draw:path>
        <draw:path draw:style-name="gr13" draw:text-style-name="P12" draw:layer="layout" svg:width="0.306cm" svg:height="0.306cm" svg:x="31.917cm" svg:y="10.24cm" svg:viewBox="0 0 307 307" svg:d="M307 153c0-84-69-153-154-153-84 0-153 69-153 153 0 85 69 154 153 154 85 0 154-69 154-154z">
          <text:p/>
        </draw:path>
        <draw:path draw:style-name="gr6" draw:text-style-name="P6" draw:layer="layout" svg:width="0.323cm" svg:height="0.323cm" svg:x="31.909cm" svg:y="10.232cm" svg:viewBox="0 0 324 324" svg:d="M161 17c81 0 145 65 145 144 0 80-64 145-145 145-79 0-144-65-144-145 0-79 65-144 144-144zM161 0c-89 0-161 72-161 161 0 90 72 163 161 163 90 0 163-73 163-163 0-89-73-161-163-161z">
          <text:p/>
        </draw:path>
        <draw:path draw:style-name="gr13" draw:text-style-name="P12" draw:layer="layout" svg:width="0.306cm" svg:height="0.305cm" svg:x="31.171cm" svg:y="10.117cm" svg:viewBox="0 0 307 306" svg:d="M307 153c0-85-69-153-153-153-86 0-154 68-154 153s68 153 154 153c84 0 153-68 153-153z">
          <text:p/>
        </draw:path>
        <draw:path draw:style-name="gr6" draw:text-style-name="P6" draw:layer="layout" svg:width="0.323cm" svg:height="0.323cm" svg:x="31.162cm" svg:y="10.108cm" svg:viewBox="0 0 324 324" svg:d="M163 17c79 0 144 66 144 145 0 80-65 144-144 144-80 0-144-64-144-144 0-79 64-145 144-145zM163 0c-89 0-163 73-163 162 0 90 74 162 163 162s161-72 161-162c0-89-72-162-161-162z">
          <text:p/>
        </draw:path>
        <draw:path draw:style-name="gr13" draw:text-style-name="P12" draw:layer="layout" svg:width="0.306cm" svg:height="0.305cm" svg:x="33.623cm" svg:y="10.086cm" svg:viewBox="0 0 307 306" svg:d="M307 153c0-85-69-153-153-153-85 0-154 68-154 153s69 153 154 153c84 0 153-68 153-153z">
          <text:p/>
        </draw:path>
        <draw:path draw:style-name="gr6" draw:text-style-name="P6" draw:layer="layout" svg:width="0.324cm" svg:height="0.323cm" svg:x="33.614cm" svg:y="10.077cm" svg:viewBox="0 0 325 324" svg:d="M163 17c80 0 144 65 144 145s-64 144-144 144-145-64-145-144 65-145 145-145zM163 0c-90 0-163 72-163 162s73 162 163 162c89 0 162-72 162-162s-73-162-162-162z">
          <text:p/>
        </draw:path>
        <draw:path draw:style-name="gr13" draw:text-style-name="P12" draw:layer="layout" svg:width="0.306cm" svg:height="0.305cm" svg:x="33.836cm" svg:y="9.838cm" svg:viewBox="0 0 307 306" svg:d="M307 154c0-86-68-154-154-154-84 0-153 68-153 154 0 84 69 152 153 152 86 0 154-68 154-152z">
          <text:p/>
        </draw:path>
        <draw:path draw:style-name="gr6" draw:text-style-name="P6" draw:layer="layout" svg:width="0.323cm" svg:height="0.323cm" svg:x="33.828cm" svg:y="9.829cm" svg:viewBox="0 0 324 324" svg:d="M161 18c80 0 145 65 145 145 0 79-65 144-145 144-79 0-144-65-144-144 0-80 65-145 144-145zM161 0c-89 0-161 73-161 163 0 89 72 161 161 161 91 0 163-72 163-161 0-90-72-163-163-163z">
          <text:p/>
        </draw:path>
        <draw:path draw:style-name="gr13" draw:text-style-name="P12" draw:layer="layout" svg:width="0.306cm" svg:height="0.306cm" svg:x="34.476cm" svg:y="9.621cm" svg:viewBox="0 0 307 307" svg:d="M307 153c0-85-69-153-153-153-85 0-154 68-154 153 0 84 69 154 154 154 84 0 153-70 153-154z">
          <text:p/>
        </draw:path>
        <draw:path draw:style-name="gr6" draw:text-style-name="P6" draw:layer="layout" svg:width="0.324cm" svg:height="0.323cm" svg:x="34.467cm" svg:y="9.612cm" svg:viewBox="0 0 325 324" svg:d="M162 18c79 0 145 64 145 144s-66 145-145 145c-80 0-144-65-144-145s64-144 144-144zM162 0c-89 0-162 73-162 162 0 90 73 162 162 162s163-72 163-162c0-89-74-162-163-162z">
          <text:p/>
        </draw:path>
        <draw:path draw:style-name="gr13" draw:text-style-name="P12" draw:layer="layout" svg:width="0.306cm" svg:height="0.306cm" svg:x="34.689cm" svg:y="9.342cm" svg:viewBox="0 0 307 307" svg:d="M307 153c0-84-68-153-154-153-84 0-153 69-153 153s69 154 153 154c86 0 154-70 154-154z">
          <text:p/>
        </draw:path>
        <draw:path draw:style-name="gr6" draw:text-style-name="P6" draw:layer="layout" svg:width="0.323cm" svg:height="0.323cm" svg:x="34.681cm" svg:y="9.334cm" svg:viewBox="0 0 324 324" svg:d="M162 17c80 0 144 65 144 144 0 81-64 145-144 145-79 0-145-64-145-145 0-79 66-144 145-144zM162 0c-89 0-162 72-162 161 0 90 73 163 162 163s162-73 162-163c0-89-73-161-162-161z">
          <text:p/>
        </draw:path>
        <draw:path draw:style-name="gr13" draw:text-style-name="P12" draw:layer="layout" svg:width="0.306cm" svg:height="0.306cm" svg:x="35.116cm" svg:y="9.404cm" svg:viewBox="0 0 307 307" svg:d="M307 153c0-84-69-153-153-153-86 0-154 69-154 153 0 85 68 154 154 154 84 0 153-69 153-154z">
          <text:p/>
        </draw:path>
        <draw:path draw:style-name="gr6" draw:text-style-name="P6" draw:layer="layout" svg:width="0.323cm" svg:height="0.324cm" svg:x="35.107cm" svg:y="9.395cm" svg:viewBox="0 0 324 325" svg:d="M162 18c79 0 145 65 145 145s-66 144-145 144c-80 0-144-64-144-144s64-145 144-145zM162 0c-90 0-162 73-162 163 0 89 72 162 162 162 89 0 162-73 162-162 0-90-73-163-162-163z">
          <text:p/>
        </draw:path>
        <draw:path draw:style-name="gr13" draw:text-style-name="P12" draw:layer="layout" svg:width="0.306cm" svg:height="0.306cm" svg:x="33.41cm" svg:y="9.435cm" svg:viewBox="0 0 307 307" svg:d="M307 153c0-84-70-153-154-153-85 0-153 69-153 153 0 85 68 154 153 154 84 0 154-69 154-154z">
          <text:p/>
        </draw:path>
        <draw:path draw:style-name="gr6" draw:text-style-name="P6" draw:layer="layout" svg:width="0.323cm" svg:height="0.324cm" svg:x="33.401cm" svg:y="9.426cm" svg:viewBox="0 0 324 325" svg:d="M163 18c79 0 144 64 144 145 0 80-65 144-144 144-80 0-145-64-145-144 0-81 65-145 145-145zM163 0c-89 0-163 73-163 163 0 89 74 162 163 162s161-73 161-162c0-90-72-163-161-163z">
          <text:p/>
        </draw:path>
        <draw:path draw:style-name="gr13" draw:text-style-name="P12" draw:layer="layout" svg:width="0.305cm" svg:height="0.306cm" svg:x="32.131cm" svg:y="9.652cm" svg:viewBox="0 0 306 307" svg:d="M306 153c0-85-68-153-153-153-84 0-153 68-153 153 0 84 69 154 153 154 85 0 153-70 153-154z">
          <text:p/>
        </draw:path>
        <draw:path draw:style-name="gr6" draw:text-style-name="P6" draw:layer="layout" svg:width="0.323cm" svg:height="0.323cm" svg:x="32.122cm" svg:y="9.643cm" svg:viewBox="0 0 324 324" svg:d="M162 18c80 0 144 64 144 144s-64 145-144 145c-79 0-144-65-144-145s65-144 144-144zM162 0c-89 0-162 73-162 162 0 90 73 162 162 162 90 0 162-72 162-162 0-89-72-162-162-162z">
          <text:p/>
        </draw:path>
        <draw:path draw:style-name="gr13" draw:text-style-name="P12" draw:layer="layout" svg:width="0.305cm" svg:height="0.306cm" svg:x="32.344cm" svg:y="9.59cm" svg:viewBox="0 0 306 307" svg:d="M306 154c0-85-68-154-152-154-86 0-154 69-154 154 0 84 68 153 154 153 84 0 152-69 152-153z">
          <text:p/>
        </draw:path>
        <draw:path draw:style-name="gr6" draw:text-style-name="P6" draw:layer="layout" svg:width="0.323cm" svg:height="0.323cm" svg:x="32.335cm" svg:y="9.581cm" svg:viewBox="0 0 324 324" svg:d="M163 18c79 0 144 64 144 144 0 79-65 145-144 145-81 0-145-66-145-145 0-80 64-144 145-144zM163 0c-91 0-163 73-163 162s72 162 163 162c89 0 161-73 161-162s-72-162-161-162z">
          <text:p/>
        </draw:path>
        <draw:path draw:style-name="gr13" draw:text-style-name="P12" draw:layer="layout" svg:width="0.306cm" svg:height="0.306cm" svg:x="32.237cm" svg:y="9.466cm" svg:viewBox="0 0 307 307" svg:d="M307 154c0-85-70-154-154-154s-153 69-153 154c0 84 69 153 153 153s154-69 154-153z">
          <text:p/>
        </draw:path>
        <draw:path draw:style-name="gr6" draw:text-style-name="P6" draw:layer="layout" svg:width="0.324cm" svg:height="0.324cm" svg:x="32.228cm" svg:y="9.457cm" svg:viewBox="0 0 325 325" svg:d="M162 18c80 0 145 65 145 145 0 79-65 144-145 144s-144-65-144-144c0-80 64-145 144-145zM162 0c-89 0-162 74-162 163s73 162 162 162c90 0 163-73 163-162s-73-163-163-163z">
          <text:p/>
        </draw:path>
        <draw:path draw:style-name="gr13" draw:text-style-name="P12" draw:layer="layout" svg:width="0.305cm" svg:height="0.306cm" svg:x="31.491cm" svg:y="9.621cm" svg:viewBox="0 0 306 307" svg:d="M306 153c0-85-68-153-152-153-86 0-154 68-154 153 0 84 68 154 154 154 84 0 152-70 152-154z">
          <text:p/>
        </draw:path>
        <draw:path draw:style-name="gr6" draw:text-style-name="P6" draw:layer="layout" svg:width="0.323cm" svg:height="0.323cm" svg:x="31.482cm" svg:y="9.612cm" svg:viewBox="0 0 324 324" svg:d="M163 18c79 0 144 64 144 144s-65 145-144 145c-80 0-144-65-144-145s64-144 144-144zM163 0c-90 0-163 73-163 162 0 90 73 162 163 162 89 0 161-72 161-162 0-89-72-162-161-162z">
          <text:p/>
        </draw:path>
        <draw:path draw:style-name="gr13" draw:text-style-name="P12" draw:layer="layout" svg:width="0.305cm" svg:height="0.306cm" svg:x="31.491cm" svg:y="9.249cm" svg:viewBox="0 0 306 307" svg:d="M306 154c0-84-68-154-152-154-86 0-154 70-154 154 0 85 68 153 154 153 84 0 152-68 152-153z">
          <text:p/>
        </draw:path>
        <draw:path draw:style-name="gr6" draw:text-style-name="P6" draw:layer="layout" svg:width="0.323cm" svg:height="0.323cm" svg:x="31.482cm" svg:y="9.241cm" svg:viewBox="0 0 324 324" svg:d="M163 17c79 0 144 65 144 144 0 80-65 145-144 145-80 0-144-65-144-145 0-79 64-144 144-144zM163 0c-90 0-163 72-163 161s73 163 163 163c89 0 161-74 161-163s-72-161-161-161z">
          <text:p/>
        </draw:path>
        <draw:path draw:style-name="gr13" draw:text-style-name="P12" draw:layer="layout" svg:width="0.306cm" svg:height="0.305cm" svg:x="32.77cm" svg:y="8.971cm" svg:viewBox="0 0 307 306" svg:d="M307 153c0-84-69-153-153-153s-154 69-154 153c0 85 70 153 154 153s153-68 153-153z">
          <text:p/>
        </draw:path>
        <draw:path draw:style-name="gr6" draw:text-style-name="P6" draw:layer="layout" svg:width="0.324cm" svg:height="0.323cm" svg:x="32.761cm" svg:y="8.962cm" svg:viewBox="0 0 325 324" svg:d="M163 17c80 0 144 65 144 144 0 80-64 145-144 145-79 0-145-65-145-145 0-79 66-144 145-144zM163 0c-89 0-163 72-163 161 0 91 74 163 163 163s162-72 162-163c0-89-73-161-162-161z">
          <text:p/>
        </draw:path>
        <draw:path draw:style-name="gr13" draw:text-style-name="P12" draw:layer="layout" svg:width="0.306cm" svg:height="0.305cm" svg:x="32.557cm" svg:y="9.064cm" svg:viewBox="0 0 307 306" svg:d="M307 152c0-84-69-152-154-152s-153 68-153 152c0 85 68 154 153 154s154-69 154-154z">
          <text:p/>
        </draw:path>
        <draw:path draw:style-name="gr6" draw:text-style-name="P6" draw:layer="layout" svg:width="0.323cm" svg:height="0.323cm" svg:x="32.548cm" svg:y="9.055cm" svg:viewBox="0 0 324 324" svg:d="M162 17c80 0 145 65 145 145s-65 144-145 144-144-64-144-144 64-145 144-145zM162 0c-89 0-162 72-162 162s73 162 162 162c90 0 162-72 162-162s-72-162-162-162z">
          <text:p/>
        </draw:path>
        <draw:path draw:style-name="gr13" draw:text-style-name="P12" draw:layer="layout" svg:width="0.306cm" svg:height="0.305cm" svg:x="33.943cm" svg:y="8.692cm" svg:viewBox="0 0 307 306" svg:d="M307 154c0-85-69-154-153-154s-154 69-154 154c0 84 70 152 154 152s153-68 153-152z">
          <text:p/>
        </draw:path>
        <draw:path draw:style-name="gr6" draw:text-style-name="P6" draw:layer="layout" svg:width="0.323cm" svg:height="0.323cm" svg:x="33.934cm" svg:y="8.683cm" svg:viewBox="0 0 324 324" svg:d="M163 18c79 0 144 64 144 144s-65 145-144 145c-81 0-145-65-145-145s64-144 145-144zM163 0c-90 0-163 72-163 162s73 162 163 162c89 0 161-72 161-162s-72-162-161-162z">
          <text:p/>
        </draw:path>
        <draw:path draw:style-name="gr13" draw:text-style-name="P12" draw:layer="layout" svg:width="0.306cm" svg:height="0.305cm" svg:x="32.557cm" svg:y="8.692cm" svg:viewBox="0 0 307 306" svg:d="M307 154c0-85-69-154-154-154s-153 69-153 154c0 84 68 152 153 152s154-68 154-152z">
          <text:p/>
        </draw:path>
        <draw:path draw:style-name="gr6" draw:text-style-name="P6" draw:layer="layout" svg:width="0.323cm" svg:height="0.323cm" svg:x="32.548cm" svg:y="8.683cm" svg:viewBox="0 0 324 324" svg:d="M162 18c80 0 145 64 145 144s-65 145-145 145-144-65-144-145 64-144 144-144zM162 0c-89 0-162 72-162 162s73 162 162 162c90 0 162-72 162-162s-72-162-162-162z">
          <text:p/>
        </draw:path>
        <draw:path draw:style-name="gr13" draw:text-style-name="P12" draw:layer="layout" svg:width="0.305cm" svg:height="0.306cm" svg:x="32.131cm" svg:y="8.475cm" svg:viewBox="0 0 306 307" svg:d="M306 153c0-85-68-153-153-153-84 0-153 68-153 153s69 154 153 154c85 0 153-69 153-154z">
          <text:p/>
        </draw:path>
        <draw:path draw:style-name="gr6" draw:text-style-name="P6" draw:layer="layout" svg:width="0.323cm" svg:height="0.323cm" svg:x="32.122cm" svg:y="8.466cm" svg:viewBox="0 0 324 324" svg:d="M162 18c80 0 144 64 144 145 0 79-64 144-144 144-79 0-144-65-144-144 0-81 65-145 144-145zM162 0c-89 0-162 73-162 163 0 89 73 161 162 161 90 0 162-72 162-161 0-90-72-163-162-163z">
          <text:p/>
        </draw:path>
        <draw:path draw:style-name="gr13" draw:text-style-name="P12" draw:layer="layout" svg:width="0.305cm" svg:height="0.306cm" svg:x="31.491cm" svg:y="8.568cm" svg:viewBox="0 0 306 307" svg:d="M306 154c0-86-68-154-152-154-86 0-154 68-154 154 0 84 68 153 154 153 84 0 152-69 152-153z">
          <text:p/>
        </draw:path>
        <draw:path draw:style-name="gr6" draw:text-style-name="P6" draw:layer="layout" svg:width="0.323cm" svg:height="0.323cm" svg:x="31.482cm" svg:y="8.559cm" svg:viewBox="0 0 324 324" svg:d="M163 19c79 0 144 64 144 144 0 79-65 144-144 144-80 0-144-65-144-144 0-80 64-144 144-144zM163 0c-90 0-163 74-163 163s73 161 163 161c89 0 161-72 161-161s-72-163-161-163z">
          <text:p/>
        </draw:path>
        <draw:path draw:style-name="gr13" draw:text-style-name="P12" draw:layer="layout" svg:width="0.305cm" svg:height="0.306cm" svg:x="31.491cm" svg:y="8.63cm" svg:viewBox="0 0 306 307" svg:d="M306 154c0-85-68-154-152-154-86 0-154 69-154 154 0 84 68 153 154 153 84 0 152-69 152-153z">
          <text:p/>
        </draw:path>
        <draw:path draw:style-name="gr6" draw:text-style-name="P6" draw:layer="layout" svg:width="0.323cm" svg:height="0.323cm" svg:x="31.482cm" svg:y="8.621cm" svg:viewBox="0 0 324 324" svg:d="M163 18c79 0 144 64 144 144 0 79-65 145-144 145-80 0-144-66-144-145 0-80 64-144 144-144zM163 0c-90 0-163 72-163 162 0 89 73 162 163 162 89 0 161-73 161-162 0-90-72-162-161-162z">
          <text:p/>
        </draw:path>
        <draw:path draw:style-name="gr13" draw:text-style-name="P12" draw:layer="layout" svg:width="0.306cm" svg:height="0.306cm" svg:x="31.704cm" svg:y="8.258cm" svg:viewBox="0 0 307 307" svg:d="M307 154c0-85-69-154-154-154-84 0-153 69-153 154 0 84 69 153 153 153 85 0 154-69 154-153z">
          <text:p/>
        </draw:path>
        <draw:path draw:style-name="gr6" draw:text-style-name="P6" draw:layer="layout" svg:width="0.323cm" svg:height="0.324cm" svg:x="31.695cm" svg:y="8.249cm" svg:viewBox="0 0 324 325" svg:d="M163 18c79 0 144 65 144 144 0 80-65 144-144 144-81 0-145-64-145-144 0-79 64-144 145-144zM163 0c-90 0-163 73-163 162s73 163 163 163c89 0 161-74 161-163s-72-162-161-162z">
          <text:p/>
        </draw:path>
        <draw:path draw:style-name="gr13" draw:text-style-name="P12" draw:layer="layout" svg:width="0.305cm" svg:height="0.306cm" svg:x="31.491cm" svg:y="8.134cm" svg:viewBox="0 0 306 307" svg:d="M306 153c0-84-68-153-152-153-86 0-154 69-154 153 0 85 68 154 154 154 84 0 152-69 152-154z">
          <text:p/>
        </draw:path>
        <draw:path draw:style-name="gr6" draw:text-style-name="P6" draw:layer="layout" svg:width="0.323cm" svg:height="0.323cm" svg:x="31.482cm" svg:y="8.126cm" svg:viewBox="0 0 324 324" svg:d="M163 17c79 0 144 65 144 145s-65 144-144 144c-80 0-144-64-144-144s64-145 144-145zM163 0c-90 0-163 72-163 162 0 89 73 162 163 162 89 0 161-73 161-162 0-90-72-162-161-162z">
          <text:p/>
        </draw:path>
        <draw:path draw:style-name="gr13" draw:text-style-name="P12" draw:layer="layout" svg:width="0.306cm" svg:height="0.305cm" svg:x="31.917cm" svg:y="7.98cm" svg:viewBox="0 0 307 306" svg:d="M307 153c0-85-69-153-154-153-84 0-153 68-153 153s69 153 153 153c85 0 154-68 154-153z">
          <text:p/>
        </draw:path>
        <draw:path draw:style-name="gr6" draw:text-style-name="P6" draw:layer="layout" svg:width="0.323cm" svg:height="0.323cm" svg:x="31.909cm" svg:y="7.971cm" svg:viewBox="0 0 324 324" svg:d="M161 17c81 0 145 65 145 144 0 80-64 145-145 145-79 0-144-65-144-145 0-79 65-144 144-144zM161 0c-89 0-161 72-161 161 0 90 72 163 161 163 90 0 163-73 163-163 0-89-73-161-163-161z">
          <text:p/>
        </draw:path>
        <draw:path draw:style-name="gr13" draw:text-style-name="P12" draw:layer="layout" svg:width="0.306cm" svg:height="0.306cm" svg:x="32.77cm" svg:y="8.32cm" svg:viewBox="0 0 307 307" svg:d="M307 154c0-84-69-154-153-154s-154 70-154 154 70 153 154 153 153-69 153-153z">
          <text:p/>
        </draw:path>
        <draw:path draw:style-name="gr6" draw:text-style-name="P6" draw:layer="layout" svg:width="0.324cm" svg:height="0.324cm" svg:x="32.761cm" svg:y="8.311cm" svg:viewBox="0 0 325 325" svg:d="M163 18c80 0 144 64 144 144s-64 145-144 145c-79 0-145-65-145-145s66-144 145-144zM163 0c-89 0-163 73-163 162 0 90 74 163 163 163s162-73 162-163c0-89-73-162-162-162z">
          <text:p/>
        </draw:path>
        <draw:path draw:style-name="gr13" draw:text-style-name="P12" draw:layer="layout" svg:width="0.305cm" svg:height="0.306cm" svg:x="33.517cm" svg:y="8.444cm" svg:viewBox="0 0 306 307" svg:d="M306 153c0-84-68-153-154-153-84 0-152 69-152 153s68 154 152 154c86 0 154-70 154-154z">
          <text:p/>
        </draw:path>
        <draw:path draw:style-name="gr6" draw:text-style-name="P6" draw:layer="layout" svg:width="0.323cm" svg:height="0.323cm" svg:x="33.508cm" svg:y="8.435cm" svg:viewBox="0 0 324 324" svg:d="M161 18c80 0 145 64 145 145 0 79-65 144-145 144-79 0-144-65-144-144 0-81 65-145 144-145zM161 0c-89 0-161 73-161 163 0 89 72 161 161 161 91 0 163-72 163-161 0-90-72-163-163-163z">
          <text:p/>
        </draw:path>
        <draw:path draw:style-name="gr13" draw:text-style-name="P12" draw:layer="layout" svg:width="0.305cm" svg:height="0.306cm" svg:x="34.37cm" svg:y="8.444cm" svg:viewBox="0 0 306 307" svg:d="M306 153c0-84-69-153-154-153-84 0-152 69-152 153s68 154 152 154c85 0 154-70 154-154z">
          <text:p/>
        </draw:path>
        <draw:path draw:style-name="gr6" draw:text-style-name="P6" draw:layer="layout" svg:width="0.323cm" svg:height="0.323cm" svg:x="34.361cm" svg:y="8.435cm" svg:viewBox="0 0 324 324" svg:d="M162 18c80 0 144 64 144 145 0 79-64 144-144 144-79 0-145-65-145-144 0-81 66-145 145-145zM162 0c-89 0-162 73-162 163 0 89 73 161 162 161 90 0 162-72 162-161 0-90-72-163-162-163z">
          <text:p/>
        </draw:path>
        <draw:path draw:style-name="gr13" draw:text-style-name="P12" draw:layer="layout" svg:width="0.306cm" svg:height="0.306cm" svg:x="34.796cm" svg:y="8.382cm" svg:viewBox="0 0 307 307" svg:d="M307 154c0-84-69-154-153-154-86 0-154 70-154 154s68 153 154 153c84 0 153-69 153-153z">
          <text:p/>
        </draw:path>
        <draw:path draw:style-name="gr6" draw:text-style-name="P6" draw:layer="layout" svg:width="0.323cm" svg:height="0.324cm" svg:x="34.787cm" svg:y="8.373cm" svg:viewBox="0 0 324 325" svg:d="M162 18c79 0 145 64 145 144s-66 145-145 145c-80 0-144-65-144-145s64-144 144-144zM162 0c-89 0-162 73-162 162 0 90 73 163 162 163s162-73 162-163c0-89-73-162-162-162z">
          <text:p/>
        </draw:path>
        <draw:path draw:style-name="gr13" draw:text-style-name="P12" draw:layer="layout" svg:width="0.306cm" svg:height="0.306cm" svg:x="34.476cm" svg:y="8.165cm" svg:viewBox="0 0 307 307" svg:d="M307 153c0-84-69-153-153-153-85 0-154 69-154 153 0 86 69 154 154 154 84 0 153-68 153-154z">
          <text:p/>
        </draw:path>
        <draw:path draw:style-name="gr6" draw:text-style-name="P6" draw:layer="layout" svg:width="0.324cm" svg:height="0.323cm" svg:x="34.467cm" svg:y="8.157cm" svg:viewBox="0 0 325 324" svg:d="M162 17c79 0 145 66 145 145 0 80-66 144-145 144-80 0-144-64-144-144 0-79 64-145 144-145zM162 0c-89 0-162 72-162 162 0 89 73 162 162 162s163-73 163-162c0-90-74-162-163-162z">
          <text:p/>
        </draw:path>
        <draw:path draw:style-name="gr13" draw:text-style-name="P12" draw:layer="layout" svg:width="0.305cm" svg:height="0.306cm" svg:x="34.05cm" svg:y="8.289cm" svg:viewBox="0 0 306 307" svg:d="M306 154c0-85-69-154-153-154-85 0-153 69-153 154 0 84 68 153 153 153 84 0 153-69 153-153z">
          <text:p/>
        </draw:path>
        <draw:path draw:style-name="gr6" draw:text-style-name="P6" draw:layer="layout" svg:width="0.323cm" svg:height="0.324cm" svg:x="34.041cm" svg:y="8.28cm" svg:viewBox="0 0 324 325" svg:d="M163 18c79 0 143 65 143 144 0 80-64 145-143 145-80 0-145-65-145-145 0-79 65-144 145-144zM163 0c-90 0-163 73-163 162s73 163 163 163c89 0 161-74 161-163s-72-162-161-162z">
          <text:p/>
        </draw:path>
        <draw:path draw:style-name="gr13" draw:text-style-name="P12" draw:layer="layout" svg:width="0.306cm" svg:height="0.305cm" svg:x="34.156cm" svg:y="7.98cm" svg:viewBox="0 0 307 306" svg:d="M307 153c0-85-69-153-154-153-84 0-153 68-153 153s69 153 153 153c85 0 154-68 154-153z">
          <text:p/>
        </draw:path>
        <draw:path draw:style-name="gr6" draw:text-style-name="P6" draw:layer="layout" svg:width="0.323cm" svg:height="0.323cm" svg:x="34.148cm" svg:y="7.971cm" svg:viewBox="0 0 324 324" svg:d="M161 17c80 0 145 65 145 144 0 80-65 145-145 145-79 0-144-65-144-145 0-79 65-144 144-144zM161 0c-89 0-161 72-161 161 0 90 72 163 161 163s163-73 163-163c0-89-74-161-163-161z">
          <text:p/>
        </draw:path>
        <draw:path draw:style-name="gr13" draw:text-style-name="P12" draw:layer="layout" svg:width="0.305cm" svg:height="0.305cm" svg:x="32.984cm" svg:y="7.98cm" svg:viewBox="0 0 306 306" svg:d="M306 153c0-85-68-153-153-153s-153 68-153 153 68 153 153 153 153-68 153-153z">
          <text:p/>
        </draw:path>
        <draw:path draw:style-name="gr6" draw:text-style-name="P6" draw:layer="layout" svg:width="0.323cm" svg:height="0.323cm" svg:x="32.975cm" svg:y="7.971cm" svg:viewBox="0 0 324 324" svg:d="M162 17c80 0 144 65 144 144 0 80-64 145-144 145s-145-65-145-145c0-79 65-144 145-144zM162 0c-90 0-162 72-162 161 0 90 72 163 162 163s162-73 162-163c0-89-72-161-162-161z">
          <text:p/>
        </draw:path>
        <draw:path draw:style-name="gr13" draw:text-style-name="P12" draw:layer="layout" svg:width="0.306cm" svg:height="0.305cm" svg:x="33.943cm" svg:y="7.577cm" svg:viewBox="0 0 307 306" svg:d="M307 153c0-85-69-153-153-153s-154 68-154 153 70 153 154 153 153-68 153-153z">
          <text:p/>
        </draw:path>
        <draw:path draw:style-name="gr6" draw:text-style-name="P6" draw:layer="layout" svg:width="0.323cm" svg:height="0.323cm" svg:x="33.934cm" svg:y="7.568cm" svg:viewBox="0 0 324 324" svg:d="M163 18c79 0 144 65 144 145 0 79-65 144-144 144-81 0-145-65-145-144 0-80 64-145 145-145zM163 0c-90 0-163 73-163 163 0 89 73 161 163 161 89 0 161-72 161-161 0-90-72-163-161-163z">
          <text:p/>
        </draw:path>
        <draw:path draw:style-name="gr13" draw:text-style-name="P12" draw:layer="layout" svg:width="0.306cm" svg:height="0.305cm" svg:x="34.689cm" svg:y="7.67cm" svg:viewBox="0 0 307 306" svg:d="M307 154c0-86-68-154-154-154-84 0-153 68-153 154 0 84 69 152 153 152 86 0 154-68 154-152z">
          <text:p/>
        </draw:path>
        <draw:path draw:style-name="gr6" draw:text-style-name="P6" draw:layer="layout" svg:width="0.323cm" svg:height="0.323cm" svg:x="34.681cm" svg:y="7.661cm" svg:viewBox="0 0 324 324" svg:d="M162 18c80 0 144 64 144 144 0 79-64 145-144 145-79 0-145-66-145-145 0-80 66-144 145-144zM162 0c-89 0-162 72-162 162 0 89 73 162 162 162s162-73 162-162c0-90-73-162-162-162z">
          <text:p/>
        </draw:path>
        <draw:path draw:style-name="gr13" draw:text-style-name="P12" draw:layer="layout" svg:width="0.306cm" svg:height="0.305cm" svg:x="35.116cm" svg:y="7.67cm" svg:viewBox="0 0 307 306" svg:d="M307 154c0-86-69-154-153-154-86 0-154 68-154 154 0 84 68 152 154 152 84 0 153-68 153-152z">
          <text:p/>
        </draw:path>
        <draw:path draw:style-name="gr6" draw:text-style-name="P6" draw:layer="layout" svg:width="0.323cm" svg:height="0.323cm" svg:x="35.107cm" svg:y="7.661cm" svg:viewBox="0 0 324 324" svg:d="M162 18c79 0 145 64 145 144 0 79-66 145-145 145-80 0-144-66-144-145 0-80 64-144 144-144zM162 0c-90 0-162 72-162 162 0 89 72 162 162 162 89 0 162-73 162-162 0-90-73-162-162-162z">
          <text:p/>
        </draw:path>
        <draw:path draw:style-name="gr13" draw:text-style-name="P12" draw:layer="layout" svg:width="0.306cm" svg:height="0.305cm" svg:x="35.649cm" svg:y="7.763cm" svg:viewBox="0 0 307 306" svg:d="M307 154c0-85-69-154-154-154-84 0-153 69-153 154 0 84 69 152 153 152 85 0 154-68 154-152z">
          <text:p/>
        </draw:path>
        <draw:path draw:style-name="gr6" draw:text-style-name="P6" draw:layer="layout" svg:width="0.323cm" svg:height="0.323cm" svg:x="35.64cm" svg:y="7.754cm" svg:viewBox="0 0 324 324" svg:d="M163 18c79 0 144 64 144 145 0 79-65 143-144 143-80 0-145-64-145-143 0-81 65-145 145-145zM163 0c-89 0-163 72-163 163 0 89 74 161 163 161s161-72 161-161c0-91-72-163-161-163z">
          <text:p/>
        </draw:path>
        <draw:path draw:style-name="gr13" draw:text-style-name="P12" draw:layer="layout" svg:width="0.305cm" svg:height="0.305cm" svg:x="35.756cm" svg:y="7.732cm" svg:viewBox="0 0 306 306" svg:d="M306 154c0-85-68-154-153-154s-153 69-153 154c0 84 68 152 153 152s153-68 153-152z">
          <text:p/>
        </draw:path>
        <draw:path draw:style-name="gr6" draw:text-style-name="P6" draw:layer="layout" svg:width="0.323cm" svg:height="0.323cm" svg:x="35.747cm" svg:y="7.723cm" svg:viewBox="0 0 324 324" svg:d="M161 18c80 0 145 64 145 144s-65 144-145 144c-79 0-144-64-144-144s65-144 144-144zM161 0c-89 0-161 72-161 162s72 162 161 162c90 0 163-72 163-162s-73-162-163-162z">
          <text:p/>
        </draw:path>
        <draw:path draw:style-name="gr13" draw:text-style-name="P12" draw:layer="layout" svg:width="0.306cm" svg:height="0.306cm" svg:x="35.222cm" svg:y="7.019cm" svg:viewBox="0 0 307 307" svg:d="M307 154c0-85-68-154-153-154-84 0-154 69-154 154s70 153 154 153c85 0 153-68 153-153z">
          <text:p/>
        </draw:path>
        <draw:path draw:style-name="gr6" draw:text-style-name="P6" draw:layer="layout" svg:width="0.323cm" svg:height="0.323cm" svg:x="35.214cm" svg:y="7.011cm" svg:viewBox="0 0 324 324" svg:d="M162 17c80 0 144 65 144 144 0 80-64 145-144 145s-145-65-145-145c0-79 65-144 145-144zM162 0c-90 0-162 72-162 161s72 163 162 163 162-74 162-163-72-161-162-161z">
          <text:p/>
        </draw:path>
        <draw:path draw:style-name="gr13" draw:text-style-name="P12" draw:layer="layout" svg:width="0.306cm" svg:height="0.306cm" svg:x="35.116cm" svg:y="7.391cm" svg:viewBox="0 0 307 307" svg:d="M307 154c0-86-69-154-153-154-86 0-154 68-154 154 0 84 68 153 154 153 84 0 153-69 153-153z">
          <text:p/>
        </draw:path>
        <draw:path draw:style-name="gr6" draw:text-style-name="P6" draw:layer="layout" svg:width="0.323cm" svg:height="0.323cm" svg:x="35.107cm" svg:y="7.382cm" svg:viewBox="0 0 324 324" svg:d="M162 18c79 0 145 64 145 144s-66 145-145 145c-80 0-144-65-144-145s64-144 144-144zM162 0c-90 0-162 73-162 162 0 90 72 162 162 162 89 0 162-72 162-162 0-89-73-162-162-162z">
          <text:p/>
        </draw:path>
        <draw:path draw:style-name="gr13" draw:text-style-name="P12" draw:layer="layout" svg:width="0.305cm" svg:height="0.306cm" svg:x="34.903cm" svg:y="7.329cm" svg:viewBox="0 0 306 307" svg:d="M306 154c0-85-68-154-153-154-84 0-153 69-153 154 0 84 69 153 153 153 85 0 153-69 153-153z">
          <text:p/>
        </draw:path>
        <draw:path draw:style-name="gr6" draw:text-style-name="P6" draw:layer="layout" svg:width="0.323cm" svg:height="0.323cm" svg:x="34.894cm" svg:y="7.32cm" svg:viewBox="0 0 324 324" svg:d="M162 18c80 0 144 64 144 144 0 79-64 145-144 145s-145-66-145-145c0-80 65-144 145-144zM162 0c-90 0-162 73-162 162s72 162 162 162 162-73 162-162-72-162-162-162z">
          <text:p/>
        </draw:path>
        <draw:path draw:style-name="gr13" draw:text-style-name="P12" draw:layer="layout" svg:width="0.305cm" svg:height="0.306cm" svg:x="34.05cm" svg:y="7.391cm" svg:viewBox="0 0 306 307" svg:d="M306 154c0-86-69-154-153-154-85 0-153 68-153 154 0 84 68 153 153 153 84 0 153-69 153-153z">
          <text:p/>
        </draw:path>
        <draw:path draw:style-name="gr6" draw:text-style-name="P6" draw:layer="layout" svg:width="0.323cm" svg:height="0.323cm" svg:x="34.041cm" svg:y="7.382cm" svg:viewBox="0 0 324 324" svg:d="M163 18c79 0 143 64 143 144s-64 145-143 145c-80 0-145-65-145-145s65-144 145-144zM163 0c-90 0-163 73-163 162 0 90 73 162 163 162 89 0 161-72 161-162 0-89-72-162-161-162z">
          <text:p/>
        </draw:path>
        <draw:path draw:style-name="gr13" draw:text-style-name="P12" draw:layer="layout" svg:width="0.305cm" svg:height="0.306cm" svg:x="34.05cm" svg:y="7.267cm" svg:viewBox="0 0 306 307" svg:d="M306 153c0-84-69-153-153-153-85 0-153 69-153 153 0 85 68 154 153 154 84 0 153-69 153-154z">
          <text:p/>
        </draw:path>
        <draw:path draw:style-name="gr6" draw:text-style-name="P6" draw:layer="layout" svg:width="0.323cm" svg:height="0.324cm" svg:x="34.041cm" svg:y="7.258cm" svg:viewBox="0 0 324 325" svg:d="M163 19c79 0 143 64 143 144 0 79-64 144-143 144-80 0-145-65-145-144 0-80 65-144 145-144zM163 0c-90 0-163 74-163 163s73 162 163 162c89 0 161-73 161-162s-72-163-161-163z">
          <text:p/>
        </draw:path>
        <draw:path draw:style-name="gr13" draw:text-style-name="P12" draw:layer="layout" svg:width="0.305cm" svg:height="0.306cm" svg:x="32.877cm" svg:y="7.205cm" svg:viewBox="0 0 306 307" svg:d="M306 153c0-84-68-153-153-153s-153 69-153 153 68 154 153 154 153-70 153-154z">
          <text:p/>
        </draw:path>
        <draw:path draw:style-name="gr6" draw:text-style-name="P6" draw:layer="layout" svg:width="0.323cm" svg:height="0.324cm" svg:x="32.868cm" svg:y="7.196cm" svg:viewBox="0 0 324 325" svg:d="M162 18c80 0 145 66 145 145 0 80-65 144-145 144s-144-64-144-144c0-79 64-145 144-145zM162 0c-90 0-162 74-162 163s72 162 162 162 162-73 162-162-72-163-162-163z">
          <text:p/>
        </draw:path>
        <draw:path draw:style-name="gr13" draw:text-style-name="P12" draw:layer="layout" svg:width="0.305cm" svg:height="0.306cm" svg:x="32.984cm" svg:y="7.422cm" svg:viewBox="0 0 306 307" svg:d="M306 154c0-85-68-154-153-154s-153 69-153 154c0 84 68 153 153 153s153-69 153-153z">
          <text:p/>
        </draw:path>
        <draw:path draw:style-name="gr6" draw:text-style-name="P6" draw:layer="layout" svg:width="0.323cm" svg:height="0.323cm" svg:x="32.975cm" svg:y="7.413cm" svg:viewBox="0 0 324 324" svg:d="M162 18c80 0 144 64 144 144s-64 145-144 145-145-65-145-145 65-144 145-144zM162 0c-90 0-162 73-162 162 0 90 72 162 162 162s162-72 162-162c0-89-72-162-162-162z">
          <text:p/>
        </draw:path>
        <draw:path draw:style-name="gr13" draw:text-style-name="P12" draw:layer="layout" svg:width="0.306cm" svg:height="0.306cm" svg:x="32.557cm" svg:y="7.236cm" svg:viewBox="0 0 307 307" svg:d="M307 153c0-84-69-153-154-153s-153 69-153 153c0 85 68 154 153 154s154-69 154-154z">
          <text:p/>
        </draw:path>
        <draw:path draw:style-name="gr6" draw:text-style-name="P6" draw:layer="layout" svg:width="0.323cm" svg:height="0.324cm" svg:x="32.548cm" svg:y="7.227cm" svg:viewBox="0 0 324 325" svg:d="M162 18c80 0 145 65 145 145s-65 144-145 144-144-64-144-144 64-145 144-145zM162 0c-89 0-162 74-162 163s73 162 162 162c90 0 162-73 162-162s-72-163-162-163z">
          <text:p/>
        </draw:path>
        <draw:path draw:style-name="gr13" draw:text-style-name="P12" draw:layer="layout" svg:width="0.305cm" svg:height="0.306cm" svg:x="31.491cm" svg:y="6.988cm" svg:viewBox="0 0 306 307" svg:d="M306 153c0-84-68-153-152-153-86 0-154 69-154 153 0 86 68 154 154 154 84 0 152-68 152-154z">
          <text:p/>
        </draw:path>
        <draw:path draw:style-name="gr6" draw:text-style-name="P6" draw:layer="layout" svg:width="0.323cm" svg:height="0.323cm" svg:x="31.482cm" svg:y="6.98cm" svg:viewBox="0 0 324 324" svg:d="M163 17c79 0 144 65 144 144 0 80-65 145-144 145-80 0-144-65-144-145 0-79 64-144 144-144zM163 0c-90 0-163 72-163 161s73 163 163 163c89 0 161-74 161-163s-72-161-161-161z">
          <text:p/>
        </draw:path>
        <draw:path draw:style-name="gr13" draw:text-style-name="P12" draw:layer="layout" svg:width="0.305cm" svg:height="0.306cm" svg:x="30.958cm" svg:y="6.09cm" svg:viewBox="0 0 306 307" svg:d="M306 153c0-84-69-153-153-153-85 0-153 69-153 153 0 85 68 154 153 154 84 0 153-69 153-154z">
          <text:p/>
        </draw:path>
        <draw:path draw:style-name="gr6" draw:text-style-name="P6" draw:layer="layout" svg:width="0.323cm" svg:height="0.324cm" svg:x="30.949cm" svg:y="6.081cm" svg:viewBox="0 0 324 325" svg:d="M162 18c80 0 145 65 145 144 0 81-65 145-145 145s-144-64-144-145c0-79 64-144 144-144zM162 0c-90 0-162 73-162 162 0 90 72 163 162 163s162-73 162-163c0-89-72-162-162-162z">
          <text:p/>
        </draw:path>
        <draw:path draw:style-name="gr13" draw:text-style-name="P12" draw:layer="layout" svg:width="0.305cm" svg:height="0.305cm" svg:x="34.263cm" svg:y="5.719cm" svg:viewBox="0 0 306 306" svg:d="M306 152c0-84-68-152-152-152-85 0-154 68-154 152 0 86 69 154 154 154 84 0 152-68 152-154z">
          <text:p/>
        </draw:path>
        <draw:path draw:style-name="gr6" draw:text-style-name="P6" draw:layer="layout" svg:width="0.323cm" svg:height="0.323cm" svg:x="34.254cm" svg:y="5.71cm" svg:viewBox="0 0 324 324" svg:d="M163 17c79 0 144 65 144 144 0 80-65 145-144 145-81 0-145-65-145-145 0-79 64-144 145-144zM163 0c-91 0-163 72-163 161 0 90 72 163 163 163 89 0 161-73 161-163 0-89-72-161-161-161z">
          <text:p/>
        </draw:path>
        <draw:path draw:style-name="gr13" draw:text-style-name="P12" draw:layer="layout" svg:width="0.305cm" svg:height="0.305cm" svg:x="35.969cm" svg:y="5.781cm" svg:viewBox="0 0 306 306" svg:d="M306 152c0-84-68-152-154-152-84 0-152 68-152 152 0 86 68 154 152 154 86 0 154-68 154-154z">
          <text:p/>
        </draw:path>
        <draw:path draw:style-name="gr6" draw:text-style-name="P6" draw:layer="layout" svg:width="0.323cm" svg:height="0.323cm" svg:x="35.96cm" svg:y="5.772cm" svg:viewBox="0 0 324 324" svg:d="M162 17c80 0 144 65 144 144 0 81-64 145-144 145-79 0-144-64-144-145 0-79 65-144 144-144zM162 0c-89 0-162 72-162 161 0 91 73 163 162 163 90 0 162-72 162-163 0-89-72-161-162-161z">
          <text:p/>
        </draw:path>
        <draw:path draw:style-name="gr13" draw:text-style-name="P12" draw:layer="layout" svg:width="0.305cm" svg:height="0.306cm" svg:x="34.37cm" svg:y="4.789cm" svg:viewBox="0 0 306 307" svg:d="M306 153c0-84-69-153-154-153-84 0-152 69-152 153 0 85 68 154 152 154 85 0 154-69 154-154z">
          <text:p/>
        </draw:path>
        <draw:path draw:style-name="gr6" draw:text-style-name="P6" draw:layer="layout" svg:width="0.323cm" svg:height="0.323cm" svg:x="34.361cm" svg:y="4.781cm" svg:viewBox="0 0 324 324" svg:d="M162 17c80 0 144 65 144 144 0 81-64 145-144 145-79 0-145-64-145-145 0-79 66-144 145-144zM162 0c-89 0-162 72-162 161 0 90 73 163 162 163 90 0 162-73 162-163 0-89-72-161-162-161z">
          <text:p/>
        </draw:path>
        <draw:path draw:style-name="gr13" draw:text-style-name="P12" draw:layer="layout" svg:width="0.305cm" svg:height="0.306cm" svg:x="32.877cm" svg:y="5.006cm" svg:viewBox="0 0 306 307" svg:d="M306 154c0-84-68-154-153-154s-153 70-153 154 68 153 153 153 153-69 153-153z">
          <text:p/>
        </draw:path>
        <draw:path draw:style-name="gr6" draw:text-style-name="P6" draw:layer="layout" svg:width="0.323cm" svg:height="0.324cm" svg:x="32.868cm" svg:y="4.997cm" svg:viewBox="0 0 324 325" svg:d="M162 19c80 0 145 65 145 144 0 80-65 144-145 144s-144-64-144-144c0-79 64-144 144-144zM162 0c-90 0-162 74-162 163s72 162 162 162 162-73 162-162-72-163-162-163z">
          <text:p/>
        </draw:path>
        <draw:path draw:style-name="gr13" draw:text-style-name="P12" draw:layer="layout" svg:width="0.306cm" svg:height="0.306cm" svg:x="33.09cm" svg:y="5.099cm" svg:viewBox="0 0 307 307" svg:d="M307 153c0-84-69-153-153-153s-154 69-154 153 70 154 154 154 153-70 153-154z">
          <text:p/>
        </draw:path>
        <draw:path draw:style-name="gr6" draw:text-style-name="P6" draw:layer="layout" svg:width="0.324cm" svg:height="0.324cm" svg:x="33.081cm" svg:y="5.09cm" svg:viewBox="0 0 325 325" svg:d="M163 18c79 0 144 64 144 144s-65 145-144 145c-80 0-145-65-145-145s65-144 145-144zM163 0c-89 0-163 73-163 162 0 90 74 163 163 163s162-73 162-163c0-89-73-162-162-162z">
          <text:p/>
        </draw:path>
        <draw:path draw:style-name="gr13" draw:text-style-name="P12" draw:layer="layout" svg:width="0.306cm" svg:height="0.305cm" svg:x="35.222cm" svg:y="8.785cm" svg:viewBox="0 0 307 306" svg:d="M307 153c0-85-68-153-153-153-84 0-154 68-154 153s70 153 154 153c85 0 153-68 153-153z">
          <text:p/>
        </draw:path>
        <draw:path draw:style-name="gr6" draw:text-style-name="P6" draw:layer="layout" svg:width="0.323cm" svg:height="0.323cm" svg:x="35.214cm" svg:y="8.776cm" svg:viewBox="0 0 324 324" svg:d="M162 18c80 0 144 64 144 145 0 79-64 144-144 144s-145-65-145-144c0-81 65-145 145-145zM162 0c-90 0-162 72-162 163 0 89 72 161 162 161s162-72 162-161c0-91-72-163-162-163z">
          <text:p/>
        </draw:path>
        <draw:path draw:style-name="gr13" draw:text-style-name="P12" draw:layer="layout" svg:width="0.306cm" svg:height="0.306cm" svg:x="34.796cm" svg:y="8.599cm" svg:viewBox="0 0 307 307" svg:d="M307 154c0-86-69-154-153-154-86 0-154 68-154 154 0 84 68 153 154 153 84 0 153-69 153-153z">
          <text:p/>
        </draw:path>
        <draw:path draw:style-name="gr6" draw:text-style-name="P6" draw:layer="layout" svg:width="0.323cm" svg:height="0.323cm" svg:x="34.787cm" svg:y="8.59cm" svg:viewBox="0 0 324 324" svg:d="M162 18c79 0 145 64 145 144 0 79-66 145-145 145-80 0-144-66-144-145 0-80 64-144 144-144zM162 0c-89 0-162 73-162 162s73 162 162 162 162-73 162-162-73-162-162-162z">
          <text:p/>
        </draw:path>
        <draw:path draw:style-name="gr13" draw:text-style-name="P12" draw:layer="layout" svg:width="0.306cm" svg:height="0.305cm" svg:x="34.796cm" svg:y="9.033cm" svg:viewBox="0 0 307 306" svg:d="M307 152c0-84-69-152-153-152-86 0-154 68-154 152 0 85 68 154 154 154 84 0 153-69 153-154z">
          <text:p/>
        </draw:path>
        <draw:path draw:style-name="gr6" draw:text-style-name="P6" draw:layer="layout" svg:width="0.323cm" svg:height="0.323cm" svg:x="34.787cm" svg:y="9.024cm" svg:viewBox="0 0 324 324" svg:d="M162 17c79 0 145 65 145 144 0 81-66 145-145 145-80 0-144-64-144-145 0-79 64-144 144-144zM162 0c-89 0-162 72-162 161 0 91 73 163 162 163s162-72 162-163c0-89-73-161-162-161z">
          <text:p/>
        </draw:path>
        <draw:path draw:style-name="gr13" draw:text-style-name="P12" draw:layer="layout" svg:width="0.305cm" svg:height="0.305cm" svg:x="34.37cm" svg:y="6.493cm" svg:viewBox="0 0 306 306" svg:d="M306 154c0-85-69-154-154-154-84 0-152 69-152 154 0 84 68 152 152 152 85 0 154-68 154-152z">
          <text:p/>
        </draw:path>
        <draw:path draw:style-name="gr6" draw:text-style-name="P6" draw:layer="layout" svg:width="0.323cm" svg:height="0.323cm" svg:x="34.361cm" svg:y="6.484cm" svg:viewBox="0 0 324 324" svg:d="M162 18c80 0 144 64 144 145 0 79-64 144-144 144-79 0-145-65-145-144 0-81 66-145 145-145zM162 0c-89 0-162 72-162 163 0 89 73 161 162 161 90 0 162-72 162-161 0-91-72-163-162-163z">
          <text:p/>
        </draw:path>
        <draw:path draw:style-name="gr13" draw:text-style-name="P12" draw:layer="layout" svg:width="0.306cm" svg:height="0.305cm" svg:x="34.476cm" svg:y="6.524cm" svg:viewBox="0 0 307 306" svg:d="M307 154c0-85-69-154-153-154-85 0-154 69-154 154 0 84 69 152 154 152 84 0 153-68 153-152z">
          <text:p/>
        </draw:path>
        <draw:path draw:style-name="gr6" draw:text-style-name="P6" draw:layer="layout" svg:width="0.324cm" svg:height="0.323cm" svg:x="34.467cm" svg:y="6.515cm" svg:viewBox="0 0 325 324" svg:d="M162 18c79 0 145 64 145 145 0 79-66 144-145 144-80 0-144-65-144-144 0-81 64-145 144-145zM162 0c-89 0-162 72-162 163 0 89 73 161 162 161s163-72 163-161c0-91-74-163-163-163z">
          <text:p/>
        </draw:path>
        <draw:path draw:style-name="gr13" draw:text-style-name="P12" draw:layer="layout" svg:width="0.305cm" svg:height="0.305cm" svg:x="34.05cm" svg:y="6.524cm" svg:viewBox="0 0 306 306" svg:d="M306 154c0-85-69-154-153-154-85 0-153 69-153 154 0 84 68 152 153 152 84 0 153-68 153-152z">
          <text:p/>
        </draw:path>
        <draw:path draw:style-name="gr6" draw:text-style-name="P6" draw:layer="layout" svg:width="0.323cm" svg:height="0.323cm" svg:x="34.041cm" svg:y="6.515cm" svg:viewBox="0 0 324 324" svg:d="M163 18c79 0 143 64 143 145 0 79-64 144-143 144-80 0-145-65-145-144 0-81 65-145 145-145zM163 0c-90 0-163 72-163 163 0 89 73 161 163 161 89 0 161-72 161-161 0-91-72-163-161-163z">
          <text:p/>
        </draw:path>
        <draw:path draw:style-name="gr13" draw:text-style-name="P12" draw:layer="layout" svg:width="0.306cm" svg:height="0.306cm" svg:x="30.318cm" svg:y="8.227cm" svg:viewBox="0 0 307 307" svg:d="M307 153c0-84-69-153-153-153s-154 69-154 153c0 85 70 154 154 154s153-69 153-154z">
          <text:p/>
        </draw:path>
        <draw:path draw:style-name="gr6" draw:text-style-name="P6" draw:layer="layout" svg:width="0.323cm" svg:height="0.323cm" svg:x="30.309cm" svg:y="8.219cm" svg:viewBox="0 0 324 324" svg:d="M162 17c80 0 145 66 145 145 0 80-65 144-145 144s-144-64-144-144c0-79 64-145 144-145zM162 0c-89 0-162 73-162 162s73 162 162 162c90 0 162-73 162-162s-72-162-162-162z">
          <text:p/>
        </draw:path>
        <draw:path draw:style-name="gr13" draw:text-style-name="P12" draw:layer="layout" svg:width="0.306cm" svg:height="0.306cm" svg:x="29.998cm" svg:y="8.537cm" svg:viewBox="0 0 307 307" svg:d="M307 153c0-85-69-153-153-153s-154 68-154 153 70 154 154 154 153-69 153-154z">
          <text:p/>
        </draw:path>
        <draw:path draw:style-name="gr6" draw:text-style-name="P6" draw:layer="layout" svg:width="0.324cm" svg:height="0.323cm" svg:x="29.989cm" svg:y="8.528cm" svg:viewBox="0 0 325 324" svg:d="M162 18c81 0 145 65 145 145 0 79-64 144-145 144-79 0-144-65-144-144 0-80 65-145 144-145zM162 0c-89 0-162 74-162 163s73 161 162 161c90 0 163-72 163-161s-73-163-163-163z">
          <text:p/>
        </draw:path>
        <draw:polyline draw:style-name="gr9" draw:text-style-name="P2" draw:layer="layout" svg:width="8.396cm" svg:height="2.906cm" svg:x="23.248cm" svg:y="7.019cm" svg:viewBox="0 0 8397 2907" draw:points="0,2907 4198,1559 8397,0">
          <text:p/>
        </draw:polyline>
        <draw:polygon draw:style-name="gr10" draw:text-style-name="P9" draw:layer="layout" svg:width="0.265cm" svg:height="0.264cm" svg:x="23.115cm" svg:y="9.793cm" svg:viewBox="0 0 266 265" draw:points="0,265 266,265 266,0 0,0">
          <text:p/>
        </draw:polygon>
        <draw:polygon draw:style-name="gr10" draw:text-style-name="P9" draw:layer="layout" svg:width="0.265cm" svg:height="0.264cm" svg:x="27.313cm" svg:y="8.445cm" svg:viewBox="0 0 266 265" draw:points="0,265 266,265 266,0 0,0">
          <text:p/>
        </draw:polygon>
        <draw:polygon draw:style-name="gr10" draw:text-style-name="P9" draw:layer="layout" svg:width="0.265cm" svg:height="0.265cm" svg:x="31.511cm" svg:y="6.886cm" svg:viewBox="0 0 266 266" draw:points="0,266 266,266 266,0 0,0">
          <text:p/>
        </draw:polygon>
        <draw:path draw:style-name="gr4" draw:text-style-name="P4" draw:layer="layout" svg:width="0.542cm" svg:height="0.596cm" svg:x="23.586cm" svg:y="1.691cm" svg:viewBox="0 0 543 597" svg:d="M0 597v-30c60 0 90-10 90-28v-481c0-18-30-27-90-27v-31h493l25 200h-25c-7-51-16-87-27-110s-29-38-53-47c-25-8-62-12-112-12h-85c-11 0-19 0-25 1s-11 3-14 7c-4 5-6 11-6 19v213h64c30 0 52-2 67-7s25-15 30-29c6-14 8-36 8-65h26v235h-26c0-30-2-52-8-67-5-14-15-23-30-28-15-6-37-8-67-8h-64v237c0 12 4 20 11 23s18 5 34 5h92c40 0 73-4 98-10 25-7 44-17 58-32s24-34 32-58c7-24 14-57 21-100h26l-38 230z">
          <text:p/>
        </draw:path>
        <draw:path draw:style-name="gr4" draw:text-style-name="P4" draw:layer="layout" svg:width="0.44cm" svg:height="0.376cm" svg:x="24.17cm" svg:y="1.911cm" svg:viewBox="0 0 441 377" svg:d="M0 377v-30c22 0 43-5 62-13 20-9 37-22 50-39l80-101-104-135c-10-13-21-21-33-24s-29-4-51-4v-31h181v31c-7 0-14 1-21 5-7 3-10 8-10 14 0 3 1 5 2 9l71 90 53-67c7-9 11-17 11-25 0-7-3-14-7-19-5-5-11-7-19-7v-31h161v31c-23 0-44 4-64 13-19 8-36 21-49 38l-70 89 112 148c11 13 23 20 35 23s29 5 51 5v30h-182v-30c7 0 14-2 21-6 6-3 9-8 9-15 0-2 0-5-2-7l-79-104-64 80c-6 7-9 16-9 26 0 7 2 13 7 18s11 8 17 8v30z">
          <text:p/>
        </draw:path>
        <draw:path draw:style-name="gr4" draw:text-style-name="P4" draw:layer="layout" svg:width="0.433cm" svg:height="0.554cm" svg:x="24.647cm" svg:y="1.902cm" svg:viewBox="0 0 434 555" svg:d="M0 555v-30c20 0 36-2 49-5s19-11 19-23v-421c0-15-5-25-17-29-11-4-28-6-51-6v-32l129-9v55c16-19 35-32 56-42 22-9 45-13 68-13 35 0 66 9 93 27 28 20 50 44 65 75 15 30 23 62 23 96 0 35-8 68-26 98-17 31-40 55-70 73s-62 27-98 27c-42 0-79-17-108-52v153c0 12 6 20 19 23s29 5 50 5v30zM132 302c10 20 24 37 42 51 20 13 40 20 61 20 20 0 38-5 54-16 15-11 28-25 39-44 10-18 18-37 23-57s7-40 7-58c0-23-4-49-12-76-9-27-21-50-39-68-17-20-38-29-62-29s-45 6-66 19c-20 12-35 28-47 49z">
          <text:p/>
        </draw:path>
        <draw:path draw:style-name="gr4" draw:text-style-name="P4" draw:layer="layout" svg:width="0.096cm" svg:height="0.096cm" svg:x="25.188cm" svg:y="2.191cm" svg:viewBox="0 0 97 97" svg:d="M0 49c0-14 5-25 14-35 10-9 22-14 35-14 8 0 16 2 23 7 8 4 14 10 18 18 4 7 7 15 7 24 0 13-5 24-14 34-10 9-21 14-34 14s-25-5-35-14c-9-10-14-21-14-34z">
          <text:p/>
        </draw:path>
        <draw:polygon draw:style-name="gr4" draw:text-style-name="P4" draw:layer="layout" svg:width="0.755cm" svg:height="0.036cm" svg:x="25.751cm" svg:y="1.543cm" svg:viewBox="0 0 756 37" draw:points="0,37 756,37 756,0 0,0">
          <text:p/>
        </draw:polygon>
        <draw:path draw:style-name="gr4" draw:text-style-name="P4" draw:layer="layout" svg:width="0.667cm" svg:height="0.596cm" svg:x="25.786cm" svg:y="1.691cm" svg:viewBox="0 0 668 597" svg:d="M8 597c-5 0-8-4-8-11 0-2 1-4 1-8 1-3 2-6 4-8 1-2 3-3 6-3 35 0 60-2 74-7 8-2 13-10 16-23l120-481c1-5 2-9 2-11 0-7-3-10-10-11-11-2-32-3-63-3-6 0-9-4-9-12 0-1 1-4 2-7 1-4 2-7 3-9 2-2 4-3 6-3h314c41 0 77 10 108 29 30 20 53 47 69 80 17 34 25 70 25 111 0 44-10 89-28 134-19 45-44 86-78 123-33 37-72 66-114 88-43 21-87 32-132 32zM171 560c0 4 10 7 30 7h102c32 0 63-7 93-20 31-14 58-32 81-56 22-21 41-50 59-86 17-36 30-73 39-112 9-38 14-74 14-106 0-24-3-46-10-65-8-19-17-35-30-49-13-13-30-24-49-31-19-8-40-11-64-11h-96c-16 0-26 1-31 4-5 2-10 11-14 25l-120 481c-2 7-4 13-4 19z">
          <text:p/>
        </draw:path>
        <draw:path draw:style-name="gr4" draw:text-style-name="P4" draw:layer="layout" svg:width="0.302cm" svg:height="0.386cm" svg:x="26.522cm" svg:y="2.151cm" svg:viewBox="0 0 303 387" svg:d="M0 387v-21c14 0 25-1 34-3 9-3 13-9 13-17v-294c0-11-4-18-11-20-8-3-20-4-36-4v-22l90-6v37c11-12 24-21 40-28 14-6 30-9 47-9 24 0 46 6 65 19s34 30 45 51c10 21 16 44 16 67 0 25-6 47-18 69-12 21-29 38-49 51-21 12-44 19-69 19-29 0-55-12-75-36v106c0 8 4 14 13 17 9 2 22 3 35 3v21zM92 209c7 15 17 27 30 36 13 10 27 14 42 14 14 0 27-3 37-11 11-7 20-18 27-30 8-13 13-26 17-40 3-14 5-28 5-41 0-16-3-34-9-53s-15-34-27-47-26-20-43-20-32 4-45 13c-15 8-26 20-34 34z">
          <text:p/>
        </draw:path>
        <draw:path draw:style-name="gr4" draw:text-style-name="P4" draw:layer="layout" svg:width="0.581cm" svg:height="0.205cm" svg:x="27.187cm" svg:y="1.966cm" svg:viewBox="0 0 582 206" svg:d="M17 206c-5 0-9-2-12-5-3-4-5-8-5-12 0-5 2-9 5-12 3-5 7-7 12-7h549c4 0 8 2 11 7 3 3 5 7 5 12 0 4-2 8-5 12-3 3-7 5-11 5zM17 36c-5 0-9-2-12-6-3-3-5-7-5-12 0-4 2-8 5-12s7-6 12-6h549c4 0 8 2 11 6s5 8 5 12c0 5-2 9-5 12-3 4-7 6-11 6z">
          <text:p/>
        </draw:path>
        <draw:path draw:style-name="gr4" draw:text-style-name="P4" draw:layer="layout" svg:width="0.292cm" svg:height="0.581cm" svg:x="28.145cm" svg:y="1.706cm" svg:viewBox="0 0 293 582" svg:d="M5 582v-30c73 0 109-10 109-28v-459c-30 14-68 21-114 21v-31c71 0 125-18 161-55h13c2 0 4 0 6 2s3 3 3 5v517c0 18 36 28 110 28v30z">
          <text:p/>
        </draw:path>
        <draw:path draw:style-name="gr4" draw:text-style-name="P4" draw:layer="layout" svg:width="0.348cm" svg:height="0.581cm" svg:x="28.554cm" svg:y="1.706cm" svg:viewBox="0 0 349 582" svg:d="M0 582v-23c0-2 0-3 1-5l136-150c21-22 38-41 51-56 12-15 25-33 38-53 12-19 22-39 29-60 8-20 11-42 11-64 0-24-4-47-13-69s-22-39-39-52c-18-13-39-19-65-19-25 0-48 7-68 22s-34 35-43 59c3 0 6 0 10 0 13 0 24 4 33 13 9 8 14 20 14 34 0 13-5 24-14 34-9 9-20 14-33 14-14 0-25-5-35-15-9-9-13-21-13-33 0-22 4-43 12-62s20-36 35-51c16-15 33-26 53-34s40-12 63-12c33 0 64 7 93 21s51 34 68 59c17 26 25 56 25 91 0 25-5 49-16 72s-26 43-43 62c-17 18-39 41-66 64-27 24-45 39-54 47l-100 96h85c42 0 76-1 104-1 27-1 42-2 44-4 7-7 14-34 21-80h25l-24 155z">
          <text:p/>
        </draw:path>
        <draw:path draw:style-name="gr4" draw:text-style-name="P4" draw:layer="layout" svg:width="0.374cm" svg:height="0.609cm" svg:x="29cm" svg:y="1.697cm" svg:viewBox="0 0 375 610" svg:d="M103 569c0-33 3-64 8-95 6-31 14-63 25-93 11-31 25-60 40-89 15-30 32-57 51-82l80-111h-100c-104 0-157 1-160 4-8 9-15 36-22 80h-25l29-183h25v3c0 10 18 17 54 20 35 3 70 5 104 5h163v22c0 1 0 1 0 2v1l-122 169c-29 44-48 92-55 146-8 53-11 121-11 201 0 11-4 21-13 29-8 8-18 12-29 12-12 0-22-4-30-12s-12-18-12-29z">
          <text:p/>
        </draw:path>
        <draw:path draw:style-name="gr4" draw:text-style-name="P4" draw:layer="layout" svg:width="0.478cm" svg:height="0.574cm" svg:x="29.416cm" svg:y="1.902cm" svg:viewBox="0 0 479 575" svg:d="M0 550c0-3 1-5 1-6l128-517c3-8 8-15 14-20 7-5 15-7 23-7s14 2 19 6c5 5 8 10 8 18 0 1 0 3-1 4 0 1 0 2 0 3l-52 205c-6 24-9 45-9 63 0 22 6 39 16 53s26 21 47 21c42 0 79-26 111-79 0-1 1-1 1-2v-1l63-254c2-8 7-14 14-20s16-8 24-8c7 0 13 2 18 6 5 5 8 11 8 18 0 4-1 6-1 7l-64 253c-4 16-6 31-6 42 0 25 8 38 25 38 20 0 33-11 43-34 9-22 17-49 24-81 1-3 3-5 7-5h10c2 0 4 1 6 3s2 3 2 5c-10 41-21 74-33 98-12 25-32 37-60 37-20 0-37-5-52-17-14-11-24-26-29-44-14 18-31 33-51 44-19 11-40 17-61 17-37 0-65-8-86-25l-45 176c-1 8-5 15-12 20s-15 8-23 8c-7 0-13-2-19-7-5-4-8-10-8-18z">
          <text:p/>
        </draw:path>
        <draw:path draw:style-name="gr4" draw:text-style-name="P4" draw:layer="layout" svg:width="0.685cm" svg:height="0.385cm" svg:x="29.95cm" svg:y="1.902cm" svg:viewBox="0 0 686 386" svg:d="M0 386v-30c19 0 36-2 49-5 12-3 19-11 19-23v-240c0-15-3-26-7-33-5-7-12-12-21-13-8-2-22-2-40-2v-31l126-9v85c12-25 29-46 52-62s48-23 74-23c68 0 107 27 119 81 11-24 28-44 51-59 22-15 47-22 74-22 26 0 49 4 67 12 18 9 32 22 41 39 9 18 14 39 14 66v211c0 12 6 20 19 23s29 5 49 5v30h-201v-30c20 0 36-2 50-5 13-3 19-11 19-23v-208c0-30-4-53-12-71s-26-27-52-27c-33 0-61 13-83 40s-33 58-33 93v173c0 12 6 20 19 23s29 5 49 5v30h-199v-30c19 0 36-2 49-5 12-3 19-11 19-23v-208c0-29-4-52-13-71-8-18-25-27-50-27-34 0-62 13-84 40-21 27-32 58-32 93v173c0 12 6 20 19 23 12 3 29 5 49 5v30z">
          <text:p/>
        </draw:path>
        <draw:path draw:style-name="gr11" draw:text-style-name="P10" draw:layer="layout" svg:width="0.212cm" svg:height="0.211cm" svg:x="22.843cm" svg:y="1.951cm" svg:viewBox="0 0 213 212" svg:d="M213 106c0-59-48-106-106-106-59 0-107 47-107 106s48 106 107 106c58 0 106-47 106-106z">
          <text:p/>
        </draw:path>
        <draw:path draw:style-name="gr6" draw:text-style-name="P6" draw:layer="layout" svg:width="0.23cm" svg:height="0.229cm" svg:x="22.834cm" svg:y="1.942cm" svg:viewBox="0 0 231 230" svg:d="M115 18c54 0 98 44 98 97 0 54-44 98-98 98s-97-44-97-98c0-53 43-97 97-97zM115 0c-63 0-115 52-115 115 0 64 52 115 115 115s116-51 116-115c0-63-53-115-116-115z">
          <text:p/>
        </draw:path>
        <draw:path draw:style-name="gr4" draw:text-style-name="P4" draw:layer="layout" svg:width="0.542cm" svg:height="0.596cm" svg:x="23.586cm" svg:y="2.802cm" svg:viewBox="0 0 543 597" svg:d="M0 597v-30c60 0 90-10 90-28v-481c0-18-30-27-90-27v-31h493l25 200h-25c-7-51-16-87-27-110s-29-38-53-47c-25-8-62-12-112-12h-85c-11 0-19 0-25 1s-11 3-14 7c-4 4-6 11-6 19v213h64c30 0 52-2 67-7s25-15 30-29c6-14 8-36 8-66h26v235h-26c0-30-2-51-8-66-5-14-15-23-30-29-15-5-37-7-67-7h-64v237c0 12 4 20 11 23s18 5 34 5h92c40 0 73-4 98-10 25-7 44-17 58-32s24-34 32-59c7-24 14-57 21-99h26l-38 230z">
          <text:p/>
        </draw:path>
        <draw:path draw:style-name="gr4" draw:text-style-name="P4" draw:layer="layout" svg:width="0.44cm" svg:height="0.376cm" svg:x="24.17cm" svg:y="3.022cm" svg:viewBox="0 0 441 377" svg:d="M0 377v-30c22 0 43-5 62-13 20-9 37-22 50-39l80-101-104-135c-10-13-21-21-33-24s-29-4-51-4v-31h181v31c-7 0-14 1-21 4-7 4-10 9-10 15 0 3 1 5 2 9l71 90 53-67c7-9 11-17 11-25s-3-14-7-19c-5-5-11-7-19-7v-31h161v31c-23 0-44 4-64 13-19 8-36 21-49 38l-70 88 112 149c11 13 23 20 35 23s29 5 51 5v30h-182v-30c7 0 14-2 21-6 6-3 9-8 9-15 0-2 0-5-2-7l-79-104-64 80c-6 7-9 16-9 25 0 8 2 14 7 19s11 8 17 8v30z">
          <text:p/>
        </draw:path>
        <draw:path draw:style-name="gr4" draw:text-style-name="P4" draw:layer="layout" svg:width="0.433cm" svg:height="0.555cm" svg:x="24.647cm" svg:y="3.012cm" svg:viewBox="0 0 434 556" svg:d="M0 556v-30c20 0 36-2 49-5 13-4 19-11 19-23v-421c0-16-5-26-17-29-11-5-28-6-51-6v-32l129-10v56c16-18 35-32 56-42 22-9 45-14 68-14 35 0 66 10 93 28 28 20 50 44 65 74 15 31 23 63 23 97 0 35-8 68-26 98-17 31-40 55-70 73s-62 27-98 27c-42 0-79-17-108-52v153c0 12 6 19 19 23 13 3 29 5 50 5v30zM132 302c10 21 24 38 42 52 20 13 40 20 61 20 20 0 38-5 54-16 15-11 28-25 39-44 10-18 18-37 23-57s7-40 7-58c0-24-4-49-12-76-9-27-21-50-39-68-17-19-38-29-62-29s-45 6-66 19c-20 12-35 28-47 49z">
          <text:p/>
        </draw:path>
        <draw:path draw:style-name="gr4" draw:text-style-name="P4" draw:layer="layout" svg:width="0.096cm" svg:height="0.096cm" svg:x="25.188cm" svg:y="3.302cm" svg:viewBox="0 0 97 97" svg:d="M0 48c0-13 5-24 14-34 10-9 22-14 35-14 8 0 16 2 23 7 8 4 14 10 18 18 4 7 7 15 7 23 0 13-5 25-14 35-10 9-21 14-34 14s-25-5-35-14c-9-10-14-22-14-35z">
          <text:p/>
        </draw:path>
        <draw:polygon draw:style-name="gr4" draw:text-style-name="P4" draw:layer="layout" svg:width="0.755cm" svg:height="0.036cm" svg:x="25.751cm" svg:y="2.654cm" svg:viewBox="0 0 756 37" draw:points="0,37 756,37 756,0 0,0">
          <text:p/>
        </draw:polygon>
        <draw:path draw:style-name="gr4" draw:text-style-name="P4" draw:layer="layout" svg:width="0.667cm" svg:height="0.596cm" svg:x="25.786cm" svg:y="2.802cm" svg:viewBox="0 0 668 597" svg:d="M8 597c-5 0-8-4-8-11 0-2 1-4 1-8 1-3 2-6 4-8 1-2 3-3 6-3 35 0 60-3 74-7 8-2 13-10 16-23l120-481c1-5 2-9 2-11 0-7-3-10-10-11-11-2-32-3-63-3-6 0-9-4-9-12 0-1 1-4 2-7 1-4 2-7 3-9 2-2 4-3 6-3h314c41 0 77 9 108 29 30 20 53 47 69 80 17 33 25 70 25 111 0 44-10 89-28 133-19 45-44 86-78 124-33 37-72 66-114 88-43 21-87 32-132 32zM171 560c0 4 10 7 30 7h102c32 0 63-7 93-20 31-14 58-32 81-56 22-22 41-51 59-87 17-35 30-72 39-111s14-74 14-107c0-23-3-45-10-64-8-19-17-35-30-49-13-13-30-24-49-31-19-8-40-11-64-11h-96c-16 0-26 1-31 4-5 2-10 11-14 25l-120 480c-2 8-4 14-4 20z">
          <text:p/>
        </draw:path>
        <draw:path draw:style-name="gr4" draw:text-style-name="P4" draw:layer="layout" svg:width="0.302cm" svg:height="0.386cm" svg:x="26.522cm" svg:y="3.262cm" svg:viewBox="0 0 303 387" svg:d="M0 387v-21c14 0 25-1 34-3 9-3 13-8 13-16v-294c0-11-4-18-11-20-8-3-20-5-36-5v-22l90-6v38c11-12 24-22 40-29 14-6 30-9 47-9 24 0 46 6 65 20 19 13 34 30 45 51 10 21 16 44 16 67 0 24-6 47-18 69-12 21-29 38-49 50-21 13-44 19-69 19-29 0-55-12-75-36v107c0 8 4 13 13 16 9 2 22 3 35 3v21zM92 210c7 15 17 27 30 36 13 10 27 14 42 14 14 0 27-3 37-11 11-8 20-18 27-30 8-13 13-26 17-40 3-14 5-28 5-41 0-16-3-34-9-53s-15-35-27-48c-12-12-26-20-43-20s-32 5-45 14c-15 8-26 19-34 34z">
          <text:p/>
        </draw:path>
        <draw:path draw:style-name="gr4" draw:text-style-name="P4" draw:layer="layout" svg:width="0.581cm" svg:height="0.205cm" svg:x="27.187cm" svg:y="3.077cm" svg:viewBox="0 0 582 206" svg:d="M17 206c-5 0-9-2-12-5-3-4-5-8-5-12 0-5 2-9 5-13 3-3 7-5 12-5h549c4 0 8 2 11 5 3 4 5 8 5 13 0 4-2 8-5 12-3 3-7 5-11 5zM17 35c-5 0-9-1-12-5-3-3-5-7-5-12 0-4 2-8 5-12s7-6 12-6h549c4 0 8 2 11 6s5 8 5 12c0 5-2 9-5 12-3 4-7 5-11 5z">
          <text:p/>
        </draw:path>
        <draw:path draw:style-name="gr4" draw:text-style-name="P4" draw:layer="layout" svg:width="0.292cm" svg:height="0.582cm" svg:x="28.145cm" svg:y="2.816cm" svg:viewBox="0 0 293 583" svg:d="M5 583v-30c73 0 109-10 109-28v-460c-30 15-68 22-114 22v-31c71 0 125-18 161-56h13c2 0 4 1 6 3s3 3 3 5v517c0 18 36 28 110 28v30z">
          <text:p/>
        </draw:path>
        <draw:path draw:style-name="gr4" draw:text-style-name="P4" draw:layer="layout" svg:width="0.348cm" svg:height="0.601cm" svg:x="28.554cm" svg:y="2.816cm" svg:viewBox="0 0 349 602" svg:d="M32 483c6 18 15 33 27 47 13 14 28 25 45 33 16 8 34 11 52 11 43 0 72-16 88-49 16-32 24-73 24-119 0-21 0-37-1-51s-3-27-6-40c-5-21-15-39-28-54-14-15-30-23-50-23s-38 3-52 9-25 13-34 21-17 16-23 25c-7 9-11 14-13 14h-10c-1 0-3-1-5-3s-3-3-3-5v-292c0-1 0-2 2-4s4-3 6-3h3c39 19 80 29 126 29 43 0 84-10 124-29h3c2 0 4 1 6 3 1 1 2 3 2 4v8c0 3 0 5-2 5-19 26-44 47-74 62-30 14-61 22-94 22-24 0-48-3-72-10v165c19-16 37-27 52-33 15-7 35-11 59-11 32 0 61 10 86 28 26 19 45 43 59 72 14 30 20 61 20 91 0 35-8 68-25 99-18 30-41 53-71 71-29 17-61 26-97 26-28 0-55-7-79-22s-43-35-57-59c-14-25-20-53-20-81 0-13 4-24 12-32 9-9 19-13 32-13s24 4 33 13c8 8 13 19 13 32 0 12-5 23-13 32-9 8-20 14-33 14-2 0-4-1-6-1-3 0-5-2-6-2z">
          <text:p/>
        </draw:path>
        <draw:path draw:style-name="gr4" draw:text-style-name="P4" draw:layer="layout" svg:width="0.349cm" svg:height="0.582cm" svg:x="28.994cm" svg:y="2.816cm" svg:viewBox="0 0 350 583" svg:d="M0 583v-23c0-2 1-3 2-5l137-150c20-22 37-42 50-57 12-15 25-32 38-52 12-20 22-39 29-60 8-20 11-42 11-64 0-24-4-47-13-69s-22-39-39-52c-18-13-39-20-64-20s-48 8-68 23c-21 15-35 35-44 59 3 0 6 0 10 0 13 0 25 4 34 12 9 9 14 21 14 35 0 13-5 24-14 34-9 9-21 14-34 14-14 0-25-5-35-15-9-10-14-21-14-33 0-22 5-43 13-62s20-36 35-51c16-15 34-27 54-35 19-8 40-12 62-12 33 0 64 7 93 22 29 14 51 33 68 59s25 56 25 91c0 25-5 49-16 72-12 22-26 43-43 62-17 18-39 39-66 63-27 25-45 40-54 48l-99 95h85c41 0 75 0 103-1 27 0 42-1 44-3 7-7 14-34 21-80h25l-24 155z">
          <text:p/>
        </draw:path>
        <draw:path draw:style-name="gr4" draw:text-style-name="P4" draw:layer="layout" svg:width="0.478cm" svg:height="0.575cm" svg:x="29.416cm" svg:y="3.012cm" svg:viewBox="0 0 479 576" svg:d="M0 551c0-3 1-5 1-6l128-517c3-8 8-15 14-20 7-5 15-8 23-8s14 3 19 7 8 10 8 17c0 2 0 4-1 5 0 1 0 2 0 3l-52 205c-6 24-9 45-9 63 0 21 6 39 16 53s26 21 47 21c42 0 79-27 111-79 0-1 1-1 1-2v-1l63-254c2-8 7-14 14-20s16-8 24-8c7 0 13 2 18 6 5 5 8 11 8 18 0 4-1 6-1 7l-64 253c-4 16-6 30-6 42 0 25 8 38 25 38 20 0 33-11 43-34 9-22 17-49 24-81 1-4 3-5 7-5h10c2 0 4 1 6 2 2 2 2 4 2 6-10 41-21 73-33 98s-32 37-60 37c-20 0-37-6-52-17-14-11-24-26-29-45-14 19-31 33-51 45-19 11-40 17-61 17-37 0-65-8-86-26l-45 177c-1 8-5 15-12 20s-15 8-23 8c-7 0-13-3-19-7-5-4-8-10-8-18z">
          <text:p/>
        </draw:path>
        <draw:path draw:style-name="gr4" draw:text-style-name="P4" draw:layer="layout" svg:width="0.685cm" svg:height="0.386cm" svg:x="29.95cm" svg:y="3.012cm" svg:viewBox="0 0 686 387" svg:d="M0 387v-30c19 0 36-2 49-5 12-3 19-11 19-23v-240c0-15-3-26-7-33-5-7-12-12-21-13-8-2-22-2-40-2v-31l126-10v86c12-25 29-46 52-62s48-24 74-24c68 0 107 28 119 82 11-24 28-44 51-59 22-15 47-23 74-23 26 0 49 5 67 13 18 9 32 22 41 39s14 39 14 66v211c0 12 6 20 19 23s29 5 49 5v30h-201v-30c20 0 36-2 50-5 13-3 19-11 19-23v-208c0-30-4-53-12-71s-26-27-52-27c-33 0-61 13-83 40s-33 58-33 92v174c0 12 6 20 19 23s29 5 49 5v30h-199v-30c19 0 36-2 49-5 12-3 19-11 19-23v-208c0-29-4-52-13-71-8-18-25-27-50-27-34 0-62 13-84 40-21 27-32 58-32 92v174c0 12 6 20 19 23 12 3 29 5 49 5v30z">
          <text:p/>
        </draw:path>
        <draw:path draw:style-name="gr12" draw:text-style-name="P11" draw:layer="layout" svg:width="0.212cm" svg:height="0.211cm" svg:x="22.843cm" svg:y="3.062cm" svg:viewBox="0 0 213 212" svg:d="M213 105c0-58-48-105-106-105-59 0-107 47-107 105 0 59 48 107 107 107 58 0 106-48 106-107z">
          <text:p/>
        </draw:path>
        <draw:path draw:style-name="gr6" draw:text-style-name="P6" draw:layer="layout" svg:width="0.23cm" svg:height="0.229cm" svg:x="22.834cm" svg:y="3.053cm" svg:viewBox="0 0 231 230" svg:d="M115 17c54 0 98 45 98 98 0 54-44 97-98 97s-97-43-97-97c0-53 43-98 97-98zM115 0c-63 0-115 52-115 115 0 64 52 115 115 115s116-51 116-115c0-63-53-115-116-115z">
          <text:p/>
        </draw:path>
        <draw:path draw:style-name="gr4" draw:text-style-name="P4" draw:layer="layout" svg:width="0.542cm" svg:height="0.597cm" svg:x="23.586cm" svg:y="3.912cm" svg:viewBox="0 0 543 598" svg:d="M0 598v-31c60 0 90-10 90-28v-480c0-18-30-28-90-28v-31h493l25 201h-25c-7-51-16-87-27-110s-29-39-53-47c-25-8-62-13-112-13h-85c-11 0-19 1-25 2-6 0-11 3-14 7-4 4-6 11-6 19v213h64c30 0 52-2 67-7s25-15 30-29c6-14 8-36 8-66h26v235h-26c0-30-2-52-8-66-5-14-15-24-30-29s-37-7-67-7h-64v236c0 12 4 21 11 24s18 4 34 4h92c40 0 73-3 98-10s44-17 58-32 24-35 32-58c7-24 14-57 21-99h26l-38 230z">
          <text:p/>
        </draw:path>
        <draw:path draw:style-name="gr4" draw:text-style-name="P4" draw:layer="layout" svg:width="0.44cm" svg:height="0.377cm" svg:x="24.17cm" svg:y="4.132cm" svg:viewBox="0 0 441 378" svg:d="M0 378v-31c22 0 43-4 62-13 20-8 37-21 50-38l80-101-104-136c-10-12-21-20-33-23s-29-5-51-5v-31h181v31c-7 0-14 2-21 5-7 4-10 9-10 15 0 2 1 5 2 8l71 91 53-67c7-9 11-17 11-26 0-7-3-13-7-18-5-5-11-8-19-8v-31h161v31c-23 0-44 5-64 13-19 9-36 22-49 39l-70 88 112 149c11 12 23 20 35 23s29 4 51 4v31h-182v-31c7 0 14-1 21-5 6-3 9-8 9-15 0-2 0-5-2-7l-79-105-64 81c-6 7-9 16-9 25 0 8 2 14 7 19s11 7 17 7v31z">
          <text:p/>
        </draw:path>
        <draw:path draw:style-name="gr4" draw:text-style-name="P4" draw:layer="layout" svg:width="0.433cm" svg:height="0.555cm" svg:x="24.647cm" svg:y="4.123cm" svg:viewBox="0 0 434 556" svg:d="M0 556v-30c20 0 36-2 49-5 13-4 19-11 19-23v-421c0-16-5-26-17-30-11-4-28-6-51-6v-32l129-9v55c16-17 35-32 56-41 22-9 45-14 68-14 35 0 66 10 93 28 28 20 50 44 65 74 15 31 23 63 23 96 0 36-8 69-26 99-17 31-40 55-70 73s-62 27-98 27c-42 0-79-17-108-52v153c0 12 6 19 19 23 13 3 29 5 50 5v30zM132 302c10 21 24 38 42 52 20 13 40 20 61 20 20 0 38-6 54-16 15-11 28-26 39-44 10-18 18-37 23-57s7-40 7-59c0-23-4-48-12-75-9-27-21-50-39-69-17-18-38-29-62-29s-45 6-66 20c-20 11-35 28-47 48z">
          <text:p/>
        </draw:path>
        <draw:path draw:style-name="gr4" draw:text-style-name="P4" draw:layer="layout" svg:width="0.096cm" svg:height="0.096cm" svg:x="25.188cm" svg:y="4.413cm" svg:viewBox="0 0 97 97" svg:d="M0 49c0-13 5-25 14-34 10-9 22-15 35-15 8 0 16 2 23 7 8 5 14 11 18 18 4 8 7 16 7 24 0 13-5 24-14 34-10 9-21 14-34 14s-25-5-35-14c-9-10-14-21-14-34z">
          <text:p/>
        </draw:path>
        <draw:polygon draw:style-name="gr4" draw:text-style-name="P4" draw:layer="layout" svg:width="0.755cm" svg:height="0.036cm" svg:x="25.751cm" svg:y="3.765cm" svg:viewBox="0 0 756 37" draw:points="0,37 756,37 756,0 0,0">
          <text:p/>
        </draw:polygon>
        <draw:path draw:style-name="gr4" draw:text-style-name="P4" draw:layer="layout" svg:width="0.667cm" svg:height="0.597cm" svg:x="25.786cm" svg:y="3.912cm" svg:viewBox="0 0 668 598" svg:d="M8 598c-5 0-8-4-8-12 0-1 1-3 1-7 1-4 2-6 4-8 1-3 3-4 6-4 35 0 60-2 74-6 8-2 13-11 16-24l120-480c1-5 2-9 2-12 0-6-3-9-10-10-11-2-32-4-63-4-6 0-9-3-9-11 0-2 1-4 2-8 1-3 2-6 3-8 2-2 4-4 6-4h314c41 0 77 10 108 30 30 20 53 47 69 80 17 33 25 70 25 110 0 45-10 90-28 134-19 45-44 86-78 123-33 37-72 66-114 89-43 21-87 32-132 32zM171 560c0 5 10 7 30 7h102c32 0 63-6 93-21 31-13 58-31 81-55 22-22 41-50 59-86 17-35 30-72 39-111s14-74 14-107c0-23-3-45-10-64-8-19-17-35-30-49-13-13-30-24-49-31-19-8-40-12-64-12h-96c-16 0-26 2-31 4-5 3-10 12-14 26l-120 479c-2 8-4 14-4 20z">
          <text:p/>
        </draw:path>
        <draw:path draw:style-name="gr4" draw:text-style-name="P4" draw:layer="layout" svg:width="0.302cm" svg:height="0.386cm" svg:x="26.522cm" svg:y="4.373cm" svg:viewBox="0 0 303 387" svg:d="M0 387v-21c14 0 25-1 34-4 9-2 13-7 13-15v-295c0-11-4-18-11-21-8-2-20-4-36-4v-21l90-6v37c11-12 24-22 40-28 14-6 30-9 47-9 24 0 46 6 65 19s34 30 45 52c10 21 16 43 16 67s-6 47-18 68c-12 22-29 39-49 51-21 13-44 19-69 19-29 0-55-12-75-36v107c0 8 4 13 13 15 9 3 22 4 35 4v21zM92 210c7 15 17 26 30 36 13 9 27 14 42 14 14 0 27-4 37-11 11-8 20-18 27-31 8-12 13-26 17-39 3-14 5-28 5-41 0-16-3-34-9-53-6-20-15-36-27-49s-26-19-43-19-32 4-45 13c-15 8-26 19-34 34z">
          <text:p/>
        </draw:path>
        <draw:path draw:style-name="gr4" draw:text-style-name="P4" draw:layer="layout" svg:width="0.581cm" svg:height="0.205cm" svg:x="27.187cm" svg:y="4.188cm" svg:viewBox="0 0 582 206" svg:d="M17 206c-5 0-9-2-12-6s-5-8-5-13c0-4 2-8 5-12 3-3 7-5 12-5h549c4 0 8 2 11 5 3 4 5 8 5 12 0 5-2 9-5 13s-7 6-11 6zM17 35c-5 0-9-1-12-5-3-3-5-7-5-12 0-4 2-9 5-12 3-4 7-6 12-6h549c4 0 8 2 11 6 3 3 5 8 5 12 0 5-2 9-5 12-3 4-7 5-11 5z">
          <text:p/>
        </draw:path>
        <draw:path draw:style-name="gr4" draw:text-style-name="P4" draw:layer="layout" svg:width="0.292cm" svg:height="0.582cm" svg:x="28.145cm" svg:y="3.927cm" svg:viewBox="0 0 293 583" svg:d="M5 583v-31c73 0 109-9 109-27v-460c-30 15-68 22-114 22v-31c71 0 125-18 161-56h13c2 0 4 1 6 3 2 1 3 3 3 5v517c0 18 36 27 110 27v31z">
          <text:p/>
        </draw:path>
        <draw:path draw:style-name="gr4" draw:text-style-name="P4" draw:layer="layout" svg:width="0.362cm" svg:height="0.601cm" svg:x="28.547cm" svg:y="3.927cm" svg:viewBox="0 0 363 602" svg:d="M0 449c0-35 11-66 34-92 23-27 53-49 89-67l-33-21c-19-13-36-31-48-52-13-22-19-45-19-69 0-28 7-53 22-76 15-22 34-40 59-52 24-13 50-20 77-20 26 0 51 6 76 16 24 11 44 26 60 45 15 20 23 43 23 70 0 20-5 38-14 55s-22 32-38 45c-16 14-33 25-51 34l50 32c22 15 41 35 55 59 14 25 21 51 21 78 0 31-8 60-25 86s-39 46-67 61c-28 14-59 21-90 21-30 0-59-6-87-18-28-13-50-31-68-54-17-23-26-50-26-81zM47 449c0 23 6 45 19 64s29 33 50 44 43 17 65 17c34 0 66-11 94-30 27-20 41-46 41-79 0-11-2-22-7-33-4-11-10-21-18-30s-17-16-26-22l-119-75c-18 9-35 21-50 36s-27 32-36 50-13 38-13 58zM107 183l106 68c25-14 45-31 61-51 16-21 23-43 23-69 0-19-5-37-16-54-11-16-25-29-43-38s-37-13-57-13c-18 0-36 3-54 10s-32 17-44 30c-12 14-17 30-17 48 0 27 14 50 41 69z">
          <text:p/>
        </draw:path>
        <draw:path draw:style-name="gr4" draw:text-style-name="P4" draw:layer="layout" svg:width="0.349cm" svg:height="0.582cm" svg:x="28.994cm" svg:y="3.927cm" svg:viewBox="0 0 350 583" svg:d="M0 583v-24c0-1 1-2 2-4l137-151c20-22 37-41 50-56 12-15 25-33 38-52 12-20 22-40 29-60 8-20 11-42 11-65s-4-46-13-68-22-39-39-52c-18-13-39-20-64-20s-48 8-68 23c-21 15-35 35-44 59 3 0 6-1 10-1 13 0 25 5 34 13 9 9 14 20 14 35 0 13-5 24-14 33-9 10-21 14-34 14-14 0-25-4-35-14-9-10-14-21-14-33 0-22 5-43 13-62s20-37 35-51c16-15 34-27 54-35 19-8 40-12 62-12 33 0 64 7 93 21s51 34 68 60 25 56 25 90c0 26-5 50-16 73-12 22-26 43-43 62-17 18-39 39-66 63-27 23-45 39-54 47l-99 96h85c41 0 75 0 103-1 27 0 42-2 44-3 7-7 14-34 21-81h25l-24 156z">
          <text:p/>
        </draw:path>
        <draw:path draw:style-name="gr4" draw:text-style-name="P4" draw:layer="layout" svg:width="0.478cm" svg:height="0.575cm" svg:x="29.416cm" svg:y="4.123cm" svg:viewBox="0 0 479 576" svg:d="M0 551c0-3 1-5 1-6l128-517c3-8 8-15 14-20 7-5 15-8 23-8s14 2 19 7c5 4 8 10 8 17 0 2 0 4-1 5 0 1 0 2 0 3l-52 205c-6 24-9 45-9 63 0 21 6 39 16 53s26 21 47 21c42 0 79-27 111-80l1-1v-1l63-255c2-7 7-13 14-19s16-9 24-9c7 0 13 3 18 7 5 5 8 11 8 18 0 4-1 6-1 7l-64 253c-4 16-6 30-6 42 0 25 8 38 25 38 20 0 33-11 43-34 9-22 17-49 24-81 1-4 3-6 7-6h10c2 0 4 1 6 3s2 4 2 6c-10 41-21 73-33 98s-32 37-60 37c-20 0-37-6-52-17-14-11-24-26-29-45-14 19-31 33-51 45-19 11-40 17-61 17-37 0-65-9-86-26l-45 177c-1 8-5 15-12 20s-15 8-23 8c-7 0-13-3-19-7-5-5-8-10-8-18z">
          <text:p/>
        </draw:path>
        <draw:path draw:style-name="gr4" draw:text-style-name="P4" draw:layer="layout" svg:width="0.685cm" svg:height="0.386cm" svg:x="29.95cm" svg:y="4.123cm" svg:viewBox="0 0 686 387" svg:d="M0 387v-31c19 0 36-1 49-4 12-4 19-11 19-23v-240c0-15-3-27-7-34-5-7-12-11-21-12-8-2-22-3-40-3v-31l126-9v85c12-25 29-45 52-61s48-24 74-24c68 0 107 28 119 82 11-24 28-44 51-59 22-15 47-23 74-23 26 0 49 5 67 13 18 9 32 22 41 39s14 39 14 66v211c0 12 6 19 19 23 13 3 29 4 49 4v31h-201v-31c20 0 36-1 50-4 13-4 19-11 19-23v-208c0-30-4-54-12-72-8-17-26-26-52-26-33 0-61 13-83 40s-33 58-33 92v174c0 12 6 19 19 23 13 3 29 4 49 4v31h-199v-31c19 0 36-1 49-4 12-4 19-11 19-23v-208c0-29-4-53-13-71-8-18-25-27-50-27-34 0-62 13-84 40-21 27-32 58-32 92v174c0 12 6 19 19 23 12 3 29 4 49 4v31z">
          <text:p/>
        </draw:path>
        <draw:path draw:style-name="gr13" draw:text-style-name="P12" draw:layer="layout" svg:width="0.212cm" svg:height="0.212cm" svg:x="22.843cm" svg:y="4.172cm" svg:viewBox="0 0 213 213" svg:d="M213 106c0-58-48-106-106-106-59 0-107 48-107 106 0 60 48 107 107 107 58 0 106-47 106-107z">
          <text:p/>
        </draw:path>
        <draw:path draw:style-name="gr6" draw:text-style-name="P6" draw:layer="layout" svg:width="0.23cm" svg:height="0.229cm" svg:x="22.834cm" svg:y="4.164cm" svg:viewBox="0 0 231 230" svg:d="M115 17c54 0 98 44 98 98s-44 97-98 97-97-43-97-97 43-98 97-98zM115 0c-63 0-115 51-115 115s52 115 115 115 116-51 116-115-53-115-116-115z">
          <text:p/>
        </draw:path>
        <draw:path draw:style-name="gr4" draw:text-style-name="P4" draw:layer="layout" svg:width="0.387cm" svg:height="0.635cm" svg:x="23.608cm" svg:y="4.966cm" svg:viewBox="0 0 388 636" svg:d="M0 629v-204c0-5 3-8 8-8h10c2 0 3 1 5 2 1 2 2 5 2 6 0 57 18 102 53 133s83 47 140 47c21 0 39-6 56-17 17-12 31-27 40-46 10-19 14-39 14-59 0-18-3-35-10-51-7-18-18-32-31-44-13-13-29-21-45-25l-115-28c-37-10-68-30-91-61-24-30-36-65-36-104 0-30 8-58 23-84 15-27 36-48 62-63s55-23 85-23c58 0 105 20 139 59l36-56c2-2 4-3 6-3h6c2 0 3 1 5 2 1 1 2 3 2 5v203c0 5-2 7-7 7h-10c-6 0-9-2-9-7 0-15-2-31-7-49-5-17-12-34-21-51-9-16-18-29-28-39-28-29-66-43-112-43-20 0-38 5-56 15-17 10-30 24-40 41-10 18-15 36-15 55 0 25 8 48 23 68 16 20 36 34 62 40l113 28c19 5 37 13 53 25 17 11 31 25 42 41 11 15 20 33 26 52s10 40 10 60c0 32-8 62-22 90-15 28-35 50-61 67-27 17-55 26-87 26-19 0-39-2-59-7-20-4-40-11-57-19-17-9-32-20-46-34l-37 57c-2 2-4 3-6 3h-5c-5 0-8-3-8-7z">
          <text:p/>
        </draw:path>
        <draw:path draw:style-name="gr4" draw:text-style-name="P4" draw:layer="layout" svg:width="0.19cm" svg:height="0.585cm" svg:x="24.076cm" svg:y="4.997cm" svg:viewBox="0 0 191 586" svg:d="M0 586v-31c20 0 36-2 49-6 13-3 19-11 19-23v-238c0-23-4-36-13-41s-26-8-52-8v-31l126-9v327c0 12 6 20 17 23 12 4 27 6 45 6v31zM37 49c0-13 5-24 14-34 10-10 21-15 33-15 9 0 17 3 24 7 8 4 14 10 18 18 5 8 7 16 7 24 0 12-5 23-15 33-9 10-21 14-34 14-12 0-23-4-33-14-9-10-14-21-14-33z">
          <text:p/>
        </draw:path>
        <draw:path draw:style-name="gr4" draw:text-style-name="P4" draw:layer="layout" svg:width="0.685cm" svg:height="0.386cm" svg:x="24.32cm" svg:y="5.196cm" svg:viewBox="0 0 686 387" svg:d="M0 387v-31c20 0 36-2 49-5s19-11 19-23v-238c0-16-2-27-7-34s-11-11-20-13c-9-1-23-2-41-2v-31l126-10v86c12-25 29-45 52-61s48-25 75-25c67 0 107 28 118 83 12-25 29-45 51-60 23-15 47-23 74-23 26 0 49 5 67 14 18 8 31 21 40 39 10 17 14 39 14 65v210c0 12 7 20 20 23 12 3 29 5 49 5v31h-200v-31c19 0 36-2 49-5 12-3 19-11 19-23v-207c0-29-4-53-13-71-8-18-25-27-50-27-34 0-62 14-84 41s-33 57-33 92v172c0 12 7 20 20 23 12 3 29 5 49 5v31h-200v-31c20 0 36-2 49-5s19-11 19-23v-207c0-28-4-52-12-70-9-19-25-28-51-28-34 0-62 14-83 41-22 27-33 57-33 92v172c0 12 6 20 19 23s29 5 49 5v31z">
          <text:p/>
        </draw:path>
        <draw:path draw:style-name="gr4" draw:text-style-name="P4" draw:layer="layout" svg:width="0.096cm" svg:height="0.096cm" svg:x="25.102cm" svg:y="5.486cm" svg:viewBox="0 0 97 97" svg:d="M0 47c0-13 5-24 15-33 9-10 22-14 34-14 8 0 16 2 24 6 7 4 13 10 17 18 5 8 7 16 7 23 0 13-5 26-14 35-10 10-21 15-34 15-12 0-25-5-34-15-10-9-15-22-15-35z">
          <text:p/>
        </draw:path>
        <draw:line draw:style-name="gr9" draw:text-style-name="P2" draw:layer="layout" svg:x1="22.419cm" svg:y1="5.37cm" svg:x2="23.479cm" svg:y2="5.37cm">
          <text:p/>
        </draw:line>
        <draw:polygon draw:style-name="gr10" draw:text-style-name="P9" draw:layer="layout" svg:width="0.264cm" svg:height="0.264cm" svg:x="22.817cm" svg:y="5.238cm" svg:viewBox="0 0 265 265" draw:points="0,265 265,265 265,0 0,0">
          <text:p/>
        </draw:polygon>
        <draw:polygon draw:style-name="gr1" draw:text-style-name="P1" draw:layer="layout" svg:width="2.884cm" svg:height="2.884cm" svg:x="1.86cm" svg:y="15.504cm" svg:viewBox="0 0 2885 2885" draw:points="0,2885 2885,2885 2885,0 0,0">
          <text:p/>
        </draw:polygon>
        <draw:line draw:style-name="gr14" draw:text-style-name="P2" draw:layer="layout" svg:x1="1.86cm" svg:y1="15.504cm" svg:x2="1.86cm" svg:y2="18.388cm">
          <text:p/>
        </draw:line>
        <draw:line draw:style-name="gr14" draw:text-style-name="P2" draw:layer="layout" svg:x1="4.744cm" svg:y1="15.504cm" svg:x2="4.744cm" svg:y2="18.388cm">
          <text:p/>
        </draw:line>
        <draw:line draw:style-name="gr14" draw:text-style-name="P2" draw:layer="layout" svg:x1="1.86cm" svg:y1="15.504cm" svg:x2="4.744cm" svg:y2="15.504cm">
          <text:p/>
        </draw:line>
        <draw:line draw:style-name="gr14" draw:text-style-name="P2" draw:layer="layout" svg:x1="1.86cm" svg:y1="18.388cm" svg:x2="4.744cm" svg:y2="18.388cm">
          <text:p/>
        </draw:line>
        <draw:path draw:style-name="gr4" draw:text-style-name="P4" draw:layer="layout" svg:width="0.274cm" svg:height="0.547cm" svg:x="2.675cm" svg:y="14.484cm" svg:viewBox="0 0 275 548" svg:d="M73 432v-240h-73v-23c38 0 66-18 84-53 18-36 27-74 27-116h25v161h125v31h-125v239c0 24 5 45 13 63s22 28 44 28c20 0 34-10 43-29s14-40 14-62v-52h25v53c0 18-4 36-10 54-7 18-17 33-30 44-13 12-29 18-49 18-35 0-62-10-82-32-21-21-31-49-31-84z">
          <text:p/>
        </draw:path>
        <draw:path draw:style-name="gr4" draw:text-style-name="P4" draw:layer="layout" svg:width="0.164cm" svg:height="0.41cm" svg:x="3.018cm" svg:y="14.751cm" svg:viewBox="0 0 165 411" svg:d="M31 360c0-8 2-16 5-24l50-131c5-15 7-28 7-38 0-12-4-18-13-18-16 0-29 9-39 25-11 18-19 36-24 57 0 2-2 3-5 3h-7c-3 0-5-2-5-5v-2c7-24 17-46 30-65 14-19 31-28 51-28 15 0 27 5 37 14 10 10 15 22 15 37 0 8-2 16-5 24l-49 130c-6 14-9 26-9 37 0 12 5 18 14 18 16 0 29-8 40-25 10-17 18-35 22-55 1-2 3-4 5-4h8c1 0 3 1 4 2 2 1 2 2 2 4 0 0 0 1-1 2-6 23-16 44-30 63-13 20-30 30-51 30-14 0-26-5-36-15-11-10-16-22-16-36zM100 34c0-9 4-17 11-23 7-7 15-11 23-11 7 0 13 2 17 7 5 4 7 9 7 16 0 9-4 17-11 24-7 6-15 10-24 10-6 0-12-2-16-7-5-4-7-10-7-16z">
          <text:p/>
        </draw:path>
        <draw:path draw:style-name="gr4" draw:text-style-name="P4" draw:layer="layout" svg:width="0.281cm" svg:height="0.393cm" svg:x="3.223cm" svg:y="14.885cm" svg:viewBox="0 0 282 394" svg:d="M0 357c0-10 4-19 11-26 7-8 15-11 25-11 7 0 12 2 17 6 4 4 7 9 7 15 0 8-3 15-7 20-4 6-9 10-16 13 11 3 28 5 51 5 19 0 36-8 51-22 16-14 26-31 31-50l17-72c-22 23-45 34-68 34-18 0-33-4-45-13s-22-22-28-37c-7-15-10-30-10-47 0-18 3-38 11-58 8-21 19-40 32-57 14-18 30-31 48-42 17-10 36-15 56-15 12 0 23 3 32 10 10 6 17 15 23 25 4-15 12-23 26-23 5 0 9 1 13 4s5 7 5 13c0 1 0 2 0 2 0 1 0 2 0 2l-70 278c-3 13-9 24-17 35-9 10-19 19-30 26-12 7-25 12-38 16-14 4-27 6-40 6-23 0-43-2-60-6-17-5-27-15-27-31zM120 254c26 0 51-19 76-55l34-133c-3-14-8-26-17-36-8-10-18-15-31-15-14 0-26 6-38 17s-22 24-30 39-15 36-22 63c-7 28-11 49-11 65 0 14 4 27 10 37 6 12 16 18 29 18z">
          <text:p/>
        </draw:path>
        <draw:path draw:style-name="gr4" draw:text-style-name="P4" draw:layer="layout" svg:width="0.333cm" svg:height="0.276cm" svg:x="3.548cm" svg:y="14.885cm" svg:viewBox="0 0 334 277" svg:d="M30 259c0-2 0-4 1-5l45-183c3-11 5-21 5-29 0-18-6-27-18-27-13 0-22 8-28 23-7 15-13 35-18 58 0 1-1 2-2 2-1 1-2 1-3 1h-7c-2 0-3 0-4-2-1-1-1-3-1-4 4-17 8-32 12-45 4-12 11-23 19-33 9-10 19-15 32-15 16 0 29 5 41 14 11 10 17 22 17 37 12-16 27-28 43-38 16-9 33-13 52-13 14 0 27 2 37 7 11 5 20 12 26 22 5 10 8 22 8 36 0 17-4 37-11 62-8 23-18 49-29 78-5 14-8 26-8 37 0 12 4 18 14 18 15 0 30-8 40-25 11-17 18-35 23-55 1-2 2-4 5-4h7c2 0 3 1 4 2s2 2 2 4c0 0-1 1-1 2-5 23-15 44-29 63-14 20-31 30-52 30-15 0-27-5-37-15s-15-22-15-36c0-8 1-16 4-24 6-13 12-29 18-47 7-19 12-37 16-54 5-17 7-32 7-45 0-11-2-21-7-29s-13-12-24-12c-15 0-28 4-41 10-12 7-23 15-32 26-10 11-18 24-26 38l-41 167c-2 6-5 11-10 15-4 4-10 6-16 6-5 0-9-2-12-5-4-3-6-8-6-13z">
          <text:p/>
        </draw:path>
        <draw:frame draw:style-name="gr15" draw:text-style-name="P2" draw:layer="layout" svg:width="2.883cm" svg:height="2.883cm" svg:x="1.861cm" svg:y="15.505cm">
          <draw:image xlink:href="Pictures/10000000000000DA000000DA225551D11E9C11E8.png" xlink:type="simple" xlink:show="embed" xlink:actuate="onLoad" loext:mime-type="image/png">
            <text:p/>
          </draw:image>
        </draw:frame>
        <draw:polygon draw:style-name="gr1" draw:text-style-name="P1" draw:layer="layout" svg:width="2.884cm" svg:height="2.884cm" svg:x="4.744cm" svg:y="15.504cm" svg:viewBox="0 0 2885 2885" draw:points="0,2885 2885,2885 2885,0 0,0">
          <text:p/>
        </draw:polygon>
        <draw:line draw:style-name="gr14" draw:text-style-name="P2" draw:layer="layout" svg:x1="4.744cm" svg:y1="15.504cm" svg:x2="4.744cm" svg:y2="18.388cm">
          <text:p/>
        </draw:line>
        <draw:line draw:style-name="gr14" draw:text-style-name="P2" draw:layer="layout" svg:x1="7.628cm" svg:y1="15.504cm" svg:x2="7.628cm" svg:y2="18.388cm">
          <text:p/>
        </draw:line>
        <draw:line draw:style-name="gr14" draw:text-style-name="P2" draw:layer="layout" svg:x1="4.744cm" svg:y1="15.504cm" svg:x2="7.628cm" svg:y2="15.504cm">
          <text:p/>
        </draw:line>
        <draw:line draw:style-name="gr14" draw:text-style-name="P2" draw:layer="layout" svg:x1="4.744cm" svg:y1="18.388cm" svg:x2="7.628cm" svg:y2="18.388cm">
          <text:p/>
        </draw:line>
        <draw:path draw:style-name="gr4" draw:text-style-name="P4" draw:layer="layout" svg:width="0.58cm" svg:height="0.582cm" svg:x="5.131cm" svg:y="14.512cm" svg:viewBox="0 0 581 583" svg:d="M16 309c-5 0-9-2-12-6s-4-8-4-12 1-8 4-12 7-5 12-5h257v-258c0-5 2-8 5-11s7-5 12-5c4 0 8 2 12 5s6 6 6 11v258h257c5 0 8 1 11 5 4 4 5 8 5 12s-1 8-5 12c-3 4-6 6-11 6h-257v258c0 5-2 8-6 11s-8 5-12 5c-5 0-9-2-12-5s-5-6-5-11v-258z">
          <text:p/>
        </draw:path>
        <draw:path draw:style-name="gr4" draw:text-style-name="P4" draw:layer="layout" svg:width="0.291cm" svg:height="0.581cm" svg:x="5.844cm" svg:y="14.44cm" svg:viewBox="0 0 292 582" svg:d="M4 582v-30c73 0 110-10 110-28v-460c-30 15-68 22-114 22v-31c71 0 125-18 162-55h12c2 0 4 0 6 2s3 3 3 5v517c0 18 36 28 109 28v30z">
          <text:p/>
        </draw:path>
        <draw:path draw:style-name="gr4" draw:text-style-name="P4" draw:layer="layout" svg:width="0.686cm" svg:height="0.385cm" svg:x="6.234cm" svg:y="14.636cm" svg:viewBox="0 0 687 386" svg:d="M0 386v-30c20 0 37-2 49-5 13-3 20-11 20-23v-240c0-15-3-26-7-33-5-7-12-12-21-13-8-2-22-2-41-2v-31l127-9v85c12-25 29-46 52-62s48-23 74-23c69 0 108 27 120 81 11-24 28-44 51-59 22-15 47-22 74-22 26 0 48 4 66 12 18 9 32 22 41 39 9 18 14 39 14 66v211c0 12 6 20 19 23s29 5 49 5v30h-200v-30c20 0 36-2 49-5s19-11 19-23v-208c0-30-4-53-12-71s-25-27-51-27c-33 0-61 13-83 40s-33 58-33 93v173c0 12 6 20 19 23s29 5 49 5v30h-200v-30c19 0 37-2 50-5 12-3 19-11 19-23v-208c0-29-4-52-13-71-8-18-25-27-52-27-33 0-61 13-83 40-21 27-32 58-32 93v173c0 12 6 20 19 23 12 3 29 5 49 5v30z">
          <text:p/>
        </draw:path>
        <draw:path draw:style-name="gr4" draw:text-style-name="P4" draw:layer="layout" svg:width="0.286cm" svg:height="0.401cm" svg:x="6.972cm" svg:y="14.63cm" svg:viewBox="0 0 287 402" svg:d="M0 395v-142c0-5 3-8 8-8h11c4 0 6 3 8 8 16 84 55 126 117 126 28 0 51-6 70-19 18-12 28-32 28-58 0-19-8-35-22-48-15-13-32-22-52-27l-58-11c-20-4-38-11-54-20s-29-20-39-35c-12-15-17-32-17-51 0-26 7-47 22-63 13-16 31-28 52-35 22-9 45-12 70-12 30 0 56 9 78 25l25-23c0-2 2-2 4-2h7c2 0 3 1 5 2 1 2 2 4 2 6v114c0 6-3 9-7 9h-11c-5 0-7-3-7-9 0-30-9-54-26-73-17-18-40-28-71-28-26 0-48 5-68 15-19 9-29 26-29 50 0 16 7 29 21 40 14 10 30 17 49 22l59 11c20 4 38 12 56 23 17 11 30 25 40 41 11 16 16 35 16 56s-4 39-11 54c-8 16-18 29-31 39-12 10-28 18-45 23-18 5-36 7-56 7-36 0-67-12-93-37l-32 35c0 1-2 2-5 2h-6c-5 0-8-2-8-7z">
          <text:p/>
        </draw:path>
        <draw:frame draw:style-name="gr15" draw:text-style-name="P2" draw:layer="layout" svg:width="2.883cm" svg:height="2.883cm" svg:x="4.745cm" svg:y="15.505cm">
          <draw:image xlink:href="Pictures/10000000000000DA000000DAF850968818D9F67A.png" xlink:type="simple" xlink:show="embed" xlink:actuate="onLoad" loext:mime-type="image/png">
            <text:p/>
          </draw:image>
        </draw:frame>
        <draw:polygon draw:style-name="gr1" draw:text-style-name="P1" draw:layer="layout" svg:width="2.884cm" svg:height="2.884cm" svg:x="7.628cm" svg:y="15.504cm" svg:viewBox="0 0 2885 2885" draw:points="0,2885 2885,2885 2885,0 0,0">
          <text:p/>
        </draw:polygon>
        <draw:line draw:style-name="gr14" draw:text-style-name="P2" draw:layer="layout" svg:x1="7.628cm" svg:y1="15.504cm" svg:x2="7.628cm" svg:y2="18.388cm">
          <text:p/>
        </draw:line>
        <draw:line draw:style-name="gr14" draw:text-style-name="P2" draw:layer="layout" svg:x1="10.512cm" svg:y1="15.504cm" svg:x2="10.512cm" svg:y2="18.388cm">
          <text:p/>
        </draw:line>
        <draw:line draw:style-name="gr14" draw:text-style-name="P2" draw:layer="layout" svg:x1="7.628cm" svg:y1="15.504cm" svg:x2="10.512cm" svg:y2="15.504cm">
          <text:p/>
        </draw:line>
        <draw:line draw:style-name="gr14" draw:text-style-name="P2" draw:layer="layout" svg:x1="7.628cm" svg:y1="18.388cm" svg:x2="10.512cm" svg:y2="18.388cm">
          <text:p/>
        </draw:line>
        <draw:path draw:style-name="gr4" draw:text-style-name="P4" draw:layer="layout" svg:width="0.58cm" svg:height="0.582cm" svg:x="8.015cm" svg:y="14.512cm" svg:viewBox="0 0 581 583" svg:d="M16 309c-5 0-9-2-12-6s-4-8-4-12 1-8 4-12 7-5 12-5h257v-258c0-5 2-8 5-11s7-5 12-5c4 0 8 2 12 5s6 6 6 11v258h257c4 0 8 1 11 5s5 8 5 12-2 8-5 12-7 6-11 6h-257v258c0 5-2 8-6 11s-8 5-12 5c-5 0-9-2-12-5s-5-6-5-11v-258z">
          <text:p/>
        </draw:path>
        <draw:path draw:style-name="gr4" draw:text-style-name="P4" draw:layer="layout" svg:width="0.349cm" svg:height="0.581cm" svg:x="8.695cm" svg:y="14.44cm" svg:viewBox="0 0 350 582" svg:d="M0 582v-23c0-2 0-3 1-5l136-150c21-22 37-42 51-57 13-15 25-32 38-52 12-19 22-39 30-60 7-20 11-42 11-64 0-24-5-47-14-69-8-22-22-39-39-52-18-13-40-19-65-19s-48 7-68 22-34 35-42 59c2 0 5 0 9 0 13 0 24 4 33 13 10 8 14 20 14 34 0 13-4 24-14 34-9 9-20 14-33 14-14 0-25-5-34-15-10-9-14-21-14-33 0-22 4-43 12-62s20-36 36-51c15-15 33-26 52-34 20-8 40-12 62-12 35 0 66 7 94 21 29 14 52 34 69 59 16 26 25 56 25 91 0 25-6 49-17 72s-25 43-43 62c-17 18-39 40-66 63-27 25-46 40-54 48l-100 96h85c42 0 76-1 104-2 28 0 42-1 44-3 7-7 14-34 21-80h26l-25 155z">
          <text:p/>
        </draw:path>
        <draw:path draw:style-name="gr4" draw:text-style-name="P4" draw:layer="layout" svg:width="0.686cm" svg:height="0.385cm" svg:x="9.118cm" svg:y="14.636cm" svg:viewBox="0 0 687 386" svg:d="M0 386v-30c20 0 37-2 49-5 13-3 20-11 20-23v-240c0-15-3-26-7-33-5-7-12-12-21-13-8-2-22-2-41-2v-31l127-9v85c12-25 30-46 53-62s48-23 74-23c68 0 107 27 119 81 11-24 28-44 51-59 22-15 47-22 73-22 27 0 49 4 67 12 18 9 32 22 41 39 9 18 14 39 14 66v211c0 12 6 20 19 23s29 5 49 5v30h-200v-30c20 0 36-2 49-5s19-11 19-23v-208c0-30-4-53-12-71s-25-27-51-27c-33 0-61 13-83 40s-33 58-33 93v173c0 12 6 20 19 23s29 5 49 5v30h-200v-30c20 0 37-2 49-5 13-3 20-11 20-23v-208c0-29-4-52-13-71-8-18-25-27-51-27-33 0-61 13-83 40-21 27-32 58-32 93v173c0 12 6 20 19 23 12 3 29 5 48 5v30z">
          <text:p/>
        </draw:path>
        <draw:path draw:style-name="gr4" draw:text-style-name="P4" draw:layer="layout" svg:width="0.286cm" svg:height="0.401cm" svg:x="9.856cm" svg:y="14.63cm" svg:viewBox="0 0 287 402" svg:d="M0 395v-142c0-5 3-8 8-8h10c4 0 6 3 7 8 17 84 56 126 118 126 28 0 51-6 70-19 18-12 27-32 27-58 0-19-7-35-21-48-15-13-32-22-52-27l-58-11c-20-4-38-11-54-20s-29-20-39-35c-11-15-16-32-16-51 0-26 7-47 21-63 13-16 31-28 52-35 22-9 45-12 70-12 30 0 56 9 78 25l25-23c0-2 2-2 4-2h7c2 0 3 1 6 2 1 2 2 4 2 6v114c0 6-4 9-8 9h-11c-5 0-7-3-7-9 0-30-9-54-26-73-17-18-40-28-71-28-26 0-48 5-68 15-19 9-29 26-29 50 0 16 7 29 21 40 14 10 30 17 49 22l59 11c20 4 38 12 55 23 18 11 31 25 42 41 10 16 16 35 16 56s-4 39-11 54c-8 16-19 29-32 39-12 10-28 18-45 23-18 5-36 7-56 7-36 0-67-12-93-37l-32 35c0 1-2 2-5 2h-5c-5 0-8-2-8-7z">
          <text:p/>
        </draw:path>
        <draw:frame draw:style-name="gr15" draw:text-style-name="P2" draw:layer="layout" svg:width="2.883cm" svg:height="2.883cm" svg:x="7.629cm" svg:y="15.505cm">
          <draw:image xlink:href="Pictures/10000000000000DA000000DAF92792BE0AFE02DB.jpg" xlink:type="simple" xlink:show="embed" xlink:actuate="onLoad" loext:mime-type="image/jpeg">
            <text:p/>
          </draw:image>
        </draw:frame>
        <draw:polygon draw:style-name="gr1" draw:text-style-name="P1" draw:layer="layout" svg:width="2.884cm" svg:height="2.884cm" svg:x="10.512cm" svg:y="15.504cm" svg:viewBox="0 0 2885 2885" draw:points="0,2885 2885,2885 2885,0 0,0">
          <text:p/>
        </draw:polygon>
        <draw:line draw:style-name="gr14" draw:text-style-name="P2" draw:layer="layout" svg:x1="10.512cm" svg:y1="15.504cm" svg:x2="10.512cm" svg:y2="18.388cm">
          <text:p/>
        </draw:line>
        <draw:line draw:style-name="gr14" draw:text-style-name="P2" draw:layer="layout" svg:x1="13.396cm" svg:y1="15.504cm" svg:x2="13.396cm" svg:y2="18.388cm">
          <text:p/>
        </draw:line>
        <draw:line draw:style-name="gr14" draw:text-style-name="P2" draw:layer="layout" svg:x1="10.512cm" svg:y1="15.504cm" svg:x2="13.396cm" svg:y2="15.504cm">
          <text:p/>
        </draw:line>
        <draw:line draw:style-name="gr14" draw:text-style-name="P2" draw:layer="layout" svg:x1="10.512cm" svg:y1="18.388cm" svg:x2="13.396cm" svg:y2="18.388cm">
          <text:p/>
        </draw:line>
        <draw:path draw:style-name="gr4" draw:text-style-name="P4" draw:layer="layout" svg:width="0.58cm" svg:height="0.582cm" svg:x="10.899cm" svg:y="14.512cm" svg:viewBox="0 0 581 583" svg:d="M16 309c-5 0-9-2-12-6s-4-8-4-12 1-8 4-12 7-5 12-5h257v-258c0-5 1-8 5-11 3-3 7-5 12-5 4 0 8 2 12 5s6 6 6 11v258h257c4 0 8 1 11 5s5 8 5 12-2 8-5 12-7 6-11 6h-257v258c0 5-2 8-6 11s-8 5-12 5c-5 0-9-2-12-5-4-3-5-6-5-11v-258z">
          <text:p/>
        </draw:path>
        <draw:path draw:style-name="gr4" draw:text-style-name="P4" draw:layer="layout" svg:width="0.362cm" svg:height="0.6cm" svg:x="11.572cm" svg:y="14.44cm" svg:viewBox="0 0 363 601" svg:d="M46 515c14 20 33 34 56 44s47 15 74 15c34 0 58-15 73-44 14-28 21-61 21-98 0-16-2-33-5-49-2-17-7-32-15-46-7-15-17-26-29-34-12-9-28-13-46-13h-58c-5 0-8-3-8-8v-8c0-5 3-7 8-7l48-4c20 0 38-8 52-24 13-15 23-34 29-56 7-22 10-43 10-63 0-28-7-50-20-68s-32-27-60-27c-22 0-44 4-64 12-20 9-36 22-48 39 1-1 2-1 3-1s2 0 3 0c13 0 24 4 33 13 8 10 13 20 13 33s-5 24-13 33c-9 9-20 13-33 13s-24-4-33-13-14-20-14-33c0-25 8-46 23-65s35-33 58-42c24-10 48-14 72-14 17 0 37 2 57 8 19 5 37 13 53 22 16 10 29 23 39 38s15 33 15 52c0 25-5 47-16 68s-26 39-45 54-40 27-63 35c25 4 49 14 72 28s41 32 55 55c13 22 20 46 20 71 0 32-9 61-26 87-18 26-41 47-70 61-28 15-58 22-91 22-27 0-55-5-82-15-28-11-50-26-68-47-17-20-26-45-26-75 0-14 5-26 15-36 9-9 21-14 36-14 9 0 18 2 25 7 8 4 14 10 19 18 4 8 6 16 6 25 0 15-5 27-14 36-10 10-22 15-36 15z">
          <text:p/>
        </draw:path>
        <draw:path draw:style-name="gr4" draw:text-style-name="P4" draw:layer="layout" svg:width="0.686cm" svg:height="0.385cm" svg:x="12.002cm" svg:y="14.636cm" svg:viewBox="0 0 687 386" svg:d="M0 386v-30c20 0 37-2 49-5 13-3 20-11 20-23v-240c0-15-3-26-7-33-5-7-12-12-21-13-9-2-22-2-41-2v-31l127-9v85c11-25 29-46 52-62s48-23 74-23c68 0 107 27 119 81 11-24 28-44 51-59 22-15 47-22 73-22 27 0 49 4 67 12 18 9 32 22 41 39 9 18 14 39 14 66v211c0 12 6 20 19 23s29 5 50 5v30h-201v-30c20 0 36-2 49-5s19-11 19-23v-208c0-30-4-53-12-71s-25-27-51-27c-34 0-61 13-83 40s-33 58-33 93v173c0 12 6 20 19 23s29 5 49 5v30h-200v-30c20 0 37-2 49-5 13-3 20-11 20-23v-208c0-29-4-52-13-71-8-18-25-27-51-27-33 0-61 13-83 40s-32 58-32 93v173c0 12 6 20 19 23 12 3 29 5 48 5v30z">
          <text:p/>
        </draw:path>
        <draw:path draw:style-name="gr4" draw:text-style-name="P4" draw:layer="layout" svg:width="0.285cm" svg:height="0.401cm" svg:x="12.74cm" svg:y="14.63cm" svg:viewBox="0 0 286 402" svg:d="M0 395v-142c0-5 3-8 8-8h10c4 0 6 3 7 8 17 84 56 126 118 126 28 0 51-6 69-19 20-12 29-32 29-58 0-19-7-35-22-48s-32-22-52-27l-58-11c-20-4-38-11-54-20s-29-20-39-35c-11-15-16-32-16-51 0-26 7-47 20-63 14-16 32-28 53-35 22-9 45-12 70-12 30 0 56 9 78 25l26-23c0-2 2-2 4-2h7c2 0 3 1 4 2 2 2 3 4 3 6v114c0 6-3 9-7 9h-11c-5 0-7-3-7-9 0-30-9-54-27-73-17-18-40-28-71-28-26 0-48 5-68 15-19 9-29 26-29 50 0 16 7 29 21 40 14 10 30 17 49 22l59 11c20 4 38 12 56 23s31 25 41 41 15 35 15 56-3 39-11 54c-7 16-17 29-30 39-12 10-29 18-46 23-18 5-36 7-56 7-36 0-67-12-93-37l-32 35c0 1-2 2-5 2h-5c-5 0-8-2-8-7z">
          <text:p/>
        </draw:path>
        <draw:frame draw:style-name="gr15" draw:text-style-name="P2" draw:layer="layout" svg:width="2.883cm" svg:height="2.883cm" svg:x="10.513cm" svg:y="15.505cm">
          <draw:image xlink:href="Pictures/10000000000000DA000000DA13A57CD1E0CE6F9E.jpg" xlink:type="simple" xlink:show="embed" xlink:actuate="onLoad" loext:mime-type="image/jpeg">
            <text:p/>
          </draw:image>
        </draw:frame>
        <draw:polygon draw:style-name="gr1" draw:text-style-name="P1" draw:layer="layout" svg:width="2.884cm" svg:height="2.884cm" svg:x="13.396cm" svg:y="15.504cm" svg:viewBox="0 0 2885 2885" draw:points="0,2885 2885,2885 2885,0 0,0">
          <text:p/>
        </draw:polygon>
        <draw:line draw:style-name="gr14" draw:text-style-name="P2" draw:layer="layout" svg:x1="13.396cm" svg:y1="15.504cm" svg:x2="13.396cm" svg:y2="18.388cm">
          <text:p/>
        </draw:line>
        <draw:line draw:style-name="gr14" draw:text-style-name="P2" draw:layer="layout" svg:x1="16.28cm" svg:y1="15.504cm" svg:x2="16.28cm" svg:y2="18.388cm">
          <text:p/>
        </draw:line>
        <draw:line draw:style-name="gr14" draw:text-style-name="P2" draw:layer="layout" svg:x1="13.396cm" svg:y1="15.504cm" svg:x2="16.28cm" svg:y2="15.504cm">
          <text:p/>
        </draw:line>
        <draw:line draw:style-name="gr14" draw:text-style-name="P2" draw:layer="layout" svg:x1="13.396cm" svg:y1="18.388cm" svg:x2="16.28cm" svg:y2="18.388cm">
          <text:p/>
        </draw:line>
        <draw:path draw:style-name="gr4" draw:text-style-name="P4" draw:layer="layout" svg:width="0.58cm" svg:height="0.582cm" svg:x="13.783cm" svg:y="14.512cm" svg:viewBox="0 0 581 583" svg:d="M16 309c-5 0-9-2-12-6s-4-8-4-12 1-8 4-12 7-5 12-5h257v-258c0-5 1-8 5-11 3-3 7-5 12-5 4 0 8 2 12 5s6 6 6 11v258h257c4 0 8 1 11 5s5 8 5 12-2 8-5 12-7 6-11 6h-257v258c0 5-2 8-6 11s-8 5-12 5c-5 0-9-2-12-5-4-3-5-6-5-11v-258z">
          <text:p/>
        </draw:path>
        <draw:path draw:style-name="gr4" draw:text-style-name="P4" draw:layer="layout" svg:width="0.387cm" svg:height="0.581cm" svg:x="14.444cm" svg:y="14.44cm" svg:viewBox="0 0 388 582" svg:d="M0 438v-31l271-403c2-3 4-4 8-4h13c7 0 10 3 10 9v398h86v31h-86v86c0 12 9 19 26 23 17 3 36 5 59 5v30h-241v-30c23 0 43-2 60-5 17-4 25-11 25-23v-86zM29 407h207v-309z">
          <text:p/>
        </draw:path>
        <draw:path draw:style-name="gr4" draw:text-style-name="P4" draw:layer="layout" svg:width="0.686cm" svg:height="0.385cm" svg:x="14.886cm" svg:y="14.636cm" svg:viewBox="0 0 687 386" svg:d="M0 386v-30c20 0 36-2 49-5s20-11 20-23v-240c0-15-3-26-7-33-5-7-12-12-21-13-9-2-22-2-41-2v-31l127-9v85c11-25 29-46 52-62s48-23 74-23c68 0 107 27 119 81 11-24 28-44 51-59 22-15 47-22 73-22 27 0 50 4 68 12 18 9 32 22 41 39 9 18 14 39 14 66v211c0 12 6 20 19 23s29 5 49 5v30h-201v-30c20 0 36-2 50-5 13-3 19-11 19-23v-208c0-30-4-53-12-71s-26-27-52-27c-34 0-61 13-83 40s-33 58-33 93v173c0 12 6 20 19 23s29 5 49 5v30h-200v-30c20 0 37-2 49-5 13-3 20-11 20-23v-208c0-29-5-52-13-71-8-18-25-27-51-27-34 0-61 13-83 40s-32 58-32 93v173c0 12 6 20 19 23 12 3 29 5 48 5v30z">
          <text:p/>
        </draw:path>
        <draw:path draw:style-name="gr4" draw:text-style-name="P4" draw:layer="layout" svg:width="0.285cm" svg:height="0.401cm" svg:x="15.624cm" svg:y="14.63cm" svg:viewBox="0 0 286 402" svg:d="M0 395v-142c0-5 3-8 8-8h10c4 0 6 3 7 8 17 84 56 126 118 126 28 0 52-6 70-19 19-12 28-32 28-58 0-19-7-35-21-48-15-13-33-22-53-27l-58-11c-20-4-38-11-54-20s-29-20-40-35c-10-15-15-32-15-51 0-26 7-47 20-63 14-16 31-28 53-35 22-9 45-12 70-12 30 0 57 9 79 25l25-23c0-2 2-2 4-2h7c2 0 3 1 4 2 2 2 3 4 3 6v114c0 6-3 9-7 9h-11c-5 0-7-3-7-9 0-30-9-54-26-73-17-18-41-28-72-28-26 0-49 5-68 15-19 9-29 26-29 50 0 16 7 29 21 40 14 10 30 17 49 22l59 11c21 4 39 12 56 23 18 11 31 25 41 41s15 35 15 56-3 39-11 54c-7 16-17 29-30 39s-28 18-45 23c-19 5-37 7-57 7-36 0-67-12-93-37l-32 35c0 1-2 2-5 2h-5c-5 0-8-2-8-7z">
          <text:p/>
        </draw:path>
        <draw:frame draw:style-name="gr15" draw:text-style-name="P2" draw:layer="layout" svg:width="2.883cm" svg:height="2.883cm" svg:x="13.397cm" svg:y="15.505cm">
          <draw:image xlink:href="Pictures/10000000000000DA000000DA97355ACE87E643FA.jpg" xlink:type="simple" xlink:show="embed" xlink:actuate="onLoad" loext:mime-type="image/jpeg">
            <text:p/>
          </draw:image>
        </draw:frame>
        <draw:line draw:style-name="gr14" draw:text-style-name="P2" draw:layer="layout" svg:x1="1.86cm" svg:y1="19.737cm" svg:x2="16.28cm" svg:y2="19.737cm">
          <text:p/>
        </draw:line>
        <draw:line draw:style-name="gr14" draw:text-style-name="P2" draw:layer="layout" svg:x1="1.86cm" svg:y1="19.288cm" svg:x2="16.28cm" svg:y2="19.288cm">
          <text:p/>
        </draw:line>
        <draw:line draw:style-name="gr14" draw:text-style-name="P2" draw:layer="layout" svg:x1="1.86cm" svg:y1="19.737cm" svg:x2="1.86cm" svg:y2="19.288cm">
          <text:p/>
        </draw:line>
        <draw:line draw:style-name="gr14" draw:text-style-name="P2" draw:layer="layout" svg:x1="16.28cm" svg:y1="19.737cm" svg:x2="16.28cm" svg:y2="19.288cm">
          <text:p/>
        </draw:line>
        <draw:frame draw:style-name="gr15" draw:text-style-name="P2" draw:layer="layout" svg:width="14.419cm" svg:height="0.449cm" svg:x="1.861cm" svg:y="19.288cm">
          <draw:image xlink:href="Pictures/100000000000044200000022248D859FE46E2546.png" xlink:type="simple" xlink:show="embed" xlink:actuate="onLoad" loext:mime-type="image/png">
            <text:p/>
          </draw:image>
        </draw:frame>
        <draw:line draw:style-name="gr14" draw:text-style-name="P2" draw:layer="layout" svg:x1="1.86cm" svg:y1="19.737cm" svg:x2="16.28cm" svg:y2="19.737cm">
          <text:p/>
        </draw:line>
        <draw:line draw:style-name="gr14" draw:text-style-name="P2" draw:layer="layout" svg:x1="1.86cm" svg:y1="19.737cm" svg:x2="1.86cm" svg:y2="19.593cm">
          <text:p/>
        </draw:line>
        <draw:line draw:style-name="gr14" draw:text-style-name="P2" draw:layer="layout" svg:x1="4.264cm" svg:y1="19.737cm" svg:x2="4.264cm" svg:y2="19.593cm">
          <text:p/>
        </draw:line>
        <draw:line draw:style-name="gr14" draw:text-style-name="P2" draw:layer="layout" svg:x1="6.667cm" svg:y1="19.737cm" svg:x2="6.667cm" svg:y2="19.593cm">
          <text:p/>
        </draw:line>
        <draw:line draw:style-name="gr14" draw:text-style-name="P2" draw:layer="layout" svg:x1="9.07cm" svg:y1="19.737cm" svg:x2="9.07cm" svg:y2="19.593cm">
          <text:p/>
        </draw:line>
        <draw:line draw:style-name="gr14" draw:text-style-name="P2" draw:layer="layout" svg:x1="11.474cm" svg:y1="19.737cm" svg:x2="11.474cm" svg:y2="19.593cm">
          <text:p/>
        </draw:line>
        <draw:line draw:style-name="gr14" draw:text-style-name="P2" draw:layer="layout" svg:x1="13.877cm" svg:y1="19.737cm" svg:x2="13.877cm" svg:y2="19.593cm">
          <text:p/>
        </draw:line>
        <draw:line draw:style-name="gr14" draw:text-style-name="P2" draw:layer="layout" svg:x1="16.28cm" svg:y1="19.737cm" svg:x2="16.28cm" svg:y2="19.593cm">
          <text:p/>
        </draw:line>
        <draw:path draw:style-name="gr3" draw:text-style-name="P3" draw:layer="layout" svg:width="0.392cm" svg:height="0.484cm" svg:x="1.696cm" svg:y="20.14cm" svg:viewBox="0 0 393 485" svg:d="M324 463c-52 30-100 29-144-3s-83-79-118-139c-22-37-39-74-51-111-12-36-14-72-7-107 6-34 28-62 65-83 29-16 56-22 82-19s50 13 72 30c21 16 41 36 59 59s35 48 51 76c21 36 37 73 49 109 12 35 14 70 7 104-7 35-28 63-65 84zM315 446c24-14 34-36 32-68-3-32-11-63-25-94-15-31-31-63-51-97-18-32-37-61-55-87-19-25-40-46-64-61-25-15-49-16-73-2-25 14-37 35-36 64 2 29 9 58 21 86 14 29 30 60 49 92 13 23 27 45 40 66 13 20 29 40 47 61 18 20 37 34 57 43s39 8 58-3z">
          <text:p/>
        </draw:path>
        <draw:path draw:style-name="gr3" draw:text-style-name="P3" draw:layer="layout" svg:width="0.392cm" svg:height="0.484cm" svg:x="2.958cm" svg:y="20.799cm" svg:viewBox="0 0 393 485" svg:d="M324 463c-53 30-101 30-144-3-44-32-83-78-117-137-22-37-39-74-51-112-12-37-15-72-8-107s29-62 65-83c28-17 55-23 81-20 26 4 50 14 72 30 22 17 42 37 60 59 18 23 35 49 50 76 22 37 38 74 51 110 11 36 14 71 7 105s-30 61-66 82zM314 447c24-14 35-37 33-68-3-31-11-62-26-93-14-32-31-64-50-98-19-33-37-61-56-87-18-26-39-46-64-61-24-16-48-16-72-2-24 13-36 35-35 64 1 28 8 57 21 86 13 30 29 60 47 92 14 24 27 46 41 66 13 21 29 41 47 61 18 19 37 33 57 42s39 8 57-2z">
          <text:p/>
        </draw:path>
        <draw:path draw:style-name="gr3" draw:text-style-name="P3" draw:layer="layout" svg:width="0.081cm" svg:height="0.081cm" svg:x="3.463cm" svg:y="21.026cm" svg:viewBox="0 0 82 82" svg:d="M6 61c-6-10-7-20-4-31s9-19 20-24c6-4 12-6 20-6 7 0 14 2 20 6 7 4 12 9 15 14 5 10 7 20 4 31s-9 19-19 26c-9 5-19 7-30 4-12-4-21-11-26-20z">
          <text:p/>
        </draw:path>
        <draw:path draw:style-name="gr3" draw:text-style-name="P3" draw:layer="layout" svg:width="0.392cm" svg:height="0.484cm" svg:x="3.457cm" svg:y="20.511cm" svg:viewBox="0 0 393 485" svg:d="M325 463c-53 30-102 29-145-3-44-32-83-78-117-137-22-37-39-74-51-111s-15-73-8-107c7-35 29-62 65-83 28-18 55-24 81-21 26 4 50 14 72 31s42 36 61 59c18 23 35 48 50 76 22 37 38 73 50 109 11 36 14 71 7 105-7 33-29 61-65 82zM315 447c24-14 35-37 33-68-3-31-11-62-26-94-14-31-31-63-50-96-20-33-38-62-57-87-18-26-39-46-64-62-24-15-48-15-72-2-24 14-36 36-35 65 1 28 8 57 21 86s29 59 47 91c14 24 27 46 41 66 13 21 29 41 47 60 18 20 37 34 57 43 21 9 40 8 58-2z">
          <text:p/>
        </draw:path>
        <draw:path draw:style-name="gr3" draw:text-style-name="P3" draw:layer="layout" svg:width="0.392cm" svg:height="0.484cm" svg:x="3.778cm" svg:y="20.325cm" svg:viewBox="0 0 393 485" svg:d="M324 463c-53 30-101 29-145-3-43-32-82-78-117-137-21-38-38-75-50-111-12-38-15-74-8-108 7-35 29-63 65-84 28-16 55-22 81-19 26 4 50 14 72 30s42 36 60 59 34 48 50 76c22 36 39 74 51 110 11 36 14 71 7 104-7 34-29 62-66 83zM314 446c25-13 36-36 33-67-2-31-11-63-26-94-14-31-31-63-50-98-19-32-37-61-56-86-18-26-40-46-64-62-24-15-48-16-72-2-25 14-36 36-35 64 1 29 8 58 21 87s29 60 47 92c14 24 27 46 41 66 13 21 28 41 46 60 18 20 37 34 57 43 21 9 40 8 58-3z">
          <text:p/>
        </draw:path>
        <draw:path draw:style-name="gr3" draw:text-style-name="P3" draw:layer="layout" svg:width="0.41cm" svg:height="0.49cm" svg:x="4.091cm" svg:y="20.139cm" svg:viewBox="0 0 411 491" svg:d="M196 458c19 8 39 11 60 9 21-3 41-10 60-21 25-15 37-35 35-62-2-28-11-55-26-82-7-12-15-23-24-34s-20-20-31-28c-11-7-23-11-36-12s-26 2-40 10l-42 24c-4 3-7 2-9-2l-4-6c-2-4-1-6 3-8l34-24c15-8 24-21 28-39 3-17 2-35-2-54-5-19-12-36-20-50-12-21-26-35-44-42-17-8-35-6-55 5-16 10-30 22-41 37-12 14-18 30-19 48 0-1 1-1 1-2 1 0 2-1 2-1 10-6 20-7 30-4 11 3 18 9 24 19 5 9 7 18 4 29-3 10-9 18-18 24-10 6-20 8-30 5-11-4-19-10-24-19-11-19-14-38-11-58s11-38 25-55c13-17 29-31 46-41 13-8 28-14 45-18 16-5 33-6 49-6 15 0 30 4 44 11 15 7 26 18 35 32 10 18 15 37 16 57s-2 39-10 59c-8 19-18 36-32 52 21-7 42-11 65-10s44 7 64 17c19 11 34 25 45 44 14 24 20 49 18 75-2 27-10 52-25 74-15 23-34 42-58 55-20 12-42 19-67 23-24 4-48 3-70-5s-39-22-51-44c-6-10-8-21-5-33 3-11 10-20 21-26 7-4 14-6 21-6 8 0 15 2 22 6s12 9 17 16c6 10 7 21 4 33-3 11-11 20-21 26z">
          <text:p/>
        </draw:path>
        <draw:path draw:style-name="gr3" draw:text-style-name="P3" draw:layer="layout" svg:width="0.392cm" svg:height="0.484cm" svg:x="5.362cm" svg:y="20.799cm" svg:viewBox="0 0 393 485" svg:d="M324 463c-53 30-101 30-145-3-44-32-83-78-117-137-22-37-39-74-51-112-12-37-14-72-7-107 6-35 28-62 64-83 29-17 56-23 82-20 26 4 50 14 72 30 21 17 41 37 59 59 18 23 35 49 52 76 21 37 37 74 49 110s14 71 7 105-28 61-65 82zM314 447c25-14 35-37 33-68-3-31-11-62-26-93-15-32-31-64-51-98-18-33-37-61-55-87-19-26-40-46-64-61-25-16-49-16-73-2-24 13-36 35-35 64 2 28 9 57 21 86 13 30 29 60 48 92 13 24 27 46 40 66 13 21 29 41 47 61 18 19 37 33 57 42s39 8 58-2z">
          <text:p/>
        </draw:path>
        <draw:path draw:style-name="gr3" draw:text-style-name="P3" draw:layer="layout" svg:width="0.081cm" svg:height="0.081cm" svg:x="5.866cm" svg:y="21.026cm" svg:viewBox="0 0 82 82" svg:d="M5 61c-5-10-7-20-4-31s10-19 20-24c6-4 13-6 20-6s14 2 21 6c6 4 11 9 14 14 6 10 7 20 4 31-2 11-8 19-18 26-10 5-20 7-31 4-11-4-20-11-26-20z">
          <text:p/>
        </draw:path>
        <draw:path draw:style-name="gr3" draw:text-style-name="P3" draw:layer="layout" svg:width="0.392cm" svg:height="0.484cm" svg:x="5.861cm" svg:y="20.511cm" svg:viewBox="0 0 393 485" svg:d="M324 463c-52 30-100 29-145-3-44-32-83-78-117-137-22-37-38-74-51-111-12-37-14-73-7-107 6-35 28-62 64-83 29-18 56-24 82-21 26 4 50 14 73 31 21 17 41 36 59 59s35 48 51 76c21 37 37 73 49 109s14 71 7 105c-7 33-28 61-65 82zM315 447c24-14 34-37 32-68-3-31-11-62-25-94-15-31-31-63-51-96-18-33-37-62-55-87-20-26-41-46-65-62-25-15-49-15-73-2-24 14-36 36-34 65 1 28 8 57 20 86 13 29 29 59 48 91 13 24 27 46 40 66 13 21 29 41 47 60 19 20 38 34 58 43s39 8 58-2z">
          <text:p/>
        </draw:path>
        <draw:path draw:style-name="gr3" draw:text-style-name="P3" draw:layer="layout" svg:width="0.393cm" svg:height="0.484cm" svg:x="6.182cm" svg:y="20.325cm" svg:viewBox="0 0 394 485" svg:d="M325 463c-53 30-102 29-145-3-44-32-83-78-117-137-22-38-39-75-51-111-12-38-15-74-8-108 7-35 29-63 65-84 28-16 55-22 81-19 26 4 50 14 72 30s42 36 60 59c19 23 36 48 52 76 21 36 37 74 49 110s14 71 7 104c-7 34-28 62-65 83zM316 446c23-13 34-36 32-67-3-31-11-63-26-94-14-31-31-63-51-98-19-32-37-61-56-86-18-26-39-46-64-62-24-15-48-16-72-2s-36 36-35 64c1 29 8 58 21 87s29 60 47 92c14 24 28 46 41 66 13 21 29 41 47 60 18 20 37 34 57 43s40 8 59-3z">
          <text:p/>
        </draw:path>
        <draw:path draw:style-name="gr3" draw:text-style-name="P3" draw:layer="layout" svg:width="0.377cm" svg:height="0.496cm" svg:x="6.522cm" svg:y="20.124cm" svg:viewBox="0 0 378 497" svg:d="M305 479c-27 15-53 21-79 17s-50-14-73-31c-22-17-43-37-61-60-18-22-35-46-49-72-20-33-33-71-39-113-7-42-4-81 9-118 12-37 36-66 72-86 15-9 30-14 46-15 16-2 31 0 44 7s24 17 33 33c5 9 7 18 4 27-2 9-8 16-17 21-8 5-17 6-27 4-9-3-16-8-21-17-5-8-6-17-4-27 3-9 8-16 17-21l3-2c-10-5-21-6-33-4s-23 6-34 12c-13 8-23 17-31 29-9 12-14 26-17 40-4 15-5 30-4 45s4 31 9 48c7 16 13 31 19 45 7 13 16 30 27 49-2-22 0-42 7-61 8-19 20-34 38-44 18-11 38-17 58-18 20-2 40 1 59 8 19 8 37 18 53 32s29 30 40 48c14 25 22 52 24 82 2 29-3 56-16 81-12 26-31 46-57 61zM293 458c17-9 28-21 33-34 6-14 8-29 5-44-2-15-6-29-13-42-6-14-14-29-25-48-14-24-27-44-39-60s-27-27-45-34-37-5-58 7c-18 10-29 24-33 43-4 18-4 37 1 58 6 21 13 40 22 56 4 5 6 10 8 13 1 0 1 1 1 1 0 1 0 1 1 2 10 18 23 36 37 53 15 17 31 29 49 36 18 6 37 4 56-7z">
          <text:p/>
        </draw:path>
        <draw:path draw:style-name="gr3" draw:text-style-name="P3" draw:layer="layout" svg:width="0.392cm" svg:height="0.484cm" svg:x="7.765cm" svg:y="20.799cm" svg:viewBox="0 0 393 485" svg:d="M325 463c-53 30-102 30-146-3-44-32-83-78-117-137-21-37-38-74-50-112-13-37-15-72-8-107s28-62 65-83c28-17 55-23 81-20 26 4 50 14 72 30 22 17 42 37 60 59 18 23 35 49 51 76 21 37 38 74 49 110 12 36 14 71 8 105-7 34-29 61-65 82zM315 447c24-14 35-37 32-68-2-31-11-62-25-93-14-32-31-64-50-98-20-33-39-61-57-87s-40-46-64-61c-24-16-49-16-73-2-24 13-35 35-34 64 1 28 8 57 21 86 13 30 28 60 47 92 14 24 27 46 40 66 14 21 29 41 47 61 18 19 37 33 57 42 21 9 41 8 59-2z">
          <text:p/>
        </draw:path>
        <draw:path draw:style-name="gr3" draw:text-style-name="P3" draw:layer="layout" svg:width="0.081cm" svg:height="0.081cm" svg:x="8.269cm" svg:y="21.026cm" svg:viewBox="0 0 82 82" svg:d="M5 61c-5-10-6-20-3-31s10-19 19-24c6-4 13-6 20-6 8 0 15 2 21 6s11 9 15 14c5 10 6 20 4 31-3 11-9 19-19 26-9 5-20 7-31 4-11-4-19-11-26-20z">
          <text:p/>
        </draw:path>
        <draw:path draw:style-name="gr3" draw:text-style-name="P3" draw:layer="layout" svg:width="0.392cm" svg:height="0.484cm" svg:x="8.264cm" svg:y="20.511cm" svg:viewBox="0 0 393 485" svg:d="M325 463c-53 30-101 29-145-3-45-32-84-78-118-137-21-37-38-74-50-111-13-37-15-73-8-107 7-35 28-62 65-83 28-18 55-24 81-21 27 4 51 14 73 31s42 36 59 59c18 23 35 48 51 76 21 37 38 73 49 109 12 36 14 71 8 105-7 33-29 61-65 82zM315 447c24-14 35-37 32-68-2-31-11-62-25-94-14-31-31-63-50-96s-38-62-56-87c-18-26-40-46-65-62-24-15-49-15-73-2-24 14-35 36-34 65 1 28 8 57 21 86s28 59 47 91c14 24 27 46 40 66 15 21 30 41 48 60 18 20 37 34 57 43s40 8 58-2z">
          <text:p/>
        </draw:path>
        <draw:path draw:style-name="gr3" draw:text-style-name="P3" draw:layer="layout" svg:width="0.392cm" svg:height="0.484cm" svg:x="8.585cm" svg:y="20.325cm" svg:viewBox="0 0 393 485" svg:d="M324 463c-52 30-101 29-145-3s-83-78-117-137c-22-38-38-75-51-111-12-38-14-74-7-108 7-35 28-63 64-84 29-16 56-22 82-19 26 4 50 14 72 30 23 16 42 36 60 59s35 48 51 76c21 36 38 74 49 110 12 36 14 71 7 104-6 34-28 62-65 83zM315 446c24-13 34-36 32-67s-11-63-25-94c-15-31-31-63-51-98-18-32-38-61-56-86-19-26-40-46-64-62-25-15-49-16-73-2s-35 36-34 64c1 29 8 58 21 87 12 29 28 60 47 92 13 24 27 46 40 66 13 21 29 41 47 60 18 20 38 34 58 43s39 8 58-3z">
          <text:p/>
        </draw:path>
        <draw:path draw:style-name="gr3" draw:text-style-name="P3" draw:layer="layout" svg:width="0.379cm" svg:height="0.496cm" svg:x="8.9cm" svg:y="20.141cm" svg:viewBox="0 0 380 497" svg:d="M218 472c20 7 44 2 73-15 17-10 29-24 36-43 8-20 11-40 10-61-2-23-7-46-17-68-9-22-23-48-40-78 3 21 1 41-7 60-7 19-20 34-37 44-26 14-52 21-79 18-27-2-52-11-75-27-24-16-42-36-57-61-15-26-24-53-25-82s5-56 19-81c13-25 33-46 59-61s52-20 78-16c25 4 49 15 71 32s42 36 60 59 34 46 48 71c19 33 33 70 40 111 8 41 7 81-4 117-11 38-34 67-68 86-25 15-50 21-74 20-25-2-44-15-58-39-5-9-6-18-4-28 3-9 9-16 17-21 9-5 18-6 27-4 10 3 17 8 22 17s6 18 3 27c-2 10-7 17-16 22zM228 293c18-10 29-25 33-43s4-38-1-58-13-39-23-56l-7-13-1-2c-19-32-40-58-64-78s-49-22-76-7c-17 10-28 21-35 35-6 13-8 28-6 43s7 30 13 45c7 15 15 31 25 47 14 24 27 44 39 60s27 27 45 34 37 5 58-7z">
          <text:p/>
        </draw:path>
        <draw:path draw:style-name="gr3" draw:text-style-name="P3" draw:layer="layout" svg:width="0.392cm" svg:height="0.484cm" svg:x="10.168cm" svg:y="20.799cm" svg:viewBox="0 0 393 485" svg:d="M325 463c-53 30-101 30-146-3-43-32-82-78-117-137-21-37-38-74-50-112-12-37-15-72-8-107s29-62 65-83c28-17 55-23 81-20 26 4 50 14 73 30 22 17 42 37 60 59 18 23 35 49 50 76 22 37 38 74 50 110 11 36 14 71 7 105s-29 61-65 82zM315 447c24-14 35-37 32-68-2-31-10-62-25-93-14-32-31-64-50-98-19-33-37-61-57-87-18-26-40-46-64-61-24-16-48-16-72-2-24 13-36 35-35 64 1 28 8 57 21 86 13 30 29 60 47 92 14 24 27 46 41 66 13 21 29 41 46 61 18 19 38 33 59 42 20 9 39 8 57-2z">
          <text:p/>
        </draw:path>
        <draw:path draw:style-name="gr3" draw:text-style-name="P3" draw:layer="layout" svg:width="0.081cm" svg:height="0.081cm" svg:x="10.672cm" svg:y="21.026cm" svg:viewBox="0 0 82 82" svg:d="M6 61c-6-10-7-20-4-31s10-19 20-24c6-4 12-6 20-6 7 0 14 2 20 6 7 4 12 9 15 14 5 10 7 20 4 31s-9 19-19 26c-9 5-19 7-30 4-12-4-20-11-26-20z">
          <text:p/>
        </draw:path>
        <draw:path draw:style-name="gr3" draw:text-style-name="P3" draw:layer="layout" svg:width="0.392cm" svg:height="0.484cm" svg:x="10.667cm" svg:y="20.511cm" svg:viewBox="0 0 393 485" svg:d="M325 463c-53 30-101 29-145-3-43-32-83-78-118-137-21-37-38-74-50-111s-15-73-8-107c7-35 29-62 65-83 28-18 56-24 82-21 26 4 50 14 72 31s42 36 60 59 35 48 50 76c22 37 38 73 50 109 11 36 14 71 7 105-7 33-29 61-65 82zM315 447c24-14 35-37 32-68-2-31-10-62-25-94-14-31-31-63-50-96s-37-62-56-87c-18-26-40-46-64-62-24-15-49-15-73-2-24 14-36 36-35 65 1 28 8 57 21 86s29 59 47 91c15 24 28 46 42 66 13 21 29 41 47 60 17 20 36 34 57 43 20 9 39 8 57-2z">
          <text:p/>
        </draw:path>
        <draw:path draw:style-name="gr3" draw:text-style-name="P3" draw:layer="layout" svg:width="0.437cm" svg:height="0.5cm" svg:x="10.976cm" svg:y="20.331cm" svg:viewBox="0 0 438 501" svg:d="M228 501l-13-22c53-31 76-53 68-68l-196-337c-15 23-40 45-74 64l-13-22c52-30 84-67 95-110l9-5c1-1 3-1 5-1 2 1 4 2 4 3l220 379c8 14 39 5 92-26l13 23z">
          <text:p/>
        </draw:path>
        <draw:path draw:style-name="gr3" draw:text-style-name="P3" draw:layer="layout" svg:width="0.436cm" svg:height="0.52cm" svg:x="11.299cm" svg:y="20.141cm" svg:viewBox="0 0 437 521" svg:d="M198 521l-10-17c-1-1-1-3-1-5l36-168c6-25 11-46 14-63 3-16 5-34 6-54s0-39-4-57c-3-18-11-35-20-52-10-17-23-32-39-44s-33-20-51-22-37 2-55 12c-18 11-32 26-40 46-9 20-11 40-7 62 2-2 4-3 7-5 10-5 20-7 30-4 11 2 19 9 25 19 5 10 7 20 4 31-3 10-9 19-19 24-10 6-20 7-31 4s-19-9-24-19c-10-16-15-33-18-50-2-18 0-35 5-53 5-17 13-33 24-47 11-15 24-26 41-36 24-14 50-22 77-23 27-2 52 3 75 14 24 12 43 31 58 56 11 19 17 39 18 60 2 21 0 43-5 64-4 21-12 46-22 75-9 28-16 47-18 57l-34 113 63-36c30-18 55-33 75-45 20-13 30-20 31-22 2-8-4-31-18-68l18-10 48 124z">
          <text:p/>
        </draw:path>
        <draw:path draw:style-name="gr3" draw:text-style-name="P3" draw:layer="layout" svg:width="0.393cm" svg:height="0.484cm" svg:x="12.572cm" svg:y="20.799cm" svg:viewBox="0 0 394 485" svg:d="M325 463c-52 30-100 30-144-3-45-32-84-78-118-137-22-37-39-74-51-112-12-37-15-72-8-107s29-62 65-83c28-17 56-23 82-20 27 4 51 14 72 30 22 17 42 37 60 59 18 23 35 49 51 76 21 37 37 74 49 110s14 71 7 105-28 61-65 82zM316 447c23-14 34-37 32-68-3-31-11-62-25-93-15-32-32-64-51-98-18-33-37-61-55-87-19-26-40-46-65-61-25-16-49-16-73-2-24 13-36 35-35 64 1 28 8 57 21 86 13 30 29 60 48 92 13 24 27 46 40 66 13 21 30 41 48 61 18 19 37 33 57 42s39 8 58-2z">
          <text:p/>
        </draw:path>
        <draw:path draw:style-name="gr3" draw:text-style-name="P3" draw:layer="layout" svg:width="0.081cm" svg:height="0.081cm" svg:x="13.076cm" svg:y="21.026cm" svg:viewBox="0 0 82 82" svg:d="M6 61c-6-10-8-20-5-31 4-11 11-19 20-24 6-4 13-6 20-6s14 2 21 6c6 4 11 9 14 14 6 10 7 20 4 31-2 11-9 19-18 26-10 5-20 7-31 4-11-4-20-11-25-20z">
          <text:p/>
        </draw:path>
        <draw:path draw:style-name="gr3" draw:text-style-name="P3" draw:layer="layout" svg:width="0.393cm" svg:height="0.484cm" svg:x="13.071cm" svg:y="20.511cm" svg:viewBox="0 0 394 485" svg:d="M325 463c-52 30-100 29-144-3s-83-78-117-137c-23-37-40-74-52-111s-15-73-8-107c7-35 29-62 66-83 28-18 56-24 82-21 26 4 50 14 71 31 22 17 42 36 60 59s35 48 51 76c21 37 37 73 49 109s14 71 7 105c-7 33-28 61-65 82zM316 447c23-14 34-37 32-68-3-31-11-62-25-94-15-31-32-63-51-96-18-33-37-62-55-87-19-26-40-46-64-62-25-15-49-15-73-2-25 14-37 36-36 65 1 28 8 57 22 86 13 29 29 59 48 91 13 24 27 46 40 66 13 21 29 41 47 60 18 20 37 34 57 43s39 8 58-2z">
          <text:p/>
        </draw:path>
        <draw:path draw:style-name="gr3" draw:text-style-name="P3" draw:layer="layout" svg:width="0.437cm" svg:height="0.5cm" svg:x="13.379cm" svg:y="20.331cm" svg:viewBox="0 0 438 501" svg:d="M227 501l-13-22c53-31 76-53 68-68l-194-337c-16 23-41 45-75 64l-13-22c53-30 84-67 95-110l9-5c2-1 3-1 5-1 2 1 4 2 5 3l218 379c8 14 39 5 93-26l13 23z">
          <text:p/>
        </draw:path>
        <draw:path draw:style-name="gr3" draw:text-style-name="P3" draw:layer="layout" svg:width="0.416cm" svg:height="0.524cm" svg:x="13.687cm" svg:y="20.103cm" svg:viewBox="0 0 417 525" svg:d="M194 473c12 10 25 18 40 23 16 5 31 6 47 5 15-2 30-6 43-14 31-18 46-42 44-73-3-31-13-63-33-97-9-15-16-27-22-37-7-10-14-19-22-27-13-13-27-22-45-28-16-5-31-4-46 5-14 8-25 17-33 28-8 10-13 20-16 30-3 9-5 19-7 28-1 9-2 15-3 16l-8 4c0 1-2 1-5 0-2 0-3-1-4-3l-124-214c0-1 0-2 0-4 1-2 2-4 3-5l2-1c37-2 72-13 104-32 32-18 58-43 80-75l2-1c1-1 3-1 5 0 2 0 3 1 3 2l4 6c1 2 2 3 1 4-4 29-14 54-29 78-16 23-36 42-59 56-17 10-36 17-57 23l70 121c8-19 15-35 24-46 8-12 21-23 38-33 24-13 49-19 76-16s52 12 74 29c23 16 41 35 54 58 15 25 22 53 22 82s-7 57-21 82c-14 26-34 46-60 60-21 13-43 18-67 18-25-1-48-8-68-20-21-13-37-29-49-50-6-9-7-19-4-29 2-9 9-17 18-22 9-6 19-7 29-5 10 3 17 9 23 18 5 9 7 19 4 29s-9 18-18 23c-2 1-4 2-6 3-2 0-3 1-4 1z">
          <text:p/>
        </draw:path>
        <draw:path draw:style-name="gr3" draw:text-style-name="P3" draw:layer="layout" svg:width="0.392cm" svg:height="0.484cm" svg:x="14.975cm" svg:y="20.799cm" svg:viewBox="0 0 393 485" svg:d="M324 463c-52 30-100 30-144-3-44-32-84-78-118-137-22-37-38-74-50-112-13-37-15-72-8-107s28-62 65-83c28-17 56-23 82-20 26 4 50 14 72 30 22 17 42 37 59 59 18 23 35 49 51 76 21 37 38 74 49 110 12 36 14 71 8 105-7 34-29 61-66 82zM315 447c24-14 34-37 32-68s-11-62-25-93c-14-32-31-64-51-98-18-33-37-61-55-87-19-26-40-46-64-61-24-16-50-16-74-2-24 13-35 35-34 64 1 28 8 57 21 86 12 30 28 60 47 92 14 24 28 46 41 66 13 21 29 41 47 61 18 19 37 33 57 42s40 8 58-2z">
          <text:p/>
        </draw:path>
        <draw:path draw:style-name="gr3" draw:text-style-name="P3" draw:layer="layout" svg:width="0.081cm" svg:height="0.081cm" svg:x="15.479cm" svg:y="21.026cm" svg:viewBox="0 0 82 82" svg:d="M5 61c-6-10-7-20-3-31 3-11 9-19 18-24 6-4 13-6 20-6 8 0 15 2 21 6s11 9 15 14c6 10 7 20 4 31s-9 19-19 26c-9 5-20 7-31 4-11-4-19-11-25-20z">
          <text:p/>
        </draw:path>
        <draw:path draw:style-name="gr3" draw:text-style-name="P3" draw:layer="layout" svg:width="0.392cm" svg:height="0.484cm" svg:x="15.474cm" svg:y="20.511cm" svg:viewBox="0 0 393 485" svg:d="M324 463c-52 30-100 29-144-3s-83-78-117-137c-21-37-38-74-50-111-14-37-16-73-9-107 8-35 29-62 66-83 28-18 55-24 81-21 26 4 50 14 72 31s42 36 59 59c18 23 35 48 51 76 21 37 38 73 49 109 12 36 14 71 7 105-6 33-28 61-65 82zM315 447c24-14 35-37 32-68-2-31-11-62-25-94-14-31-31-63-51-96-18-33-37-62-55-87-19-26-40-46-64-62-24-15-49-15-73-2-24 14-35 36-34 65 1 28 8 57 21 86s28 59 47 91c14 24 27 46 40 66 13 21 29 41 47 60 18 20 37 34 57 43s40 8 58-2z">
          <text:p/>
        </draw:path>
        <draw:path draw:style-name="gr3" draw:text-style-name="P3" draw:layer="layout" svg:width="0.437cm" svg:height="0.5cm" svg:x="15.783cm" svg:y="20.331cm" svg:viewBox="0 0 438 501" svg:d="M227 501l-13-22c54-31 76-53 69-68l-196-337c-16 23-41 45-74 64l-13-22c52-30 83-67 94-110l10-5c1-1 3-1 5-1 2 1 3 2 4 3l220 379c8 14 38 5 92-26l13 23z">
          <text:p/>
        </draw:path>
        <draw:path draw:style-name="gr3" draw:text-style-name="P3" draw:layer="layout" svg:width="0.404cm" svg:height="0.487cm" svg:x="16.114cm" svg:y="20.139cm" svg:viewBox="0 0 405 488" svg:d="M126 429c-15-25-19-53-14-82 6-30 18-59 37-87l-33-2c-20-1-39-7-58-18-18-10-32-24-43-42-11-21-17-42-15-65 1-23 8-44 20-65 13-19 29-35 49-47 19-11 40-18 62-20s43 0 63 8c19 8 35 22 46 42 10 14 14 30 14 47 1 16-2 33-9 49-7 17-14 32-24 47l52 2c23 2 45 8 65 20 21 12 37 28 49 48 13 23 19 48 18 74-2 26-10 50-24 73-15 22-33 40-56 53-22 12-46 20-72 23-27 3-51 0-73-10-23-10-41-25-54-48zM161 409c10 17 23 30 41 39 17 8 36 12 56 11s39-6 55-16c25-14 43-34 55-61 12-26 11-51-3-75-4-8-10-15-18-21s-17-11-26-14c-10-4-19-5-29-5l-120-7c-9 15-16 31-21 49-5 17-6 34-5 52 1 17 6 33 15 48zM92 188l107 5c12-21 19-42 22-63 3-22-1-42-12-61-8-15-20-25-35-33-15-7-30-11-47-10s-33 6-48 14c-13 8-24 18-34 30-11 14-17 28-20 42-3 15-1 29 7 43 12 20 32 31 60 33z">
          <text:p/>
        </draw:path>
        <draw:path draw:style-name="gr3" draw:text-style-name="P3" draw:layer="layout" svg:width="0.634cm" svg:height="0.597cm" svg:x="7.668cm" svg:y="21.749cm" svg:viewBox="0 0 635 598" svg:d="M187 598v-31c60 0 91-9 91-27v-180l-184-302c-8-12-20-19-36-22-15-2-35-4-58-4v-32h246v32c-41 0-61 7-61 20 0 1 0 3 1 7l159 261 145-237c3-5 5-11 5-18 0-11-5-20-15-25s-22-8-34-8v-32h189v32c-23 0-44 4-63 12-20 8-35 21-46 38l-169 278v180c0 18 30 27 90 27v31z">
          <text:p/>
        </draw:path>
        <draw:path draw:style-name="gr3" draw:text-style-name="P3" draw:layer="layout" svg:width="0.404cm" svg:height="0.442cm" svg:x="8.354cm" svg:y="22.049cm" svg:viewBox="0 0 405 443" svg:d="M202 443c-38 0-73-10-104-30-31-21-55-48-72-82-18-34-26-71-26-108 0-28 5-55 15-82s23-51 41-73c18-21 40-37 65-50 25-12 52-18 81-18s56 6 81 19c25 12 47 29 66 50 18 21 32 45 42 71 10 27 14 54 14 83 0 37-8 74-26 108-17 34-41 61-73 82-31 20-66 30-104 30zM101 364c12 19 27 34 44 45 18 11 37 16 57 16 14 0 27-2 39-8 13-5 25-12 35-22 10-9 19-19 27-31 24-36 37-86 37-151 0-58-13-105-37-139-12-17-27-30-45-41-17-10-36-15-56-15s-38 5-56 15c-18 11-33 24-45 41-9 14-17 28-22 43-5 14-9 30-11 46s-3 33-3 50c0 18 1 36 3 54 2 19 6 36 11 53 6 17 13 31 22 44z">
          <text:p/>
        </draw:path>
        <draw:path draw:style-name="gr3" draw:text-style-name="P3" draw:layer="layout" svg:width="0.419cm" svg:height="0.416cm" svg:x="8.818cm" svg:y="22.062cm" svg:viewBox="0 0 420 417" svg:d="M0 417v-21c42 0 63-7 63-19v-336c0-13-21-19-63-19v-22h184v22c-43 0-64 6-64 19v149h180v-149c0-13-21-19-62-19v-22h182v22c-42 0-63 6-63 19v336c0 12 21 19 63 19v21h-182v-21c41 0 62-7 62-19v-165h-180v165c0 12 21 19 64 19v21z">
          <text:p/>
        </draw:path>
        <draw:polygon draw:style-name="gr3" draw:text-style-name="P3" draw:layer="layout" svg:width="0.119cm" svg:height="0.873cm" svg:x="9.41cm" svg:y="21.691cm" svg:viewBox="0 0 120 874" draw:points="0,874 0,0 120,0 120,35 35,35 35,839 120,839 120,874">
          <text:p/>
        </draw:polygon>
        <draw:path draw:style-name="gr3" draw:text-style-name="P3" draw:layer="layout" svg:width="0.533cm" svg:height="0.035cm" svg:x="9.624cm" svg:y="22.11cm" svg:viewBox="0 0 534 36" svg:d="M17 36c-5 0-9-2-12-6-3-3-5-7-5-11 0-5 2-8 5-13 3-4 7-6 12-6h502c4 0 8 2 11 6 3 5 4 8 4 13 0 4-1 8-4 11-3 4-7 6-11 6z">
          <text:p/>
        </draw:path>
        <draw:polygon draw:style-name="gr3" draw:text-style-name="P3" draw:layer="layout" svg:width="0.12cm" svg:height="0.873cm" svg:x="10.257cm" svg:y="21.691cm" svg:viewBox="0 0 121 874" draw:points="0,874 0,839 86,839 86,35 0,35 0,0 121,0 121,874">
          <text:p/>
        </draw:polygon>
        <draw:line draw:style-name="gr14" draw:text-style-name="P2" draw:layer="layout" svg:x1="1.86cm" svg:y1="19.288cm" svg:x2="16.28cm" svg:y2="19.288cm">
          <text:p/>
        </draw:line>
        <draw:line draw:style-name="gr14" draw:text-style-name="P2" draw:layer="layout" svg:x1="1.86cm" svg:y1="19.737cm" svg:x2="16.28cm" svg:y2="19.737cm">
          <text:p/>
        </draw:line>
        <draw:line draw:style-name="gr14" draw:text-style-name="P2" draw:layer="layout" svg:x1="1.86cm" svg:y1="19.737cm" svg:x2="1.86cm" svg:y2="19.288cm">
          <text:p/>
        </draw:line>
        <draw:line draw:style-name="gr14" draw:text-style-name="P2" draw:layer="layout" svg:x1="16.28cm" svg:y1="19.737cm" svg:x2="16.28cm" svg:y2="19.288cm">
          <text:p/>
        </draw:line>
        <draw:polyline draw:style-name="gr16" draw:text-style-name="P2" draw:layer="layout" svg:width="0cm" svg:height="0cm" svg:x="1.86cm" svg:y="19.737cm" svg:viewBox="0 0 0 0" draw:points="0,0">
          <text:p/>
        </draw:polyline>
        <draw:polyline draw:style-name="gr16" draw:text-style-name="P2" draw:layer="layout" svg:width="0cm" svg:height="0cm" svg:x="1.86cm" svg:y="19.288cm" svg:viewBox="0 0 0 0" draw:points="0,0">
          <text:p/>
        </draw:polyline>
        <draw:polyline draw:style-name="gr16" draw:text-style-name="P2" draw:layer="layout" svg:width="0cm" svg:height="0cm" svg:x="16.28cm" svg:y="19.737cm" svg:viewBox="0 0 0 0" draw:points="0,0">
          <text:p/>
        </draw:polyline>
        <draw:polyline draw:style-name="gr16" draw:text-style-name="P2" draw:layer="layout" svg:width="0cm" svg:height="0cm" svg:x="16.28cm" svg:y="19.288cm" svg:viewBox="0 0 0 0" draw:points="0,0">
          <text:p/>
        </draw:polyline>
        <draw:polygon draw:style-name="gr1" draw:text-style-name="P1" draw:layer="layout" svg:width="2.858cm" svg:height="2.858cm" svg:x="22.048cm" svg:y="15.517cm" svg:viewBox="0 0 2859 2859" draw:points="0,2859 2859,2859 2859,0 0,0">
          <text:p/>
        </draw:polygon>
        <draw:line draw:style-name="gr14" draw:text-style-name="P2" draw:layer="layout" svg:x1="22.048cm" svg:y1="15.517cm" svg:x2="22.048cm" svg:y2="18.375cm">
          <text:p/>
        </draw:line>
        <draw:line draw:style-name="gr14" draw:text-style-name="P2" draw:layer="layout" svg:x1="24.906cm" svg:y1="15.517cm" svg:x2="24.906cm" svg:y2="18.375cm">
          <text:p/>
        </draw:line>
        <draw:line draw:style-name="gr14" draw:text-style-name="P2" draw:layer="layout" svg:x1="22.048cm" svg:y1="15.517cm" svg:x2="24.906cm" svg:y2="15.517cm">
          <text:p/>
        </draw:line>
        <draw:line draw:style-name="gr14" draw:text-style-name="P2" draw:layer="layout" svg:x1="22.048cm" svg:y1="18.375cm" svg:x2="24.906cm" svg:y2="18.375cm">
          <text:p/>
        </draw:line>
        <draw:path draw:style-name="gr4" draw:text-style-name="P4" draw:layer="layout" svg:width="0.273cm" svg:height="0.547cm" svg:x="22.85cm" svg:y="14.497cm" svg:viewBox="0 0 274 548" svg:d="M73 432v-240h-73v-23c38 0 66-18 84-53 18-36 27-74 27-116h25v161h124v31h-124v239c0 24 4 45 12 63 8 19 23 29 44 29 20 0 35-11 44-30s13-40 13-62v-52h25v53c0 19-3 37-10 54-6 18-16 34-29 45-13 12-30 17-49 17-35 0-63-10-83-32-20-21-30-49-30-84z">
          <text:p/>
        </draw:path>
        <draw:path draw:style-name="gr4" draw:text-style-name="P4" draw:layer="layout" svg:width="0.164cm" svg:height="0.41cm" svg:x="23.193cm" svg:y="14.764cm" svg:viewBox="0 0 165 411" svg:d="M31 360c0-8 2-15 6-24l49-131c5-15 8-27 8-37 0-12-4-18-13-18-16 0-30 8-40 26-11 16-19 35-24 55-1 2-3 4-5 4h-7c-3 0-5-2-5-6v-2c6-24 16-45 30-65 14-19 31-28 52-28 14 0 26 5 37 14 10 10 15 23 15 37 0 8-2 16-5 24l-50 131c-5 13-8 25-8 36 0 13 4 19 14 19 16 0 29-9 39-26 11-17 18-35 23-55 1-2 2-3 5-3h7c2 0 3 0 4 1s2 3 2 4c0 0-1 1-1 2-6 23-15 44-29 64-14 19-31 29-51 29-15 0-27-5-37-15s-16-22-16-36zM101 34c0-9 3-16 10-23s15-11 24-11c7 0 12 3 17 7 4 4 6 9 6 16 0 9-3 17-10 24s-15 10-24 10c-7 0-12-2-17-6-4-5-6-10-6-17z">
          <text:p/>
        </draw:path>
        <draw:path draw:style-name="gr4" draw:text-style-name="P4" draw:layer="layout" svg:width="0.281cm" svg:height="0.394cm" svg:x="23.398cm" svg:y="14.898cm" svg:viewBox="0 0 282 395" svg:d="M0 357c0-10 3-19 10-26 7-8 15-11 25-11 6 0 12 2 16 6 5 4 7 9 7 16s-2 14-6 20c-4 5-10 9-16 12 10 3 27 5 52 5 18 0 35-7 51-22 15-14 25-31 30-50l18-71c-22 23-45 34-69 34-17 0-32-5-44-14-14-9-23-21-30-36s-10-31-10-48c0-18 4-38 12-58 7-21 18-40 33-57 13-17 29-31 47-41 18-11 37-16 57-16 12 0 22 3 32 10 9 6 17 15 22 26 4-16 13-24 26-24 6 0 10 2 14 5 3 3 5 7 5 12 0 1 0 2 0 3l-1 1-69 278c-3 13-9 24-18 35-8 10-18 19-30 26s-24 13-38 17c-13 4-27 6-39 6-24 0-45-3-62-7s-25-15-25-31zM119 254c26 0 52-18 77-54l33-133c-2-14-8-26-16-36s-19-15-32-15-26 5-38 16-22 24-30 40c-7 14-14 35-21 63-8 27-11 49-11 65 0 13 3 26 9 38 7 11 16 16 29 16z">
          <text:p/>
        </draw:path>
        <draw:path draw:style-name="gr4" draw:text-style-name="P4" draw:layer="layout" svg:width="0.333cm" svg:height="0.276cm" svg:x="23.722cm" svg:y="14.898cm" svg:viewBox="0 0 334 277" svg:d="M32 259c0-2 0-4 0-5l46-182c3-12 4-22 4-30 0-18-6-26-18-26s-22 7-28 22c-6 16-12 35-18 59 0 1 0 2-1 3-3 0-4 1-5 1h-7c-1 0-2-1-3-3-1-1-2-2-2-4 4-18 8-33 13-45 5-13 11-24 20-34 8-10 19-15 32-15 15 0 29 5 40 14 12 10 18 22 18 37 12-16 26-28 42-37 17-9 34-14 52-14 15 0 27 2 38 7 10 5 18 13 24 23s9 22 9 35c0 17-4 38-11 62-8 23-17 50-28 79-6 13-9 25-9 36 0 13 5 19 14 19 16 0 29-9 40-26 10-17 18-35 22-55 1-2 3-3 5-3h8c1 0 2 0 3 1s2 2 2 4c0 0 0 1 0 2-6 23-16 44-29 64-14 19-31 29-52 29-14 0-27-5-37-15s-15-22-15-36c0-8 2-15 5-24 5-13 11-29 18-47 6-19 12-36 16-53 4-18 6-33 6-46 0-11-2-21-7-28-4-8-12-12-23-12-15 0-29 3-41 9-13 7-23 16-33 26-9 11-18 24-25 40l-42 165c-1 6-4 11-9 15s-10 6-16 6c-5 0-10-2-13-5s-5-7-5-13z">
          <text:p/>
        </draw:path>
        <draw:frame draw:style-name="gr15" draw:text-style-name="P2" draw:layer="layout" svg:width="2.857cm" svg:height="2.857cm" svg:x="22.049cm" svg:y="15.518cm">
          <draw:image xlink:href="Pictures/10000000000000D8000000D8046FA3AC0F080D89.png" xlink:type="simple" xlink:show="embed" xlink:actuate="onLoad" loext:mime-type="image/png">
            <text:p/>
          </draw:image>
        </draw:frame>
        <draw:polygon draw:style-name="gr1" draw:text-style-name="P1" draw:layer="layout" svg:width="2.884cm" svg:height="2.884cm" svg:x="24.906cm" svg:y="15.504cm" svg:viewBox="0 0 2885 2885" draw:points="0,2885 2885,2885 2885,0 0,0">
          <text:p/>
        </draw:polygon>
        <draw:line draw:style-name="gr14" draw:text-style-name="P2" draw:layer="layout" svg:x1="24.906cm" svg:y1="15.504cm" svg:x2="24.906cm" svg:y2="18.388cm">
          <text:p/>
        </draw:line>
        <draw:line draw:style-name="gr14" draw:text-style-name="P2" draw:layer="layout" svg:x1="27.79cm" svg:y1="15.504cm" svg:x2="27.79cm" svg:y2="18.388cm">
          <text:p/>
        </draw:line>
        <draw:line draw:style-name="gr14" draw:text-style-name="P2" draw:layer="layout" svg:x1="24.906cm" svg:y1="15.504cm" svg:x2="27.79cm" svg:y2="15.504cm">
          <text:p/>
        </draw:line>
        <draw:line draw:style-name="gr14" draw:text-style-name="P2" draw:layer="layout" svg:x1="24.906cm" svg:y1="18.388cm" svg:x2="27.79cm" svg:y2="18.388cm">
          <text:p/>
        </draw:line>
        <draw:path draw:style-name="gr4" draw:text-style-name="P4" draw:layer="layout" svg:width="0.58cm" svg:height="0.582cm" svg:x="25.292cm" svg:y="14.512cm" svg:viewBox="0 0 581 583" svg:d="M16 309c-4 0-8-2-12-6-3-4-4-8-4-12s1-8 4-12c4-4 8-5 12-5h257v-258c0-5 2-8 5-11s8-5 13-5c4 0 8 2 11 5 4 3 6 6 6 11v258h258c4 0 7 1 11 5 3 4 4 8 4 12s-1 8-4 12c-4 4-7 6-11 6h-258v258c0 5-2 8-6 11-3 3-7 5-11 5-5 0-10-2-13-5s-5-6-5-11v-258z">
          <text:p/>
        </draw:path>
        <draw:path draw:style-name="gr4" draw:text-style-name="P4" draw:layer="layout" svg:width="0.291cm" svg:height="0.581cm" svg:x="26.005cm" svg:y="14.44cm" svg:viewBox="0 0 292 582" svg:d="M5 582v-30c73 0 110-10 110-28v-460c-30 15-68 22-115 22v-31c72 0 126-18 162-55h12c3 0 5 0 6 2 2 2 3 3 3 5v517c0 18 36 28 109 28v30z">
          <text:p/>
        </draw:path>
        <draw:path draw:style-name="gr4" draw:text-style-name="P4" draw:layer="layout" svg:width="0.685cm" svg:height="0.385cm" svg:x="26.396cm" svg:y="14.636cm" svg:viewBox="0 0 686 386" svg:d="M0 386v-30c20 0 36-2 49-5s19-11 19-23v-240c0-15-2-26-7-33s-12-12-20-13c-9-2-23-2-41-2v-31l126-9v85c12-25 29-46 52-62s48-23 75-23c67 0 106 27 118 81 12-24 29-44 51-59s47-22 74-22c26 0 49 4 67 12 18 9 31 22 40 39 9 18 14 39 14 66v211c0 12 6 20 19 23s31 5 50 5v30h-201v-30c20 0 37-2 49-5 13-3 20-11 20-23v-208c0-30-4-53-13-71-8-18-25-27-51-27-33 0-61 13-83 40s-33 58-33 93v173c0 12 7 20 20 23 12 3 29 5 48 5v30h-199v-30c20 0 36-2 49-5s19-11 19-23v-208c0-29-4-52-12-71-9-18-26-27-51-27-34 0-62 13-84 40-21 27-32 58-32 93v173c0 12 6 20 19 23s29 5 49 5v30z">
          <text:p/>
        </draw:path>
        <draw:path draw:style-name="gr4" draw:text-style-name="P4" draw:layer="layout" svg:width="0.285cm" svg:height="0.401cm" svg:x="27.134cm" svg:y="14.63cm" svg:viewBox="0 0 286 402" svg:d="M0 395v-142c0-5 2-8 7-8h11c3 0 6 3 7 8 16 84 55 126 119 126 27 0 50-6 69-19 18-12 28-32 28-58 0-19-7-35-22-48-14-13-32-22-52-27l-58-11c-20-4-39-11-55-20s-29-20-39-35-15-32-15-51c0-26 6-47 20-63 13-16 31-28 53-35 22-9 46-12 71-12 29 0 55 9 77 25l26-23c0-2 1-2 4-2h6c2 0 3 1 5 2 1 2 2 4 2 6v114c0 6-2 9-7 9h-10c-5 0-8-3-8-9 0-30-8-54-25-73-17-18-41-28-71-28-26 0-49 5-69 15-20 9-29 26-29 50 0 16 7 29 20 40 14 10 31 17 50 22l59 11c20 4 39 12 56 23s31 25 41 41 15 35 15 56-4 39-11 54c-7 16-17 29-30 39s-28 18-46 23-36 7-55 7c-37 0-69-12-95-37l-32 35c0 1-2 2-5 2h-5c-5 0-7-2-7-7z">
          <text:p/>
        </draw:path>
        <draw:frame draw:style-name="gr15" draw:text-style-name="P2" draw:layer="layout" svg:width="2.883cm" svg:height="2.883cm" svg:x="24.906cm" svg:y="15.505cm">
          <draw:image xlink:href="Pictures/10000000000000DA000000DA630FDD882C97CB1E.png" xlink:type="simple" xlink:show="embed" xlink:actuate="onLoad" loext:mime-type="image/png">
            <text:p/>
          </draw:image>
        </draw:frame>
        <draw:polygon draw:style-name="gr1" draw:text-style-name="P1" draw:layer="layout" svg:width="2.884cm" svg:height="2.884cm" svg:x="27.79cm" svg:y="15.504cm" svg:viewBox="0 0 2885 2885" draw:points="0,2885 2885,2885 2885,0 0,0">
          <text:p/>
        </draw:polygon>
        <draw:line draw:style-name="gr14" draw:text-style-name="P2" draw:layer="layout" svg:x1="27.79cm" svg:y1="15.504cm" svg:x2="27.79cm" svg:y2="18.388cm">
          <text:p/>
        </draw:line>
        <draw:line draw:style-name="gr14" draw:text-style-name="P2" draw:layer="layout" svg:x1="30.674cm" svg:y1="15.504cm" svg:x2="30.674cm" svg:y2="18.388cm">
          <text:p/>
        </draw:line>
        <draw:line draw:style-name="gr14" draw:text-style-name="P2" draw:layer="layout" svg:x1="27.79cm" svg:y1="15.504cm" svg:x2="30.674cm" svg:y2="15.504cm">
          <text:p/>
        </draw:line>
        <draw:line draw:style-name="gr14" draw:text-style-name="P2" draw:layer="layout" svg:x1="27.79cm" svg:y1="18.388cm" svg:x2="30.674cm" svg:y2="18.388cm">
          <text:p/>
        </draw:line>
        <draw:path draw:style-name="gr4" draw:text-style-name="P4" draw:layer="layout" svg:width="0.58cm" svg:height="0.582cm" svg:x="28.176cm" svg:y="14.512cm" svg:viewBox="0 0 581 583" svg:d="M16 309c-5 0-9-2-12-6s-4-8-4-12 1-8 4-12 7-5 12-5h257v-258c0-5 2-8 5-11s8-5 13-5c4 0 8 2 11 5 4 3 6 6 6 11v258h258c4 0 7 1 11 5 3 4 4 8 4 12s-1 8-4 12c-4 4-7 6-11 6h-258v258c0 5-2 8-6 11-3 3-7 5-11 5-5 0-10-2-13-5s-5-6-5-11v-258z">
          <text:p/>
        </draw:path>
        <draw:path draw:style-name="gr4" draw:text-style-name="P4" draw:layer="layout" svg:width="0.349cm" svg:height="0.581cm" svg:x="28.856cm" svg:y="14.44cm" svg:viewBox="0 0 350 582" svg:d="M0 582v-23c0-2 1-3 2-5l135-150c21-22 38-42 50-57 13-15 27-32 39-52 13-19 23-39 30-60 7-20 11-42 11-64 0-24-5-47-13-69-9-22-22-39-40-52s-39-19-64-19c-26 0-48 7-69 22-20 15-34 35-42 59 2 0 5 0 9 0 13 0 24 4 34 13 9 8 14 20 14 34 0 13-5 24-14 34-10 9-21 14-34 14s-25-5-34-15c-9-9-14-21-14-33 0-22 4-43 12-62 9-19 21-36 36-51s33-26 53-34c19-8 40-12 62-12 33 0 65 7 94 21 28 14 51 34 68 59 17 26 25 56 25 91 0 25-6 49-17 72s-25 43-42 62c-18 18-40 40-67 63-28 25-45 40-54 48l-99 96h84c41 0 77-1 104-2 28 0 43-1 44-3 7-7 14-34 21-80h26l-25 155z">
          <text:p/>
        </draw:path>
        <draw:path draw:style-name="gr4" draw:text-style-name="P4" draw:layer="layout" svg:width="0.685cm" svg:height="0.385cm" svg:x="29.28cm" svg:y="14.636cm" svg:viewBox="0 0 686 386" svg:d="M0 386v-30c20 0 36-2 49-5 12-3 19-11 19-23v-240c0-15-2-26-7-33s-12-12-20-13c-9-2-23-2-41-2v-31l126-9v85c12-25 29-46 52-62s48-23 75-23c67 0 106 27 118 81 12-24 29-44 51-59s47-22 74-22 49 4 68 12c18 9 31 22 40 39 9 18 14 39 14 66v211c0 12 6 20 19 23s30 5 49 5v30h-201v-30c20 0 38-2 50-5 13-3 20-11 20-23v-208c0-30-4-53-13-71-8-18-26-27-52-27-33 0-61 13-83 40s-33 58-33 93v173c0 12 7 20 19 23 13 3 30 5 49 5v30h-199v-30c20 0 36-2 49-5s19-11 19-23v-208c0-29-4-52-12-71-9-18-26-27-51-27-34 0-62 13-84 40-21 27-32 58-32 93v173c0 12 6 20 19 23s29 5 49 5v30z">
          <text:p/>
        </draw:path>
        <draw:path draw:style-name="gr4" draw:text-style-name="P4" draw:layer="layout" svg:width="0.285cm" svg:height="0.401cm" svg:x="30.018cm" svg:y="14.63cm" svg:viewBox="0 0 286 402" svg:d="M0 395v-142c0-5 2-8 7-8h11c3 0 6 3 7 8 16 84 56 126 119 126 27 0 50-6 69-19 18-12 28-32 28-58 0-19-8-35-22-48s-32-22-52-27l-58-11c-20-4-38-11-54-20-17-9-30-20-40-35s-15-32-15-51c0-26 6-47 20-63 13-16 32-28 53-35 22-9 45-12 71-12 29 0 55 9 77 25l25-23c0-2 2-2 5-2h6c2 0 3 1 5 2 1 2 2 4 2 6v114c0 6-2 9-7 9h-11c-4 0-7-3-7-9 0-30-8-54-25-73-17-18-41-28-71-28-26 0-49 5-68 15-20 9-30 26-30 50 0 16 7 29 21 40 14 10 30 17 49 22l59 11c20 4 39 12 56 23s31 25 41 41 15 35 15 56-4 39-11 54c-7 16-18 29-30 39-13 10-28 18-46 23s-36 7-55 7c-37 0-68-12-95-37l-32 35c0 1-2 2-5 2h-5c-5 0-7-2-7-7z">
          <text:p/>
        </draw:path>
        <draw:frame draw:style-name="gr15" draw:text-style-name="P2" draw:layer="layout" svg:width="2.883cm" svg:height="2.883cm" svg:x="27.79cm" svg:y="15.505cm">
          <draw:image xlink:href="Pictures/10000000000000DA000000DAE8204721FAC0D7FE.png" xlink:type="simple" xlink:show="embed" xlink:actuate="onLoad" loext:mime-type="image/png">
            <text:p/>
          </draw:image>
        </draw:frame>
        <draw:polygon draw:style-name="gr1" draw:text-style-name="P1" draw:layer="layout" svg:width="2.883cm" svg:height="2.884cm" svg:x="30.674cm" svg:y="15.504cm" svg:viewBox="0 0 2884 2885" draw:points="0,2885 2884,2885 2884,0 0,0">
          <text:p/>
        </draw:polygon>
        <draw:line draw:style-name="gr14" draw:text-style-name="P2" draw:layer="layout" svg:x1="30.674cm" svg:y1="15.504cm" svg:x2="30.674cm" svg:y2="18.388cm">
          <text:p/>
        </draw:line>
        <draw:line draw:style-name="gr14" draw:text-style-name="P2" draw:layer="layout" svg:x1="33.557cm" svg:y1="15.504cm" svg:x2="33.557cm" svg:y2="18.388cm">
          <text:p/>
        </draw:line>
        <draw:line draw:style-name="gr14" draw:text-style-name="P2" draw:layer="layout" svg:x1="30.674cm" svg:y1="15.504cm" svg:x2="33.557cm" svg:y2="15.504cm">
          <text:p/>
        </draw:line>
        <draw:line draw:style-name="gr14" draw:text-style-name="P2" draw:layer="layout" svg:x1="30.674cm" svg:y1="18.388cm" svg:x2="33.557cm" svg:y2="18.388cm">
          <text:p/>
        </draw:line>
        <draw:path draw:style-name="gr4" draw:text-style-name="P4" draw:layer="layout" svg:width="0.58cm" svg:height="0.582cm" svg:x="31.06cm" svg:y="14.512cm" svg:viewBox="0 0 581 583" svg:d="M16 309c-5 0-9-2-12-6s-4-8-4-12 1-8 4-12 7-5 12-5h257v-258c0-5 2-8 5-11s7-5 12-5 9 2 12 5c4 3 6 6 6 11v258h258c4 0 7 1 11 5 3 4 4 8 4 12s-1 8-4 12c-4 4-7 6-11 6h-258v258c0 5-2 8-6 11-3 3-7 5-12 5s-9-2-12-5-5-6-5-11v-258z">
          <text:p/>
        </draw:path>
        <draw:path draw:style-name="gr4" draw:text-style-name="P4" draw:layer="layout" svg:width="0.363cm" svg:height="0.6cm" svg:x="31.733cm" svg:y="14.44cm" svg:viewBox="0 0 364 601" svg:d="M47 515c13 20 32 34 55 44s48 15 74 15c34 0 58-15 72-44 14-28 21-61 21-98 0-16-1-33-4-49-3-17-8-32-15-46-7-15-17-26-30-34-12-9-27-13-45-13h-58c-5 0-7-3-7-8v-8c0-5 2-7 7-7l48-4c21 0 38-8 51-24 14-15 24-34 30-56s9-43 9-63c0-28-6-50-19-68s-33-27-60-27c-22 0-43 4-64 12-20 9-36 22-48 39 1-1 3-1 3-1 1 0 2 0 3 0 13 0 24 4 33 13 9 10 13 20 13 33s-4 24-13 33-20 13-33 13-24-4-33-13-13-20-13-33c0-25 7-46 22-65s35-33 59-42c23-10 47-14 71-14 18 0 36 2 56 8 19 5 37 13 53 22 16 10 30 23 40 38s15 33 15 52c0 25-5 47-16 68s-27 39-46 54-40 27-63 35c25 4 49 14 72 28 24 14 42 32 56 55 14 22 21 46 21 71 0 32-9 61-27 87s-42 47-70 61c-29 15-59 22-91 22-27 0-55-5-82-15-27-11-50-26-67-47-18-20-27-45-27-75 0-14 5-26 15-36 10-9 22-14 36-14 9 0 18 2 26 7 8 4 14 10 18 18s7 16 7 25c0 15-5 27-15 36-10 10-22 15-36 15z">
          <text:p/>
        </draw:path>
        <draw:path draw:style-name="gr4" draw:text-style-name="P4" draw:layer="layout" svg:width="0.685cm" svg:height="0.385cm" svg:x="32.164cm" svg:y="14.636cm" svg:viewBox="0 0 686 386" svg:d="M0 386v-30c19 0 36-2 49-5 12-3 19-11 19-23v-240c0-15-3-26-7-33-5-7-12-12-20-13-9-2-23-2-41-2v-31l126-9v85c12-25 29-46 52-62s48-23 75-23c67 0 106 27 118 81 12-24 29-44 52-59 22-15 47-22 74-22 26 0 48 4 66 12 19 9 32 22 41 39 9 18 14 39 14 66v211c0 12 6 20 19 23s29 5 49 5v30h-200v-30c20 0 37-2 49-5 13-3 20-11 20-23v-208c0-30-5-53-13-71s-25-27-51-27c-33 0-61 13-83 40s-33 58-33 93v173c0 12 7 20 19 23 13 3 30 5 49 5v30h-200v-30c20 0 36-2 49-5s19-11 19-23v-208c0-29-4-52-12-71-9-18-26-27-51-27-34 0-62 13-84 40-21 27-32 58-32 93v173c0 12 6 20 19 23s29 5 49 5v30z">
          <text:p/>
        </draw:path>
        <draw:path draw:style-name="gr4" draw:text-style-name="P4" draw:layer="layout" svg:width="0.286cm" svg:height="0.401cm" svg:x="32.901cm" svg:y="14.63cm" svg:viewBox="0 0 287 402" svg:d="M0 395v-142c0-5 3-8 8-8h12c3 0 6 3 7 8 16 84 55 126 118 126 27 0 50-6 69-19 18-12 28-32 28-58 0-19-8-35-22-48s-32-22-52-27l-58-11c-20-4-38-11-54-20s-29-20-40-35c-10-15-16-32-16-51 0-26 7-47 22-63 13-16 31-28 52-35 22-9 45-12 71-12 29 0 55 9 77 25l25-23c0-2 2-2 5-2h6c2 0 3 1 5 2 1 2 2 4 2 6v114c0 6-2 9-7 9h-11c-4 0-7-3-7-9 0-30-8-54-25-73-17-18-41-28-71-28-26 0-49 5-69 15-19 9-28 26-28 50 0 16 6 29 20 40 14 10 30 17 49 22l59 11c20 4 38 12 56 23 17 11 31 25 41 41s15 35 15 56-4 39-11 54c-8 16-18 29-30 39-13 10-28 18-46 23s-36 7-55 7c-37 0-68-12-94-37l-32 35c0 1-3 2-6 2h-5c-5 0-8-2-8-7z">
          <text:p/>
        </draw:path>
        <draw:frame draw:style-name="gr15" draw:text-style-name="P2" draw:layer="layout" svg:width="2.883cm" svg:height="2.883cm" svg:x="30.674cm" svg:y="15.505cm">
          <draw:image xlink:href="Pictures/10000000000000DA000000DA6C702CCF10086CDF.jpg" xlink:type="simple" xlink:show="embed" xlink:actuate="onLoad" loext:mime-type="image/jpeg">
            <text:p/>
          </draw:image>
        </draw:frame>
        <draw:polygon draw:style-name="gr1" draw:text-style-name="P1" draw:layer="layout" svg:width="2.884cm" svg:height="2.884cm" svg:x="33.557cm" svg:y="15.504cm" svg:viewBox="0 0 2885 2885" draw:points="0,2885 2885,2885 2885,0 0,0">
          <text:p/>
        </draw:polygon>
        <draw:line draw:style-name="gr14" draw:text-style-name="P2" draw:layer="layout" svg:x1="33.557cm" svg:y1="15.504cm" svg:x2="33.557cm" svg:y2="18.388cm">
          <text:p/>
        </draw:line>
        <draw:line draw:style-name="gr14" draw:text-style-name="P2" draw:layer="layout" svg:x1="36.441cm" svg:y1="15.504cm" svg:x2="36.441cm" svg:y2="18.388cm">
          <text:p/>
        </draw:line>
        <draw:line draw:style-name="gr14" draw:text-style-name="P2" draw:layer="layout" svg:x1="33.557cm" svg:y1="15.504cm" svg:x2="36.441cm" svg:y2="15.504cm">
          <text:p/>
        </draw:line>
        <draw:line draw:style-name="gr14" draw:text-style-name="P2" draw:layer="layout" svg:x1="33.557cm" svg:y1="18.388cm" svg:x2="36.441cm" svg:y2="18.388cm">
          <text:p/>
        </draw:line>
        <draw:path draw:style-name="gr4" draw:text-style-name="P4" draw:layer="layout" svg:width="0.58cm" svg:height="0.582cm" svg:x="33.944cm" svg:y="14.512cm" svg:viewBox="0 0 581 583" svg:d="M16 309c-5 0-9-2-12-6s-4-8-4-12 1-8 4-12 7-5 12-5h257v-258c0-5 2-8 5-11s7-5 12-5 9 2 12 5c4 3 6 6 6 11v258h257c5 0 8 1 12 5 3 4 4 8 4 12s-1 8-4 12c-4 4-7 6-12 6h-257v258c0 5-2 8-6 11-3 3-7 5-12 5s-9-2-12-5-5-6-5-11v-258z">
          <text:p/>
        </draw:path>
        <draw:path draw:style-name="gr4" draw:text-style-name="P4" draw:layer="layout" svg:width="0.387cm" svg:height="0.581cm" svg:x="34.605cm" svg:y="14.44cm" svg:viewBox="0 0 388 582" svg:d="M0 438v-31l270-403c2-3 5-4 9-4h12c7 0 10 3 10 9v398h87v31h-87v86c0 12 9 19 26 23 18 3 38 5 60 5v30h-241v-30c22 0 42-2 59-5 17-4 26-11 26-23v-86zM29 407h207v-309z">
          <text:p/>
        </draw:path>
        <draw:path draw:style-name="gr4" draw:text-style-name="P4" draw:layer="layout" svg:width="0.685cm" svg:height="0.385cm" svg:x="35.048cm" svg:y="14.636cm" svg:viewBox="0 0 686 386" svg:d="M0 386v-30c19 0 36-2 49-5 12-3 19-11 19-23v-240c0-15-3-26-7-33-5-7-12-12-20-13-9-2-23-2-41-2v-31l126-9v85c12-25 29-46 52-62s48-23 76-23c67 0 106 27 118 81 11-24 28-44 51-59 22-15 47-22 74-22 26 0 48 4 66 12 19 9 32 22 41 39 9 18 14 39 14 66v211c0 12 6 20 19 23s29 5 49 5v30h-200v-30c20 0 36-2 49-5s19-11 19-23v-208c0-30-3-53-12-71-8-18-25-27-51-27-33 0-61 13-83 40s-33 58-33 93v173c0 12 7 20 19 23 13 3 30 5 49 5v30h-199v-30c19 0 36-2 49-5 12-3 19-11 19-23v-208c0-29-4-52-13-71-8-18-25-27-50-27-35 0-63 13-85 40-21 27-32 58-32 93v173c0 12 6 20 19 23s29 5 49 5v30z">
          <text:p/>
        </draw:path>
        <draw:path draw:style-name="gr4" draw:text-style-name="P4" draw:layer="layout" svg:width="0.286cm" svg:height="0.401cm" svg:x="35.785cm" svg:y="14.63cm" svg:viewBox="0 0 287 402" svg:d="M0 395v-142c0-5 3-8 8-8h11c3 0 6 3 7 8 16 84 55 126 118 126 27 0 50-6 69-19 18-12 28-32 28-58 0-19-8-35-22-48s-32-22-52-27l-58-11c-20-4-38-11-54-20s-29-20-39-35-16-32-16-51c0-26 7-47 21-63 13-16 31-28 52-35 22-9 45-12 71-12 29 0 55 9 77 25l26-23c0-2 1-2 3-2h7c2 0 3 1 5 2 1 2 2 4 2 6v114c0 6-2 9-7 9h-10c-5 0-8-3-8-9 0-30-8-54-25-73-17-18-41-28-71-28-27 0-49 5-69 15-19 9-29 26-29 50 0 16 7 29 21 40 14 10 30 17 49 22l59 11c20 4 38 12 56 23 17 11 31 25 42 41 10 16 15 35 15 56s-4 39-11 54c-9 16-19 29-31 39-13 10-28 18-46 23s-36 7-55 7c-37 0-68-12-94-37l-32 35c0 1-2 2-5 2h-5c-5 0-8-2-8-7z">
          <text:p/>
        </draw:path>
        <draw:frame draw:style-name="gr15" draw:text-style-name="P2" draw:layer="layout" svg:width="2.883cm" svg:height="2.883cm" svg:x="33.558cm" svg:y="15.505cm">
          <draw:image xlink:href="Pictures/10000000000000DA000000DAA92071AB41E9BA65.jpg" xlink:type="simple" xlink:show="embed" xlink:actuate="onLoad" loext:mime-type="image/jpeg">
            <text:p/>
          </draw:image>
        </draw:frame>
        <draw:line draw:style-name="gr14" draw:text-style-name="P2" draw:layer="layout" svg:x1="22.048cm" svg:y1="19.737cm" svg:x2="36.441cm" svg:y2="19.737cm">
          <text:p/>
        </draw:line>
        <draw:line draw:style-name="gr14" draw:text-style-name="P2" draw:layer="layout" svg:x1="22.048cm" svg:y1="19.288cm" svg:x2="36.441cm" svg:y2="19.288cm">
          <text:p/>
        </draw:line>
        <draw:line draw:style-name="gr14" draw:text-style-name="P2" draw:layer="layout" svg:x1="22.048cm" svg:y1="19.737cm" svg:x2="22.048cm" svg:y2="19.288cm">
          <text:p/>
        </draw:line>
        <draw:line draw:style-name="gr14" draw:text-style-name="P2" draw:layer="layout" svg:x1="36.441cm" svg:y1="19.737cm" svg:x2="36.441cm" svg:y2="19.288cm">
          <text:p/>
        </draw:line>
        <draw:frame draw:style-name="gr15" draw:text-style-name="P2" draw:layer="layout" svg:width="14.392cm" svg:height="0.449cm" svg:x="22.049cm" svg:y="19.288cm">
          <draw:image xlink:href="Pictures/100000000000044000000022715CAD2B0C3683F2.png" xlink:type="simple" xlink:show="embed" xlink:actuate="onLoad" loext:mime-type="image/png">
            <text:p/>
          </draw:image>
        </draw:frame>
        <draw:line draw:style-name="gr14" draw:text-style-name="P2" draw:layer="layout" svg:x1="22.048cm" svg:y1="19.737cm" svg:x2="36.441cm" svg:y2="19.737cm">
          <text:p/>
        </draw:line>
        <draw:line draw:style-name="gr14" draw:text-style-name="P2" draw:layer="layout" svg:x1="22.048cm" svg:y1="19.737cm" svg:x2="22.048cm" svg:y2="19.593cm">
          <text:p/>
        </draw:line>
        <draw:line draw:style-name="gr14" draw:text-style-name="P2" draw:layer="layout" svg:x1="24.447cm" svg:y1="19.737cm" svg:x2="24.447cm" svg:y2="19.593cm">
          <text:p/>
        </draw:line>
        <draw:line draw:style-name="gr14" draw:text-style-name="P2" draw:layer="layout" svg:x1="26.846cm" svg:y1="19.737cm" svg:x2="26.846cm" svg:y2="19.593cm">
          <text:p/>
        </draw:line>
        <draw:line draw:style-name="gr14" draw:text-style-name="P2" draw:layer="layout" svg:x1="29.245cm" svg:y1="19.737cm" svg:x2="29.245cm" svg:y2="19.593cm">
          <text:p/>
        </draw:line>
        <draw:line draw:style-name="gr14" draw:text-style-name="P2" draw:layer="layout" svg:x1="31.644cm" svg:y1="19.737cm" svg:x2="31.644cm" svg:y2="19.593cm">
          <text:p/>
        </draw:line>
        <draw:line draw:style-name="gr14" draw:text-style-name="P2" draw:layer="layout" svg:x1="34.043cm" svg:y1="19.737cm" svg:x2="34.043cm" svg:y2="19.593cm">
          <text:p/>
        </draw:line>
        <draw:line draw:style-name="gr14" draw:text-style-name="P2" draw:layer="layout" svg:x1="36.441cm" svg:y1="19.737cm" svg:x2="36.441cm" svg:y2="19.593cm">
          <text:p/>
        </draw:line>
        <draw:path draw:style-name="gr3" draw:text-style-name="P3" draw:layer="layout" svg:width="0.392cm" svg:height="0.484cm" svg:x="21.883cm" svg:y="20.14cm" svg:viewBox="0 0 393 485" svg:d="M325 463c-53 30-102 29-145-3-44-32-83-79-118-139-21-37-38-74-50-111-12-36-15-72-8-107 7-34 29-62 65-83 28-16 55-22 81-19s50 13 72 30c22 16 42 36 61 59 18 23 35 48 50 76 22 36 38 73 50 109 11 35 14 70 7 104-7 35-29 63-65 84zM315 446c24-14 35-36 33-68-3-32-11-63-26-94-14-31-31-63-50-97-20-32-38-61-57-87-18-25-39-46-64-61-24-15-48-16-72-2s-36 35-35 64 8 58 21 86c13 29 29 60 47 92 14 23 27 45 41 66 13 20 29 40 47 61 18 20 37 34 57 43 21 9 40 8 58-3z">
          <text:p/>
        </draw:path>
        <draw:path draw:style-name="gr3" draw:text-style-name="P3" draw:layer="layout" svg:width="0.392cm" svg:height="0.484cm" svg:x="23.142cm" svg:y="20.799cm" svg:viewBox="0 0 393 485" svg:d="M324 463c-52 30-100 30-145-3-44-32-83-78-117-137-22-37-39-74-51-112-12-37-14-72-7-107 6-35 28-62 64-83 29-17 56-23 82-20 26 4 51 14 73 30 21 17 41 37 59 59 18 23 35 49 51 76 21 37 37 74 49 110s14 71 7 105-28 61-65 82zM315 447c24-14 34-37 32-68-3-31-11-62-25-93-15-32-31-64-51-98-18-33-37-61-55-87-19-26-41-46-65-61-25-16-49-16-73-2-24 13-36 35-35 64 2 28 9 57 21 86 13 30 29 60 48 92 13 24 27 46 40 66 13 21 29 41 48 61 18 19 37 33 57 42s39 8 58-2z">
          <text:p/>
        </draw:path>
        <draw:path draw:style-name="gr3" draw:text-style-name="P3" draw:layer="layout" svg:width="0.081cm" svg:height="0.081cm" svg:x="23.646cm" svg:y="21.026cm" svg:viewBox="0 0 82 82" svg:d="M5 61c-5-10-7-20-4-31s10-19 19-24c6-4 13-6 20-6s14 2 21 6c6 4 11 9 15 14 6 10 7 20 4 31-2 11-9 19-19 26-10 5-20 7-31 4-11-4-19-11-25-20z">
          <text:p/>
        </draw:path>
        <draw:path draw:style-name="gr3" draw:text-style-name="P3" draw:layer="layout" svg:width="0.392cm" svg:height="0.484cm" svg:x="23.641cm" svg:y="20.511cm" svg:viewBox="0 0 393 485" svg:d="M324 463c-52 30-100 29-144-3s-83-78-118-137c-22-37-38-74-51-111-12-37-14-73-7-107 6-35 28-62 64-83 30-18 57-24 83-21 26 4 50 14 72 31 21 17 41 36 59 59s35 48 51 76c21 37 37 73 49 109s14 71 7 105c-7 33-28 61-65 82zM315 447c24-14 34-37 32-68-3-31-11-62-25-94-15-31-31-63-51-96-18-33-37-62-55-87-19-26-40-46-64-62-25-15-49-15-73-2-25 14-37 36-35 65 1 28 8 57 20 86 14 29 30 59 49 91 13 24 27 46 40 66 13 21 29 41 47 60 18 20 37 34 57 43s39 8 58-2z">
          <text:p/>
        </draw:path>
        <draw:path draw:style-name="gr3" draw:text-style-name="P3" draw:layer="layout" svg:width="0.393cm" svg:height="0.484cm" svg:x="23.962cm" svg:y="20.325cm" svg:viewBox="0 0 394 485" svg:d="M325 463c-52 30-101 29-144-3-45-32-84-78-118-137-22-38-39-75-51-111-12-38-15-74-8-108 7-35 29-63 65-84 28-16 55-22 82-19 26 4 50 14 72 30s42 36 60 59 35 48 51 76c21 36 37 74 49 110s14 71 7 104c-7 34-28 62-65 83zM316 446c23-13 34-36 32-67-3-31-11-63-26-94-14-31-31-63-50-98-19-32-37-61-56-86-18-26-39-46-64-62-25-15-49-16-73-2s-36 36-35 64c1 29 8 58 21 87s29 60 47 92c14 24 28 46 42 66 13 21 29 41 47 60 18 20 37 34 57 43s39 8 58-3z">
          <text:p/>
        </draw:path>
        <draw:path draw:style-name="gr3" draw:text-style-name="P3" draw:layer="layout" svg:width="0.41cm" svg:height="0.49cm" svg:x="24.274cm" svg:y="20.139cm" svg:viewBox="0 0 411 491" svg:d="M197 458c18 8 38 11 59 9 21-3 41-10 61-21 25-15 36-35 34-62-2-28-10-55-26-82-7-12-15-23-24-34s-19-20-31-28c-11-7-23-11-36-12-12-1-25 2-38 10l-43 24c-4 3-7 2-9-2l-3-6c-2-4-1-6 2-8l34-24c15-8 24-21 28-39 3-17 3-35-2-54s-11-36-20-50c-12-21-26-35-43-42-18-8-37-6-57 5-16 10-30 22-41 37-11 14-18 30-19 48 0-1 1-1 2-2 0 0 1-1 2-1 9-6 19-7 30-4 10 3 18 9 23 19 6 9 7 18 4 29-2 10-8 18-18 24-9 6-20 8-30 5-11-4-19-10-24-19-10-19-14-38-11-58s12-38 25-55 29-31 47-41c13-8 27-14 44-18 18-5 34-6 50-6s31 4 45 11c13 7 25 18 33 32 10 18 16 37 17 57 0 20-3 39-11 59-7 19-18 36-32 52 21-7 43-11 65-10 23 1 44 7 64 17 19 11 35 25 45 44 14 24 20 49 18 75-2 27-10 52-25 74-15 23-34 42-57 55-21 12-43 19-67 23-25 4-48 3-70-5-21-8-38-22-51-44-6-10-7-21-4-33 3-11 9-20 20-26 7-4 14-6 22-6 7 0 14 2 21 6s12 9 16 16c6 10 7 21 4 33-3 11-10 20-20 26z">
          <text:p/>
        </draw:path>
        <draw:path draw:style-name="gr3" draw:text-style-name="P3" draw:layer="layout" svg:width="0.393cm" svg:height="0.484cm" svg:x="25.541cm" svg:y="20.799cm" svg:viewBox="0 0 394 485" svg:d="M325 463c-52 30-101 30-144-3-44-32-84-78-118-137-22-37-39-74-51-112-12-37-15-72-8-107s29-62 65-83c28-17 56-23 83-20 26 4 49 14 71 30 22 17 42 37 60 59 18 23 35 49 51 76 21 37 37 74 49 110s14 71 7 105-28 61-65 82zM316 447c23-14 34-37 32-68-3-31-11-62-25-93-15-32-32-64-51-98-18-33-37-61-55-87-19-26-40-46-65-61-25-16-49-16-73-2-24 13-36 35-35 64 1 28 8 57 21 86 13 30 29 60 48 92 13 24 28 46 41 66 13 21 29 41 47 61 18 19 37 33 57 42s39 8 58-2z">
          <text:p/>
        </draw:path>
        <draw:path draw:style-name="gr3" draw:text-style-name="P3" draw:layer="layout" svg:width="0.081cm" svg:height="0.081cm" svg:x="26.045cm" svg:y="21.026cm" svg:viewBox="0 0 82 82" svg:d="M5 61c-5-10-7-20-4-31s10-19 19-24c6-4 13-6 20-6s14 2 21 6c6 4 11 9 15 14 6 10 7 20 4 31-2 11-10 19-19 26-10 5-20 7-31 4-11-4-20-11-25-20z">
          <text:p/>
        </draw:path>
        <draw:path draw:style-name="gr3" draw:text-style-name="P3" draw:layer="layout" svg:width="0.393cm" svg:height="0.484cm" svg:x="26.04cm" svg:y="20.511cm" svg:viewBox="0 0 394 485" svg:d="M325 463c-52 30-100 29-144-3s-83-78-117-137c-22-37-40-74-52-111s-15-73-8-107c7-35 30-62 66-83 28-18 56-24 82-21 26 4 49 14 71 31s42 36 60 59 35 48 51 76c21 37 37 73 49 109s14 71 7 105c-7 33-28 61-65 82zM316 447c23-14 34-37 32-68-3-31-11-62-25-94-15-31-32-63-51-96-18-33-37-62-55-87-19-26-40-46-64-62-25-15-49-15-73-2-24 14-36 36-35 65 1 28 8 57 21 86s29 59 48 91c13 24 27 46 40 66 13 21 29 41 47 60 18 20 37 34 57 43s39 8 58-2z">
          <text:p/>
        </draw:path>
        <draw:path draw:style-name="gr3" draw:text-style-name="P3" draw:layer="layout" svg:width="0.392cm" svg:height="0.484cm" svg:x="26.36cm" svg:y="20.325cm" svg:viewBox="0 0 393 485" svg:d="M325 463c-53 30-101 29-144-3-44-32-84-78-119-137-21-38-38-75-50-111-12-38-15-74-8-108 7-35 29-63 65-84 28-16 56-22 82-19 26 4 50 14 72 30s42 36 60 59 35 48 50 76c22 36 38 74 50 110 11 36 14 71 7 104-7 34-29 62-65 83zM315 446c24-13 35-36 33-67-3-31-11-63-26-94-14-31-31-63-50-98-19-32-37-61-56-86-18-26-39-46-64-62-24-15-48-16-73-2-24 14-36 36-35 64 1 29 8 58 21 87s29 60 48 92c14 24 27 46 41 66 13 21 29 41 47 60 18 20 37 34 57 43s39 8 57-3z">
          <text:p/>
        </draw:path>
        <draw:path draw:style-name="gr3" draw:text-style-name="P3" draw:layer="layout" svg:width="0.377cm" svg:height="0.496cm" svg:x="26.701cm" svg:y="20.124cm" svg:viewBox="0 0 378 497" svg:d="M305 479c-27 15-53 21-79 17s-51-14-74-31c-22-17-43-37-61-60-18-22-34-46-49-72-19-33-32-71-39-113-6-42-3-81 10-118 12-37 36-66 71-86 15-9 30-14 46-15 16-2 30 0 44 7s25 17 34 33c5 9 7 18 4 27-2 9-8 16-17 21-8 5-18 6-28 4-9-3-17-8-21-17-5-8-6-17-4-27 3-9 8-16 17-21l3-2c-10-5-21-6-33-4s-23 6-34 12c-13 8-23 17-31 29s-13 26-16 40c-4 15-5 30-4 45s4 31 9 48c6 16 12 31 18 45 7 13 16 30 27 49-2-22 0-42 7-61 8-19 20-34 37-44 19-11 39-17 60-18 20-2 40 1 59 8 19 8 37 18 53 32s29 30 39 48c15 25 23 52 25 82 2 29-4 56-16 81-12 26-32 46-57 61zM293 458c16-9 27-21 33-34 6-14 7-29 5-44s-7-29-13-42c-6-14-14-29-25-48-14-24-27-44-39-60s-27-27-45-34-38-5-59 7c-18 10-29 24-33 43-4 18-4 37 1 58s13 40 22 56c4 5 6 10 8 13l1 1c0 1 0 1 0 2 11 18 24 36 39 53s31 29 49 36c18 6 37 4 56-7z">
          <text:p/>
        </draw:path>
        <draw:path draw:style-name="gr3" draw:text-style-name="P3" draw:layer="layout" svg:width="0.393cm" svg:height="0.484cm" svg:x="27.94cm" svg:y="20.799cm" svg:viewBox="0 0 394 485" svg:d="M325 463c-52 30-101 30-144-3-44-32-83-78-118-137-22-37-39-74-51-112-12-37-15-72-8-107s29-62 65-83c29-17 56-23 82-20 26 4 50 14 72 30 22 17 42 37 60 59 18 23 35 49 51 76 21 37 37 74 49 110s14 71 7 105-28 61-65 82zM316 447c23-14 34-37 32-68-3-31-11-62-26-93-14-32-31-64-50-98-19-33-37-61-56-87-18-26-39-46-64-61-24-16-48-16-73-2-24 13-36 35-35 64 1 28 8 57 21 86 13 30 30 60 48 92 14 24 28 46 41 66 13 21 29 41 47 61 18 19 37 33 57 42s39 8 58-2z">
          <text:p/>
        </draw:path>
        <draw:path draw:style-name="gr3" draw:text-style-name="P3" draw:layer="layout" svg:width="0.081cm" svg:height="0.081cm" svg:x="28.444cm" svg:y="21.026cm" svg:viewBox="0 0 82 82" svg:d="M6 61c-6-10-7-20-4-31s9-19 19-24c6-4 12-6 20-6 7 0 14 2 21 6 6 4 11 9 14 14 6 10 8 20 5 31s-10 19-19 26c-10 5-20 7-31 4-11-4-20-11-25-20z">
          <text:p/>
        </draw:path>
        <draw:path draw:style-name="gr3" draw:text-style-name="P3" draw:layer="layout" svg:width="0.393cm" svg:height="0.484cm" svg:x="28.439cm" svg:y="20.511cm" svg:viewBox="0 0 394 485" svg:d="M324 463c-52 30-101 29-144-3-44-32-83-78-117-137-22-37-39-74-51-111s-15-73-8-107c7-35 29-62 65-83 28-18 55-24 81-21 26 4 50 14 72 31s42 36 60 59 35 48 51 76c21 37 37 73 50 109 12 36 14 71 7 105-7 33-29 61-66 82zM315 447c23-14 34-37 32-68-3-31-11-62-26-94-14-31-31-63-50-96s-37-62-56-87c-18-26-39-46-64-62-24-15-48-15-72-2-24 14-36 36-35 65 1 28 8 57 21 86s29 59 47 91c14 24 28 46 41 66 13 21 29 41 47 60 18 20 37 34 57 43s39 8 58-2z">
          <text:p/>
        </draw:path>
        <draw:path draw:style-name="gr3" draw:text-style-name="P3" draw:layer="layout" svg:width="0.392cm" svg:height="0.484cm" svg:x="28.759cm" svg:y="20.325cm" svg:viewBox="0 0 393 485" svg:d="M325 463c-53 30-101 29-145-3-43-32-82-78-117-137-22-38-39-75-51-111-12-38-15-74-8-108 7-35 29-63 66-84 28-16 55-22 81-19 26 4 50 14 72 30s42 36 60 59 34 48 50 76c22 36 38 74 50 110 11 36 14 71 7 104-7 34-29 62-65 83zM315 446c24-13 35-36 32-67-2-31-10-63-25-94-14-31-31-63-50-98-19-32-37-61-56-86-18-26-40-46-64-62-24-15-48-16-72-2s-37 36-36 64c1 29 8 58 22 87 13 29 29 60 47 92 14 24 27 46 41 66 13 21 29 41 46 60 18 20 37 34 58 43 20 9 39 8 57-3z">
          <text:p/>
        </draw:path>
        <draw:path draw:style-name="gr3" draw:text-style-name="P3" draw:layer="layout" svg:width="0.379cm" svg:height="0.496cm" svg:x="29.075cm" svg:y="20.141cm" svg:viewBox="0 0 380 497" svg:d="M217 472c19 7 44 2 73-15 17-10 29-24 37-43 8-20 11-40 9-61-1-23-7-46-16-68-10-22-24-48-42-78 3 21 1 41-6 60-8 19-20 34-38 44-25 14-51 21-78 18-27-2-53-11-76-27s-42-36-56-61c-15-26-23-53-24-82s5-56 18-81 33-46 59-61 51-20 77-16 49 15 71 32 42 36 61 59 35 46 49 71c19 33 32 70 40 111s6 81-5 117c-11 38-33 67-67 86-27 15-51 21-76 20-24-2-43-15-57-39-5-9-7-18-4-28 2-9 8-16 17-21 8-5 17-6 27-4 9 3 16 8 21 17s6 18 4 27c-2 10-8 17-16 22zM227 293c17-10 28-25 33-43 4-18 4-38-2-58-5-20-12-39-22-56l-7-13-2-2c-18-32-39-58-64-78-24-20-49-22-75-7-17 10-29 21-35 35-6 13-8 28-6 43s6 30 13 45 15 31 24 47c14 24 27 44 39 60 13 16 28 27 45 34 18 7 38 5 59-7z">
          <text:p/>
        </draw:path>
        <draw:path draw:style-name="gr3" draw:text-style-name="P3" draw:layer="layout" svg:width="0.392cm" svg:height="0.484cm" svg:x="30.338cm" svg:y="20.799cm" svg:viewBox="0 0 393 485" svg:d="M325 463c-53 30-101 30-144-3-44-32-83-78-118-137-22-37-39-74-51-112-12-37-15-72-8-107s29-62 66-83c28-17 55-23 81-20 26 4 50 14 72 30 22 17 42 37 60 59 18 23 35 49 50 76 22 37 38 74 50 110 11 36 14 71 7 105s-29 61-65 82zM315 447c24-14 35-37 33-68-3-31-11-62-26-93-14-32-31-64-50-98-19-33-37-61-56-87-18-26-39-46-64-61-24-16-48-16-72-2-24 13-36 35-35 64 1 28 8 57 21 86 13 30 29 60 47 92 14 24 27 46 41 66 13 21 29 41 47 61 18 19 37 33 57 42s39 8 57-2z">
          <text:p/>
        </draw:path>
        <draw:path draw:style-name="gr3" draw:text-style-name="P3" draw:layer="layout" svg:width="0.081cm" svg:height="0.081cm" svg:x="30.842cm" svg:y="21.026cm" svg:viewBox="0 0 82 82" svg:d="M6 61c-6-10-7-20-4-31s9-19 19-24c6-4 12-6 20-6 7 0 14 2 20 6 7 4 12 9 15 14 6 10 8 20 5 31-4 11-10 19-20 26-9 5-19 7-30 4-12-4-20-11-25-20z">
          <text:p/>
        </draw:path>
        <draw:path draw:style-name="gr3" draw:text-style-name="P3" draw:layer="layout" svg:width="0.392cm" svg:height="0.484cm" svg:x="30.837cm" svg:y="20.511cm" svg:viewBox="0 0 393 485" svg:d="M324 463c-53 30-101 29-144-3-44-32-83-78-118-137-21-37-38-74-50-111s-15-73-8-107c7-35 29-62 65-83 28-18 55-24 81-21 26 4 50 14 72 31s42 36 60 59 35 48 51 76c22 37 38 73 50 109 11 36 14 71 7 105-7 33-29 61-66 82zM314 447c25-14 36-37 34-68-3-31-11-62-27-94-14-31-31-63-50-96s-37-62-56-87c-18-26-39-46-64-62-24-15-48-15-72-2-24 14-36 36-35 65 1 28 8 57 21 86s29 59 47 91c14 24 27 46 41 66 13 21 29 41 47 60 18 20 37 34 57 43s39 8 57-2z">
          <text:p/>
        </draw:path>
        <draw:path draw:style-name="gr3" draw:text-style-name="P3" draw:layer="layout" svg:width="0.437cm" svg:height="0.5cm" svg:x="31.146cm" svg:y="20.331cm" svg:viewBox="0 0 438 501" svg:d="M228 501l-13-22c53-31 76-53 68-68l-195-337c-16 23-41 45-75 64l-13-22c52-30 84-67 95-110l10-5c2-1 3-1 5-1 2 1 4 2 4 3l219 379c8 14 39 5 92-26l13 23z">
          <text:p/>
        </draw:path>
        <draw:path draw:style-name="gr3" draw:text-style-name="P3" draw:layer="layout" svg:width="0.435cm" svg:height="0.52cm" svg:x="31.469cm" svg:y="20.141cm" svg:viewBox="0 0 436 521" svg:d="M198 521l-10-17c-1-1-1-3-1-5l36-168c6-25 10-46 13-63 3-16 5-34 6-54s0-39-4-57c-3-18-10-35-19-52-10-17-23-32-39-44s-33-20-51-22-37 2-55 12c-19 11-33 26-41 46-9 20-11 40-6 62 1-2 3-3 6-5 10-5 20-7 30-4 12 2 20 9 26 19 5 10 7 20 4 31-3 10-9 19-19 24-11 6-21 7-32 4s-19-9-24-19c-10-16-15-33-17-50-3-18-1-35 4-53 5-17 13-33 24-47 11-15 24-26 42-36 24-14 50-22 77-23 27-2 52 3 75 14 23 12 42 31 57 56 11 19 17 39 18 60 2 21 0 43-5 64-4 21-12 46-22 75-9 28-16 47-18 57l-33 113 62-36c30-18 55-33 75-45 20-13 31-20 31-22 2-8-4-31-18-68l18-10 48 124z">
          <text:p/>
        </draw:path>
        <draw:path draw:style-name="gr3" draw:text-style-name="P3" draw:layer="layout" svg:width="0.392cm" svg:height="0.484cm" svg:x="32.737cm" svg:y="20.799cm" svg:viewBox="0 0 393 485" svg:d="M324 463c-53 30-101 30-145-3-43-32-82-78-117-137-21-37-38-74-50-112-12-37-15-72-8-107s29-62 65-83c28-17 55-23 81-20 26 4 50 14 72 30 22 17 42 37 60 59 18 23 34 49 50 76 22 37 38 74 50 110s15 71 8 105c-8 34-30 61-66 82zM314 447c24-14 35-37 32-68-2-31-10-62-25-93-14-32-31-64-50-98-19-33-37-61-56-87-18-26-40-46-64-61-24-16-48-16-72-2-24 13-36 35-35 64 1 28 8 57 21 86 13 30 29 60 47 92 14 24 27 46 41 66 13 21 28 41 46 61 18 19 37 33 58 42 20 9 39 8 57-2z">
          <text:p/>
        </draw:path>
        <draw:path draw:style-name="gr3" draw:text-style-name="P3" draw:layer="layout" svg:width="0.081cm" svg:height="0.081cm" svg:x="33.241cm" svg:y="21.026cm" svg:viewBox="0 0 82 82" svg:d="M6 61c-6-10-7-20-4-31s9-19 19-24c6-4 12-6 20-6 7 0 14 2 20 6 7 4 12 9 15 14 6 10 8 20 5 31-4 11-10 19-20 26-9 5-19 7-30 4-12-4-20-11-25-20z">
          <text:p/>
        </draw:path>
        <draw:path draw:style-name="gr3" draw:text-style-name="P3" draw:layer="layout" svg:width="0.392cm" svg:height="0.484cm" svg:x="33.236cm" svg:y="20.511cm" svg:viewBox="0 0 393 485" svg:d="M325 463c-54 30-102 29-146-3-43-32-82-78-117-137-21-37-38-74-50-111s-15-73-8-107c7-35 29-62 65-83 28-18 55-24 81-21 26 4 50 14 72 31s42 36 61 59c18 23 34 48 50 76 22 37 38 73 50 109 11 36 14 71 7 105-7 33-29 61-65 82zM315 447c24-14 35-37 32-68-2-31-10-62-25-94-14-31-31-63-51-96-19-33-37-62-56-87-18-26-40-46-64-62-24-15-48-15-72-2-24 14-36 36-35 65 1 28 8 57 21 86s29 59 47 91c14 24 27 46 41 66 13 21 28 41 46 60 18 20 37 34 58 43 20 9 40 8 58-2z">
          <text:p/>
        </draw:path>
        <draw:path draw:style-name="gr3" draw:text-style-name="P3" draw:layer="layout" svg:width="0.437cm" svg:height="0.5cm" svg:x="33.545cm" svg:y="20.331cm" svg:viewBox="0 0 438 501" svg:d="M227 501l-13-22c53-31 76-53 68-68l-195-337c-15 23-40 45-74 64l-13-22c52-30 84-67 95-110l9-5c1-1 3-1 5-1 2 1 4 2 4 3l220 379c8 14 39 5 92-26l13 23z">
          <text:p/>
        </draw:path>
        <draw:path draw:style-name="gr3" draw:text-style-name="P3" draw:layer="layout" svg:width="0.417cm" svg:height="0.524cm" svg:x="33.852cm" svg:y="20.103cm" svg:viewBox="0 0 418 525" svg:d="M196 473c11 10 24 18 39 23s31 6 46 5c16-2 31-6 44-14 31-18 45-42 43-73s-13-63-32-97c-9-15-16-27-23-37-6-10-13-19-21-27-13-13-27-22-44-28-16-5-32-4-46 5-14 8-26 17-33 28-8 10-13 20-16 30-4 9-6 19-7 28s-3 15-4 16l-7 4c-1 1-2 1-5 0-2 0-4-1-4-3l-125-214c-1-1-1-2 0-4 0-2 1-4 3-5l2-1c37-2 72-13 105-32 31-18 58-43 79-75l2-1c2-1 4-1 5 0 2 0 3 1 4 2l4 6c1 2 1 3 0 4-3 29-13 54-29 78-15 23-35 42-59 56-17 10-36 17-56 23l70 121c7-19 15-35 23-46 9-12 22-23 39-33 23-13 48-19 75-16s51 12 74 29c23 16 40 35 53 58 15 25 23 53 23 82s-7 57-22 82c-14 26-34 46-59 60-21 13-44 18-68 18-24-1-46-8-67-20-20-13-37-29-49-50-5-9-7-19-4-29 3-9 9-17 19-22 9-6 19-7 29-5 9 3 17 9 23 18 5 9 6 19 4 29-3 10-9 18-19 23-1 1-3 2-5 3-2 0-4 1-4 1z">
          <text:p/>
        </draw:path>
        <draw:path draw:style-name="gr3" draw:text-style-name="P3" draw:layer="layout" svg:width="0.392cm" svg:height="0.484cm" svg:x="35.136cm" svg:y="20.799cm" svg:viewBox="0 0 393 485" svg:d="M324 463c-53 30-101 30-145-3-43-32-82-78-117-137-21-37-38-74-50-112-12-37-15-72-8-107s29-62 65-83c28-17 55-23 81-20 26 4 50 14 72 30 22 17 42 37 60 59 17 23 34 49 50 76 22 37 39 74 51 110 11 36 14 71 7 105s-29 61-66 82zM314 447c24-14 36-37 33-68-2-31-11-62-26-93-14-32-31-64-50-98-19-33-37-61-56-87-18-26-40-46-64-61-24-16-48-16-72-2-25 13-36 35-35 64 1 28 8 57 21 86 13 30 28 60 47 92 14 24 27 46 41 66 13 21 28 41 46 61 18 19 37 33 57 42s40 8 58-2z">
          <text:p/>
        </draw:path>
        <draw:path draw:style-name="gr3" draw:text-style-name="P3" draw:layer="layout" svg:width="0.081cm" svg:height="0.081cm" svg:x="35.64cm" svg:y="21.026cm" svg:viewBox="0 0 82 82" svg:d="M6 61c-6-10-8-20-4-31 3-11 9-19 18-24 6-4 13-6 21-6 7 0 14 2 20 6 7 4 12 9 15 14 6 10 7 20 5 31-4 11-10 19-20 26-9 5-19 7-31 4-11-4-19-11-24-20z">
          <text:p/>
        </draw:path>
        <draw:path draw:style-name="gr3" draw:text-style-name="P3" draw:layer="layout" svg:width="0.392cm" svg:height="0.484cm" svg:x="35.635cm" svg:y="20.511cm" svg:viewBox="0 0 393 485" svg:d="M325 463c-53 30-102 29-146-3s-82-78-117-137c-21-37-38-74-50-111s-15-73-8-107c7-35 28-62 65-83 28-18 55-24 81-21 26 4 50 14 72 31 23 17 43 36 61 59s34 48 50 76c21 37 38 73 50 109 11 36 13 71 7 105-7 33-29 61-65 82zM315 447c24-14 35-37 32-68-2-31-11-62-25-94-14-31-31-63-50-96s-37-62-57-87c-18-26-40-46-64-62-24-15-48-15-72-2-25 14-36 36-35 65 1 28 8 57 21 86s28 59 47 91c14 24 27 46 40 66 14 21 29 41 47 60 18 20 38 34 58 43 21 9 40 8 58-2z">
          <text:p/>
        </draw:path>
        <draw:path draw:style-name="gr3" draw:text-style-name="P3" draw:layer="layout" svg:width="0.437cm" svg:height="0.5cm" svg:x="35.944cm" svg:y="20.331cm" svg:viewBox="0 0 438 501" svg:d="M228 501l-14-22c54-31 77-53 69-68l-195-337c-16 23-41 45-75 64l-13-22c52-30 84-67 95-110l9-5c1-1 3-1 6-1 2 1 4 2 4 3l219 379c8 14 38 5 92-26l13 23z">
          <text:p/>
        </draw:path>
        <draw:path draw:style-name="gr3" draw:text-style-name="P3" draw:layer="layout" svg:width="0.404cm" svg:height="0.487cm" svg:x="36.276cm" svg:y="20.139cm" svg:viewBox="0 0 405 488" svg:d="M126 429c-15-25-19-53-13-82 5-30 17-59 36-87l-32-2c-21-1-40-7-58-18-19-10-33-24-43-42-12-21-17-42-16-65s8-44 20-65c13-19 29-35 49-47 20-11 40-18 62-20s43 0 63 8 35 22 47 42c8 14 12 30 13 47 0 16-3 33-9 49-6 17-14 32-23 47l50 2c24 2 46 8 67 20 20 12 37 28 48 48 13 23 20 48 18 74-1 26-9 50-24 73-15 22-33 40-56 53-22 12-47 20-72 23-26 3-51 0-73-10-23-10-41-25-54-48zM161 409c10 17 23 30 41 39 17 8 36 12 56 11s39-6 56-16c24-14 43-34 55-61 12-26 11-51-3-75-5-8-11-15-19-21s-17-11-26-14c-10-4-19-5-29-5l-119-7c-10 15-17 31-22 49-4 17-6 34-5 52 1 17 6 33 15 48zM92 188l107 5c12-21 19-42 22-63 3-22-1-42-11-61-9-15-21-25-35-33-15-7-31-11-48-10s-33 6-48 14c-12 8-24 18-34 30-10 14-17 28-20 42-3 15 0 29 7 43 12 20 32 31 60 33z">
          <text:p/>
        </draw:path>
        <draw:path draw:style-name="gr3" draw:text-style-name="P3" draw:layer="layout" svg:width="0.635cm" svg:height="0.597cm" svg:x="27.842cm" svg:y="21.749cm" svg:viewBox="0 0 636 598" svg:d="M188 598v-31c60 0 90-9 90-27v-180l-183-302c-9-12-21-19-36-22-16-2-35-4-59-4v-32h246v32c-40 0-61 7-61 20 0 1 1 3 2 7l158 261 145-237c4-5 5-11 5-18 0-11-5-20-15-25s-21-8-34-8v-32h190v32c-23 0-44 4-64 12-19 8-35 21-46 38l-170 278v180c0 18 31 27 91 27v31z">
          <text:p/>
        </draw:path>
        <draw:path draw:style-name="gr3" draw:text-style-name="P3" draw:layer="layout" svg:width="0.405cm" svg:height="0.442cm" svg:x="28.528cm" svg:y="22.049cm" svg:viewBox="0 0 406 443" svg:d="M203 443c-39 0-74-10-104-30-31-21-55-48-73-82-17-34-26-71-26-108 0-28 5-55 15-82s24-51 42-73c18-21 39-37 65-50 25-12 52-18 81-18 28 0 55 6 81 19 25 12 46 29 65 50s33 45 42 71c10 27 15 54 15 83 0 37-9 74-26 108-18 34-43 61-74 82-31 20-65 30-103 30zM101 364c13 19 27 34 45 45 17 11 36 16 57 16 13 0 26-2 39-8 13-5 24-12 35-22 10-9 19-19 26-31 24-36 36-86 36-151 0-58-12-105-36-139-12-17-26-30-44-41-18-10-37-15-56-15-20 0-39 5-57 15-17 11-32 24-45 41-9 14-16 28-21 43-6 14-9 30-12 46-2 16-3 33-3 50 0 18 1 36 3 54 2 19 6 36 12 53 5 17 13 31 21 44z">
          <text:p/>
        </draw:path>
        <draw:path draw:style-name="gr3" draw:text-style-name="P3" draw:layer="layout" svg:width="0.418cm" svg:height="0.416cm" svg:x="28.993cm" svg:y="22.062cm" svg:viewBox="0 0 419 417" svg:d="M0 417v-21c42 0 64-7 64-19v-336c0-13-22-19-64-19v-22h183v22c-42 0-63 6-63 19v149h180v-149c0-13-21-19-63-19v-22h182v22c-42 0-62 6-62 19v336c0 12 20 19 62 19v21h-182v-21c42 0 63-7 63-19v-165h-180v165c0 12 21 19 63 19v21z">
          <text:p/>
        </draw:path>
        <draw:polygon draw:style-name="gr3" draw:text-style-name="P3" draw:layer="layout" svg:width="0.119cm" svg:height="0.873cm" svg:x="29.585cm" svg:y="21.691cm" svg:viewBox="0 0 120 874" draw:points="0,874 0,0 120,0 120,35 34,35 34,839 120,839 120,874">
          <text:p/>
        </draw:polygon>
        <draw:path draw:style-name="gr3" draw:text-style-name="P3" draw:layer="layout" svg:width="0.533cm" svg:height="0.035cm" svg:x="29.799cm" svg:y="22.11cm" svg:viewBox="0 0 534 36" svg:d="M16 36c-5 0-9-2-12-6-3-3-4-7-4-11 0-5 1-8 4-13 3-4 7-6 12-6h502c5 0 9 2 11 6 3 5 5 8 5 13 0 4-2 8-5 11-2 4-6 6-11 6z">
          <text:p/>
        </draw:path>
        <draw:polygon draw:style-name="gr3" draw:text-style-name="P3" draw:layer="layout" svg:width="0.12cm" svg:height="0.873cm" svg:x="30.431cm" svg:y="21.691cm" svg:viewBox="0 0 121 874" draw:points="0,874 0,839 85,839 85,35 0,35 0,0 121,0 121,874">
          <text:p/>
        </draw:polygon>
        <draw:line draw:style-name="gr14" draw:text-style-name="P2" draw:layer="layout" svg:x1="22.048cm" svg:y1="19.288cm" svg:x2="36.441cm" svg:y2="19.288cm">
          <text:p/>
        </draw:line>
        <draw:line draw:style-name="gr14" draw:text-style-name="P2" draw:layer="layout" svg:x1="22.048cm" svg:y1="19.737cm" svg:x2="36.441cm" svg:y2="19.737cm">
          <text:p/>
        </draw:line>
        <draw:line draw:style-name="gr14" draw:text-style-name="P2" draw:layer="layout" svg:x1="22.048cm" svg:y1="19.737cm" svg:x2="22.048cm" svg:y2="19.288cm">
          <text:p/>
        </draw:line>
        <draw:line draw:style-name="gr14" draw:text-style-name="P2" draw:layer="layout" svg:x1="36.441cm" svg:y1="19.737cm" svg:x2="36.441cm" svg:y2="19.288cm">
          <text:p/>
        </draw:line>
        <draw:polyline draw:style-name="gr16" draw:text-style-name="P2" draw:layer="layout" svg:width="0cm" svg:height="0cm" svg:x="22.048cm" svg:y="19.737cm" svg:viewBox="0 0 0 0" draw:points="0,0">
          <text:p/>
        </draw:polyline>
        <draw:polyline draw:style-name="gr16" draw:text-style-name="P2" draw:layer="layout" svg:width="0cm" svg:height="0cm" svg:x="22.048cm" svg:y="19.288cm" svg:viewBox="0 0 0 0" draw:points="0,0">
          <text:p/>
        </draw:polyline>
        <draw:polyline draw:style-name="gr16" draw:text-style-name="P2" draw:layer="layout" svg:width="0cm" svg:height="0cm" svg:x="36.441cm" svg:y="19.737cm" svg:viewBox="0 0 0 0" draw:points="0,0">
          <text:p/>
        </draw:polyline>
        <draw:polyline draw:style-name="gr16" draw:text-style-name="P2" draw:layer="layout" svg:width="0cm" svg:height="0cm" svg:x="36.441cm" svg:y="19.288cm" svg:viewBox="0 0 0 0" draw:points="0,0">
          <text:p/>
        </draw:polyline>
        <draw:path draw:style-name="gr7" draw:text-style-name="P7" draw:layer="layout" svg:width="0.306cm" svg:height="0.306cm" svg:x="2.593cm" svg:y="3cm" svg:viewBox="0 0 307 307" svg:d="M307 153c0-84-70-153-154-153s-153 69-153 153c0 85 69 154 153 154s154-69 154-154z">
          <text:p/>
        </draw:path>
        <draw:path draw:style-name="gr8" draw:text-style-name="P8" draw:layer="layout" svg:width="0.305cm" svg:height="0.305cm" svg:x="2.594cm" svg:y="4.094cm" svg:viewBox="0 0 306 306" svg:d="M306 153c0-85-68-153-154-153-84 0-152 68-152 153s68 153 152 153c86 0 154-68 154-153z">
          <text:p/>
        </draw:path>
        <draw:path draw:style-name="gr5" draw:text-style-name="P5" draw:layer="layout" svg:width="0.306cm" svg:height="0.306cm" svg:x="2.593cm" svg:y="1.9cm" svg:viewBox="0 0 307 307" svg:d="M307 153c0-84-69-153-153-153-85 0-154 69-154 153 0 85 69 154 154 154 84 0 153-69 153-154z">
          <text:p/>
        </draw:path>
        <draw:path draw:style-name="gr6" draw:text-style-name="P6" draw:layer="layout" svg:width="0.323cm" svg:height="0.323cm" svg:x="2.576cm" svg:y="4.076cm" svg:viewBox="0 0 324 324" svg:d="M162 17c79 0 144 65 144 144 0 81-65 145-144 145-80 0-144-64-144-145 0-79 64-144 144-144zM162 0c-90 0-162 72-162 161 0 90 72 163 162 163 89 0 162-73 162-163 0-89-73-161-162-161z">
          <text:p/>
        </draw:path>
        <draw:path draw:style-name="gr6" draw:text-style-name="P6" draw:layer="layout" svg:width="0.323cm" svg:height="0.323cm" svg:x="2.576cm" svg:y="3cm" svg:viewBox="0 0 324 324" svg:d="M162 17c79 0 144 65 144 144 0 81-65 145-144 145-80 0-144-64-144-145 0-79 64-144 144-144zM162 0c-90 0-162 72-162 161 0 90 72 163 162 163 89 0 162-73 162-163 0-89-73-161-162-161z">
          <text:p/>
        </draw:path>
        <draw:path draw:style-name="gr6" draw:text-style-name="P6" draw:layer="layout" svg:width="0.323cm" svg:height="0.323cm" svg:x="2.576cm" svg:y="1.9cm" svg:viewBox="0 0 324 324" svg:d="M162 17c79 0 144 65 144 144 0 81-65 145-144 145-80 0-144-64-144-145 0-79 64-144 144-144zM162 0c-90 0-162 72-162 161 0 90 72 163 162 163 89 0 162-73 162-163 0-89-73-161-162-161z">
          <text:p/>
        </draw:path>
        <draw:path draw:style-name="gr11" draw:text-style-name="P10" draw:layer="layout" svg:width="0.306cm" svg:height="0.306cm" svg:x="22.793cm" svg:y="1.893cm" svg:viewBox="0 0 307 307" svg:d="M307 154c0-86-68-154-154-154-84 0-153 68-153 154 0 84 69 153 153 153 86 0 154-69 154-153z">
          <text:p/>
        </draw:path>
        <draw:path draw:style-name="gr12" draw:text-style-name="P11" draw:layer="layout" svg:width="0.306cm" svg:height="0.306cm" svg:x="22.793cm" svg:y="2.993cm" svg:viewBox="0 0 307 307" svg:d="M307 154c0-85-69-154-153-154-85 0-154 69-154 154 0 84 69 153 154 153 84 0 153-69 153-153z">
          <text:p/>
        </draw:path>
        <draw:path draw:style-name="gr13" draw:text-style-name="P12" draw:layer="layout" svg:width="0.306cm" svg:height="0.305cm" svg:x="22.8cm" svg:y="4.1cm" svg:viewBox="0 0 307 306" svg:d="M307 153c0-85-69-153-153-153-85 0-154 68-154 153s69 153 154 153c84 0 153-68 153-153z">
          <text:p/>
        </draw:path>
        <draw:path draw:style-name="gr6" draw:text-style-name="P6" draw:layer="layout" svg:width="0.323cm" svg:height="0.323cm" svg:x="22.776cm" svg:y="2.976cm" svg:viewBox="0 0 324 324" svg:d="M162 19c80 0 144 64 144 144 0 79-64 144-144 144-79 0-145-65-145-144 0-80 66-144 145-144zM162 0c-89 0-162 74-162 163s73 161 162 161 162-72 162-161-73-163-162-163z">
          <text:p/>
        </draw:path>
        <draw:path draw:style-name="gr6" draw:text-style-name="P6" draw:layer="layout" svg:width="0.323cm" svg:height="0.323cm" svg:x="22.776cm" svg:y="1.876cm" svg:viewBox="0 0 324 324" svg:d="M162 19c80 0 144 64 144 144 0 79-64 144-144 144-79 0-145-65-145-144 0-80 66-144 145-144zM162 0c-89 0-162 74-162 163s73 161 162 161 162-72 162-161-73-163-162-163z">
          <text:p/>
        </draw:path>
        <draw:path draw:style-name="gr6" draw:text-style-name="P6" draw:layer="layout" svg:width="0.323cm" svg:height="0.323cm" svg:x="22.8cm" svg:y="4.1cm" svg:viewBox="0 0 324 324" svg:d="M162 19c80 0 144 64 144 144 0 79-64 144-144 144-79 0-145-65-145-144 0-80 66-144 145-144zM162 0c-89 0-162 74-162 163s73 161 162 161 162-72 162-161-73-163-162-163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hart="urn:oasis:names:tc:opendocument:xmlns:chart:1.0" xmlns:svg="urn:oasis:names:tc:opendocument:xmlns:svg-compatible:1.0" xmlns:draw="urn:oasis:names:tc:opendocument:xmlns:drawing:1.0" xmlns:rpt="http://openoffice.org/2005/report" xmlns:field="urn:openoffice:names:experimental:ooo-ms-interop:xmlns:field:1.0" xmlns:text="urn:oasis:names:tc:opendocument:xmlns:text:1.0" xmlns:style="urn:oasis:names:tc:opendocument:xmlns:style:1.0" xmlns:meta="urn:oasis:names:tc:opendocument:xmlns:meta:1.0" xmlns:xlink="http://www.w3.org/1999/xlink" xmlns:xhtml="http://www.w3.org/1999/xhtml" xmlns:css3t="http://www.w3.org/TR/css3-text/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36.971cm" fo:page-height="22.57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2-04T11:20:20.286093128</dc:date>
    <meta:editing-duration>PT7M10S</meta:editing-duration>
    <meta:editing-cycles>1</meta:editing-cycles>
    <meta:generator>LibreOffice/6.4.7.2$Linux_X86_64 LibreOffice_project/40$Build-2</meta:generator>
    <meta:document-statistic meta:object-count="1279"/>
  </office:meta>
</office:document-meta>
</file>